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background-color="#F0FCAA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43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43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36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44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43">
      <style:table-cell-properties style:vertical-align="automatic" fo:background-color="transparent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2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43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42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43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42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43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43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43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6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44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42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43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41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Normal_32_2" style:data-style-name="N38">
      <style:table-cell-properties fo:border-top="thin dashed #000000" fo:border-bottom="thin dashe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FF0000"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32_2" style:data-style-name="N38">
      <style:table-cell-properties fo:border-top="thin dashe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41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Normal_32_2" style:data-style-name="N38">
      <style:table-cell-properties fo:border-top="thin dashed #000000" fo:border-bottom="thin dashed #000000" fo:border-left="thin solid #000000" fo:border-right="thin solid #000000" style:vertical-align="middle" fo:background-color="#A6A6A6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solid #000000" fo:border-left="none" fo:border-right="none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1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41">
      <style:table-cell-properties fo:border="thin solid #000000" style:vertical-align="automatic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36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8" style:family="table-cell" style:parent-style-name="Default" style:data-style-name="N44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Default" style:data-style-name="N0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Default" style:data-style-name="N36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44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75" style:family="table-cell" style:parent-style-name="Default" style:data-style-name="N3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6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7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78" style:family="table-cell" style:parent-style-name="Default" style:data-style-name="N45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9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82" style:family="table-cell" style:parent-style-name="Default" style:data-style-name="N45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3" style:family="table-cell" style:parent-style-name="Default" style:data-style-name="N46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84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5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6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7" style:family="table-cell" style:parent-style-name="Default" style:data-style-name="N0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88" style:family="table-cell" style:parent-style-name="Default" style:data-style-name="N45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9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1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46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3" style:family="table-cell" style:parent-style-name="Default" style:data-style-name="N46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4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95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96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97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98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99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/>
    </style:style>
    <style:style style:name="ce100" style:family="table-cell" style:parent-style-name="Normal_32_2" style:data-style-name="N41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101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02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3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4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05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06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07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08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9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0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1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13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1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17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8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0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21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2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3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4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5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6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7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8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29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1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2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3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34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35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36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37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8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39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0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41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2" style:family="table-cell" style:parent-style-name="Normal_32_2" style:data-style-name="N44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43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44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5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46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7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9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0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1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52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53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4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5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6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7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58" style:family="table-cell" style:parent-style-name="Normal_32_2" style:data-style-name="N3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59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0" style:family="table-cell" style:parent-style-name="Default" style:data-style-name="N36"/>
    <style:style style:name="ce161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62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3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4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5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6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67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8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9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70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71" style:family="table-cell" style:parent-style-name="Default" style:data-style-name="N0">
      <style:text-properties fo:font-size="10pt" style:font-size-asian="10pt" style:font-size-complex="10pt"/>
    </style:style>
    <style:style style:name="ce172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73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4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5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6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7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78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79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0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1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2" style:family="table-cell" style:parent-style-name="Normal_32_2" style:data-style-name="N36">
      <style:table-cell-properties style:vertical-align="automatic"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183" style:family="table-cell" style:parent-style-name="Default" style:data-style-name="N37"/>
    <style:style style:name="ce184" style:family="table-cell" style:parent-style-name="Default" style:data-style-name="N0">
      <style:table-cell-properties fo:background-color="transparent"/>
    </style:style>
    <style:style style:name="ce185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6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7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88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89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90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91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2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3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96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9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1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2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3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4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5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6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7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8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9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0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1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2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size="10pt" style:font-size-asian="10pt" style:font-size-complex="10pt"/>
    </style:style>
    <style:style style:name="ce213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4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5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6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7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19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20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1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2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23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24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5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6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27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28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9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0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1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2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3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34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5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6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7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38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9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0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1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42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3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44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5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6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47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48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9" style:family="table-cell" style:parent-style-name="Normal_32_2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0" style:family="table-cell" style:parent-style-name="Normal_32_2" style:data-style-name="N37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1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2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3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54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55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56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257" style:family="table-cell" style:parent-style-name="Default" style:data-style-name="N0">
      <style:table-cell-properties fo:background-color="#4F6228"/>
    </style:style>
    <style:style style:name="ce258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59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0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1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2" style:family="table-cell" style:parent-style-name="Default" style:data-style-name="N0">
      <style:text-properties fo:font-weight="bold" style:font-weight-asian="bold" style:font-weight-complex="bold"/>
    </style:style>
    <style:style style:name="ce26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65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266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26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68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269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0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271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2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73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4" style:family="table-cell" style:parent-style-name="Default" style:data-style-name="N1"/>
    <style:style style:name="ce275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76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77" style:family="table-cell" style:parent-style-name="Default" style:data-style-name="N36">
      <style:table-cell-properties style:vertical-align="middle" fo:background-color="#F3FCFF"/>
      <style:text-properties style:font-name="ConduitITC TT" style:font-name-asian="ConduitITC TT" style:font-name-complex="ConduitITC TT" fo:font-size="9pt" style:font-size-asian="9pt" style:font-size-complex="9pt"/>
    </style:style>
    <style:style style:name="ce278" style:family="table-cell" style:parent-style-name="Normal_32_2" style:data-style-name="N37">
      <style:table-cell-properties style:vertical-align="automatic" fo:background-color="#F3FCFF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79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0" style:family="table-cell" style:parent-style-name="Normal_32_2" style:data-style-name="N4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1" style:family="table-cell" style:parent-style-name="Normal_32_2" style:data-style-name="N39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2" style:family="table-cell" style:parent-style-name="Default" style:data-style-name="N44">
      <style:text-properties fo:color="#FFFFFF" fo:font-size="9pt" style:font-size-asian="9pt" style:font-size-complex="9pt"/>
    </style:style>
    <style:style style:name="ce283" style:family="table-cell" style:parent-style-name="Default" style:data-style-name="N0">
      <style:text-properties fo:font-size="9pt" style:font-size-asian="9pt" style:font-size-complex="9pt"/>
    </style:style>
    <style:style style:name="ce284" style:family="table-cell" style:parent-style-name="Default" style:data-style-name="N0">
      <style:text-properties fo:color="#FFFFFF" fo:font-size="9pt" style:font-size-asian="9pt" style:font-size-complex="9pt"/>
    </style:style>
    <style:style style:name="ce285" style:family="table-cell" style:parent-style-name="Default" style:data-style-name="N0">
      <style:table-cell-properties style:vertical-align="automatic" fo:wrap-option="wrap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86" style:family="table-cell" style:parent-style-name="Normal_32_2" style:data-style-name="N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8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88" style:family="table-cell" style:parent-style-name="Normal_32_2" style:data-style-name="N4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89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90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91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/>
    </style:style>
    <style:style style:name="ce292" style:family="table-cell" style:parent-style-name="Normal_32_2" style:data-style-name="N40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93" style:family="table-cell" style:parent-style-name="Normal_32_2" style:data-style-name="N40">
      <style:table-cell-properties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94" style:family="table-cell" style:parent-style-name="Normal_32_3" style:data-style-name="N3">
      <style:table-cell-properties style:vertical-align="automatic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95" style:family="table-cell" style:parent-style-name="Normal_32_2" style:data-style-name="N3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96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97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298" style:family="table-cell" style:parent-style-name="Default" style:data-style-name="N44">
      <style:table-cell-properties fo:background-color="#E6B8B7"/>
      <style:text-properties fo:color="#FFFFFF" fo:font-size="9pt" style:font-size-asian="9pt" style:font-size-complex="9pt"/>
    </style:style>
    <style:style style:name="ce299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00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301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2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3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04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5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6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7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08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09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10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311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12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3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14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5" style:family="table-cell" style:parent-style-name="Normal_32_2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16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7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18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19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20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83444444444444cm"/>
    </style:style>
    <style:style style:name="co2" style:family="table-column">
      <style:table-column-properties fo:break-before="auto" style:column-width="6.87916666666667cm"/>
    </style:style>
    <style:style style:name="co3" style:family="table-column">
      <style:table-column-properties fo:break-before="auto" style:column-width="2.99861111111111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2.71638888888889cm"/>
    </style:style>
    <style:style style:name="co6" style:family="table-column">
      <style:table-column-properties fo:break-before="auto" style:column-width="2.18722222222222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.05833333333333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0.123472222222222cm"/>
    </style:style>
    <style:style style:name="co12" style:family="table-column">
      <style:table-column-properties fo:break-before="auto" style:column-width="3.10444444444444cm"/>
    </style:style>
    <style:style style:name="co13" style:family="table-column">
      <style:table-column-properties fo:break-before="auto" style:column-width="2.08138888888889cm"/>
    </style:style>
    <style:style style:name="co14" style:family="table-column">
      <style:table-column-properties fo:break-before="auto" style:column-width="0.652638888888889cm"/>
    </style:style>
    <style:style style:name="co15" style:family="table-column">
      <style:table-column-properties fo:break-before="auto" style:column-width="1.95791666666667cm"/>
    </style:style>
    <style:style style:name="co16" style:family="table-column">
      <style:table-column-properties fo:break-before="auto" style:column-width="2.80458333333333cm"/>
    </style:style>
    <style:style style:name="co17" style:family="table-column">
      <style:table-column-properties fo:break-before="auto" style:column-width="2.82222222222222cm"/>
    </style:style>
    <style:style style:name="co18" style:family="table-column">
      <style:table-column-properties fo:break-before="auto" style:column-width="2.06375cm"/>
    </style:style>
    <style:style style:name="co19" style:family="table-column">
      <style:table-column-properties fo:break-before="auto" style:column-width="2.75166666666667cm"/>
    </style:style>
    <style:style style:name="co20" style:family="table-column">
      <style:table-column-properties fo:break-before="auto" style:column-width="0.899583333333333cm"/>
    </style:style>
    <style:style style:name="co21" style:family="table-column">
      <style:table-column-properties fo:break-before="auto" style:column-width="1.69333333333333cm"/>
    </style:style>
    <style:style style:name="co22" style:family="table-column">
      <style:table-column-properties fo:break-before="auto" style:column-width="0.264583333333333cm"/>
    </style:style>
    <style:style style:name="co23" style:family="table-column">
      <style:table-column-properties fo:break-before="auto" style:column-width="0.582083333333333cm"/>
    </style:style>
    <style:style style:name="co24" style:family="table-column">
      <style:table-column-properties fo:break-before="auto" style:column-width="0.176388888888889cm"/>
    </style:style>
    <style:style style:name="co25" style:family="table-column">
      <style:table-column-properties fo:break-before="auto" style:column-width="0.723194444444444cm"/>
    </style:style>
    <style:style style:name="co26" style:family="table-column">
      <style:table-column-properties fo:break-before="auto" style:column-width="2.46944444444444cm"/>
    </style:style>
    <style:style style:name="co27" style:family="table-column">
      <style:table-column-properties fo:break-before="auto" style:column-width="1.51694444444444cm"/>
    </style:style>
    <style:style style:name="co28" style:family="table-column">
      <style:table-column-properties fo:break-before="auto" style:column-width="0.776111111111111cm"/>
    </style:style>
    <style:style style:name="co29" style:family="table-column">
      <style:table-column-properties fo:break-before="auto" style:column-width="0.352777777777778cm"/>
    </style:style>
    <style:style style:name="co30" style:family="table-column">
      <style:table-column-properties fo:break-before="auto" style:column-width="0.881944444444444cm"/>
    </style:style>
    <style:style style:name="co31" style:family="table-column">
      <style:table-column-properties fo:break-before="auto" style:column-width="2.57527777777778cm"/>
    </style:style>
    <style:style style:name="co32" style:family="table-column">
      <style:table-column-properties fo:break-before="auto" style:column-width="1.905cm"/>
    </style:style>
    <style:style style:name="co33" style:family="table-column">
      <style:table-column-properties fo:break-before="auto" style:column-width="0.687916666666667cm"/>
    </style:style>
    <style:style style:name="co34" style:family="table-column">
      <style:table-column-properties fo:break-before="auto" style:column-width="5.90902777777778cm"/>
    </style:style>
    <style:style style:name="co35" style:family="table-column">
      <style:table-column-properties fo:break-before="auto" style:column-width="2.8575cm"/>
    </style:style>
    <style:style style:name="co36" style:family="table-column">
      <style:table-column-properties fo:break-before="auto" style:column-width="2.76930555555556cm"/>
    </style:style>
    <style:style style:name="co37" style:family="table-column">
      <style:table-column-properties fo:break-before="auto" style:column-width="2.02847222222222cm"/>
    </style:style>
    <style:style style:name="co38" style:family="table-column">
      <style:table-column-properties fo:break-before="auto" style:column-width="1.46402777777778cm"/>
    </style:style>
    <style:style style:name="co39" style:family="table-column">
      <style:table-column-properties fo:break-before="auto" style:column-width="1.85208333333333cm"/>
    </style:style>
    <style:style style:name="co40" style:family="table-column">
      <style:table-column-properties fo:break-before="auto" style:column-width="1.60513888888889cm"/>
    </style:style>
    <style:style style:name="co41" style:family="table-column">
      <style:table-column-properties fo:break-before="auto" style:column-width="1.44638888888889cm"/>
    </style:style>
    <style:style style:name="co42" style:family="table-column">
      <style:table-column-properties fo:break-before="auto" style:column-width="9.01347222222222cm"/>
    </style:style>
    <style:style style:name="co43" style:family="table-column">
      <style:table-column-properties fo:break-before="auto" style:column-width="1.65805555555556cm"/>
    </style:style>
    <style:style style:name="co44" style:family="table-column">
      <style:table-column-properties fo:break-before="auto" style:column-width="2.62819444444444cm"/>
    </style:style>
    <style:style style:name="co45" style:family="table-column">
      <style:table-column-properties fo:break-before="auto" style:column-width="9.40152777777778cm"/>
    </style:style>
    <style:style style:name="co46" style:family="table-column">
      <style:table-column-properties fo:break-before="auto" style:column-width="1.88736111111111cm"/>
    </style:style>
    <style:style style:name="co47" style:family="table-column">
      <style:table-column-properties fo:break-before="auto" style:column-width="6.10305555555556cm"/>
    </style:style>
    <style:style style:name="co48" style:family="table-column">
      <style:table-column-properties fo:break-before="auto" style:column-width="9.98361111111111cm"/>
    </style:style>
    <style:style style:name="co49" style:family="table-column">
      <style:table-column-properties fo:break-before="auto" style:column-width="7.81402777777778cm"/>
    </style:style>
    <style:style style:name="co50" style:family="table-column">
      <style:table-column-properties fo:break-before="auto" style:column-width="1.94027777777778cm"/>
    </style:style>
    <style:style style:name="co51" style:family="table-column">
      <style:table-column-properties fo:break-before="auto" style:column-width="9.22513888888889cm"/>
    </style:style>
    <style:style style:name="co52" style:family="table-column">
      <style:table-column-properties fo:break-before="auto" style:column-width="2.04611111111111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3pt" style:use-optimal-row-height="true" fo:break-before="auto"/>
    </style:style>
    <style:style style:name="ro7" style:family="table-row">
      <style:table-row-properties style:row-height="12.5pt" style:use-optimal-row-height="true" fo:break-before="auto"/>
    </style:style>
    <style:style style:name="ro8" style:family="table-row">
      <style:table-row-properties style:row-height="18pt" style:use-optimal-row-height="tru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25.5pt" style:use-optimal-row-height="tru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18.75pt" style:use-optimal-row-height="false" fo:break-before="auto"/>
    </style:style>
    <style:style style:name="ro14" style:family="table-row">
      <style:table-row-properties style:row-height="9pt" style:use-optimal-row-height="false" fo:break-before="auto"/>
    </style:style>
    <style:style style:name="ro15" style:family="table-row">
      <style:table-row-properties style:row-height="25.9pt" style:use-optimal-row-height="false" fo:break-before="auto"/>
    </style:style>
    <style:style style:name="ro16" style:family="table-row">
      <style:table-row-properties style:row-height="16.15pt" style:use-optimal-row-height="false" fo:break-before="auto"/>
    </style:style>
    <style:style style:name="ro17" style:family="table-row">
      <style:table-row-properties style:row-height="14.9pt" style:use-optimal-row-height="false" fo:break-before="auto"/>
    </style:style>
    <style:style style:name="ro18" style:family="table-row">
      <style:table-row-properties style:row-height="13.4pt" style:use-optimal-row-height="false" fo:break-before="auto"/>
    </style:style>
    <style:style style:name="ro19" style:family="table-row">
      <style:table-row-properties style:row-height="19.4pt" style:use-optimal-row-height="false" fo:break-before="auto"/>
    </style:style>
    <style:style style:name="ro20" style:family="table-row">
      <style:table-row-properties style:row-height="14.5pt" style:use-optimal-row-height="true" fo:break-before="auto"/>
    </style:style>
    <style:style style:name="ro21" style:family="table-row">
      <style:table-row-properties style:row-height="25.15pt" style:use-optimal-row-height="false" fo:break-before="auto"/>
    </style:style>
    <style:style style:name="ro22" style:family="table-row">
      <style:table-row-properties style:row-height="6.75pt" style:use-optimal-row-height="false" fo:break-before="auto"/>
    </style:style>
    <style:style style:name="ro23" style:family="table-row">
      <style:table-row-properties style:row-height="10.15pt" style:use-optimal-row-height="false" fo:break-before="auto"/>
    </style:style>
    <style:style style:name="ro24" style:family="table-row">
      <style:table-row-properties style:row-height="9.75pt" style:use-optimal-row-height="false" fo:break-before="auto"/>
    </style:style>
    <style:style style:name="ro25" style:family="table-row">
      <style:table-row-properties style:row-height="8.25pt" style:use-optimal-row-height="false" fo:break-before="auto"/>
    </style:style>
    <style:style style:name="ro26" style:family="table-row">
      <style:table-row-properties style:row-height="10.5pt" style:use-optimal-row-height="false" fo:break-before="auto"/>
    </style:style>
    <style:style style:name="ro27" style:family="table-row">
      <style:table-row-properties style:row-height="11.25pt" style:use-optimal-row-height="false" fo:break-before="auto"/>
    </style:style>
    <style:style style:name="ro28" style:family="table-row">
      <style:table-row-properties style:row-height="12pt" style:use-optimal-row-height="false" fo:break-before="auto"/>
    </style:style>
    <style:style style:name="ro29" style:family="table-row">
      <style:table-row-properties style:row-height="12.75pt" style:use-optimal-row-height="false" fo:break-before="auto"/>
    </style:style>
    <style:style style:name="ro30" style:family="table-row">
      <style:table-row-properties style:row-height="22.15pt" style:use-optimal-row-height="false" fo:break-before="auto"/>
    </style:style>
    <style:style style:name="ro31" style:family="table-row">
      <style:table-row-properties style:row-height="6pt" style:use-optimal-row-height="false" fo:break-before="auto"/>
    </style:style>
    <style:style style:name="ro32" style:family="table-row">
      <style:table-row-properties style:row-height="7.5pt" style:use-optimal-row-height="false" fo:break-before="auto"/>
    </style:style>
    <style:style style:name="ro33" style:family="table-row">
      <style:table-row-properties style:row-height="5.25pt" style:use-optimal-row-height="false" fo:break-before="auto"/>
    </style:style>
    <style:style style:name="ro34" style:family="table-row">
      <style:table-row-properties style:row-height="20.25pt" style:use-optimal-row-height="false" fo:break-before="auto"/>
    </style:style>
    <style:style style:name="ro35" style:family="table-row">
      <style:table-row-properties style:row-height="13.5pt" style:use-optimal-row-height="false" fo:break-before="auto"/>
    </style:style>
    <style:style style:name="ro36" style:family="table-row">
      <style:table-row-properties style:row-height="30pt" style:use-optimal-row-height="false" fo:break-before="auto"/>
    </style:style>
    <style:style style:name="ro37" style:family="table-row">
      <style:table-row-properties style:row-height="25.5pt" style:use-optimal-row-height="false" fo:break-before="auto"/>
    </style:style>
    <style:style style:name="ro38" style:family="table-row">
      <style:table-row-properties style:row-height="22.5pt" style:use-optimal-row-height="false" fo:break-before="auto"/>
    </style:style>
    <style:style style:name="ro39" style:family="table-row">
      <style:table-row-properties style:row-height="14.25pt" style:use-optimal-row-height="false" fo:break-before="auto"/>
    </style:style>
    <style:style style:name="ro40" style:family="table-row">
      <style:table-row-properties style:row-height="18.65pt" style:use-optimal-row-height="false" fo:break-before="auto"/>
    </style:style>
    <style:style style:name="ro41" style:family="table-row">
      <style:table-row-properties style:row-height="24pt" style:use-optimal-row-height="false" fo:break-before="auto"/>
    </style:style>
    <style:style style:name="ro42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family="graphic" style:name="a3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draw:fill="none" fo:clip="rect(0in, 0in, 0in, 0in)" draw:stroke="non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 style:parent-style-name="Graphics">
      <style:graphic-properties draw:fill="none" fo:clip="rect(0in, 0in, 0in, 0in)" draw:stroke="non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draw:fill="none" fo:clip="rect(0in, 0in, 0in, 0in)" draw:stroke="non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 style:parent-style-name="Graphics">
      <style:graphic-properties draw:fill="none" fo:clip="rect(0in, 0in, 0in, 0in)" draw:stroke="non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draw:fill="none" fo:clip="rect(0in, 0in, 0in, 0in)" draw:stroke="non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 style:parent-style-name="Graphics">
      <style:graphic-properties draw:fill="none" fo:clip="rect(0in, 0in, 0in, 0in)" draw:stroke="none"/>
    </style:style>
    <style:style style:family="paragraph" style:name="a1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 style:parent-style-name="Graphics">
      <style:graphic-properties draw:fill="none" fo:clip="rect(0in, 0in, 0in, 0in)" draw:stroke="non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" style:parent-style-name="Graphics">
      <style:graphic-properties draw:fill="none" fo:clip="rect(0in, 0in, 0in, 0in)" draw:stroke="non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0" style:parent-style-name="Graphics">
      <style:graphic-properties draw:fill="none" fo:clip="rect(0in, 0in, 0in, 0in)" draw:stroke="none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entario-graf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2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5" table:default-cell-style-name="ce3"/>
        <table:table-column table:style-name="co4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65" table:default-cell-style-name="ce2"/>
        <table:table-row table:style-name="ro1">
          <table:table-cell/>
          <table:table-cell table:number-columns-repeated="6" table:style-name="ce2"/>
          <table:table-cell table:number-columns-repeated="8" table:style-name="ce3"/>
          <table:table-cell table:number-columns-repeated="16369" table:style-name="ce2"/>
        </table:table-row>
        <table:table-row table:style-name="ro2">
          <table:table-cell/>
          <table:table-cell office:value-type="string" table:style-name="ce4">
            <text:p>202105</text:p>
          </table:table-cell>
          <table:table-cell table:number-columns-repeated="5" table:style-name="ce5"/>
          <table:table-cell office:value-type="string" table:style-name="ce6">
            <text:p>Não mexer</text:p>
          </table:table-cell>
          <table:table-cell table:number-columns-repeated="2" table:style-name="ce2"/>
          <table:table-cell table:number-columns-repeated="2" table:style-name="ce7"/>
          <table:table-cell table:number-columns-repeated="9" table:style-name="ce3"/>
          <table:table-cell table:number-columns-repeated="16363" table:style-name="ce2"/>
        </table:table-row>
        <table:table-row table:style-name="ro2">
          <table:table-cell/>
          <table:table-cell table:style-name="ce4"/>
          <table:table-cell table:number-columns-repeated="5" table:style-name="ce5"/>
          <table:table-cell table:number-columns-repeated="4" table:style-name="ce2"/>
          <table:table-cell table:style-name="ce7"/>
          <table:table-cell table:number-columns-repeated="3" table:style-name="ce3"/>
          <table:table-cell table:number-columns-repeated="3" table:style-name="ce2"/>
          <table:table-cell table:number-columns-repeated="3" table:style-name="ce3"/>
          <table:table-cell table:number-columns-repeated="16363" table:style-name="ce2"/>
        </table:table-row>
        <table:table-row table:style-name="ro3">
          <table:table-cell/>
          <table:table-cell table:style-name="ce8"/>
          <table:table-cell table:number-columns-repeated="5" table:style-name="ce5"/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0">
            <text:p>TOTAL PAÍS</text:p>
          </table:table-cell>
          <table:table-cell table:number-columns-repeated="3" table:style-name="ce5"/>
          <table:table-cell office:value-type="string" table:number-columns-spanned="2" table:number-rows-spanned="1" table:style-name="ce72">
            <text:p>Variação %</text:p>
          </table:table-cell>
          <table:covered-table-cell/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5">
          <table:table-cell/>
          <table:table-cell table:style-name="ce12"/>
          <table:table-cell office:value-type="string" table:style-name="ce11">
            <text:p>202105</text:p>
          </table:table-cell>
          <table:table-cell office:value-type="string" table:style-name="ce13">
            <text:p>202104</text:p>
          </table:table-cell>
          <table:table-cell office:value-type="string" table:style-name="ce13">
            <text:p>202005</text:p>
          </table:table-cell>
          <table:table-cell office:value-type="string" table:style-name="ce11">
            <text:p>anterior</text:p>
          </table:table-cell>
          <table:table-cell office:value-type="string" table:style-name="ce14">
            <text:p>homologa</text:p>
          </table:table-cell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5">
            <text:p>SITUAÇÃO NO FIM DO MÊS</text:p>
          </table:table-cell>
          <table:table-cell table:number-columns-repeated="5" table:style-name="ce16"/>
          <table:table-cell table:style-name="ce17"/>
          <table:table-cell table:number-columns-repeated="2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587115" table:style-name="ce19">
            <text:p>587 115</text:p>
          </table:table-cell>
          <table:table-cell office:value-type="float" office:value="608121" table:style-name="ce19">
            <text:p>608 121</text:p>
          </table:table-cell>
          <table:table-cell office:value-type="float" office:value="544351" table:style-name="ce19">
            <text:p>544 351</text:p>
          </table:table-cell>
          <table:table-cell office:value-type="float" office:value="-3.4542467699684769" table:style-name="ce20">
            <text:p>-3,5</text:p>
          </table:table-cell>
          <table:table-cell office:value-type="float" office:value="7.8559605842553797" table:style-name="ce20">
            <text:p>7,9</text:p>
          </table:table-cell>
          <table:table-cell table:style-name="ce21"/>
          <table:table-cell table:number-columns-repeated="2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o registado</text:p>
          </table:table-cell>
          <table:table-cell office:value-type="float" office:value="402183" table:style-name="ce19">
            <text:p>402 183</text:p>
          </table:table-cell>
          <table:table-cell office:value-type="float" office:value="423888" table:style-name="ce19">
            <text:p>423 888</text:p>
          </table:table-cell>
          <table:table-cell office:value-type="float" office:value="408934" table:style-name="ce19">
            <text:p>408 934</text:p>
          </table:table-cell>
          <table:table-cell office:value-type="float" office:value="-5.1204563469595739" table:style-name="ce20">
            <text:p>-5,1</text:p>
          </table:table-cell>
          <table:table-cell office:value-type="float" office:value="-1.6508776477377769" table:style-name="ce20">
            <text:p>-1,7</text:p>
          </table:table-cell>
          <table:table-cell table:style-name="ce21"/>
          <table:table-cell table:style-name="ce22"/>
          <table:table-cell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21013" table:style-name="ce19">
            <text:p>21 013</text:p>
          </table:table-cell>
          <table:table-cell office:value-type="float" office:value="16872" table:style-name="ce19">
            <text:p>16 872</text:p>
          </table:table-cell>
          <table:table-cell office:value-type="float" office:value="11462" table:style-name="ce19">
            <text:p>11 462</text:p>
          </table:table-cell>
          <table:table-cell office:value-type="float" office:value="24.543622569938357" table:style-name="ce20">
            <text:p>24,5</text:p>
          </table:table-cell>
          <table:table-cell office:value-type="float" office:value="83.327517012737744" table:style-name="ce20">
            <text:p>83,3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table:style-name="ce23"/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5"/>
          <table:table-cell table:number-columns-repeated="3" table:style-name="ce2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5">
            <text:p>MOVIMENTO AO LONGO DO MÊS</text:p>
          </table:table-cell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6"/>
          <table:table-cell table:number-columns-repeated="7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38368" table:style-name="ce19">
            <text:p>38 368</text:p>
          </table:table-cell>
          <table:table-cell office:value-type="float" office:value="40969" table:style-name="ce19">
            <text:p>40 969</text:p>
          </table:table-cell>
          <table:table-cell office:value-type="float" office:value="49308" table:style-name="ce19">
            <text:p>49 308</text:p>
          </table:table-cell>
          <table:table-cell office:value-type="float" office:value="-6.348702677634309" table:style-name="ce20">
            <text:p>-6,3</text:p>
          </table:table-cell>
          <table:table-cell office:value-type="float" office:value="-22.187069035450637" table:style-name="ce20">
            <text:p>-22,2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ados</text:p>
          </table:table-cell>
          <table:table-cell office:value-type="float" office:value="34083" table:style-name="ce19">
            <text:p>34 083</text:p>
          </table:table-cell>
          <table:table-cell office:value-type="float" office:value="37249" table:style-name="ce19">
            <text:p>37 249</text:p>
          </table:table-cell>
          <table:table-cell office:value-type="float" office:value="47091" table:style-name="ce19">
            <text:p>47 091</text:p>
          </table:table-cell>
          <table:table-cell office:value-type="float" office:value="-8.4995570350881895" table:style-name="ce20">
            <text:p>-8,5</text:p>
          </table:table-cell>
          <table:table-cell office:value-type="float" office:value="-27.623112696693635" table:style-name="ce20">
            <text:p>-27,6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30"/>
          <table:table-cell table:number-columns-repeated="2" table:style-name="ce31"/>
          <table:table-cell table:style-name="ce26"/>
          <table:table-cell table:style-name="ce3"/>
          <table:table-cell table:number-columns-repeated="2" table:style-name="ce32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17563" table:style-name="ce19">
            <text:p>17 563</text:p>
          </table:table-cell>
          <table:table-cell office:value-type="float" office:value="12906" table:style-name="ce19">
            <text:p>12 906</text:p>
          </table:table-cell>
          <table:table-cell office:value-type="float" office:value="6971" table:style-name="ce19">
            <text:p>6 971</text:p>
          </table:table-cell>
          <table:table-cell office:value-type="float" office:value="36.083991941732528" table:style-name="ce20">
            <text:p>36,1</text:p>
          </table:table-cell>
          <table:table-cell office:value-type="float" office:value="151.94376703485869" table:style-name="ce20">
            <text:p>151,9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28"/>
          <table:table-cell table:style-name="ce33"/>
          <table:table-cell table:style-name="ce34"/>
          <table:table-cell table:style-name="ce26"/>
          <table:table-cell table:style-name="ce35"/>
          <table:table-cell table:style-name="ce36"/>
          <table:table-cell table:style-name="ce37"/>
          <table:table-cell table:number-columns-repeated="16360"/>
        </table:table-row>
        <table:table-row table:style-name="ro4">
          <table:table-cell/>
          <table:table-cell office:value-type="string" table:style-name="ce18">
            <text:p>Colocações</text:p>
          </table:table-cell>
          <table:table-cell office:value-type="float" office:value="10123" table:style-name="ce38">
            <text:p>10 123</text:p>
          </table:table-cell>
          <table:table-cell office:value-type="float" office:value="7848" table:style-name="ce38">
            <text:p>7 848</text:p>
          </table:table-cell>
          <table:table-cell office:value-type="float" office:value="4467" table:style-name="ce38">
            <text:p>4 467</text:p>
          </table:table-cell>
          <table:table-cell office:value-type="float" office:value="28.988277268093782" table:style-name="ce39">
            <text:p>29,0</text:p>
          </table:table-cell>
          <table:table-cell office:value-type="float" office:value="126.6174166107007" table:style-name="ce39">
            <text:p>126,6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40"/>
          <table:table-cell table:number-columns-repeated="2" table:style-name="ce41"/>
          <table:table-cell table:style-name="ce3"/>
          <table:table-cell table:style-name="ce28"/>
          <table:table-cell table:number-columns-repeated="2" table:style-name="ce42"/>
          <table:table-cell table:number-columns-repeated="16360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3"/>
          <table:table-cell table:style-name="ce43"/>
          <table:table-cell table:number-columns-repeated="2" table:style-name="ce3"/>
          <table:table-cell table:number-columns-repeated="16360" table:style-name="ce2"/>
        </table:table-row>
        <table:table-row table:style-name="ro7">
          <table:table-cell/>
          <table:table-cell table:number-columns-repeated="6"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8">
          <table:table-cell/>
          <table:table-cell table:style-name="ce44"/>
          <table:table-cell table:number-columns-repeated="5"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9">
          <table:table-cell/>
          <table:table-cell table:style-name="ce44"/>
          <table:table-cell table:number-columns-repeated="3" table:style-name="ce36"/>
          <table:table-cell table:number-columns-repeated="5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10">
          <table:table-cell/>
          <table:table-cell office:value-type="string" table:style-name="ce45">
            <text:p>TOTAL PAÍS</text:p>
          </table:table-cell>
          <table:table-cell office:value-type="string" table:style-name="ce46">
            <text:p>Desemprego Registado</text:p>
          </table:table-cell>
          <table:table-cell office:value-type="string" table:style-name="ce46">
            <text:p>Desemprego ao Longo</text:p>
          </table:table-cell>
          <table:table-cell office:value-type="string" table:style-name="ce46">
            <text:p>Ofertas recebidas<text:s/></text:p>
          </table:table-cell>
          <table:table-cell office:value-type="string" table:style-name="ce46">
            <text:p>Colocações</text:p>
          </table:table-cell>
          <table:table-cell table:style-name="ce2"/>
          <table:table-cell office:value-type="string" table:style-name="ce47">
            <text:p>Copiar como valores a range: B23 a F34 <text:s/>para <text:s/>B22 a F33</text:p>
          </table:table-cell>
          <table:table-cell table:number-columns-repeated="2" table:style-name="ce48"/>
          <table:table-cell table:style-name="ce49"/>
          <table:table-cell table:style-name="ce50"/>
          <table:table-cell table:number-columns-repeated="5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20-05-01T00:00:00" table:style-name="ce51">
            <text:p>mai-20</text:p>
          </table:table-cell>
          <table:table-cell office:value-type="float" office:value="408934" table:style-name="ce52">
            <text:p>408 934<text:s/></text:p>
          </table:table-cell>
          <table:table-cell office:value-type="float" office:value="47091" table:style-name="ce52">
            <text:p>47 091<text:s/></text:p>
          </table:table-cell>
          <table:table-cell office:value-type="float" office:value="6971" table:style-name="ce52">
            <text:p>6 971<text:s/></text:p>
          </table:table-cell>
          <table:table-cell office:value-type="float" office:value="4467" table:style-name="ce52">
            <text:p>4 467<text:s/></text:p>
          </table:table-cell>
          <table:table-cell table:style-name="ce2"/>
          <table:table-cell table:style-name="ce25"/>
          <table:table-cell table:number-columns-repeated="2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06-01T00:00:00" table:style-name="ce51">
            <text:p>jun-20</text:p>
          </table:table-cell>
          <table:table-cell office:value-type="float" office:value="406665" table:style-name="ce52">
            <text:p>406 665<text:s/></text:p>
          </table:table-cell>
          <table:table-cell office:value-type="float" office:value="43151" table:style-name="ce52">
            <text:p>43 151<text:s/></text:p>
          </table:table-cell>
          <table:table-cell office:value-type="float" office:value="10328" table:style-name="ce52">
            <text:p>10 328<text:s/></text:p>
          </table:table-cell>
          <table:table-cell office:value-type="float" office:value="7709" table:style-name="ce52">
            <text:p>7 709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20-07-01T00:00:00" table:style-name="ce51">
            <text:p>jul-20</text:p>
          </table:table-cell>
          <table:table-cell office:value-type="float" office:value="407302" table:style-name="ce52">
            <text:p>407 302<text:s/></text:p>
          </table:table-cell>
          <table:table-cell office:value-type="float" office:value="46800" table:style-name="ce52">
            <text:p>46 800<text:s/></text:p>
          </table:table-cell>
          <table:table-cell office:value-type="float" office:value="9345" table:style-name="ce52">
            <text:p>9 345<text:s/></text:p>
          </table:table-cell>
          <table:table-cell office:value-type="float" office:value="6712" table:style-name="ce52">
            <text:p>6 712<text:s/></text:p>
          </table:table-cell>
          <table:table-cell table:style-name="ce2"/>
          <table:table-cell office:value-type="string" table:style-name="ce53">
            <text:p>Mudar o nome do mês da célula <text:s/>B34</text:p>
          </table:table-cell>
          <table:table-cell table:number-columns-repeated="2" table:style-name="ce54"/>
          <table:table-cell table:style-name="ce55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08-01T00:00:00" table:style-name="ce51">
            <text:p>ago-20</text:p>
          </table:table-cell>
          <table:table-cell office:value-type="float" office:value="409331" table:style-name="ce52">
            <text:p>409 331<text:s/></text:p>
          </table:table-cell>
          <table:table-cell office:value-type="float" office:value="43027" table:style-name="ce52">
            <text:p>43 027<text:s/></text:p>
          </table:table-cell>
          <table:table-cell office:value-type="float" office:value="9169" table:style-name="ce52">
            <text:p>9 169<text:s/></text:p>
          </table:table-cell>
          <table:table-cell office:value-type="float" office:value="6688" table:style-name="ce52">
            <text:p>6 688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09-01T00:00:00" table:style-name="ce51">
            <text:p>set-20</text:p>
          </table:table-cell>
          <table:table-cell office:value-type="float" office:value="410174" table:style-name="ce52">
            <text:p>410 174<text:s/></text:p>
          </table:table-cell>
          <table:table-cell office:value-type="float" office:value="54769" table:style-name="ce52">
            <text:p>54 769<text:s/></text:p>
          </table:table-cell>
          <table:table-cell office:value-type="float" office:value="11806" table:style-name="ce52">
            <text:p>11 806<text:s/></text:p>
          </table:table-cell>
          <table:table-cell office:value-type="float" office:value="8244" table:style-name="ce52">
            <text:p>8 244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10-01T00:00:00" table:style-name="ce51">
            <text:p>out-20</text:p>
          </table:table-cell>
          <table:table-cell office:value-type="float" office:value="403554" table:style-name="ce56">
            <text:p>403 554<text:s/></text:p>
          </table:table-cell>
          <table:table-cell office:value-type="float" office:value="55246" table:style-name="ce56">
            <text:p>55 246<text:s/></text:p>
          </table:table-cell>
          <table:table-cell office:value-type="float" office:value="11456" table:style-name="ce52">
            <text:p>11 456<text:s/></text:p>
          </table:table-cell>
          <table:table-cell office:value-type="float" office:value="6974" table:style-name="ce52">
            <text:p>6 974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11-01T00:00:00" table:style-name="ce51">
            <text:p>nov-20</text:p>
          </table:table-cell>
          <table:table-cell office:value-type="float" office:value="398287" table:style-name="ce52">
            <text:p>398 287<text:s/></text:p>
          </table:table-cell>
          <table:table-cell office:value-type="float" office:value="51965" table:style-name="ce52">
            <text:p>51 965<text:s/></text:p>
          </table:table-cell>
          <table:table-cell office:value-type="float" office:value="8412" table:style-name="ce52">
            <text:p>8 412<text:s/></text:p>
          </table:table-cell>
          <table:table-cell office:value-type="float" office:value="6373" table:style-name="ce52">
            <text:p>6 373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12-01T00:00:00" table:style-name="ce51">
            <text:p>dez-20</text:p>
          </table:table-cell>
          <table:table-cell office:value-type="float" office:value="402254" table:style-name="ce52">
            <text:p>402 254<text:s/></text:p>
          </table:table-cell>
          <table:table-cell office:value-type="float" office:value="45731" table:style-name="ce52">
            <text:p>45 731<text:s/></text:p>
          </table:table-cell>
          <table:table-cell office:value-type="float" office:value="7771" table:style-name="ce52">
            <text:p>7 771<text:s/></text:p>
          </table:table-cell>
          <table:table-cell office:value-type="float" office:value="4632" table:style-name="ce52">
            <text:p>4 632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1-01-01T00:00:00" table:style-name="ce51">
            <text:p>jan-21</text:p>
          </table:table-cell>
          <table:table-cell office:value-type="float" office:value="424359" table:style-name="ce52">
            <text:p>424 359<text:s/></text:p>
          </table:table-cell>
          <table:table-cell office:value-type="float" office:value="49238" table:style-name="ce52">
            <text:p>49 238<text:s/></text:p>
          </table:table-cell>
          <table:table-cell office:value-type="float" office:value="9868" table:style-name="ce52">
            <text:p>9 868<text:s/></text:p>
          </table:table-cell>
          <table:table-cell office:value-type="float" office:value="7405" table:style-name="ce52">
            <text:p>7 405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1-02-01T00:00:00" table:style-name="ce51">
            <text:p>fev-21</text:p>
          </table:table-cell>
          <table:table-cell office:value-type="float" office:value="431843" table:style-name="ce52">
            <text:p>431 843<text:s/></text:p>
          </table:table-cell>
          <table:table-cell office:value-type="float" office:value="41580" table:style-name="ce52">
            <text:p>41 580<text:s/></text:p>
          </table:table-cell>
          <table:table-cell office:value-type="float" office:value="7677" table:style-name="ce52">
            <text:p>7 677<text:s/></text:p>
          </table:table-cell>
          <table:table-cell office:value-type="float" office:value="4844" table:style-name="ce52">
            <text:p>4 844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21-03-01T00:00:00" table:style-name="ce51">
            <text:p>mar-21</text:p>
          </table:table-cell>
          <table:table-cell office:value-type="float" office:value="432851" table:style-name="ce52">
            <text:p>432 851<text:s/></text:p>
          </table:table-cell>
          <table:table-cell office:value-type="float" office:value="43114" table:style-name="ce52">
            <text:p>43 114<text:s/></text:p>
          </table:table-cell>
          <table:table-cell office:value-type="float" office:value="12050" table:style-name="ce52">
            <text:p>12 050<text:s/></text:p>
          </table:table-cell>
          <table:table-cell office:value-type="float" office:value="6899" table:style-name="ce52">
            <text:p>6 899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45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1-04-01T00:00:00" table:style-name="ce57">
            <text:p>abr-21</text:p>
          </table:table-cell>
          <table:table-cell office:value-type="float" office:value="423888" table:style-name="ce52">
            <text:p>423 888<text:s/></text:p>
          </table:table-cell>
          <table:table-cell office:value-type="float" office:value="37249" table:style-name="ce52">
            <text:p>37 249<text:s/></text:p>
          </table:table-cell>
          <table:table-cell office:value-type="float" office:value="12906" table:style-name="ce52">
            <text:p>12 906<text:s/></text:p>
          </table:table-cell>
          <table:table-cell office:value-type="float" office:value="7848" table:style-name="ce52">
            <text:p>7 848<text:s/></text:p>
          </table:table-cell>
          <table:table-cell table:style-name="ce2"/>
          <table:table-cell table:number-columns-repeated="8" table:style-name="ce3"/>
          <table:table-cell table:number-columns-repeated="16369" table:style-name="ce2"/>
        </table:table-row>
        <table:table-row table:style-name="ro6">
          <table:table-cell/>
          <table:table-cell office:value-type="date" office:date-value="2021-05-01T00:00:00" table:style-name="ce57">
            <text:p>mai-21</text:p>
          </table:table-cell>
          <table:table-cell office:value-type="float" office:value="402183" table:style-name="ce58">
            <text:p>402 183<text:s/></text:p>
          </table:table-cell>
          <table:table-cell office:value-type="float" office:value="34083" table:style-name="ce58">
            <text:p>34 083<text:s/></text:p>
          </table:table-cell>
          <table:table-cell office:value-type="float" office:value="17563" table:style-name="ce58">
            <text:p>17 563<text:s/></text:p>
          </table:table-cell>
          <table:table-cell office:value-type="float" office:value="10123" table:style-name="ce58">
            <text:p>10 123<text:s/></text:p>
          </table:table-cell>
          <table:table-cell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45"/>
          <table:table-cell table:style-name="ce28"/>
          <table:table-cell table:number-columns-repeated="2" table:style-name="ce29"/>
          <table:table-cell table:number-columns-repeated="16359" table:style-name="ce2"/>
        </table:table-row>
        <table:table-row table:number-rows-repeated="2" table:style-name="ro7">
          <table:table-cell/>
          <table:table-cell table:number-columns-repeated="5" table:style-name="ce2"/>
          <table:table-cell table:style-name="ce9"/>
          <table:table-cell table:number-columns-repeated="9" table:style-name="ce3"/>
          <table:table-cell table:number-columns-repeated="16368" table:style-name="ce2"/>
        </table:table-row>
        <table:table-row table:style-name="ro6">
          <table:table-cell/>
          <table:table-cell table:style-name="ce59"/>
          <table:table-cell table:number-columns-repeated="3" table:style-name="ce60"/>
          <table:table-cell office:value-type="string" table:number-columns-spanned="2" table:number-rows-spanned="1" table:style-name="ce73">
            <text:p>variação anterior</text:p>
          </table:table-cell>
          <table:covered-table-cell/>
          <table:table-cell office:value-type="string" table:number-columns-spanned="2" table:number-rows-spanned="1" table:style-name="ce73">
            <text:p>variação homóloga</text:p>
          </table:table-cell>
          <table:covered-table-cell/>
          <table:table-cell table:style-name="ce5"/>
          <table:table-cell office:value-type="string" table:style-name="ce6">
            <text:p>Não mexer</text:p>
          </table:table-cell>
          <table:table-cell table:number-columns-repeated="5" table:style-name="ce3"/>
          <table:table-cell table:number-columns-repeated="16368" table:style-name="ce2"/>
        </table:table-row>
        <table:table-row table:style-name="ro11">
          <table:table-cell/>
          <table:table-cell office:value-type="string" table:style-name="ce62">
            <text:p>TOTAL PAÍS</text:p>
          </table:table-cell>
          <table:table-cell office:value-type="string" table:style-name="ce63">
            <text:p>202105</text:p>
          </table:table-cell>
          <table:table-cell office:value-type="string" table:style-name="ce64">
            <text:p>202104</text:p>
          </table:table-cell>
          <table:table-cell office:value-type="string" table:style-name="ce64">
            <text:p>202005</text:p>
          </table:table-cell>
          <table:table-cell office:value-type="string" table:style-name="ce65">
            <text:p>va</text:p>
          </table:table-cell>
          <table:table-cell office:value-type="string" table:style-name="ce61">
            <text:p>%</text:p>
          </table:table-cell>
          <table:table-cell office:value-type="string" table:style-name="ce65">
            <text:p>va</text:p>
          </table:table-cell>
          <table:table-cell office:value-type="string" table:style-name="ce61">
            <text:p>%</text:p>
          </table:table-cell>
          <table:table-cell table:style-name="ce5"/>
          <table:table-cell table:number-columns-repeated="6" table:style-name="ce3"/>
          <table:table-cell table:number-columns-repeated="16368" table:style-name="ce2"/>
        </table:table-row>
        <table:table-row table:style-name="ro6">
          <table:table-cell/>
          <table:table-cell office:value-type="string" table:style-name="ce66">
            <text:p>desemprego registado</text:p>
          </table:table-cell>
          <table:table-cell office:value-type="float" office:value="402183" table:style-name="ce67">
            <text:p>402 183</text:p>
          </table:table-cell>
          <table:table-cell office:value-type="float" office:value="423888" table:style-name="ce67">
            <text:p>423 888</text:p>
          </table:table-cell>
          <table:table-cell office:value-type="float" office:value="408934" table:style-name="ce67">
            <text:p>408 934</text:p>
          </table:table-cell>
          <table:table-cell office:value-type="float" office:value="-21705" table:style-name="ce67">
            <text:p>-21 705</text:p>
          </table:table-cell>
          <table:table-cell office:value-type="float" office:value="-5.1204563469595739" table:style-name="ce68">
            <text:p>-5,1</text:p>
          </table:table-cell>
          <table:table-cell office:value-type="float" office:value="-6751" table:style-name="ce67">
            <text:p>-6 751</text:p>
          </table:table-cell>
          <table:table-cell office:value-type="float" office:value="-1.6508776477377769" table:style-name="ce68">
            <text:p>-1,7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7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7">
          <table:table-cell/>
          <table:table-cell office:value-type="string" table:style-name="ce69">
            <text:p>homens</text:p>
          </table:table-cell>
          <table:table-cell office:value-type="float" office:value="175817" table:style-name="ce67">
            <text:p>175 817</text:p>
          </table:table-cell>
          <table:table-cell office:value-type="float" office:value="186390" table:style-name="ce67">
            <text:p>186 390</text:p>
          </table:table-cell>
          <table:table-cell office:value-type="float" office:value="184134" table:style-name="ce67">
            <text:p>184 134</text:p>
          </table:table-cell>
          <table:table-cell office:value-type="float" office:value="-10573" table:style-name="ce67">
            <text:p>-10 573</text:p>
          </table:table-cell>
          <table:table-cell office:value-type="float" office:value="-5.6725146198830405" table:style-name="ce68">
            <text:p>-5,7</text:p>
          </table:table-cell>
          <table:table-cell office:value-type="float" office:value="-8317" table:style-name="ce67">
            <text:p>-8 317</text:p>
          </table:table-cell>
          <table:table-cell office:value-type="float" office:value="-4.5168192729208076" table:style-name="ce68">
            <text:p>-4,5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7">
          <table:table-cell/>
          <table:table-cell office:value-type="string" table:style-name="ce69">
            <text:p>mulheres</text:p>
          </table:table-cell>
          <table:table-cell office:value-type="float" office:value="226366" table:style-name="ce67">
            <text:p>226 366</text:p>
          </table:table-cell>
          <table:table-cell office:value-type="float" office:value="237498" table:style-name="ce67">
            <text:p>237 498</text:p>
          </table:table-cell>
          <table:table-cell office:value-type="float" office:value="224800" table:style-name="ce67">
            <text:p>224 800</text:p>
          </table:table-cell>
          <table:table-cell office:value-type="float" office:value="-11132" table:style-name="ce67">
            <text:p>-11 132</text:p>
          </table:table-cell>
          <table:table-cell office:value-type="float" office:value="-4.6871973658725548" table:style-name="ce68">
            <text:p>-4,7</text:p>
          </table:table-cell>
          <table:table-cell office:value-type="float" office:value="1566" table:style-name="ce67">
            <text:p>1 566</text:p>
          </table:table-cell>
          <table:table-cell office:value-type="float" office:value="0.69661921708185059" table:style-name="ce68">
            <text:p>0,7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69"/>
          <table:table-cell table:number-columns-repeated="4" table:style-name="ce70"/>
          <table:table-cell table:style-name="ce68"/>
          <table:table-cell table:style-name="ce70"/>
          <table:table-cell table:style-name="ce68"/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7">
          <table:table-cell/>
          <table:table-cell office:value-type="string" table:style-name="ce69">
            <text:p>&lt; 25 anos</text:p>
          </table:table-cell>
          <table:table-cell office:value-type="float" office:value="45070" table:style-name="ce67">
            <text:p>45 070</text:p>
          </table:table-cell>
          <table:table-cell office:value-type="float" office:value="49168" table:style-name="ce67">
            <text:p>49 168</text:p>
          </table:table-cell>
          <table:table-cell office:value-type="float" office:value="45767" table:style-name="ce67">
            <text:p>45 767</text:p>
          </table:table-cell>
          <table:table-cell office:value-type="float" office:value="-4098" table:style-name="ce67">
            <text:p>-4 098</text:p>
          </table:table-cell>
          <table:table-cell office:value-type="float" office:value="-8.3346892287666776" table:style-name="ce68">
            <text:p>-8,3</text:p>
          </table:table-cell>
          <table:table-cell office:value-type="float" office:value="-697" table:style-name="ce67">
            <text:p>- 697</text:p>
          </table:table-cell>
          <table:table-cell office:value-type="float" office:value="-1.5229313697642406" table:style-name="ce68">
            <text:p>-1,5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7">
          <table:table-cell/>
          <table:table-cell office:value-type="string" table:style-name="ce69">
            <text:p>&gt;= 25 anos</text:p>
          </table:table-cell>
          <table:table-cell office:value-type="float" office:value="357113" table:style-name="ce67">
            <text:p>357 113</text:p>
          </table:table-cell>
          <table:table-cell office:value-type="float" office:value="374720" table:style-name="ce67">
            <text:p>374 720</text:p>
          </table:table-cell>
          <table:table-cell office:value-type="float" office:value="363167" table:style-name="ce67">
            <text:p>363 167</text:p>
          </table:table-cell>
          <table:table-cell office:value-type="float" office:value="-17607" table:style-name="ce67">
            <text:p>-17 607</text:p>
          </table:table-cell>
          <table:table-cell office:value-type="float" office:value="-4.6987083689154563" table:style-name="ce68">
            <text:p>-4,7</text:p>
          </table:table-cell>
          <table:table-cell office:value-type="float" office:value="-6054" table:style-name="ce67">
            <text:p>-6 054</text:p>
          </table:table-cell>
          <table:table-cell office:value-type="float" office:value="-1.6670016824215859" table:style-name="ce68">
            <text:p>-1,7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7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7">
          <table:table-cell/>
          <table:table-cell office:value-type="string" table:style-name="ce69">
            <text:p>&lt; 1 ano inscrição</text:p>
          </table:table-cell>
          <table:table-cell office:value-type="float" office:value="222061" table:style-name="ce67">
            <text:p>222 061</text:p>
          </table:table-cell>
          <table:table-cell office:value-type="float" office:value="245993" table:style-name="ce67">
            <text:p>245 993</text:p>
          </table:table-cell>
          <table:table-cell office:value-type="float" office:value="272222" table:style-name="ce67">
            <text:p>272 222</text:p>
          </table:table-cell>
          <table:table-cell office:value-type="float" office:value="-23932" table:style-name="ce67">
            <text:p>-23 932</text:p>
          </table:table-cell>
          <table:table-cell office:value-type="float" office:value="-9.7287321183936122" table:style-name="ce68">
            <text:p>-9,7</text:p>
          </table:table-cell>
          <table:table-cell office:value-type="float" office:value="-50161" table:style-name="ce67">
            <text:p>-50 161</text:p>
          </table:table-cell>
          <table:table-cell office:value-type="float" office:value="-18.426504837963133" table:style-name="ce68">
            <text:p>-18,4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7">
          <table:table-cell/>
          <table:table-cell office:value-type="string" table:style-name="ce69">
            <text:p>&gt;= 1 ano inscrição</text:p>
          </table:table-cell>
          <table:table-cell office:value-type="float" office:value="180122" table:style-name="ce67">
            <text:p>180 122</text:p>
          </table:table-cell>
          <table:table-cell office:value-type="float" office:value="177895" table:style-name="ce67">
            <text:p>177 895</text:p>
          </table:table-cell>
          <table:table-cell office:value-type="float" office:value="136712" table:style-name="ce67">
            <text:p>136 712</text:p>
          </table:table-cell>
          <table:table-cell office:value-type="float" office:value="2227" table:style-name="ce67">
            <text:p>2 227</text:p>
          </table:table-cell>
          <table:table-cell office:value-type="float" office:value="1.2518620534585008" table:style-name="ce68">
            <text:p>1,3</text:p>
          </table:table-cell>
          <table:table-cell office:value-type="float" office:value="43410" table:style-name="ce67">
            <text:p>43 410</text:p>
          </table:table-cell>
          <table:table-cell office:value-type="float" office:value="31.75288197085845" table:style-name="ce68">
            <text:p>31,8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12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69">
            <text:p>primeiro emprego</text:p>
          </table:table-cell>
          <table:table-cell office:value-type="float" office:value="33203" table:style-name="ce67">
            <text:p>33 203</text:p>
          </table:table-cell>
          <table:table-cell office:value-type="float" office:value="33955" table:style-name="ce67">
            <text:p>33 955</text:p>
          </table:table-cell>
          <table:table-cell office:value-type="float" office:value="27366" table:style-name="ce67">
            <text:p>27 366</text:p>
          </table:table-cell>
          <table:table-cell office:value-type="float" office:value="-752" table:style-name="ce67">
            <text:p>- 752</text:p>
          </table:table-cell>
          <table:table-cell office:value-type="float" office:value="-2.214695921072007" table:style-name="ce68">
            <text:p>-2,2</text:p>
          </table:table-cell>
          <table:table-cell office:value-type="float" office:value="5837" table:style-name="ce67">
            <text:p>5 837</text:p>
          </table:table-cell>
          <table:table-cell office:value-type="float" office:value="21.329386830373455" table:style-name="ce68">
            <text:p>21,3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69">
            <text:p>novo emprego</text:p>
          </table:table-cell>
          <table:table-cell office:value-type="float" office:value="368980" table:style-name="ce67">
            <text:p>368 980</text:p>
          </table:table-cell>
          <table:table-cell office:value-type="float" office:value="389933" table:style-name="ce67">
            <text:p>389 933</text:p>
          </table:table-cell>
          <table:table-cell office:value-type="float" office:value="381568" table:style-name="ce67">
            <text:p>381 568</text:p>
          </table:table-cell>
          <table:table-cell office:value-type="float" office:value="-20953" table:style-name="ce67">
            <text:p>-20 953</text:p>
          </table:table-cell>
          <table:table-cell office:value-type="float" office:value="-5.37348724011561" table:style-name="ce68">
            <text:p>-5,4</text:p>
          </table:table-cell>
          <table:table-cell office:value-type="float" office:value="-12588" table:style-name="ce67">
            <text:p>-12 588</text:p>
          </table:table-cell>
          <table:table-cell office:value-type="float" office:value="-3.299018785642402" table:style-name="ce68">
            <text:p>-3,3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69">
            <text:p>nenhum nível instrução</text:p>
          </table:table-cell>
          <table:table-cell office:value-type="float" office:value="31096" table:style-name="ce67">
            <text:p>31 096</text:p>
          </table:table-cell>
          <table:table-cell office:value-type="float" office:value="31513" table:style-name="ce67">
            <text:p>31 513</text:p>
          </table:table-cell>
          <table:table-cell office:value-type="float" office:value="25925" table:style-name="ce67">
            <text:p>25 925</text:p>
          </table:table-cell>
          <table:table-cell office:value-type="float" office:value="-417" table:style-name="ce67">
            <text:p>- 417</text:p>
          </table:table-cell>
          <table:table-cell office:value-type="float" office:value="-1.3232634150985307" table:style-name="ce68">
            <text:p>-1,3</text:p>
          </table:table-cell>
          <table:table-cell office:value-type="float" office:value="5171" table:style-name="ce67">
            <text:p>5 171</text:p>
          </table:table-cell>
          <table:table-cell office:value-type="float" office:value="19.945998071359693" table:style-name="ce68">
            <text:p>19,9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69">
            <text:p>1º ciclo ensino básico</text:p>
          </table:table-cell>
          <table:table-cell office:value-type="float" office:value="56802" table:style-name="ce67">
            <text:p>56 802</text:p>
          </table:table-cell>
          <table:table-cell office:value-type="float" office:value="58800" table:style-name="ce67">
            <text:p>58 800</text:p>
          </table:table-cell>
          <table:table-cell office:value-type="float" office:value="59090" table:style-name="ce67">
            <text:p>59 090</text:p>
          </table:table-cell>
          <table:table-cell office:value-type="float" office:value="-1998" table:style-name="ce67">
            <text:p>-1 998</text:p>
          </table:table-cell>
          <table:table-cell office:value-type="float" office:value="-3.3979591836734691" table:style-name="ce68">
            <text:p>-3,4</text:p>
          </table:table-cell>
          <table:table-cell office:value-type="float" office:value="-2288" table:style-name="ce67">
            <text:p>-2 288</text:p>
          </table:table-cell>
          <table:table-cell office:value-type="float" office:value="-3.8720595701472327" table:style-name="ce68">
            <text:p>-3,9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69">
            <text:p>2º ciclo ensino básico</text:p>
          </table:table-cell>
          <table:table-cell office:value-type="float" office:value="56929" table:style-name="ce67">
            <text:p>56 929</text:p>
          </table:table-cell>
          <table:table-cell office:value-type="float" office:value="60456" table:style-name="ce67">
            <text:p>60 456</text:p>
          </table:table-cell>
          <table:table-cell office:value-type="float" office:value="59640" table:style-name="ce67">
            <text:p>59 640</text:p>
          </table:table-cell>
          <table:table-cell office:value-type="float" office:value="-3527" table:style-name="ce67">
            <text:p>-3 527</text:p>
          </table:table-cell>
          <table:table-cell office:value-type="float" office:value="-5.8339949715495569" table:style-name="ce68">
            <text:p>-5,8</text:p>
          </table:table-cell>
          <table:table-cell office:value-type="float" office:value="-2711" table:style-name="ce67">
            <text:p>-2 711</text:p>
          </table:table-cell>
          <table:table-cell office:value-type="float" office:value="-4.5456069751844401" table:style-name="ce68">
            <text:p>-4,5</text:p>
          </table:table-cell>
          <table:table-cell table:style-name="ce5"/>
          <table:table-cell table:style-name="ce3"/>
          <table:table-cell table:style-name="ce2"/>
          <table:table-cell table:number-columns-repeated="2" table:style-name="ce9"/>
          <table:table-cell table:number-columns-repeated="4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69">
            <text:p>3º ciclo ensino básico</text:p>
          </table:table-cell>
          <table:table-cell office:value-type="float" office:value="81820" table:style-name="ce67">
            <text:p>81 820</text:p>
          </table:table-cell>
          <table:table-cell office:value-type="float" office:value="86376" table:style-name="ce67">
            <text:p>86 376</text:p>
          </table:table-cell>
          <table:table-cell office:value-type="float" office:value="85253" table:style-name="ce67">
            <text:p>85 253</text:p>
          </table:table-cell>
          <table:table-cell office:value-type="float" office:value="-4556" table:style-name="ce67">
            <text:p>-4 556</text:p>
          </table:table-cell>
          <table:table-cell office:value-type="float" office:value="-5.274613318514402" table:style-name="ce68">
            <text:p>-5,3</text:p>
          </table:table-cell>
          <table:table-cell office:value-type="float" office:value="-3433" table:style-name="ce67">
            <text:p>-3 433</text:p>
          </table:table-cell>
          <table:table-cell office:value-type="float" office:value="-4.0268377652399332" table:style-name="ce68">
            <text:p>-4,0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69">
            <text:p>secundário</text:p>
          </table:table-cell>
          <table:table-cell office:value-type="float" office:value="124464" table:style-name="ce67">
            <text:p>124 464</text:p>
          </table:table-cell>
          <table:table-cell office:value-type="float" office:value="133106" table:style-name="ce67">
            <text:p>133 106</text:p>
          </table:table-cell>
          <table:table-cell office:value-type="float" office:value="129083" table:style-name="ce67">
            <text:p>129 083</text:p>
          </table:table-cell>
          <table:table-cell office:value-type="float" office:value="-8642" table:style-name="ce67">
            <text:p>-8 642</text:p>
          </table:table-cell>
          <table:table-cell office:value-type="float" office:value="-6.4925698315628155" table:style-name="ce68">
            <text:p>-6,5</text:p>
          </table:table-cell>
          <table:table-cell office:value-type="float" office:value="-4619" table:style-name="ce67">
            <text:p>-4 619</text:p>
          </table:table-cell>
          <table:table-cell office:value-type="float" office:value="-3.5783178265147231" table:style-name="ce68">
            <text:p>-3,6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69">
            <text:p>superior</text:p>
          </table:table-cell>
          <table:table-cell office:value-type="float" office:value="51072" table:style-name="ce67">
            <text:p>51 072</text:p>
          </table:table-cell>
          <table:table-cell office:value-type="float" office:value="53637" table:style-name="ce67">
            <text:p>53 637</text:p>
          </table:table-cell>
          <table:table-cell office:value-type="float" office:value="49943" table:style-name="ce67">
            <text:p>49 943</text:p>
          </table:table-cell>
          <table:table-cell office:value-type="float" office:value="-2565" table:style-name="ce67">
            <text:p>-2 565</text:p>
          </table:table-cell>
          <table:table-cell office:value-type="float" office:value="-4.7821466524973433" table:style-name="ce68">
            <text:p>-4,8</text:p>
          </table:table-cell>
          <table:table-cell office:value-type="float" office:value="1129" table:style-name="ce67">
            <text:p>1 129</text:p>
          </table:table-cell>
          <table:table-cell office:value-type="float" office:value="2.2605770578459445" table:style-name="ce68">
            <text:p>2,3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69">
            <text:p>Total <text:s/>País</text:p>
          </table:table-cell>
          <table:table-cell office:value-type="float" office:value="402183" table:style-name="ce67">
            <text:p>402 183</text:p>
          </table:table-cell>
          <table:table-cell office:value-type="float" office:value="423888" table:style-name="ce67">
            <text:p>423 888</text:p>
          </table:table-cell>
          <table:table-cell office:value-type="float" office:value="408934" table:style-name="ce67">
            <text:p>408 934</text:p>
          </table:table-cell>
          <table:table-cell office:value-type="float" office:value="-21705" table:style-name="ce67">
            <text:p>-21 705</text:p>
          </table:table-cell>
          <table:table-cell office:value-type="float" office:value="-5.1204563469595739" table:style-name="ce68">
            <text:p>-5,1</text:p>
          </table:table-cell>
          <table:table-cell office:value-type="float" office:value="-6751" table:style-name="ce67">
            <text:p>-6 751</text:p>
          </table:table-cell>
          <table:table-cell office:value-type="float" office:value="-1.6508776477377769" table:style-name="ce68">
            <text:p>-1,7</text:p>
          </table:table-cell>
          <table:table-cell table:style-name="ce71"/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69">
            <text:p>Norte</text:p>
          </table:table-cell>
          <table:table-cell office:value-type="float" office:value="149074" table:style-name="ce67">
            <text:p>149 074</text:p>
          </table:table-cell>
          <table:table-cell office:value-type="float" office:value="156362" table:style-name="ce67">
            <text:p>156 362</text:p>
          </table:table-cell>
          <table:table-cell office:value-type="float" office:value="156260" table:style-name="ce67">
            <text:p>156 260</text:p>
          </table:table-cell>
          <table:table-cell office:value-type="float" office:value="-7288" table:style-name="ce67">
            <text:p>-7 288</text:p>
          </table:table-cell>
          <table:table-cell office:value-type="float" office:value="-4.6609790102454562" table:style-name="ce68">
            <text:p>-4,7</text:p>
          </table:table-cell>
          <table:table-cell office:value-type="float" office:value="-7186" table:style-name="ce67">
            <text:p>-7 186</text:p>
          </table:table-cell>
          <table:table-cell office:value-type="float" office:value="-4.5987456802764619" table:style-name="ce68">
            <text:p>-4,6</text:p>
          </table:table-cell>
          <table:table-cell office:value-type="float" office:value="-1.6508776477377769" table:style-name="ce71">
            <text:p>-1,7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69">
            <text:p>Centro</text:p>
          </table:table-cell>
          <table:table-cell office:value-type="float" office:value="47926" table:style-name="ce67">
            <text:p>47 926</text:p>
          </table:table-cell>
          <table:table-cell office:value-type="float" office:value="50187" table:style-name="ce67">
            <text:p>50 187</text:p>
          </table:table-cell>
          <table:table-cell office:value-type="float" office:value="52033" table:style-name="ce67">
            <text:p>52 033</text:p>
          </table:table-cell>
          <table:table-cell office:value-type="float" office:value="-2261" table:style-name="ce67">
            <text:p>-2 261</text:p>
          </table:table-cell>
          <table:table-cell office:value-type="float" office:value="-4.5051507362464385" table:style-name="ce68">
            <text:p>-4,5</text:p>
          </table:table-cell>
          <table:table-cell office:value-type="float" office:value="-4107" table:style-name="ce67">
            <text:p>-4 107</text:p>
          </table:table-cell>
          <table:table-cell office:value-type="float" office:value="-7.8930678607806586" table:style-name="ce68">
            <text:p>-7,9</text:p>
          </table:table-cell>
          <table:table-cell office:value-type="float" office:value="-1.6508776477377769" table:style-name="ce71">
            <text:p>-1,7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69">
            <text:p>Lisboa VT</text:p>
          </table:table-cell>
          <table:table-cell office:value-type="float" office:value="135389" table:style-name="ce67">
            <text:p>135 389</text:p>
          </table:table-cell>
          <table:table-cell office:value-type="float" office:value="140134" table:style-name="ce67">
            <text:p>140 134</text:p>
          </table:table-cell>
          <table:table-cell office:value-type="float" office:value="129917" table:style-name="ce67">
            <text:p>129 917</text:p>
          </table:table-cell>
          <table:table-cell office:value-type="float" office:value="-4745" table:style-name="ce67">
            <text:p>-4 745</text:p>
          </table:table-cell>
          <table:table-cell office:value-type="float" office:value="-3.3860447857051104" table:style-name="ce68">
            <text:p>-3,4</text:p>
          </table:table-cell>
          <table:table-cell office:value-type="float" office:value="5472" table:style-name="ce67">
            <text:p>5 472</text:p>
          </table:table-cell>
          <table:table-cell office:value-type="float" office:value="4.2119199181015574" table:style-name="ce68">
            <text:p>4,2</text:p>
          </table:table-cell>
          <table:table-cell office:value-type="float" office:value="-1.6508776477377769" table:style-name="ce71">
            <text:p>-1,7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69">
            <text:p>Alentejo</text:p>
          </table:table-cell>
          <table:table-cell office:value-type="float" office:value="16439" table:style-name="ce67">
            <text:p>16 439</text:p>
          </table:table-cell>
          <table:table-cell office:value-type="float" office:value="17753" table:style-name="ce67">
            <text:p>17 753</text:p>
          </table:table-cell>
          <table:table-cell office:value-type="float" office:value="18619" table:style-name="ce67">
            <text:p>18 619</text:p>
          </table:table-cell>
          <table:table-cell office:value-type="float" office:value="-1314" table:style-name="ce67">
            <text:p>-1 314</text:p>
          </table:table-cell>
          <table:table-cell office:value-type="float" office:value="-7.4015659325184471" table:style-name="ce68">
            <text:p>-7,4</text:p>
          </table:table-cell>
          <table:table-cell office:value-type="float" office:value="-2180" table:style-name="ce67">
            <text:p>-2 180</text:p>
          </table:table-cell>
          <table:table-cell office:value-type="float" office:value="-11.708469842633869" table:style-name="ce68">
            <text:p>-11,7</text:p>
          </table:table-cell>
          <table:table-cell office:value-type="float" office:value="-1.6508776477377769" table:style-name="ce71">
            <text:p>-1,7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69">
            <text:p><text:s/>Algarve</text:p>
          </table:table-cell>
          <table:table-cell office:value-type="float" office:value="26601" table:style-name="ce67">
            <text:p>26 601</text:p>
          </table:table-cell>
          <table:table-cell office:value-type="float" office:value="32271" table:style-name="ce67">
            <text:p>32 271</text:p>
          </table:table-cell>
          <table:table-cell office:value-type="float" office:value="27675" table:style-name="ce67">
            <text:p>27 675</text:p>
          </table:table-cell>
          <table:table-cell office:value-type="float" office:value="-5670" table:style-name="ce67">
            <text:p>-5 670</text:p>
          </table:table-cell>
          <table:table-cell office:value-type="float" office:value="-17.569954448266245" table:style-name="ce68">
            <text:p>-17,6</text:p>
          </table:table-cell>
          <table:table-cell office:value-type="float" office:value="-1074" table:style-name="ce67">
            <text:p>-1 074</text:p>
          </table:table-cell>
          <table:table-cell office:value-type="float" office:value="-3.8807588075880757" table:style-name="ce68">
            <text:p>-3,9</text:p>
          </table:table-cell>
          <table:table-cell office:value-type="float" office:value="-1.6508776477377769" table:style-name="ce71">
            <text:p>-1,7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69">
            <text:p>Açores</text:p>
          </table:table-cell>
          <table:table-cell office:value-type="float" office:value="6857" table:style-name="ce67">
            <text:p>6 857</text:p>
          </table:table-cell>
          <table:table-cell office:value-type="float" office:value="6993" table:style-name="ce67">
            <text:p>6 993</text:p>
          </table:table-cell>
          <table:table-cell office:value-type="float" office:value="6965" table:style-name="ce67">
            <text:p>6 965</text:p>
          </table:table-cell>
          <table:table-cell office:value-type="float" office:value="-136" table:style-name="ce67">
            <text:p>- 136</text:p>
          </table:table-cell>
          <table:table-cell office:value-type="float" office:value="-1.9448019448019449" table:style-name="ce68">
            <text:p>-1,9</text:p>
          </table:table-cell>
          <table:table-cell office:value-type="float" office:value="-108" table:style-name="ce67">
            <text:p>- 108</text:p>
          </table:table-cell>
          <table:table-cell office:value-type="float" office:value="-1.5506101938262744" table:style-name="ce68">
            <text:p>-1,6</text:p>
          </table:table-cell>
          <table:table-cell office:value-type="float" office:value="-1.6508776477377769" table:style-name="ce71">
            <text:p>-1,7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69">
            <text:p>Madeira</text:p>
          </table:table-cell>
          <table:table-cell office:value-type="float" office:value="19897" table:style-name="ce67">
            <text:p>19 897</text:p>
          </table:table-cell>
          <table:table-cell office:value-type="float" office:value="20188" table:style-name="ce67">
            <text:p>20 188</text:p>
          </table:table-cell>
          <table:table-cell office:value-type="float" office:value="17465" table:style-name="ce67">
            <text:p>17 465</text:p>
          </table:table-cell>
          <table:table-cell office:value-type="float" office:value="-291" table:style-name="ce67">
            <text:p>- 291</text:p>
          </table:table-cell>
          <table:table-cell office:value-type="float" office:value="-1.4414503665543887" table:style-name="ce68">
            <text:p>-1,4</text:p>
          </table:table-cell>
          <table:table-cell office:value-type="float" office:value="2432" table:style-name="ce67">
            <text:p>2 432</text:p>
          </table:table-cell>
          <table:table-cell office:value-type="float" office:value="13.924992842828516" table:style-name="ce68">
            <text:p>13,9</text:p>
          </table:table-cell>
          <table:table-cell office:value-type="float" office:value="-1.6508776477377769" table:style-name="ce71">
            <text:p>-1,7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table:number-columns-repeated="6" table:style-name="ce2"/>
          <table:table-cell table:number-columns-repeated="3" table:style-name="ce3"/>
          <table:table-cell table:style-name="ce29"/>
          <table:table-cell table:style-name="ce27"/>
          <table:table-cell table:style-name="ce9"/>
          <table:table-cell table:number-columns-repeated="2" table:style-name="ce29"/>
          <table:table-cell table:number-columns-repeated="16369" table:style-name="ce2"/>
        </table:table-row>
        <table:table-row table:number-rows-repeated="2" table:style-name="ro7">
          <table:table-cell/>
          <table:table-cell table:number-columns-repeated="6" table:style-name="ce2"/>
          <table:table-cell table:number-columns-repeated="7" table:style-name="ce3"/>
          <table:table-cell table:style-name="ce29"/>
          <table:table-cell table:number-columns-repeated="16369" table:style-name="ce2"/>
        </table:table-row>
        <table:table-row table:style-name="ro7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69" table:style-name="ce2"/>
        </table:table-row>
        <table:table-row table:number-rows-repeated="2" table:style-name="ro7">
          <table:table-cell/>
          <table:table-cell table:number-columns-repeated="6" table:style-name="ce2"/>
          <table:table-cell table:number-columns-repeated="7" table:style-name="ce3"/>
          <table:table-cell table:style-name="ce29"/>
          <table:table-cell table:number-columns-repeated="16369" table:style-name="ce2"/>
        </table:table-row>
        <table:table-row table:style-name="ro7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7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7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7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7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style-name="ro7">
          <table:table-cell table:number-columns-repeated="16384"/>
        </table:table-row>
        <table:table-row table:style-name="ro7">
          <table:table-cell/>
          <table:table-cell office:value-type="string" table:style-name="ce2">
            <text:p><text:s text:c="4"/>(1) - Mês homólogo do ano anterior</text:p>
          </table:table-cell>
          <table:table-cell table:number-columns-repeated="5" table:style-name="ce2"/>
          <table:table-cell table:number-columns-repeated="8" table:style-name="ce3"/>
          <table:table-cell table:number-columns-repeated="16369"/>
        </table:table-row>
        <table:table-row table:number-rows-repeated="1048473" table:style-name="ro7">
          <table:table-cell table:number-columns-repeated="16384"/>
        </table:table-row>
      </table:table>
      <table:table table:name="CPP" table:style-name="ta2"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7" table:default-cell-style-name="ce1"/>
        <table:table-column table:style-name="co12" table:default-cell-style-name="ce1"/>
        <table:table-column table:style-name="co18" table:number-columns-repeated="3" table:default-cell-style-name="ce1"/>
        <table:table-column table:style-name="co19" table:default-cell-style-name="ce1"/>
        <table:table-column table:style-name="co12" table:default-cell-style-name="ce1"/>
        <table:table-column table:style-name="co15" table:default-cell-style-name="ce1"/>
        <table:table-column table:style-name="co20" table:default-cell-style-name="ce1"/>
        <table:table-column table:style-name="co21" table:number-columns-repeated="16362" table:default-cell-style-name="ce1"/>
        <table:table-row table:style-name="ro13">
          <table:table-cell table:style-name="ce74"/>
          <table:table-cell table:number-columns-repeated="16383" table:style-name="ce74"/>
        </table:table-row>
        <table:table-row table:style-name="ro13">
          <table:table-cell table:style-name="ce74"/>
          <table:table-cell office:value-type="string" table:style-name="ce75">
            <text:p>CPP</text:p>
          </table:table-cell>
          <table:table-cell office:value-type="string" table:style-name="ce76">
            <text:p>202105</text:p>
          </table:table-cell>
          <table:table-cell office:value-type="string" table:style-name="ce76">
            <text:p>202104</text:p>
          </table:table-cell>
          <table:table-cell office:value-type="string" table:style-name="ce76">
            <text:p>202005</text:p>
          </table:table-cell>
          <table:table-cell table:number-columns-repeated="4" table:style-name="ce74"/>
          <table:table-cell office:value-type="string" table:style-name="ce75">
            <text:p>CPP</text:p>
          </table:table-cell>
          <table:table-cell office:value-type="string" table:style-name="ce76">
            <text:p>202105</text:p>
          </table:table-cell>
          <table:table-cell office:value-type="string" table:style-name="ce76">
            <text:p>202104</text:p>
          </table:table-cell>
          <table:table-cell office:value-type="string" table:style-name="ce76">
            <text:p>202005</text:p>
          </table:table-cell>
          <table:table-cell table:style-name="ce74"/>
          <table:table-cell office:value-type="string" table:style-name="ce75">
            <text:p>CPP</text:p>
          </table:table-cell>
          <table:table-cell office:value-type="string" table:style-name="ce76">
            <text:p>202105</text:p>
          </table:table-cell>
          <table:table-cell office:value-type="string" table:style-name="ce76">
            <text:p>202104</text:p>
          </table:table-cell>
          <table:table-cell office:value-type="string" table:style-name="ce76">
            <text:p>202005</text:p>
          </table:table-cell>
          <table:table-cell table:number-columns-repeated="16366" table:style-name="ce74"/>
        </table:table-row>
        <table:table-row table:style-name="ro13">
          <table:table-cell table:style-name="ce74"/>
          <table:table-cell office:value-type="string" table:style-name="ce77">
            <text:p>Desemprego no Fim</text:p>
          </table:table-cell>
          <table:table-cell office:value-type="float" office:value="375429" table:style-name="ce78">
            <text:p>375429</text:p>
          </table:table-cell>
          <table:table-cell office:value-type="float" office:value="396707" table:style-name="ce78">
            <text:p>396707</text:p>
          </table:table-cell>
          <table:table-cell office:value-type="float" office:value="384504" table:style-name="ce78">
            <text:p>384504</text:p>
          </table:table-cell>
          <table:table-cell table:style-name="ce74"/>
          <table:table-cell office:value-type="string" table:style-name="ce77">
            <text:p>Desemprego no Fim</text:p>
          </table:table-cell>
          <table:table-cell office:value-type="string" table:style-name="ce79">
            <text:p>var hom %</text:p>
          </table:table-cell>
          <table:table-cell table:style-name="ce74"/>
          <table:table-cell office:value-type="string" table:style-name="ce77">
            <text:p>Ofertas recebidas</text:p>
          </table:table-cell>
          <table:table-cell office:value-type="float" office:value="17101" table:style-name="ce80">
            <text:p>17101</text:p>
          </table:table-cell>
          <table:table-cell office:value-type="float" office:value="12578" table:style-name="ce80">
            <text:p>12578</text:p>
          </table:table-cell>
          <table:table-cell office:value-type="float" office:value="6761" table:style-name="ce80">
            <text:p>6761</text:p>
          </table:table-cell>
          <table:table-cell table:style-name="ce74"/>
          <table:table-cell office:value-type="string" table:style-name="ce77">
            <text:p>Colocações efetuadas</text:p>
          </table:table-cell>
          <table:table-cell office:value-type="float" office:value="9840" table:style-name="ce78">
            <text:p>9840</text:p>
          </table:table-cell>
          <table:table-cell office:value-type="float" office:value="7589" table:style-name="ce78">
            <text:p>7589</text:p>
          </table:table-cell>
          <table:table-cell office:value-type="float" office:value="4287" table:style-name="ce78">
            <text:p>4287</text:p>
          </table:table-cell>
          <table:table-cell table:style-name="ce74"/>
          <table:table-cell office:value-type="string" table:style-name="ce77">
            <text:p>Colocações efetuadas</text:p>
          </table:table-cell>
          <table:table-cell office:value-type="string" table:style-name="ce79">
            <text:p>var hom val abs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1- Repres. poder legisla., órgãos exec., dirig., dir. e gestores execu.</text:p>
          </table:table-cell>
          <table:table-cell office:value-type="float" office:value="9169" table:style-name="ce82">
            <text:p>9169</text:p>
          </table:table-cell>
          <table:table-cell office:value-type="float" office:value="9436" table:style-name="ce82">
            <text:p>9436</text:p>
          </table:table-cell>
          <table:table-cell office:value-type="float" office:value="8384" table:style-name="ce82">
            <text:p>8384</text:p>
          </table:table-cell>
          <table:table-cell table:style-name="ce74"/>
          <table:table-cell office:value-type="string" table:style-name="ce81">
            <text:p>7- Trabalhadores qualificados da indústria, construção e artífices</text:p>
          </table:table-cell>
          <table:table-cell office:value-type="float" office:value="-15.6624043244225" table:style-name="ce83">
            <text:p>-15,7</text:p>
          </table:table-cell>
          <table:table-cell table:style-name="ce74"/>
          <table:table-cell office:value-type="string" table:style-name="ce81">
            <text:p>1- Repres. poder legisla., órgãos exec., dirig., dir. e gestores execu.</text:p>
          </table:table-cell>
          <table:table-cell office:value-type="float" office:value="109" table:style-name="ce84">
            <text:p>109</text:p>
          </table:table-cell>
          <table:table-cell office:value-type="float" office:value="104" table:style-name="ce84">
            <text:p>104</text:p>
          </table:table-cell>
          <table:table-cell office:value-type="float" office:value="20" table:style-name="ce84">
            <text:p>20</text:p>
          </table:table-cell>
          <table:table-cell table:style-name="ce74"/>
          <table:table-cell office:value-type="string" table:style-name="ce85">
            <text:p>1- Repres. poder legisla., órgãos exec., dirig., dir. e gestores execu.</text:p>
          </table:table-cell>
          <table:table-cell office:value-type="float" office:value="62" table:style-name="ce82">
            <text:p>62</text:p>
          </table:table-cell>
          <table:table-cell office:value-type="float" office:value="42" table:style-name="ce82">
            <text:p>42</text:p>
          </table:table-cell>
          <table:table-cell office:value-type="float" office:value="15" table:style-name="ce82">
            <text:p>15</text:p>
          </table:table-cell>
          <table:table-cell table:style-name="ce74"/>
          <table:table-cell office:value-type="string" table:style-name="ce86">
            <text:p>1- Repres. poder legisla., órgãos exec., dirig., dir. e gestores execu.</text:p>
          </table:table-cell>
          <table:table-cell office:value-type="float" office:value="47" table:style-name="ce87">
            <text:p>47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2- Especialistas das atividades intelectuais e científicas</text:p>
          </table:table-cell>
          <table:table-cell office:value-type="float" office:value="36080" table:style-name="ce88">
            <text:p>36080</text:p>
          </table:table-cell>
          <table:table-cell office:value-type="float" office:value="37801" table:style-name="ce88">
            <text:p>37801</text:p>
          </table:table-cell>
          <table:table-cell office:value-type="float" office:value="35582" table:style-name="ce88">
            <text:p>35582</text:p>
          </table:table-cell>
          <table:table-cell table:style-name="ce74"/>
          <table:table-cell office:value-type="string" table:style-name="ce81">
            <text:p>8- Operadores de instalações e máquinas e trab. da montagem</text:p>
          </table:table-cell>
          <table:table-cell office:value-type="float" office:value="-12.667814113597201" table:style-name="ce83">
            <text:p>-12,7</text:p>
          </table:table-cell>
          <table:table-cell table:style-name="ce74"/>
          <table:table-cell office:value-type="string" table:style-name="ce81">
            <text:p>2- Especialistas das atividades intelectuais e científicas</text:p>
          </table:table-cell>
          <table:table-cell office:value-type="float" office:value="999" table:style-name="ce89">
            <text:p>999</text:p>
          </table:table-cell>
          <table:table-cell office:value-type="float" office:value="832" table:style-name="ce89">
            <text:p>832</text:p>
          </table:table-cell>
          <table:table-cell office:value-type="float" office:value="397" table:style-name="ce89">
            <text:p>397</text:p>
          </table:table-cell>
          <table:table-cell table:style-name="ce74"/>
          <table:table-cell office:value-type="string" table:style-name="ce85">
            <text:p>2- Especialistas das atividades intelectuais e científicas</text:p>
          </table:table-cell>
          <table:table-cell office:value-type="float" office:value="545" table:style-name="ce88">
            <text:p>545</text:p>
          </table:table-cell>
          <table:table-cell office:value-type="float" office:value="545" table:style-name="ce88">
            <text:p>545</text:p>
          </table:table-cell>
          <table:table-cell office:value-type="float" office:value="269" table:style-name="ce88">
            <text:p>269</text:p>
          </table:table-cell>
          <table:table-cell table:style-name="ce74"/>
          <table:table-cell office:value-type="string" table:style-name="ce86">
            <text:p>6- Agricultores e trab. qualificados da agric., <text:s/>pesca e floresta</text:p>
          </table:table-cell>
          <table:table-cell office:value-type="float" office:value="161" table:style-name="ce87">
            <text:p>161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3- Técnicos e profissões de nível intermédio</text:p>
          </table:table-cell>
          <table:table-cell office:value-type="float" office:value="34028" table:style-name="ce82">
            <text:p>34028</text:p>
          </table:table-cell>
          <table:table-cell office:value-type="float" office:value="35432" table:style-name="ce82">
            <text:p>35432</text:p>
          </table:table-cell>
          <table:table-cell office:value-type="float" office:value="33819" table:style-name="ce82">
            <text:p>33819</text:p>
          </table:table-cell>
          <table:table-cell table:style-name="ce74"/>
          <table:table-cell office:value-type="string" table:style-name="ce81">
            <text:p>6- Agricultores e trab. qualificados da agric., <text:s/>pesca e floresta</text:p>
          </table:table-cell>
          <table:table-cell office:value-type="float" office:value="-5.0314465408805003" table:style-name="ce83">
            <text:p>-5,0</text:p>
          </table:table-cell>
          <table:table-cell table:style-name="ce74"/>
          <table:table-cell office:value-type="string" table:style-name="ce81">
            <text:p>3- Técnicos e profissões de nível intermédio</text:p>
          </table:table-cell>
          <table:table-cell office:value-type="float" office:value="1003" table:style-name="ce84">
            <text:p>1003</text:p>
          </table:table-cell>
          <table:table-cell office:value-type="float" office:value="819" table:style-name="ce84">
            <text:p>819</text:p>
          </table:table-cell>
          <table:table-cell office:value-type="float" office:value="389" table:style-name="ce84">
            <text:p>389</text:p>
          </table:table-cell>
          <table:table-cell table:style-name="ce74"/>
          <table:table-cell office:value-type="string" table:style-name="ce85">
            <text:p>3- Técnicos e profissões de nível intermédio</text:p>
          </table:table-cell>
          <table:table-cell office:value-type="float" office:value="594" table:style-name="ce82">
            <text:p>594</text:p>
          </table:table-cell>
          <table:table-cell office:value-type="float" office:value="536" table:style-name="ce82">
            <text:p>536</text:p>
          </table:table-cell>
          <table:table-cell office:value-type="float" office:value="210" table:style-name="ce82">
            <text:p>210</text:p>
          </table:table-cell>
          <table:table-cell table:style-name="ce74"/>
          <table:table-cell office:value-type="string" table:style-name="ce86">
            <text:p>2- Especialistas das atividades intelectuais e científicas</text:p>
          </table:table-cell>
          <table:table-cell office:value-type="float" office:value="276" table:style-name="ce87">
            <text:p>276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4- Pessoal administrativo</text:p>
          </table:table-cell>
          <table:table-cell office:value-type="float" office:value="43760" table:style-name="ce88">
            <text:p>43760</text:p>
          </table:table-cell>
          <table:table-cell office:value-type="float" office:value="45656" table:style-name="ce88">
            <text:p>45656</text:p>
          </table:table-cell>
          <table:table-cell office:value-type="float" office:value="44975" table:style-name="ce88">
            <text:p>44975</text:p>
          </table:table-cell>
          <table:table-cell table:style-name="ce74"/>
          <table:table-cell office:value-type="string" table:style-name="ce81">
            <text:p>4- Pessoal administrativo</text:p>
          </table:table-cell>
          <table:table-cell office:value-type="float" office:value="-2.7015008337965498" table:style-name="ce83">
            <text:p>-2,7</text:p>
          </table:table-cell>
          <table:table-cell table:style-name="ce74"/>
          <table:table-cell office:value-type="string" table:style-name="ce81">
            <text:p>4- Pessoal administrativo</text:p>
          </table:table-cell>
          <table:table-cell office:value-type="float" office:value="1388" table:style-name="ce89">
            <text:p>1388</text:p>
          </table:table-cell>
          <table:table-cell office:value-type="float" office:value="1156" table:style-name="ce89">
            <text:p>1156</text:p>
          </table:table-cell>
          <table:table-cell office:value-type="float" office:value="557" table:style-name="ce89">
            <text:p>557</text:p>
          </table:table-cell>
          <table:table-cell table:style-name="ce74"/>
          <table:table-cell office:value-type="string" table:style-name="ce85">
            <text:p>4- Pessoal administrativo</text:p>
          </table:table-cell>
          <table:table-cell office:value-type="float" office:value="959" table:style-name="ce88">
            <text:p>959</text:p>
          </table:table-cell>
          <table:table-cell office:value-type="float" office:value="811" table:style-name="ce88">
            <text:p>811</text:p>
          </table:table-cell>
          <table:table-cell office:value-type="float" office:value="359" table:style-name="ce88">
            <text:p>359</text:p>
          </table:table-cell>
          <table:table-cell table:style-name="ce74"/>
          <table:table-cell office:value-type="string" table:style-name="ce86">
            <text:p>3- Técnicos e profissões de nível intermédio</text:p>
          </table:table-cell>
          <table:table-cell office:value-type="float" office:value="384" table:style-name="ce87">
            <text:p>384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5- Trab. serviços pessoais, de proteção e segurança e vendedores</text:p>
          </table:table-cell>
          <table:table-cell office:value-type="float" office:value="86798" table:style-name="ce82">
            <text:p>86798</text:p>
          </table:table-cell>
          <table:table-cell office:value-type="float" office:value="93605" table:style-name="ce82">
            <text:p>93605</text:p>
          </table:table-cell>
          <table:table-cell office:value-type="float" office:value="83184" table:style-name="ce82">
            <text:p>83184</text:p>
          </table:table-cell>
          <table:table-cell table:style-name="ce74"/>
          <table:table-cell office:value-type="string" table:style-name="ce81">
            <text:p>9- Trabalhadores não qualificados</text:p>
          </table:table-cell>
          <table:table-cell office:value-type="float" office:value="-2.2421295111338599" table:style-name="ce83">
            <text:p>-2,2</text:p>
          </table:table-cell>
          <table:table-cell table:style-name="ce74"/>
          <table:table-cell office:value-type="string" table:style-name="ce81">
            <text:p>5- Trab. serviços pessoais, de proteção e segurança e vendedores</text:p>
          </table:table-cell>
          <table:table-cell office:value-type="float" office:value="3912" table:style-name="ce84">
            <text:p>3912</text:p>
          </table:table-cell>
          <table:table-cell office:value-type="float" office:value="2590" table:style-name="ce84">
            <text:p>2590</text:p>
          </table:table-cell>
          <table:table-cell office:value-type="float" office:value="855" table:style-name="ce84">
            <text:p>855</text:p>
          </table:table-cell>
          <table:table-cell table:style-name="ce74"/>
          <table:table-cell office:value-type="string" table:style-name="ce85">
            <text:p>5- Trab. serviços pessoais, de proteção e segurança e vendedores</text:p>
          </table:table-cell>
          <table:table-cell office:value-type="float" office:value="2300" table:style-name="ce82">
            <text:p>2300</text:p>
          </table:table-cell>
          <table:table-cell office:value-type="float" office:value="1316" table:style-name="ce82">
            <text:p>1316</text:p>
          </table:table-cell>
          <table:table-cell office:value-type="float" office:value="519" table:style-name="ce82">
            <text:p>519</text:p>
          </table:table-cell>
          <table:table-cell table:style-name="ce74"/>
          <table:table-cell office:value-type="string" table:style-name="ce86">
            <text:p>7- Trabalhadores qualificados da indústria, construção e artífices</text:p>
          </table:table-cell>
          <table:table-cell office:value-type="float" office:value="425" table:style-name="ce87">
            <text:p>425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6- Agricultores e trab. qualificados da agric., <text:s/>pesca e floresta</text:p>
          </table:table-cell>
          <table:table-cell office:value-type="float" office:value="9966" table:style-name="ce88">
            <text:p>9966</text:p>
          </table:table-cell>
          <table:table-cell office:value-type="float" office:value="10694" table:style-name="ce88">
            <text:p>10694</text:p>
          </table:table-cell>
          <table:table-cell office:value-type="float" office:value="10494" table:style-name="ce88">
            <text:p>10494</text:p>
          </table:table-cell>
          <table:table-cell table:style-name="ce74"/>
          <table:table-cell office:value-type="string" table:style-name="ce81">
            <text:p>3- Técnicos e profissões de nível intermédio</text:p>
          </table:table-cell>
          <table:table-cell office:value-type="float" office:value="0.61799580117685304" table:style-name="ce83">
            <text:p>0,6</text:p>
          </table:table-cell>
          <table:table-cell table:style-name="ce74"/>
          <table:table-cell office:value-type="string" table:style-name="ce81">
            <text:p>6- Agricultores e trab. qualificados da agric., <text:s/>pesca e floresta</text:p>
          </table:table-cell>
          <table:table-cell office:value-type="float" office:value="638" table:style-name="ce89">
            <text:p>638</text:p>
          </table:table-cell>
          <table:table-cell office:value-type="float" office:value="334" table:style-name="ce89">
            <text:p>334</text:p>
          </table:table-cell>
          <table:table-cell office:value-type="float" office:value="357" table:style-name="ce89">
            <text:p>357</text:p>
          </table:table-cell>
          <table:table-cell table:style-name="ce74"/>
          <table:table-cell office:value-type="string" table:style-name="ce85">
            <text:p>6- Agricultores e trab. qualificados da agric., <text:s/>pesca e floresta</text:p>
          </table:table-cell>
          <table:table-cell office:value-type="float" office:value="412" table:style-name="ce88">
            <text:p>412</text:p>
          </table:table-cell>
          <table:table-cell office:value-type="float" office:value="302" table:style-name="ce88">
            <text:p>302</text:p>
          </table:table-cell>
          <table:table-cell office:value-type="float" office:value="251" table:style-name="ce88">
            <text:p>251</text:p>
          </table:table-cell>
          <table:table-cell table:style-name="ce74"/>
          <table:table-cell office:value-type="string" table:style-name="ce86">
            <text:p>8- Operadores de instalações e máquinas e trab. da montagem</text:p>
          </table:table-cell>
          <table:table-cell office:value-type="float" office:value="505" table:style-name="ce87">
            <text:p>505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7- Trabalhadores qualificados da indústria, construção e artífices</text:p>
          </table:table-cell>
          <table:table-cell office:value-type="float" office:value="37133" table:style-name="ce82">
            <text:p>37133</text:p>
          </table:table-cell>
          <table:table-cell office:value-type="float" office:value="39062" table:style-name="ce82">
            <text:p>39062</text:p>
          </table:table-cell>
          <table:table-cell office:value-type="float" office:value="44029" table:style-name="ce82">
            <text:p>44029</text:p>
          </table:table-cell>
          <table:table-cell table:style-name="ce74"/>
          <table:table-cell office:value-type="string" table:style-name="ce81">
            <text:p>2- Especialistas das atividades intelectuais e científicas</text:p>
          </table:table-cell>
          <table:table-cell office:value-type="float" office:value="1.39958405935585" table:style-name="ce83">
            <text:p>1,4</text:p>
          </table:table-cell>
          <table:table-cell table:style-name="ce74"/>
          <table:table-cell office:value-type="string" table:style-name="ce81">
            <text:p>7- Trabalhadores qualificados da indústria, construção e artífices</text:p>
          </table:table-cell>
          <table:table-cell office:value-type="float" office:value="2623" table:style-name="ce84">
            <text:p>2623</text:p>
          </table:table-cell>
          <table:table-cell office:value-type="float" office:value="2306" table:style-name="ce84">
            <text:p>2306</text:p>
          </table:table-cell>
          <table:table-cell office:value-type="float" office:value="1308" table:style-name="ce84">
            <text:p>1308</text:p>
          </table:table-cell>
          <table:table-cell table:style-name="ce74"/>
          <table:table-cell office:value-type="string" table:style-name="ce85">
            <text:p>7- Trabalhadores qualificados da indústria, construção e artífices</text:p>
          </table:table-cell>
          <table:table-cell office:value-type="float" office:value="1170" table:style-name="ce82">
            <text:p>1170</text:p>
          </table:table-cell>
          <table:table-cell office:value-type="float" office:value="992" table:style-name="ce82">
            <text:p>992</text:p>
          </table:table-cell>
          <table:table-cell office:value-type="float" office:value="745" table:style-name="ce82">
            <text:p>745</text:p>
          </table:table-cell>
          <table:table-cell table:style-name="ce74"/>
          <table:table-cell office:value-type="string" table:style-name="ce86">
            <text:p>4- Pessoal administrativo</text:p>
          </table:table-cell>
          <table:table-cell office:value-type="float" office:value="600" table:style-name="ce87">
            <text:p>600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8- Operadores de instalações e máquinas e trab. da montagem</text:p>
          </table:table-cell>
          <table:table-cell office:value-type="float" office:value="22833" table:style-name="ce88">
            <text:p>22833</text:p>
          </table:table-cell>
          <table:table-cell office:value-type="float" office:value="24049" table:style-name="ce88">
            <text:p>24049</text:p>
          </table:table-cell>
          <table:table-cell office:value-type="float" office:value="26145" table:style-name="ce88">
            <text:p>26145</text:p>
          </table:table-cell>
          <table:table-cell table:style-name="ce74"/>
          <table:table-cell office:value-type="string" table:style-name="ce81">
            <text:p>5- Trab. serviços pessoais, de proteção e segurança e vendedores</text:p>
          </table:table-cell>
          <table:table-cell office:value-type="float" office:value="4.3445854972109998" table:style-name="ce83">
            <text:p>4,3</text:p>
          </table:table-cell>
          <table:table-cell table:style-name="ce74"/>
          <table:table-cell office:value-type="string" table:style-name="ce81">
            <text:p>8- Operadores de instalações e máquinas e trab. da montagem</text:p>
          </table:table-cell>
          <table:table-cell office:value-type="float" office:value="1617" table:style-name="ce89">
            <text:p>1617</text:p>
          </table:table-cell>
          <table:table-cell office:value-type="float" office:value="1186" table:style-name="ce89">
            <text:p>1186</text:p>
          </table:table-cell>
          <table:table-cell office:value-type="float" office:value="700" table:style-name="ce89">
            <text:p>700</text:p>
          </table:table-cell>
          <table:table-cell table:style-name="ce74"/>
          <table:table-cell office:value-type="string" table:style-name="ce85">
            <text:p>8- Operadores de instalações e máquinas e trab. da montagem</text:p>
          </table:table-cell>
          <table:table-cell office:value-type="float" office:value="1000" table:style-name="ce88">
            <text:p>1000</text:p>
          </table:table-cell>
          <table:table-cell office:value-type="float" office:value="617" table:style-name="ce88">
            <text:p>617</text:p>
          </table:table-cell>
          <table:table-cell office:value-type="float" office:value="495" table:style-name="ce88">
            <text:p>495</text:p>
          </table:table-cell>
          <table:table-cell table:style-name="ce74"/>
          <table:table-cell office:value-type="string" table:style-name="ce86">
            <text:p>9- Trabalhadores não qualificados</text:p>
          </table:table-cell>
          <table:table-cell office:value-type="float" office:value="1368" table:style-name="ce87">
            <text:p>1368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9- Trabalhadores não qualificados</text:p>
          </table:table-cell>
          <table:table-cell office:value-type="float" office:value="95485" table:style-name="ce82">
            <text:p>95485</text:p>
          </table:table-cell>
          <table:table-cell office:value-type="float" office:value="100781" table:style-name="ce82">
            <text:p>100781</text:p>
          </table:table-cell>
          <table:table-cell office:value-type="float" office:value="97675" table:style-name="ce82">
            <text:p>97675</text:p>
          </table:table-cell>
          <table:table-cell table:style-name="ce74"/>
          <table:table-cell office:value-type="string" table:style-name="ce81">
            <text:p>1- Repres. poder legisla., órgãos exec., dirig., dir. e gestores execu.</text:p>
          </table:table-cell>
          <table:table-cell office:value-type="float" office:value="9.3630725190839694" table:style-name="ce83">
            <text:p>9,4</text:p>
          </table:table-cell>
          <table:table-cell table:style-name="ce74"/>
          <table:table-cell office:value-type="string" table:style-name="ce81">
            <text:p>9- Trabalhadores não qualificados</text:p>
          </table:table-cell>
          <table:table-cell office:value-type="float" office:value="4805" table:style-name="ce84">
            <text:p>4805</text:p>
          </table:table-cell>
          <table:table-cell office:value-type="float" office:value="3248" table:style-name="ce84">
            <text:p>3248</text:p>
          </table:table-cell>
          <table:table-cell office:value-type="float" office:value="2178" table:style-name="ce84">
            <text:p>2178</text:p>
          </table:table-cell>
          <table:table-cell table:style-name="ce74"/>
          <table:table-cell office:value-type="string" table:style-name="ce85">
            <text:p>9- Trabalhadores não qualificados</text:p>
          </table:table-cell>
          <table:table-cell office:value-type="float" office:value="2792" table:style-name="ce82">
            <text:p>2792</text:p>
          </table:table-cell>
          <table:table-cell office:value-type="float" office:value="2427" table:style-name="ce82">
            <text:p>2427</text:p>
          </table:table-cell>
          <table:table-cell office:value-type="float" office:value="1424" table:style-name="ce82">
            <text:p>1424</text:p>
          </table:table-cell>
          <table:table-cell table:style-name="ce74"/>
          <table:table-cell office:value-type="string" table:style-name="ce86">
            <text:p>5- Trab. serviços pessoais, de proteção e segurança e vendedores</text:p>
          </table:table-cell>
          <table:table-cell office:value-type="float" office:value="1781" table:style-name="ce87">
            <text:p>1781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0- Profissões das Forças Armadas</text:p>
          </table:table-cell>
          <table:table-cell office:value-type="float" office:value="170" table:style-name="ce88">
            <text:p>170</text:p>
          </table:table-cell>
          <table:table-cell office:value-type="float" office:value="184" table:style-name="ce88">
            <text:p>184</text:p>
          </table:table-cell>
          <table:table-cell office:value-type="float" office:value="201" table:style-name="ce88">
            <text:p>201</text:p>
          </table:table-cell>
          <table:table-cell table:number-columns-repeated="4" table:style-name="ce74"/>
          <table:table-cell office:value-type="string" table:style-name="ce81">
            <text:p>0- Profissões das Forças Armadas</text:p>
          </table:table-cell>
          <table:table-cell office:value-type="float" office:value="7" table:style-name="ce89">
            <text:p>7</text:p>
          </table:table-cell>
          <table:table-cell office:value-type="float" office:value="3" table:style-name="ce89">
            <text:p>3</text:p>
          </table:table-cell>
          <table:table-cell table:style-name="ce89"/>
          <table:table-cell table:style-name="ce74"/>
          <table:table-cell office:value-type="string" table:style-name="ce85">
            <text:p>0- Profissões das Forças Armadas</text:p>
          </table:table-cell>
          <table:table-cell office:value-type="float" office:value="6" table:style-name="ce88">
            <text:p>6</text:p>
          </table:table-cell>
          <table:table-cell office:value-type="float" office:value="1" table:style-name="ce88">
            <text:p>1</text:p>
          </table:table-cell>
          <table:table-cell office:value-type="string" table:style-name="ce88">
            <text:p>-</text:p>
          </table:table-cell>
          <table:table-cell table:number-columns-repeated="16366" table:style-name="ce74"/>
        </table:table-row>
        <table:table-row table:style-name="ro13">
          <table:table-cell table:style-name="ce74"/>
          <table:table-cell table:style-name="ce81"/>
          <table:table-cell office:value-type="float" office:value="7" table:style-name="ce82">
            <text:p>7</text:p>
          </table:table-cell>
          <table:table-cell office:value-type="float" office:value="7" table:style-name="ce82">
            <text:p>7</text:p>
          </table:table-cell>
          <table:table-cell office:value-type="float" office:value="16" table:style-name="ce82">
            <text:p>16</text:p>
          </table:table-cell>
          <table:table-cell table:number-columns-repeated="16379" table:style-name="ce74"/>
        </table:table-row>
        <table:table-row table:style-name="ro13">
          <table:table-cell table:style-name="ce74"/>
          <table:table-cell table:number-columns-repeated="16383" table:style-name="ce74"/>
        </table:table-row>
        <table:table-row table:style-name="ro13">
          <table:table-cell/>
          <table:table-cell table:number-columns-repeated="16383" table:style-name="ce1"/>
        </table:table-row>
        <table:table-row table:number-rows-repeated="7" table:style-name="ro13">
          <table:table-cell table:number-columns-repeated="16384"/>
        </table:table-row>
        <table:table-row table:number-rows-repeated="1048553" table:style-name="ro14">
          <table:table-cell table:number-columns-repeated="16384"/>
        </table:table-row>
      </table:table>
      <table:table table:name="CAE" table:style-name="ta3">
        <table:table-column table:style-name="co22" table:default-cell-style-name="ce1"/>
        <table:table-column table:style-name="co23" table:default-cell-style-name="ce1"/>
        <table:table-column table:style-name="co13" table:number-columns-repeated="4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3" table:default-cell-style-name="ce1"/>
        <table:table-column table:style-name="co27" table:default-cell-style-name="ce1"/>
        <table:table-column table:style-name="co28" table:default-cell-style-name="ce1"/>
        <table:table-column table:style-name="co13" table:number-columns-repeated="4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3" table:default-cell-style-name="ce1"/>
        <table:table-column table:style-name="co32" table:default-cell-style-name="ce1"/>
        <table:table-column table:style-name="co33" table:default-cell-style-name="ce1"/>
        <table:table-column table:style-name="co13" table:number-columns-repeated="4" table:default-cell-style-name="ce1"/>
        <table:table-column table:style-name="co20" table:default-cell-style-name="ce1"/>
        <table:table-column table:style-name="co21" table:number-columns-repeated="16357" table:default-cell-style-name="ce1"/>
        <table:table-row table:style-name="ro15">
          <table:table-cell table:style-name="ce74"/>
          <table:table-cell table:number-columns-repeated="16383" table:style-name="ce74"/>
        </table:table-row>
        <table:table-row table:style-name="ro16">
          <table:table-cell table:style-name="ce74"/>
          <table:table-cell table:style-name="ce90"/>
          <table:table-cell office:value-type="string" table:style-name="ce75">
            <text:p>CAE</text:p>
          </table:table-cell>
          <table:table-cell office:value-type="string" table:style-name="ce76">
            <text:p>202105</text:p>
          </table:table-cell>
          <table:table-cell office:value-type="string" table:style-name="ce76">
            <text:p>202104</text:p>
          </table:table-cell>
          <table:table-cell office:value-type="string" table:style-name="ce76">
            <text:p>202005</text:p>
          </table:table-cell>
          <table:table-cell table:number-columns-repeated="5" table:style-name="ce74"/>
          <table:table-cell table:style-name="ce75"/>
          <table:table-cell office:value-type="string" table:style-name="ce75">
            <text:p>CAE</text:p>
          </table:table-cell>
          <table:table-cell office:value-type="string" table:style-name="ce76">
            <text:p>202105</text:p>
          </table:table-cell>
          <table:table-cell office:value-type="string" table:style-name="ce76">
            <text:p>202104</text:p>
          </table:table-cell>
          <table:table-cell office:value-type="string" table:style-name="ce76">
            <text:p>202005</text:p>
          </table:table-cell>
          <table:table-cell table:number-columns-repeated="5" table:style-name="ce74"/>
          <table:table-cell table:style-name="ce75"/>
          <table:table-cell office:value-type="string" table:style-name="ce75">
            <text:p>CAE</text:p>
          </table:table-cell>
          <table:table-cell office:value-type="string" table:style-name="ce76">
            <text:p>202105</text:p>
          </table:table-cell>
          <table:table-cell office:value-type="string" table:style-name="ce76">
            <text:p>202104</text:p>
          </table:table-cell>
          <table:table-cell office:value-type="string" table:style-name="ce76">
            <text:p>202005</text:p>
          </table:table-cell>
          <table:table-cell table:number-columns-repeated="16358" table:style-name="ce74"/>
        </table:table-row>
        <table:table-row table:style-name="ro17">
          <table:table-cell table:style-name="ce74"/>
          <table:table-cell table:style-name="ce74"/>
          <table:table-cell office:value-type="string" table:style-name="ce77">
            <text:p>Desemprego no Fim</text:p>
          </table:table-cell>
          <table:table-cell office:value-type="float" office:value="344697" table:style-name="ce80">
            <text:p>344697</text:p>
          </table:table-cell>
          <table:table-cell office:value-type="float" office:value="365226" table:style-name="ce80">
            <text:p>365226</text:p>
          </table:table-cell>
          <table:table-cell office:value-type="float" office:value="358876" table:style-name="ce80">
            <text:p>358876</text:p>
          </table:table-cell>
          <table:table-cell table:style-name="ce74"/>
          <table:table-cell table:style-name="ce79"/>
          <table:table-cell office:value-type="string" table:style-name="ce77">
            <text:p>Desemprego no Fim</text:p>
          </table:table-cell>
          <table:table-cell office:value-type="string" table:style-name="ce91">
            <text:p>var hom %</text:p>
          </table:table-cell>
          <table:table-cell table:style-name="ce74"/>
          <table:table-cell table:style-name="ce77"/>
          <table:table-cell office:value-type="string" table:style-name="ce77">
            <text:p>Ofertas recebidas</text:p>
          </table:table-cell>
          <table:table-cell office:value-type="float" office:value="17101" table:style-name="ce80">
            <text:p>17101</text:p>
          </table:table-cell>
          <table:table-cell office:value-type="float" office:value="12578" table:style-name="ce80">
            <text:p>12578</text:p>
          </table:table-cell>
          <table:table-cell office:value-type="float" office:value="6761" table:style-name="ce80">
            <text:p>6761</text:p>
          </table:table-cell>
          <table:table-cell table:style-name="ce74"/>
          <table:table-cell table:style-name="ce79"/>
          <table:table-cell office:value-type="string" table:style-name="ce77">
            <text:p>Ofertas recebidas</text:p>
          </table:table-cell>
          <table:table-cell office:value-type="string" table:style-name="ce91">
            <text:p>var hom val abs</text:p>
          </table:table-cell>
          <table:table-cell table:style-name="ce74"/>
          <table:table-cell table:style-name="ce77"/>
          <table:table-cell office:value-type="string" table:style-name="ce77">
            <text:p>Colocações efetuadas</text:p>
          </table:table-cell>
          <table:table-cell office:value-type="float" office:value="9840" table:style-name="ce80">
            <text:p>9840</text:p>
          </table:table-cell>
          <table:table-cell office:value-type="float" office:value="7589" table:style-name="ce80">
            <text:p>7589</text:p>
          </table:table-cell>
          <table:table-cell office:value-type="float" office:value="4287" table:style-name="ce80">
            <text:p>4287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1</text:p>
          </table:table-cell>
          <table:table-cell office:value-type="string" table:style-name="ce81">
            <text:p>Agricultura, produção animal, caça, floresta e pesca</text:p>
          </table:table-cell>
          <table:table-cell office:value-type="float" office:value="13404" table:style-name="ce84">
            <text:p>13404</text:p>
          </table:table-cell>
          <table:table-cell office:value-type="float" office:value="14590" table:style-name="ce84">
            <text:p>14590</text:p>
          </table:table-cell>
          <table:table-cell office:value-type="float" office:value="14060" table:style-name="ce84">
            <text:p>14060</text:p>
          </table:table-cell>
          <table:table-cell table:style-name="ce74"/>
          <table:table-cell office:value-type="string" table:style-name="ce81">
            <text:p>12</text:p>
          </table:table-cell>
          <table:table-cell office:value-type="string" table:style-name="ce81">
            <text:p>Indústria metalúrgica de base e fab. produtos metálicos</text:p>
          </table:table-cell>
          <table:table-cell office:value-type="float" office:value="-20.776495278069302" table:style-name="ce92">
            <text:p>-20,8</text:p>
          </table:table-cell>
          <table:table-cell table:style-name="ce74"/>
          <table:table-cell office:value-type="string" table:style-name="ce81">
            <text:p>01</text:p>
          </table:table-cell>
          <table:table-cell office:value-type="string" table:style-name="ce81">
            <text:p>Agricultura, produção animal, caça, floresta e pesca</text:p>
          </table:table-cell>
          <table:table-cell office:value-type="float" office:value="631" table:style-name="ce84">
            <text:p>631</text:p>
          </table:table-cell>
          <table:table-cell office:value-type="float" office:value="460" table:style-name="ce84">
            <text:p>460</text:p>
          </table:table-cell>
          <table:table-cell office:value-type="float" office:value="354" table:style-name="ce84">
            <text:p>354</text:p>
          </table:table-cell>
          <table:table-cell table:style-name="ce74"/>
          <table:table-cell office:value-type="string" table:style-name="ce81">
            <text:p>04</text:p>
          </table:table-cell>
          <table:table-cell office:value-type="string" table:style-name="ce81">
            <text:p>Indústrias alimentares das bebidas e do tabaco</text:p>
          </table:table-cell>
          <table:table-cell office:value-type="float" office:value="-14" table:style-name="ce84">
            <text:p>-14</text:p>
          </table:table-cell>
          <table:table-cell table:style-name="ce74"/>
          <table:table-cell office:value-type="string" table:style-name="ce81">
            <text:p>01</text:p>
          </table:table-cell>
          <table:table-cell office:value-type="string" table:style-name="ce81">
            <text:p>Agricultura, produção animal, caça, floresta e pesca</text:p>
          </table:table-cell>
          <table:table-cell office:value-type="float" office:value="459" table:style-name="ce84">
            <text:p>459</text:p>
          </table:table-cell>
          <table:table-cell office:value-type="float" office:value="401" table:style-name="ce84">
            <text:p>401</text:p>
          </table:table-cell>
          <table:table-cell office:value-type="float" office:value="239" table:style-name="ce84">
            <text:p>239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2</text:p>
          </table:table-cell>
          <table:table-cell office:value-type="string" table:style-name="ce81">
            <text:p>Indústria, energia e água e construção</text:p>
          </table:table-cell>
          <table:table-cell office:value-type="float" office:value="67823" table:style-name="ce89">
            <text:p>67823</text:p>
          </table:table-cell>
          <table:table-cell office:value-type="float" office:value="71201" table:style-name="ce89">
            <text:p>71201</text:p>
          </table:table-cell>
          <table:table-cell office:value-type="float" office:value="77096" table:style-name="ce89">
            <text:p>77096</text:p>
          </table:table-cell>
          <table:table-cell table:style-name="ce74"/>
          <table:table-cell office:value-type="string" table:style-name="ce81">
            <text:p>06</text:p>
          </table:table-cell>
          <table:table-cell office:value-type="string" table:style-name="ce81">
            <text:p>Indústria do vestuário</text:p>
          </table:table-cell>
          <table:table-cell office:value-type="float" office:value="-18.4193753983429" table:style-name="ce93">
            <text:p>-18,4</text:p>
          </table:table-cell>
          <table:table-cell table:style-name="ce74"/>
          <table:table-cell office:value-type="string" table:style-name="ce81">
            <text:p>02</text:p>
          </table:table-cell>
          <table:table-cell office:value-type="string" table:style-name="ce81">
            <text:p>Indústria, energia e água e construção</text:p>
          </table:table-cell>
          <table:table-cell office:value-type="float" office:value="4114" table:style-name="ce89">
            <text:p>4114</text:p>
          </table:table-cell>
          <table:table-cell office:value-type="float" office:value="3527" table:style-name="ce89">
            <text:p>3527</text:p>
          </table:table-cell>
          <table:table-cell office:value-type="float" office:value="2154" table:style-name="ce89">
            <text:p>2154</text:p>
          </table:table-cell>
          <table:table-cell table:style-name="ce74"/>
          <table:table-cell office:value-type="string" table:style-name="ce81">
            <text:p>24</text:p>
          </table:table-cell>
          <table:table-cell office:value-type="string" table:style-name="ce81">
            <text:p>Atividades financeiras e de seguros</text:p>
          </table:table-cell>
          <table:table-cell office:value-type="float" office:value="16" table:style-name="ce89">
            <text:p>16</text:p>
          </table:table-cell>
          <table:table-cell table:style-name="ce74"/>
          <table:table-cell office:value-type="string" table:style-name="ce81">
            <text:p>02</text:p>
          </table:table-cell>
          <table:table-cell office:value-type="string" table:style-name="ce81">
            <text:p>Indústria, energia e água e construção</text:p>
          </table:table-cell>
          <table:table-cell office:value-type="float" office:value="2163" table:style-name="ce89">
            <text:p>2163</text:p>
          </table:table-cell>
          <table:table-cell office:value-type="float" office:value="1851" table:style-name="ce89">
            <text:p>1851</text:p>
          </table:table-cell>
          <table:table-cell office:value-type="float" office:value="1102" table:style-name="ce89">
            <text:p>1102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3</text:p>
          </table:table-cell>
          <table:table-cell office:value-type="string" table:style-name="ce81">
            <text:p>Indústrias extrativas</text:p>
          </table:table-cell>
          <table:table-cell office:value-type="float" office:value="1967" table:style-name="ce84">
            <text:p>1967</text:p>
          </table:table-cell>
          <table:table-cell office:value-type="float" office:value="1992" table:style-name="ce84">
            <text:p>1992</text:p>
          </table:table-cell>
          <table:table-cell office:value-type="float" office:value="2033" table:style-name="ce84">
            <text:p>2033</text:p>
          </table:table-cell>
          <table:table-cell table:style-name="ce74"/>
          <table:table-cell office:value-type="string" table:style-name="ce81">
            <text:p>13</text:p>
          </table:table-cell>
          <table:table-cell office:value-type="string" table:style-name="ce81">
            <text:p>Fab. equipamento informático, elétrico, máquinas e equipamentos n.e.</text:p>
          </table:table-cell>
          <table:table-cell office:value-type="float" office:value="-15.6716417910448" table:style-name="ce92">
            <text:p>-15,7</text:p>
          </table:table-cell>
          <table:table-cell table:style-name="ce74"/>
          <table:table-cell office:value-type="string" table:style-name="ce81">
            <text:p>03</text:p>
          </table:table-cell>
          <table:table-cell office:value-type="string" table:style-name="ce81">
            <text:p>Indústrias extrativas</text:p>
          </table:table-cell>
          <table:table-cell office:value-type="float" office:value="29" table:style-name="ce84">
            <text:p>29</text:p>
          </table:table-cell>
          <table:table-cell office:value-type="float" office:value="19" table:style-name="ce84">
            <text:p>19</text:p>
          </table:table-cell>
          <table:table-cell office:value-type="float" office:value="9" table:style-name="ce84">
            <text:p>9</text:p>
          </table:table-cell>
          <table:table-cell table:style-name="ce74"/>
          <table:table-cell office:value-type="string" table:style-name="ce81">
            <text:p>03</text:p>
          </table:table-cell>
          <table:table-cell office:value-type="string" table:style-name="ce81">
            <text:p>Indústrias extrativas</text:p>
          </table:table-cell>
          <table:table-cell office:value-type="float" office:value="20" table:style-name="ce84">
            <text:p>20</text:p>
          </table:table-cell>
          <table:table-cell table:style-name="ce74"/>
          <table:table-cell office:value-type="string" table:style-name="ce81">
            <text:p>03</text:p>
          </table:table-cell>
          <table:table-cell office:value-type="string" table:style-name="ce81">
            <text:p>Indústrias extrativas</text:p>
          </table:table-cell>
          <table:table-cell office:value-type="float" office:value="19" table:style-name="ce84">
            <text:p>19</text:p>
          </table:table-cell>
          <table:table-cell office:value-type="float" office:value="7" table:style-name="ce84">
            <text:p>7</text:p>
          </table:table-cell>
          <table:table-cell office:value-type="float" office:value="8" table:style-name="ce84">
            <text:p>8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4</text:p>
          </table:table-cell>
          <table:table-cell office:value-type="string" table:style-name="ce81">
            <text:p>Indústrias alimentares das bebidas e do tabaco</text:p>
          </table:table-cell>
          <table:table-cell office:value-type="float" office:value="7385" table:style-name="ce89">
            <text:p>7385</text:p>
          </table:table-cell>
          <table:table-cell office:value-type="float" office:value="7866" table:style-name="ce89">
            <text:p>7866</text:p>
          </table:table-cell>
          <table:table-cell office:value-type="float" office:value="7548" table:style-name="ce89">
            <text:p>7548</text:p>
          </table:table-cell>
          <table:table-cell table:style-name="ce74"/>
          <table:table-cell office:value-type="string" table:style-name="ce81">
            <text:p>15</text:p>
          </table:table-cell>
          <table:table-cell office:value-type="string" table:style-name="ce81">
            <text:p>Fab. mobiliário, repar. instal. máq. e equipa. e outras ind. transformadoras</text:p>
          </table:table-cell>
          <table:table-cell office:value-type="float" office:value="-13.889500330178301" table:style-name="ce93">
            <text:p>-13,9</text:p>
          </table:table-cell>
          <table:table-cell table:style-name="ce74"/>
          <table:table-cell office:value-type="string" table:style-name="ce81">
            <text:p>04</text:p>
          </table:table-cell>
          <table:table-cell office:value-type="string" table:style-name="ce81">
            <text:p>Indústrias alimentares das bebidas e do tabaco</text:p>
          </table:table-cell>
          <table:table-cell office:value-type="float" office:value="451" table:style-name="ce89">
            <text:p>451</text:p>
          </table:table-cell>
          <table:table-cell office:value-type="float" office:value="376" table:style-name="ce89">
            <text:p>376</text:p>
          </table:table-cell>
          <table:table-cell office:value-type="float" office:value="465" table:style-name="ce89">
            <text:p>465</text:p>
          </table:table-cell>
          <table:table-cell table:style-name="ce74"/>
          <table:table-cell office:value-type="string" table:style-name="ce81">
            <text:p>09</text:p>
          </table:table-cell>
          <table:table-cell office:value-type="string" table:style-name="ce81">
            <text:p>Indústrias do papel, impressão e reprodução</text:p>
          </table:table-cell>
          <table:table-cell office:value-type="float" office:value="23" table:style-name="ce89">
            <text:p>23</text:p>
          </table:table-cell>
          <table:table-cell table:style-name="ce74"/>
          <table:table-cell office:value-type="string" table:style-name="ce81">
            <text:p>04</text:p>
          </table:table-cell>
          <table:table-cell office:value-type="string" table:style-name="ce81">
            <text:p>Indústrias alimentares das bebidas e do tabaco</text:p>
          </table:table-cell>
          <table:table-cell office:value-type="float" office:value="309" table:style-name="ce89">
            <text:p>309</text:p>
          </table:table-cell>
          <table:table-cell office:value-type="float" office:value="264" table:style-name="ce89">
            <text:p>264</text:p>
          </table:table-cell>
          <table:table-cell office:value-type="float" office:value="178" table:style-name="ce89">
            <text:p>178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5</text:p>
          </table:table-cell>
          <table:table-cell office:value-type="string" table:style-name="ce81">
            <text:p>Fabricação de têxteis</text:p>
          </table:table-cell>
          <table:table-cell office:value-type="float" office:value="3094" table:style-name="ce84">
            <text:p>3094</text:p>
          </table:table-cell>
          <table:table-cell office:value-type="float" office:value="3202" table:style-name="ce84">
            <text:p>3202</text:p>
          </table:table-cell>
          <table:table-cell office:value-type="float" office:value="3402" table:style-name="ce84">
            <text:p>3402</text:p>
          </table:table-cell>
          <table:table-cell table:style-name="ce74"/>
          <table:table-cell office:value-type="string" table:style-name="ce81">
            <text:p>17</text:p>
          </table:table-cell>
          <table:table-cell office:value-type="string" table:style-name="ce81">
            <text:p>Construção</text:p>
          </table:table-cell>
          <table:table-cell office:value-type="float" office:value="-13.753106876553399" table:style-name="ce92">
            <text:p>-13,8</text:p>
          </table:table-cell>
          <table:table-cell table:style-name="ce74"/>
          <table:table-cell office:value-type="string" table:style-name="ce81">
            <text:p>05</text:p>
          </table:table-cell>
          <table:table-cell office:value-type="string" table:style-name="ce81">
            <text:p>Fabricação de têxteis</text:p>
          </table:table-cell>
          <table:table-cell office:value-type="float" office:value="131" table:style-name="ce84">
            <text:p>131</text:p>
          </table:table-cell>
          <table:table-cell office:value-type="float" office:value="159" table:style-name="ce84">
            <text:p>159</text:p>
          </table:table-cell>
          <table:table-cell office:value-type="float" office:value="35" table:style-name="ce84">
            <text:p>35</text:p>
          </table:table-cell>
          <table:table-cell table:style-name="ce74"/>
          <table:table-cell office:value-type="string" table:style-name="ce81">
            <text:p>12</text:p>
          </table:table-cell>
          <table:table-cell office:value-type="string" table:style-name="ce81">
            <text:p>Indústria metalúrgica de base e fab. produtos metálicos</text:p>
          </table:table-cell>
          <table:table-cell office:value-type="float" office:value="37" table:style-name="ce84">
            <text:p>37</text:p>
          </table:table-cell>
          <table:table-cell table:style-name="ce74"/>
          <table:table-cell office:value-type="string" table:style-name="ce81">
            <text:p>05</text:p>
          </table:table-cell>
          <table:table-cell office:value-type="string" table:style-name="ce81">
            <text:p>Fabricação de têxteis</text:p>
          </table:table-cell>
          <table:table-cell office:value-type="float" office:value="83" table:style-name="ce84">
            <text:p>83</text:p>
          </table:table-cell>
          <table:table-cell office:value-type="float" office:value="82" table:style-name="ce84">
            <text:p>82</text:p>
          </table:table-cell>
          <table:table-cell office:value-type="float" office:value="21" table:style-name="ce84">
            <text:p>21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6</text:p>
          </table:table-cell>
          <table:table-cell office:value-type="string" table:style-name="ce81">
            <text:p>Indústria do vestuário</text:p>
          </table:table-cell>
          <table:table-cell office:value-type="float" office:value="8960" table:style-name="ce89">
            <text:p>8960</text:p>
          </table:table-cell>
          <table:table-cell office:value-type="float" office:value="9542" table:style-name="ce89">
            <text:p>9542</text:p>
          </table:table-cell>
          <table:table-cell office:value-type="float" office:value="10983" table:style-name="ce89">
            <text:p>10983</text:p>
          </table:table-cell>
          <table:table-cell table:style-name="ce74"/>
          <table:table-cell office:value-type="string" table:style-name="ce81">
            <text:p>07</text:p>
          </table:table-cell>
          <table:table-cell office:value-type="string" table:style-name="ce81">
            <text:p>Indústria do couro e dos produtos do couro</text:p>
          </table:table-cell>
          <table:table-cell office:value-type="float" office:value="-13.0227743271222" table:style-name="ce93">
            <text:p>-13,0</text:p>
          </table:table-cell>
          <table:table-cell table:style-name="ce74"/>
          <table:table-cell office:value-type="string" table:style-name="ce81">
            <text:p>06</text:p>
          </table:table-cell>
          <table:table-cell office:value-type="string" table:style-name="ce81">
            <text:p>Indústria do vestuário</text:p>
          </table:table-cell>
          <table:table-cell office:value-type="float" office:value="413" table:style-name="ce89">
            <text:p>413</text:p>
          </table:table-cell>
          <table:table-cell office:value-type="float" office:value="294" table:style-name="ce89">
            <text:p>294</text:p>
          </table:table-cell>
          <table:table-cell office:value-type="float" office:value="226" table:style-name="ce89">
            <text:p>226</text:p>
          </table:table-cell>
          <table:table-cell table:style-name="ce74"/>
          <table:table-cell office:value-type="string" table:style-name="ce81">
            <text:p>14</text:p>
          </table:table-cell>
          <table:table-cell office:value-type="string" table:style-name="ce81">
            <text:p>Fab. veículos automóveis, componentes e outro equipa. de transporte</text:p>
          </table:table-cell>
          <table:table-cell office:value-type="float" office:value="39" table:style-name="ce89">
            <text:p>39</text:p>
          </table:table-cell>
          <table:table-cell table:style-name="ce74"/>
          <table:table-cell office:value-type="string" table:style-name="ce81">
            <text:p>06</text:p>
          </table:table-cell>
          <table:table-cell office:value-type="string" table:style-name="ce81">
            <text:p>Indústria do vestuário</text:p>
          </table:table-cell>
          <table:table-cell office:value-type="float" office:value="280" table:style-name="ce89">
            <text:p>280</text:p>
          </table:table-cell>
          <table:table-cell office:value-type="float" office:value="183" table:style-name="ce89">
            <text:p>183</text:p>
          </table:table-cell>
          <table:table-cell office:value-type="float" office:value="101" table:style-name="ce89">
            <text:p>101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7</text:p>
          </table:table-cell>
          <table:table-cell office:value-type="string" table:style-name="ce81">
            <text:p>Indústria do couro e dos produtos do couro</text:p>
          </table:table-cell>
          <table:table-cell office:value-type="float" office:value="4201" table:style-name="ce84">
            <text:p>4201</text:p>
          </table:table-cell>
          <table:table-cell office:value-type="float" office:value="4481" table:style-name="ce84">
            <text:p>4481</text:p>
          </table:table-cell>
          <table:table-cell office:value-type="float" office:value="4830" table:style-name="ce84">
            <text:p>4830</text:p>
          </table:table-cell>
          <table:table-cell table:style-name="ce74"/>
          <table:table-cell office:value-type="string" table:style-name="ce81">
            <text:p>11</text:p>
          </table:table-cell>
          <table:table-cell office:value-type="string" table:style-name="ce81">
            <text:p>Fabricação de outros produtos minerais não metálicos</text:p>
          </table:table-cell>
          <table:table-cell office:value-type="float" office:value="-12.2551481667504" table:style-name="ce92">
            <text:p>-12,3</text:p>
          </table:table-cell>
          <table:table-cell table:style-name="ce74"/>
          <table:table-cell office:value-type="string" table:style-name="ce81">
            <text:p>07</text:p>
          </table:table-cell>
          <table:table-cell office:value-type="string" table:style-name="ce81">
            <text:p>Indústria do couro e dos produtos do couro</text:p>
          </table:table-cell>
          <table:table-cell office:value-type="float" office:value="306" table:style-name="ce84">
            <text:p>306</text:p>
          </table:table-cell>
          <table:table-cell office:value-type="float" office:value="196" table:style-name="ce84">
            <text:p>196</text:p>
          </table:table-cell>
          <table:table-cell office:value-type="float" office:value="142" table:style-name="ce84">
            <text:p>142</text:p>
          </table:table-cell>
          <table:table-cell table:style-name="ce74"/>
          <table:table-cell office:value-type="string" table:style-name="ce81">
            <text:p>13</text:p>
          </table:table-cell>
          <table:table-cell office:value-type="string" table:style-name="ce81">
            <text:p>Fab. equipamento informático, elétrico, máquinas e equipamentos n.e.</text:p>
          </table:table-cell>
          <table:table-cell office:value-type="float" office:value="55" table:style-name="ce84">
            <text:p>55</text:p>
          </table:table-cell>
          <table:table-cell table:style-name="ce74"/>
          <table:table-cell office:value-type="string" table:style-name="ce81">
            <text:p>07</text:p>
          </table:table-cell>
          <table:table-cell office:value-type="string" table:style-name="ce81">
            <text:p>Indústria do couro e dos produtos do couro</text:p>
          </table:table-cell>
          <table:table-cell office:value-type="float" office:value="191" table:style-name="ce84">
            <text:p>191</text:p>
          </table:table-cell>
          <table:table-cell office:value-type="float" office:value="135" table:style-name="ce84">
            <text:p>135</text:p>
          </table:table-cell>
          <table:table-cell office:value-type="float" office:value="103" table:style-name="ce84">
            <text:p>103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8</text:p>
          </table:table-cell>
          <table:table-cell office:value-type="string" table:style-name="ce81">
            <text:p>Indústria da madeira e da cortiça</text:p>
          </table:table-cell>
          <table:table-cell office:value-type="float" office:value="2008" table:style-name="ce89">
            <text:p>2008</text:p>
          </table:table-cell>
          <table:table-cell office:value-type="float" office:value="2074" table:style-name="ce89">
            <text:p>2074</text:p>
          </table:table-cell>
          <table:table-cell office:value-type="float" office:value="2126" table:style-name="ce89">
            <text:p>2126</text:p>
          </table:table-cell>
          <table:table-cell table:style-name="ce74"/>
          <table:table-cell office:value-type="string" table:style-name="ce81">
            <text:p>05</text:p>
          </table:table-cell>
          <table:table-cell office:value-type="string" table:style-name="ce81">
            <text:p>Fabricação de têxteis</text:p>
          </table:table-cell>
          <table:table-cell office:value-type="float" office:value="-9.05349794238683" table:style-name="ce93">
            <text:p>-9,1</text:p>
          </table:table-cell>
          <table:table-cell table:style-name="ce74"/>
          <table:table-cell office:value-type="string" table:style-name="ce81">
            <text:p>08</text:p>
          </table:table-cell>
          <table:table-cell office:value-type="string" table:style-name="ce81">
            <text:p>Indústria da madeira e da cortiça</text:p>
          </table:table-cell>
          <table:table-cell office:value-type="float" office:value="129" table:style-name="ce89">
            <text:p>129</text:p>
          </table:table-cell>
          <table:table-cell office:value-type="float" office:value="70" table:style-name="ce89">
            <text:p>70</text:p>
          </table:table-cell>
          <table:table-cell office:value-type="float" office:value="43" table:style-name="ce89">
            <text:p>43</text:p>
          </table:table-cell>
          <table:table-cell table:style-name="ce74"/>
          <table:table-cell office:value-type="string" table:style-name="ce81">
            <text:p>16</text:p>
          </table:table-cell>
          <table:table-cell office:value-type="string" table:style-name="ce81">
            <text:p>Eletricidade, gás e água, saneamento, resíduos e despoluição</text:p>
          </table:table-cell>
          <table:table-cell office:value-type="float" office:value="65" table:style-name="ce89">
            <text:p>65</text:p>
          </table:table-cell>
          <table:table-cell table:style-name="ce74"/>
          <table:table-cell office:value-type="string" table:style-name="ce81">
            <text:p>08</text:p>
          </table:table-cell>
          <table:table-cell office:value-type="string" table:style-name="ce81">
            <text:p>Indústria da madeira e da cortiça</text:p>
          </table:table-cell>
          <table:table-cell office:value-type="float" office:value="36" table:style-name="ce89">
            <text:p>36</text:p>
          </table:table-cell>
          <table:table-cell office:value-type="float" office:value="35" table:style-name="ce89">
            <text:p>35</text:p>
          </table:table-cell>
          <table:table-cell office:value-type="float" office:value="14" table:style-name="ce89">
            <text:p>14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9</text:p>
          </table:table-cell>
          <table:table-cell office:value-type="string" table:style-name="ce81">
            <text:p>Indústrias do papel, impressão e reprodução</text:p>
          </table:table-cell>
          <table:table-cell office:value-type="float" office:value="1336" table:style-name="ce84">
            <text:p>1336</text:p>
          </table:table-cell>
          <table:table-cell office:value-type="float" office:value="1366" table:style-name="ce84">
            <text:p>1366</text:p>
          </table:table-cell>
          <table:table-cell office:value-type="float" office:value="1368" table:style-name="ce84">
            <text:p>1368</text:p>
          </table:table-cell>
          <table:table-cell table:style-name="ce74"/>
          <table:table-cell office:value-type="string" table:style-name="ce81">
            <text:p>10</text:p>
          </table:table-cell>
          <table:table-cell office:value-type="string" table:style-name="ce81">
            <text:p>Fab. produtos petrolíferos, químicos, farmacêuticos, borracha e plástico</text:p>
          </table:table-cell>
          <table:table-cell office:value-type="float" office:value="-7.99050632911392" table:style-name="ce92">
            <text:p>-8,0</text:p>
          </table:table-cell>
          <table:table-cell table:style-name="ce74"/>
          <table:table-cell office:value-type="string" table:style-name="ce81">
            <text:p>09</text:p>
          </table:table-cell>
          <table:table-cell office:value-type="string" table:style-name="ce81">
            <text:p>Indústrias do papel, impressão e reprodução</text:p>
          </table:table-cell>
          <table:table-cell office:value-type="float" office:value="50" table:style-name="ce84">
            <text:p>50</text:p>
          </table:table-cell>
          <table:table-cell office:value-type="float" office:value="51" table:style-name="ce84">
            <text:p>51</text:p>
          </table:table-cell>
          <table:table-cell office:value-type="float" office:value="27" table:style-name="ce84">
            <text:p>27</text:p>
          </table:table-cell>
          <table:table-cell table:style-name="ce74"/>
          <table:table-cell office:value-type="string" table:style-name="ce81">
            <text:p>11</text:p>
          </table:table-cell>
          <table:table-cell office:value-type="string" table:style-name="ce81">
            <text:p>Fabricação de outros produtos minerais não metálicos</text:p>
          </table:table-cell>
          <table:table-cell office:value-type="float" office:value="78" table:style-name="ce84">
            <text:p>78</text:p>
          </table:table-cell>
          <table:table-cell table:style-name="ce74"/>
          <table:table-cell office:value-type="string" table:style-name="ce81">
            <text:p>09</text:p>
          </table:table-cell>
          <table:table-cell office:value-type="string" table:style-name="ce81">
            <text:p>Indústrias do papel, impressão e reprodução</text:p>
          </table:table-cell>
          <table:table-cell office:value-type="float" office:value="37" table:style-name="ce84">
            <text:p>37</text:p>
          </table:table-cell>
          <table:table-cell office:value-type="float" office:value="33" table:style-name="ce84">
            <text:p>33</text:p>
          </table:table-cell>
          <table:table-cell office:value-type="float" office:value="15" table:style-name="ce84">
            <text:p>15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0</text:p>
          </table:table-cell>
          <table:table-cell office:value-type="string" table:style-name="ce81">
            <text:p>Fab. produtos petrolíferos, químicos, farmacêuticos, borracha e plástico</text:p>
          </table:table-cell>
          <table:table-cell office:value-type="float" office:value="2326" table:style-name="ce89">
            <text:p>2326</text:p>
          </table:table-cell>
          <table:table-cell office:value-type="float" office:value="2396" table:style-name="ce89">
            <text:p>2396</text:p>
          </table:table-cell>
          <table:table-cell office:value-type="float" office:value="2528" table:style-name="ce89">
            <text:p>2528</text:p>
          </table:table-cell>
          <table:table-cell table:style-name="ce74"/>
          <table:table-cell office:value-type="string" table:style-name="ce81">
            <text:p>27</text:p>
          </table:table-cell>
          <table:table-cell office:value-type="string" table:style-name="ce81">
            <text:p>Admin. pública, educação, atividades de saúde e apoio social</text:p>
          </table:table-cell>
          <table:table-cell office:value-type="float" office:value="-5.6274986963323501" table:style-name="ce93">
            <text:p>-5,6</text:p>
          </table:table-cell>
          <table:table-cell table:style-name="ce74"/>
          <table:table-cell office:value-type="string" table:style-name="ce81">
            <text:p>10</text:p>
          </table:table-cell>
          <table:table-cell office:value-type="string" table:style-name="ce81">
            <text:p>Fab. produtos petrolíferos, químicos, farmacêuticos, borracha e plástico</text:p>
          </table:table-cell>
          <table:table-cell office:value-type="float" office:value="119" table:style-name="ce89">
            <text:p>119</text:p>
          </table:table-cell>
          <table:table-cell office:value-type="float" office:value="97" table:style-name="ce89">
            <text:p>97</text:p>
          </table:table-cell>
          <table:table-cell office:value-type="float" office:value="40" table:style-name="ce89">
            <text:p>40</text:p>
          </table:table-cell>
          <table:table-cell table:style-name="ce74"/>
          <table:table-cell office:value-type="string" table:style-name="ce81">
            <text:p>10</text:p>
          </table:table-cell>
          <table:table-cell office:value-type="string" table:style-name="ce81">
            <text:p>Fab. produtos petrolíferos, químicos, farmacêuticos, borracha e plástico</text:p>
          </table:table-cell>
          <table:table-cell office:value-type="float" office:value="79" table:style-name="ce89">
            <text:p>79</text:p>
          </table:table-cell>
          <table:table-cell table:style-name="ce74"/>
          <table:table-cell office:value-type="string" table:style-name="ce81">
            <text:p>10</text:p>
          </table:table-cell>
          <table:table-cell office:value-type="string" table:style-name="ce81">
            <text:p>Fab. produtos petrolíferos, químicos, farmacêuticos, borracha e plástico</text:p>
          </table:table-cell>
          <table:table-cell office:value-type="float" office:value="80" table:style-name="ce89">
            <text:p>80</text:p>
          </table:table-cell>
          <table:table-cell office:value-type="float" office:value="59" table:style-name="ce89">
            <text:p>59</text:p>
          </table:table-cell>
          <table:table-cell office:value-type="float" office:value="44" table:style-name="ce89">
            <text:p>44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1</text:p>
          </table:table-cell>
          <table:table-cell office:value-type="string" table:style-name="ce81">
            <text:p>Fabricação de outros produtos minerais não metálicos</text:p>
          </table:table-cell>
          <table:table-cell office:value-type="float" office:value="1747" table:style-name="ce84">
            <text:p>1747</text:p>
          </table:table-cell>
          <table:table-cell office:value-type="float" office:value="1813" table:style-name="ce84">
            <text:p>1813</text:p>
          </table:table-cell>
          <table:table-cell office:value-type="float" office:value="1991" table:style-name="ce84">
            <text:p>1991</text:p>
          </table:table-cell>
          <table:table-cell table:style-name="ce74"/>
          <table:table-cell office:value-type="string" table:style-name="ce81">
            <text:p>23</text:p>
          </table:table-cell>
          <table:table-cell office:value-type="string" table:style-name="ce81">
            <text:p>Atividades de informação e de comunicação</text:p>
          </table:table-cell>
          <table:table-cell office:value-type="float" office:value="-5.5530575539568403" table:style-name="ce92">
            <text:p>-5,6</text:p>
          </table:table-cell>
          <table:table-cell table:style-name="ce74"/>
          <table:table-cell office:value-type="string" table:style-name="ce81">
            <text:p>11</text:p>
          </table:table-cell>
          <table:table-cell office:value-type="string" table:style-name="ce81">
            <text:p>Fabricação de outros produtos minerais não metálicos</text:p>
          </table:table-cell>
          <table:table-cell office:value-type="float" office:value="130" table:style-name="ce84">
            <text:p>130</text:p>
          </table:table-cell>
          <table:table-cell office:value-type="float" office:value="131" table:style-name="ce84">
            <text:p>131</text:p>
          </table:table-cell>
          <table:table-cell office:value-type="float" office:value="52" table:style-name="ce84">
            <text:p>52</text:p>
          </table:table-cell>
          <table:table-cell table:style-name="ce74"/>
          <table:table-cell office:value-type="string" table:style-name="ce81">
            <text:p>08</text:p>
          </table:table-cell>
          <table:table-cell office:value-type="string" table:style-name="ce81">
            <text:p>Indústria da madeira e da cortiça</text:p>
          </table:table-cell>
          <table:table-cell office:value-type="float" office:value="86" table:style-name="ce84">
            <text:p>86</text:p>
          </table:table-cell>
          <table:table-cell table:style-name="ce74"/>
          <table:table-cell office:value-type="string" table:style-name="ce81">
            <text:p>11</text:p>
          </table:table-cell>
          <table:table-cell office:value-type="string" table:style-name="ce81">
            <text:p>Fabricação de outros produtos minerais não metálicos</text:p>
          </table:table-cell>
          <table:table-cell office:value-type="float" office:value="85" table:style-name="ce84">
            <text:p>85</text:p>
          </table:table-cell>
          <table:table-cell office:value-type="float" office:value="59" table:style-name="ce84">
            <text:p>59</text:p>
          </table:table-cell>
          <table:table-cell office:value-type="float" office:value="31" table:style-name="ce84">
            <text:p>31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2</text:p>
          </table:table-cell>
          <table:table-cell office:value-type="string" table:style-name="ce81">
            <text:p>Indústria metalúrgica de base e fab. produtos metálicos</text:p>
          </table:table-cell>
          <table:table-cell office:value-type="float" office:value="3775" table:style-name="ce89">
            <text:p>3775</text:p>
          </table:table-cell>
          <table:table-cell office:value-type="float" office:value="3930" table:style-name="ce89">
            <text:p>3930</text:p>
          </table:table-cell>
          <table:table-cell office:value-type="float" office:value="4765" table:style-name="ce89">
            <text:p>4765</text:p>
          </table:table-cell>
          <table:table-cell table:style-name="ce74"/>
          <table:table-cell office:value-type="string" table:style-name="ce81">
            <text:p>08</text:p>
          </table:table-cell>
          <table:table-cell office:value-type="string" table:style-name="ce81">
            <text:p>Indústria da madeira e da cortiça</text:p>
          </table:table-cell>
          <table:table-cell office:value-type="float" office:value="-5.5503292568203202" table:style-name="ce93">
            <text:p>-5,6</text:p>
          </table:table-cell>
          <table:table-cell table:style-name="ce74"/>
          <table:table-cell office:value-type="string" table:style-name="ce81">
            <text:p>12</text:p>
          </table:table-cell>
          <table:table-cell office:value-type="string" table:style-name="ce81">
            <text:p>Indústria metalúrgica de base e fab. produtos metálicos</text:p>
          </table:table-cell>
          <table:table-cell office:value-type="float" office:value="248" table:style-name="ce89">
            <text:p>248</text:p>
          </table:table-cell>
          <table:table-cell office:value-type="float" office:value="340" table:style-name="ce89">
            <text:p>340</text:p>
          </table:table-cell>
          <table:table-cell office:value-type="float" office:value="211" table:style-name="ce89">
            <text:p>211</text:p>
          </table:table-cell>
          <table:table-cell table:style-name="ce74"/>
          <table:table-cell office:value-type="string" table:style-name="ce81">
            <text:p>05</text:p>
          </table:table-cell>
          <table:table-cell office:value-type="string" table:style-name="ce81">
            <text:p>Fabricação de têxteis</text:p>
          </table:table-cell>
          <table:table-cell office:value-type="float" office:value="96" table:style-name="ce89">
            <text:p>96</text:p>
          </table:table-cell>
          <table:table-cell table:style-name="ce74"/>
          <table:table-cell office:value-type="string" table:style-name="ce81">
            <text:p>12</text:p>
          </table:table-cell>
          <table:table-cell office:value-type="string" table:style-name="ce81">
            <text:p>Indústria metalúrgica de base e fab. produtos metálicos</text:p>
          </table:table-cell>
          <table:table-cell office:value-type="float" office:value="186" table:style-name="ce89">
            <text:p>186</text:p>
          </table:table-cell>
          <table:table-cell office:value-type="float" office:value="168" table:style-name="ce89">
            <text:p>168</text:p>
          </table:table-cell>
          <table:table-cell office:value-type="float" office:value="141" table:style-name="ce89">
            <text:p>141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3</text:p>
          </table:table-cell>
          <table:table-cell office:value-type="string" table:style-name="ce81">
            <text:p>Fab. equipamento informático, elétrico, máquinas e equipamentos n.e.</text:p>
          </table:table-cell>
          <table:table-cell office:value-type="float" office:value="2486" table:style-name="ce84">
            <text:p>2486</text:p>
          </table:table-cell>
          <table:table-cell office:value-type="float" office:value="2582" table:style-name="ce84">
            <text:p>2582</text:p>
          </table:table-cell>
          <table:table-cell office:value-type="float" office:value="2948" table:style-name="ce84">
            <text:p>2948</text:p>
          </table:table-cell>
          <table:table-cell table:style-name="ce74"/>
          <table:table-cell office:value-type="string" table:style-name="ce81">
            <text:p>01</text:p>
          </table:table-cell>
          <table:table-cell office:value-type="string" table:style-name="ce81">
            <text:p>Agricultura, produção animal, caça, floresta e pesca</text:p>
          </table:table-cell>
          <table:table-cell office:value-type="float" office:value="-4.6657183499288797" table:style-name="ce92">
            <text:p>-4,7</text:p>
          </table:table-cell>
          <table:table-cell table:style-name="ce74"/>
          <table:table-cell office:value-type="string" table:style-name="ce81">
            <text:p>13</text:p>
          </table:table-cell>
          <table:table-cell office:value-type="string" table:style-name="ce81">
            <text:p>Fab. equipamento informático, elétrico, máquinas e equipamentos n.e.</text:p>
          </table:table-cell>
          <table:table-cell office:value-type="float" office:value="95" table:style-name="ce84">
            <text:p>95</text:p>
          </table:table-cell>
          <table:table-cell office:value-type="float" office:value="112" table:style-name="ce84">
            <text:p>112</text:p>
          </table:table-cell>
          <table:table-cell office:value-type="float" office:value="40" table:style-name="ce84">
            <text:p>40</text:p>
          </table:table-cell>
          <table:table-cell table:style-name="ce74"/>
          <table:table-cell office:value-type="string" table:style-name="ce81">
            <text:p>23</text:p>
          </table:table-cell>
          <table:table-cell office:value-type="string" table:style-name="ce81">
            <text:p>Atividades de informação e de comunicação</text:p>
          </table:table-cell>
          <table:table-cell office:value-type="float" office:value="100" table:style-name="ce84">
            <text:p>100</text:p>
          </table:table-cell>
          <table:table-cell table:style-name="ce74"/>
          <table:table-cell office:value-type="string" table:style-name="ce81">
            <text:p>13</text:p>
          </table:table-cell>
          <table:table-cell office:value-type="string" table:style-name="ce81">
            <text:p>Fab. equipamento informático, elétrico, máquinas e equipamentos n.e.</text:p>
          </table:table-cell>
          <table:table-cell office:value-type="float" office:value="59" table:style-name="ce84">
            <text:p>59</text:p>
          </table:table-cell>
          <table:table-cell office:value-type="float" office:value="58" table:style-name="ce84">
            <text:p>58</text:p>
          </table:table-cell>
          <table:table-cell office:value-type="float" office:value="24" table:style-name="ce84">
            <text:p>24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4</text:p>
          </table:table-cell>
          <table:table-cell office:value-type="string" table:style-name="ce81">
            <text:p>Fab. veículos automóveis, componentes e outro equipa. de transporte</text:p>
          </table:table-cell>
          <table:table-cell office:value-type="float" office:value="2563" table:style-name="ce89">
            <text:p>2563</text:p>
          </table:table-cell>
          <table:table-cell office:value-type="float" office:value="2621" table:style-name="ce89">
            <text:p>2621</text:p>
          </table:table-cell>
          <table:table-cell office:value-type="float" office:value="2638" table:style-name="ce89">
            <text:p>2638</text:p>
          </table:table-cell>
          <table:table-cell table:style-name="ce74"/>
          <table:table-cell office:value-type="string" table:style-name="ce81">
            <text:p>19</text:p>
          </table:table-cell>
          <table:table-cell office:value-type="string" table:style-name="ce81">
            <text:p>Comércio, manut. repar. de veículos automóveis e motociclos</text:p>
          </table:table-cell>
          <table:table-cell office:value-type="float" office:value="-4.4571932921447504" table:style-name="ce93">
            <text:p>-4,5</text:p>
          </table:table-cell>
          <table:table-cell table:style-name="ce74"/>
          <table:table-cell office:value-type="string" table:style-name="ce81">
            <text:p>14</text:p>
          </table:table-cell>
          <table:table-cell office:value-type="string" table:style-name="ce81">
            <text:p>Fab. veículos automóveis, componentes e outro equipa. de transporte</text:p>
          </table:table-cell>
          <table:table-cell office:value-type="float" office:value="61" table:style-name="ce89">
            <text:p>61</text:p>
          </table:table-cell>
          <table:table-cell office:value-type="float" office:value="60" table:style-name="ce89">
            <text:p>60</text:p>
          </table:table-cell>
          <table:table-cell office:value-type="float" office:value="22" table:style-name="ce89">
            <text:p>22</text:p>
          </table:table-cell>
          <table:table-cell table:style-name="ce74"/>
          <table:table-cell office:value-type="string" table:style-name="ce81">
            <text:p>07</text:p>
          </table:table-cell>
          <table:table-cell office:value-type="string" table:style-name="ce81">
            <text:p>Indústria do couro e dos produtos do couro</text:p>
          </table:table-cell>
          <table:table-cell office:value-type="float" office:value="164" table:style-name="ce89">
            <text:p>164</text:p>
          </table:table-cell>
          <table:table-cell table:style-name="ce74"/>
          <table:table-cell office:value-type="string" table:style-name="ce81">
            <text:p>14</text:p>
          </table:table-cell>
          <table:table-cell office:value-type="string" table:style-name="ce81">
            <text:p>Fab. veículos automóveis, componentes e outro equipa. de transporte</text:p>
          </table:table-cell>
          <table:table-cell office:value-type="float" office:value="49" table:style-name="ce89">
            <text:p>49</text:p>
          </table:table-cell>
          <table:table-cell office:value-type="float" office:value="52" table:style-name="ce89">
            <text:p>52</text:p>
          </table:table-cell>
          <table:table-cell office:value-type="float" office:value="18" table:style-name="ce89">
            <text:p>18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5</text:p>
          </table:table-cell>
          <table:table-cell office:value-type="string" table:style-name="ce81">
            <text:p>Fab. mobiliário, repar. instal. máq. e equipa. e outras ind. transformadoras</text:p>
          </table:table-cell>
          <table:table-cell office:value-type="float" office:value="3912" table:style-name="ce84">
            <text:p>3912</text:p>
          </table:table-cell>
          <table:table-cell office:value-type="float" office:value="4156" table:style-name="ce84">
            <text:p>4156</text:p>
          </table:table-cell>
          <table:table-cell office:value-type="float" office:value="4543" table:style-name="ce84">
            <text:p>4543</text:p>
          </table:table-cell>
          <table:table-cell table:style-name="ce74"/>
          <table:table-cell office:value-type="string" table:style-name="ce81">
            <text:p>25</text:p>
          </table:table-cell>
          <table:table-cell office:value-type="string" table:style-name="ce81">
            <text:p>Atividades imobiliárias, administrativas e dos serviços de apoio</text:p>
          </table:table-cell>
          <table:table-cell office:value-type="float" office:value="-4.2241347261979998" table:style-name="ce92">
            <text:p>-4,2</text:p>
          </table:table-cell>
          <table:table-cell table:style-name="ce74"/>
          <table:table-cell office:value-type="string" table:style-name="ce81">
            <text:p>15</text:p>
          </table:table-cell>
          <table:table-cell office:value-type="string" table:style-name="ce81">
            <text:p>Fab. mobiliário, repar. instal. máq. e equipa. e outras ind. transformadoras</text:p>
          </table:table-cell>
          <table:table-cell office:value-type="float" office:value="312" table:style-name="ce84">
            <text:p>312</text:p>
          </table:table-cell>
          <table:table-cell office:value-type="float" office:value="261" table:style-name="ce84">
            <text:p>261</text:p>
          </table:table-cell>
          <table:table-cell office:value-type="float" office:value="94" table:style-name="ce84">
            <text:p>94</text:p>
          </table:table-cell>
          <table:table-cell table:style-name="ce74"/>
          <table:table-cell office:value-type="string" table:style-name="ce81">
            <text:p>19</text:p>
          </table:table-cell>
          <table:table-cell office:value-type="string" table:style-name="ce81">
            <text:p>Comércio, manut. repar. de veículos automóveis e motociclos</text:p>
          </table:table-cell>
          <table:table-cell office:value-type="float" office:value="181" table:style-name="ce84">
            <text:p>181</text:p>
          </table:table-cell>
          <table:table-cell table:style-name="ce74"/>
          <table:table-cell office:value-type="string" table:style-name="ce81">
            <text:p>15</text:p>
          </table:table-cell>
          <table:table-cell office:value-type="string" table:style-name="ce81">
            <text:p>Fab. mobiliário, repar. instal. máq. e equipa. e outras ind. transformadoras</text:p>
          </table:table-cell>
          <table:table-cell office:value-type="float" office:value="172" table:style-name="ce84">
            <text:p>172</text:p>
          </table:table-cell>
          <table:table-cell office:value-type="float" office:value="181" table:style-name="ce84">
            <text:p>181</text:p>
          </table:table-cell>
          <table:table-cell office:value-type="float" office:value="65" table:style-name="ce84">
            <text:p>65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6</text:p>
          </table:table-cell>
          <table:table-cell office:value-type="string" table:style-name="ce81">
            <text:p>Eletricidade, gás e água, saneamento, resíduos e despoluição</text:p>
          </table:table-cell>
          <table:table-cell office:value-type="float" office:value="1243" table:style-name="ce89">
            <text:p>1243</text:p>
          </table:table-cell>
          <table:table-cell office:value-type="float" office:value="1315" table:style-name="ce89">
            <text:p>1315</text:p>
          </table:table-cell>
          <table:table-cell office:value-type="float" office:value="1253" table:style-name="ce89">
            <text:p>1253</text:p>
          </table:table-cell>
          <table:table-cell table:style-name="ce74"/>
          <table:table-cell office:value-type="string" table:style-name="ce81">
            <text:p>03</text:p>
          </table:table-cell>
          <table:table-cell office:value-type="string" table:style-name="ce81">
            <text:p>Indústrias extrativas</text:p>
          </table:table-cell>
          <table:table-cell office:value-type="float" office:value="-3.24643384161338" table:style-name="ce93">
            <text:p>-3,2</text:p>
          </table:table-cell>
          <table:table-cell table:style-name="ce74"/>
          <table:table-cell office:value-type="string" table:style-name="ce81">
            <text:p>16</text:p>
          </table:table-cell>
          <table:table-cell office:value-type="string" table:style-name="ce81">
            <text:p>Eletricidade, gás e água, saneamento, resíduos e despoluição</text:p>
          </table:table-cell>
          <table:table-cell office:value-type="float" office:value="93" table:style-name="ce89">
            <text:p>93</text:p>
          </table:table-cell>
          <table:table-cell office:value-type="float" office:value="86" table:style-name="ce89">
            <text:p>86</text:p>
          </table:table-cell>
          <table:table-cell office:value-type="float" office:value="28" table:style-name="ce89">
            <text:p>28</text:p>
          </table:table-cell>
          <table:table-cell table:style-name="ce74"/>
          <table:table-cell office:value-type="string" table:style-name="ce81">
            <text:p>06</text:p>
          </table:table-cell>
          <table:table-cell office:value-type="string" table:style-name="ce81">
            <text:p>Indústria do vestuário</text:p>
          </table:table-cell>
          <table:table-cell office:value-type="float" office:value="187" table:style-name="ce89">
            <text:p>187</text:p>
          </table:table-cell>
          <table:table-cell table:style-name="ce74"/>
          <table:table-cell office:value-type="string" table:style-name="ce81">
            <text:p>16</text:p>
          </table:table-cell>
          <table:table-cell office:value-type="string" table:style-name="ce81">
            <text:p>Eletricidade, gás e água, saneamento, resíduos e despoluição</text:p>
          </table:table-cell>
          <table:table-cell office:value-type="float" office:value="44" table:style-name="ce89">
            <text:p>44</text:p>
          </table:table-cell>
          <table:table-cell office:value-type="float" office:value="44" table:style-name="ce89">
            <text:p>44</text:p>
          </table:table-cell>
          <table:table-cell office:value-type="float" office:value="15" table:style-name="ce89">
            <text:p>15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7</text:p>
          </table:table-cell>
          <table:table-cell office:value-type="string" table:style-name="ce81">
            <text:p>Construção</text:p>
          </table:table-cell>
          <table:table-cell office:value-type="float" office:value="20820" table:style-name="ce84">
            <text:p>20820</text:p>
          </table:table-cell>
          <table:table-cell office:value-type="float" office:value="21865" table:style-name="ce84">
            <text:p>21865</text:p>
          </table:table-cell>
          <table:table-cell office:value-type="float" office:value="24140" table:style-name="ce84">
            <text:p>24140</text:p>
          </table:table-cell>
          <table:table-cell table:style-name="ce74"/>
          <table:table-cell office:value-type="string" table:style-name="ce81">
            <text:p>14</text:p>
          </table:table-cell>
          <table:table-cell office:value-type="string" table:style-name="ce81">
            <text:p>Fab. veículos automóveis, componentes e outro equipa. de transporte</text:p>
          </table:table-cell>
          <table:table-cell office:value-type="float" office:value="-2.84306292645944" table:style-name="ce92">
            <text:p>-2,8</text:p>
          </table:table-cell>
          <table:table-cell table:style-name="ce74"/>
          <table:table-cell office:value-type="string" table:style-name="ce81">
            <text:p>17</text:p>
          </table:table-cell>
          <table:table-cell office:value-type="string" table:style-name="ce81">
            <text:p>Construção</text:p>
          </table:table-cell>
          <table:table-cell office:value-type="float" office:value="1547" table:style-name="ce84">
            <text:p>1547</text:p>
          </table:table-cell>
          <table:table-cell office:value-type="float" office:value="1275" table:style-name="ce84">
            <text:p>1275</text:p>
          </table:table-cell>
          <table:table-cell office:value-type="float" office:value="720" table:style-name="ce84">
            <text:p>720</text:p>
          </table:table-cell>
          <table:table-cell table:style-name="ce74"/>
          <table:table-cell office:value-type="string" table:style-name="ce81">
            <text:p>15</text:p>
          </table:table-cell>
          <table:table-cell office:value-type="string" table:style-name="ce81">
            <text:p>Fab. mobiliário, repar. instal. máq. e equipa. e outras ind. transformadoras</text:p>
          </table:table-cell>
          <table:table-cell office:value-type="float" office:value="218" table:style-name="ce84">
            <text:p>218</text:p>
          </table:table-cell>
          <table:table-cell table:style-name="ce74"/>
          <table:table-cell office:value-type="string" table:style-name="ce81">
            <text:p>17</text:p>
          </table:table-cell>
          <table:table-cell office:value-type="string" table:style-name="ce81">
            <text:p>Construção</text:p>
          </table:table-cell>
          <table:table-cell office:value-type="float" office:value="533" table:style-name="ce84">
            <text:p>533</text:p>
          </table:table-cell>
          <table:table-cell office:value-type="float" office:value="491" table:style-name="ce84">
            <text:p>491</text:p>
          </table:table-cell>
          <table:table-cell office:value-type="float" office:value="324" table:style-name="ce84">
            <text:p>324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8</text:p>
          </table:table-cell>
          <table:table-cell office:value-type="string" table:style-name="ce81">
            <text:p>Serviços</text:p>
          </table:table-cell>
          <table:table-cell office:value-type="float" office:value="253999" table:style-name="ce89">
            <text:p>253999</text:p>
          </table:table-cell>
          <table:table-cell office:value-type="float" office:value="269164" table:style-name="ce89">
            <text:p>269164</text:p>
          </table:table-cell>
          <table:table-cell office:value-type="float" office:value="259991" table:style-name="ce89">
            <text:p>259991</text:p>
          </table:table-cell>
          <table:table-cell table:style-name="ce74"/>
          <table:table-cell office:value-type="string" table:style-name="ce81">
            <text:p>24</text:p>
          </table:table-cell>
          <table:table-cell office:value-type="string" table:style-name="ce81">
            <text:p>Atividades financeiras e de seguros</text:p>
          </table:table-cell>
          <table:table-cell office:value-type="float" office:value="-2.5166543301258302" table:style-name="ce93">
            <text:p>-2,5</text:p>
          </table:table-cell>
          <table:table-cell table:style-name="ce74"/>
          <table:table-cell office:value-type="string" table:style-name="ce81">
            <text:p>18</text:p>
          </table:table-cell>
          <table:table-cell office:value-type="string" table:style-name="ce81">
            <text:p>Serviços</text:p>
          </table:table-cell>
          <table:table-cell office:value-type="float" office:value="12356" table:style-name="ce89">
            <text:p>12356</text:p>
          </table:table-cell>
          <table:table-cell office:value-type="float" office:value="8591" table:style-name="ce89">
            <text:p>8591</text:p>
          </table:table-cell>
          <table:table-cell office:value-type="float" office:value="4253" table:style-name="ce89">
            <text:p>4253</text:p>
          </table:table-cell>
          <table:table-cell table:style-name="ce74"/>
          <table:table-cell office:value-type="string" table:style-name="ce81">
            <text:p>28</text:p>
          </table:table-cell>
          <table:table-cell office:value-type="string" table:style-name="ce81">
            <text:p>Outras atividades de serviços</text:p>
          </table:table-cell>
          <table:table-cell office:value-type="float" office:value="246" table:style-name="ce89">
            <text:p>246</text:p>
          </table:table-cell>
          <table:table-cell table:style-name="ce74"/>
          <table:table-cell office:value-type="string" table:style-name="ce81">
            <text:p>18</text:p>
          </table:table-cell>
          <table:table-cell office:value-type="string" table:style-name="ce81">
            <text:p>Serviços</text:p>
          </table:table-cell>
          <table:table-cell office:value-type="float" office:value="7218" table:style-name="ce89">
            <text:p>7218</text:p>
          </table:table-cell>
          <table:table-cell office:value-type="float" office:value="5337" table:style-name="ce89">
            <text:p>5337</text:p>
          </table:table-cell>
          <table:table-cell office:value-type="float" office:value="2946" table:style-name="ce89">
            <text:p>2946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9</text:p>
          </table:table-cell>
          <table:table-cell office:value-type="string" table:style-name="ce81">
            <text:p>Comércio, manut. repar. de veículos automóveis e motociclos</text:p>
          </table:table-cell>
          <table:table-cell office:value-type="float" office:value="4330" table:style-name="ce84">
            <text:p>4330</text:p>
          </table:table-cell>
          <table:table-cell office:value-type="float" office:value="4443" table:style-name="ce84">
            <text:p>4443</text:p>
          </table:table-cell>
          <table:table-cell office:value-type="float" office:value="4532" table:style-name="ce84">
            <text:p>4532</text:p>
          </table:table-cell>
          <table:table-cell table:style-name="ce74"/>
          <table:table-cell office:value-type="string" table:style-name="ce81">
            <text:p>09</text:p>
          </table:table-cell>
          <table:table-cell office:value-type="string" table:style-name="ce81">
            <text:p>Indústrias do papel, impressão e reprodução</text:p>
          </table:table-cell>
          <table:table-cell office:value-type="float" office:value="-2.3391812865497101" table:style-name="ce92">
            <text:p>-2,3</text:p>
          </table:table-cell>
          <table:table-cell table:style-name="ce74"/>
          <table:table-cell office:value-type="string" table:style-name="ce81">
            <text:p>19</text:p>
          </table:table-cell>
          <table:table-cell office:value-type="string" table:style-name="ce81">
            <text:p>Comércio, manut. repar. de veículos automóveis e motociclos</text:p>
          </table:table-cell>
          <table:table-cell office:value-type="float" office:value="249" table:style-name="ce84">
            <text:p>249</text:p>
          </table:table-cell>
          <table:table-cell office:value-type="float" office:value="231" table:style-name="ce84">
            <text:p>231</text:p>
          </table:table-cell>
          <table:table-cell office:value-type="float" office:value="68" table:style-name="ce84">
            <text:p>68</text:p>
          </table:table-cell>
          <table:table-cell table:style-name="ce74"/>
          <table:table-cell office:value-type="string" table:style-name="ce81">
            <text:p>01</text:p>
          </table:table-cell>
          <table:table-cell office:value-type="string" table:style-name="ce81">
            <text:p>Agricultura, produção animal, caça, floresta e pesca</text:p>
          </table:table-cell>
          <table:table-cell office:value-type="float" office:value="277" table:style-name="ce84">
            <text:p>277</text:p>
          </table:table-cell>
          <table:table-cell table:style-name="ce74"/>
          <table:table-cell office:value-type="string" table:style-name="ce81">
            <text:p>19</text:p>
          </table:table-cell>
          <table:table-cell office:value-type="string" table:style-name="ce81">
            <text:p>Comércio, manut. repar. de veículos automóveis e motociclos</text:p>
          </table:table-cell>
          <table:table-cell office:value-type="float" office:value="134" table:style-name="ce84">
            <text:p>134</text:p>
          </table:table-cell>
          <table:table-cell office:value-type="float" office:value="145" table:style-name="ce84">
            <text:p>145</text:p>
          </table:table-cell>
          <table:table-cell office:value-type="float" office:value="35" table:style-name="ce84">
            <text:p>35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0</text:p>
          </table:table-cell>
          <table:table-cell office:value-type="string" table:style-name="ce81">
            <text:p>Comércio por grosso e a retalho</text:p>
          </table:table-cell>
          <table:table-cell office:value-type="float" office:value="37956" table:style-name="ce89">
            <text:p>37956</text:p>
          </table:table-cell>
          <table:table-cell office:value-type="float" office:value="39906" table:style-name="ce89">
            <text:p>39906</text:p>
          </table:table-cell>
          <table:table-cell office:value-type="float" office:value="38386" table:style-name="ce89">
            <text:p>38386</text:p>
          </table:table-cell>
          <table:table-cell table:style-name="ce74"/>
          <table:table-cell office:value-type="string" table:style-name="ce81">
            <text:p>04</text:p>
          </table:table-cell>
          <table:table-cell office:value-type="string" table:style-name="ce81">
            <text:p>Indústrias alimentares das bebidas e do tabaco</text:p>
          </table:table-cell>
          <table:table-cell office:value-type="float" office:value="-2.1595124536301" table:style-name="ce93">
            <text:p>-2,2</text:p>
          </table:table-cell>
          <table:table-cell table:style-name="ce74"/>
          <table:table-cell office:value-type="string" table:style-name="ce81">
            <text:p>20</text:p>
          </table:table-cell>
          <table:table-cell office:value-type="string" table:style-name="ce81">
            <text:p>Comércio por grosso e a retalho</text:p>
          </table:table-cell>
          <table:table-cell office:value-type="float" office:value="1820" table:style-name="ce89">
            <text:p>1820</text:p>
          </table:table-cell>
          <table:table-cell office:value-type="float" office:value="1612" table:style-name="ce89">
            <text:p>1612</text:p>
          </table:table-cell>
          <table:table-cell office:value-type="float" office:value="746" table:style-name="ce89">
            <text:p>746</text:p>
          </table:table-cell>
          <table:table-cell table:style-name="ce74"/>
          <table:table-cell office:value-type="string" table:style-name="ce81">
            <text:p>21</text:p>
          </table:table-cell>
          <table:table-cell office:value-type="string" table:style-name="ce81">
            <text:p>Transportes e armazenagem</text:p>
          </table:table-cell>
          <table:table-cell office:value-type="float" office:value="374" table:style-name="ce89">
            <text:p>374</text:p>
          </table:table-cell>
          <table:table-cell table:style-name="ce74"/>
          <table:table-cell office:value-type="string" table:style-name="ce81">
            <text:p>20</text:p>
          </table:table-cell>
          <table:table-cell office:value-type="string" table:style-name="ce81">
            <text:p>Comércio por grosso e a retalho</text:p>
          </table:table-cell>
          <table:table-cell office:value-type="float" office:value="1202" table:style-name="ce89">
            <text:p>1202</text:p>
          </table:table-cell>
          <table:table-cell office:value-type="float" office:value="1048" table:style-name="ce89">
            <text:p>1048</text:p>
          </table:table-cell>
          <table:table-cell office:value-type="float" office:value="475" table:style-name="ce89">
            <text:p>475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1</text:p>
          </table:table-cell>
          <table:table-cell office:value-type="string" table:style-name="ce81">
            <text:p>Transportes e armazenagem</text:p>
          </table:table-cell>
          <table:table-cell office:value-type="float" office:value="7014" table:style-name="ce84">
            <text:p>7014</text:p>
          </table:table-cell>
          <table:table-cell office:value-type="float" office:value="7235" table:style-name="ce84">
            <text:p>7235</text:p>
          </table:table-cell>
          <table:table-cell office:value-type="float" office:value="6788" table:style-name="ce84">
            <text:p>6788</text:p>
          </table:table-cell>
          <table:table-cell table:style-name="ce74"/>
          <table:table-cell office:value-type="string" table:style-name="ce81">
            <text:p>20</text:p>
          </table:table-cell>
          <table:table-cell office:value-type="string" table:style-name="ce81">
            <text:p>Comércio por grosso e a retalho</text:p>
          </table:table-cell>
          <table:table-cell office:value-type="float" office:value="-1.12020007294326" table:style-name="ce92">
            <text:p>-1,1</text:p>
          </table:table-cell>
          <table:table-cell table:style-name="ce74"/>
          <table:table-cell office:value-type="string" table:style-name="ce81">
            <text:p>21</text:p>
          </table:table-cell>
          <table:table-cell office:value-type="string" table:style-name="ce81">
            <text:p>Transportes e armazenagem</text:p>
          </table:table-cell>
          <table:table-cell office:value-type="float" office:value="465" table:style-name="ce84">
            <text:p>465</text:p>
          </table:table-cell>
          <table:table-cell office:value-type="float" office:value="273" table:style-name="ce84">
            <text:p>273</text:p>
          </table:table-cell>
          <table:table-cell office:value-type="float" office:value="91" table:style-name="ce84">
            <text:p>91</text:p>
          </table:table-cell>
          <table:table-cell table:style-name="ce74"/>
          <table:table-cell office:value-type="string" table:style-name="ce81">
            <text:p>27</text:p>
          </table:table-cell>
          <table:table-cell office:value-type="string" table:style-name="ce81">
            <text:p>Admin. pública, educação, atividades de saúde e apoio social</text:p>
          </table:table-cell>
          <table:table-cell office:value-type="float" office:value="504" table:style-name="ce84">
            <text:p>504</text:p>
          </table:table-cell>
          <table:table-cell table:style-name="ce74"/>
          <table:table-cell office:value-type="string" table:style-name="ce81">
            <text:p>21</text:p>
          </table:table-cell>
          <table:table-cell office:value-type="string" table:style-name="ce81">
            <text:p>Transportes e armazenagem</text:p>
          </table:table-cell>
          <table:table-cell office:value-type="float" office:value="248" table:style-name="ce84">
            <text:p>248</text:p>
          </table:table-cell>
          <table:table-cell office:value-type="float" office:value="153" table:style-name="ce84">
            <text:p>153</text:p>
          </table:table-cell>
          <table:table-cell office:value-type="float" office:value="45" table:style-name="ce84">
            <text:p>45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2</text:p>
          </table:table-cell>
          <table:table-cell office:value-type="string" table:style-name="ce81">
            <text:p>Alojamento, restauração e similares</text:p>
          </table:table-cell>
          <table:table-cell office:value-type="float" office:value="42646" table:style-name="ce89">
            <text:p>42646</text:p>
          </table:table-cell>
          <table:table-cell office:value-type="float" office:value="48582" table:style-name="ce89">
            <text:p>48582</text:p>
          </table:table-cell>
          <table:table-cell office:value-type="float" office:value="42691" table:style-name="ce89">
            <text:p>42691</text:p>
          </table:table-cell>
          <table:table-cell table:style-name="ce74"/>
          <table:table-cell office:value-type="string" table:style-name="ce81">
            <text:p>16</text:p>
          </table:table-cell>
          <table:table-cell office:value-type="string" table:style-name="ce81">
            <text:p>Eletricidade, gás e água, saneamento, resíduos e despoluição</text:p>
          </table:table-cell>
          <table:table-cell office:value-type="float" office:value="-0.79808459696727896" table:style-name="ce93">
            <text:p>-0,8</text:p>
          </table:table-cell>
          <table:table-cell table:style-name="ce74"/>
          <table:table-cell office:value-type="string" table:style-name="ce81">
            <text:p>22</text:p>
          </table:table-cell>
          <table:table-cell office:value-type="string" table:style-name="ce81">
            <text:p>Alojamento, restauração e similares</text:p>
          </table:table-cell>
          <table:table-cell office:value-type="float" office:value="3704" table:style-name="ce89">
            <text:p>3704</text:p>
          </table:table-cell>
          <table:table-cell office:value-type="float" office:value="2104" table:style-name="ce89">
            <text:p>2104</text:p>
          </table:table-cell>
          <table:table-cell office:value-type="float" office:value="224" table:style-name="ce89">
            <text:p>224</text:p>
          </table:table-cell>
          <table:table-cell table:style-name="ce74"/>
          <table:table-cell office:value-type="string" table:style-name="ce81">
            <text:p>26</text:p>
          </table:table-cell>
          <table:table-cell office:value-type="string" table:style-name="ce81">
            <text:p>Atividades de consultoria, científicas, técnicas e similares</text:p>
          </table:table-cell>
          <table:table-cell office:value-type="float" office:value="513" table:style-name="ce89">
            <text:p>513</text:p>
          </table:table-cell>
          <table:table-cell table:style-name="ce74"/>
          <table:table-cell office:value-type="string" table:style-name="ce81">
            <text:p>22</text:p>
          </table:table-cell>
          <table:table-cell office:value-type="string" table:style-name="ce81">
            <text:p>Alojamento, restauração e similares</text:p>
          </table:table-cell>
          <table:table-cell office:value-type="float" office:value="2004" table:style-name="ce89">
            <text:p>2004</text:p>
          </table:table-cell>
          <table:table-cell office:value-type="float" office:value="962" table:style-name="ce89">
            <text:p>962</text:p>
          </table:table-cell>
          <table:table-cell office:value-type="float" office:value="101" table:style-name="ce89">
            <text:p>101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3</text:p>
          </table:table-cell>
          <table:table-cell office:value-type="string" table:style-name="ce81">
            <text:p>Atividades de informação e de comunicação</text:p>
          </table:table-cell>
          <table:table-cell office:value-type="float" office:value="4201" table:style-name="ce84">
            <text:p>4201</text:p>
          </table:table-cell>
          <table:table-cell office:value-type="float" office:value="4409" table:style-name="ce84">
            <text:p>4409</text:p>
          </table:table-cell>
          <table:table-cell office:value-type="float" office:value="4448" table:style-name="ce84">
            <text:p>4448</text:p>
          </table:table-cell>
          <table:table-cell table:style-name="ce74"/>
          <table:table-cell office:value-type="string" table:style-name="ce81">
            <text:p>22</text:p>
          </table:table-cell>
          <table:table-cell office:value-type="string" table:style-name="ce81">
            <text:p>Alojamento, restauração e similares</text:p>
          </table:table-cell>
          <table:table-cell office:value-type="float" office:value="-0.105408634138343" table:style-name="ce92">
            <text:p>-0,1</text:p>
          </table:table-cell>
          <table:table-cell table:style-name="ce74"/>
          <table:table-cell office:value-type="string" table:style-name="ce81">
            <text:p>23</text:p>
          </table:table-cell>
          <table:table-cell office:value-type="string" table:style-name="ce81">
            <text:p>Atividades de informação e de comunicação</text:p>
          </table:table-cell>
          <table:table-cell office:value-type="float" office:value="212" table:style-name="ce84">
            <text:p>212</text:p>
          </table:table-cell>
          <table:table-cell office:value-type="float" office:value="203" table:style-name="ce84">
            <text:p>203</text:p>
          </table:table-cell>
          <table:table-cell office:value-type="float" office:value="112" table:style-name="ce84">
            <text:p>112</text:p>
          </table:table-cell>
          <table:table-cell table:style-name="ce74"/>
          <table:table-cell office:value-type="string" table:style-name="ce81">
            <text:p>17</text:p>
          </table:table-cell>
          <table:table-cell office:value-type="string" table:style-name="ce81">
            <text:p>Construção</text:p>
          </table:table-cell>
          <table:table-cell office:value-type="float" office:value="827" table:style-name="ce84">
            <text:p>827</text:p>
          </table:table-cell>
          <table:table-cell table:style-name="ce74"/>
          <table:table-cell office:value-type="string" table:style-name="ce81">
            <text:p>23</text:p>
          </table:table-cell>
          <table:table-cell office:value-type="string" table:style-name="ce81">
            <text:p>Atividades de informação e de comunicação</text:p>
          </table:table-cell>
          <table:table-cell office:value-type="float" office:value="123" table:style-name="ce84">
            <text:p>123</text:p>
          </table:table-cell>
          <table:table-cell office:value-type="float" office:value="124" table:style-name="ce84">
            <text:p>124</text:p>
          </table:table-cell>
          <table:table-cell office:value-type="float" office:value="94" table:style-name="ce84">
            <text:p>94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4</text:p>
          </table:table-cell>
          <table:table-cell office:value-type="string" table:style-name="ce81">
            <text:p>Atividades financeiras e de seguros</text:p>
          </table:table-cell>
          <table:table-cell office:value-type="float" office:value="2634" table:style-name="ce89">
            <text:p>2634</text:p>
          </table:table-cell>
          <table:table-cell office:value-type="float" office:value="2661" table:style-name="ce89">
            <text:p>2661</text:p>
          </table:table-cell>
          <table:table-cell office:value-type="float" office:value="2702" table:style-name="ce89">
            <text:p>2702</text:p>
          </table:table-cell>
          <table:table-cell table:style-name="ce74"/>
          <table:table-cell office:value-type="string" table:style-name="ce81">
            <text:p>26</text:p>
          </table:table-cell>
          <table:table-cell office:value-type="string" table:style-name="ce81">
            <text:p>Atividades de consultoria, científicas, técnicas e similares</text:p>
          </table:table-cell>
          <table:table-cell office:value-type="float" office:value="1.5015015015014999E-2" table:style-name="ce93">
            <text:p>0,0</text:p>
          </table:table-cell>
          <table:table-cell table:style-name="ce74"/>
          <table:table-cell office:value-type="string" table:style-name="ce81">
            <text:p>24</text:p>
          </table:table-cell>
          <table:table-cell office:value-type="string" table:style-name="ce81">
            <text:p>Atividades financeiras e de seguros</text:p>
          </table:table-cell>
          <table:table-cell office:value-type="float" office:value="48" table:style-name="ce89">
            <text:p>48</text:p>
          </table:table-cell>
          <table:table-cell office:value-type="float" office:value="59" table:style-name="ce89">
            <text:p>59</text:p>
          </table:table-cell>
          <table:table-cell office:value-type="float" office:value="32" table:style-name="ce89">
            <text:p>32</text:p>
          </table:table-cell>
          <table:table-cell table:style-name="ce74"/>
          <table:table-cell office:value-type="string" table:style-name="ce81">
            <text:p>20</text:p>
          </table:table-cell>
          <table:table-cell office:value-type="string" table:style-name="ce81">
            <text:p>Comércio por grosso e a retalho</text:p>
          </table:table-cell>
          <table:table-cell office:value-type="float" office:value="1074" table:style-name="ce89">
            <text:p>1074</text:p>
          </table:table-cell>
          <table:table-cell table:style-name="ce74"/>
          <table:table-cell office:value-type="string" table:style-name="ce81">
            <text:p>24</text:p>
          </table:table-cell>
          <table:table-cell office:value-type="string" table:style-name="ce81">
            <text:p>Atividades financeiras e de seguros</text:p>
          </table:table-cell>
          <table:table-cell office:value-type="float" office:value="38" table:style-name="ce89">
            <text:p>38</text:p>
          </table:table-cell>
          <table:table-cell office:value-type="float" office:value="49" table:style-name="ce89">
            <text:p>49</text:p>
          </table:table-cell>
          <table:table-cell office:value-type="float" office:value="16" table:style-name="ce89">
            <text:p>16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5</text:p>
          </table:table-cell>
          <table:table-cell office:value-type="string" table:style-name="ce81">
            <text:p>Atividades imobiliárias, administrativas e dos serviços de apoio</text:p>
          </table:table-cell>
          <table:table-cell office:value-type="float" office:value="103051" table:style-name="ce84">
            <text:p>103051</text:p>
          </table:table-cell>
          <table:table-cell office:value-type="float" office:value="107404" table:style-name="ce84">
            <text:p>107404</text:p>
          </table:table-cell>
          <table:table-cell office:value-type="float" office:value="107596" table:style-name="ce84">
            <text:p>107596</text:p>
          </table:table-cell>
          <table:table-cell table:style-name="ce74"/>
          <table:table-cell office:value-type="string" table:style-name="ce81">
            <text:p>28</text:p>
          </table:table-cell>
          <table:table-cell office:value-type="string" table:style-name="ce81">
            <text:p>Outras atividades de serviços</text:p>
          </table:table-cell>
          <table:table-cell office:value-type="float" office:value="2.6449775629961998" table:style-name="ce92">
            <text:p>2,6</text:p>
          </table:table-cell>
          <table:table-cell table:style-name="ce74"/>
          <table:table-cell office:value-type="string" table:style-name="ce81">
            <text:p>25</text:p>
          </table:table-cell>
          <table:table-cell office:value-type="string" table:style-name="ce81">
            <text:p>Atividades imobiliárias, administrativas e dos serviços de apoio</text:p>
          </table:table-cell>
          <table:table-cell office:value-type="float" office:value="3583" table:style-name="ce84">
            <text:p>3583</text:p>
          </table:table-cell>
          <table:table-cell office:value-type="float" office:value="2363" table:style-name="ce84">
            <text:p>2363</text:p>
          </table:table-cell>
          <table:table-cell office:value-type="float" office:value="1968" table:style-name="ce84">
            <text:p>1968</text:p>
          </table:table-cell>
          <table:table-cell table:style-name="ce74"/>
          <table:table-cell office:value-type="string" table:style-name="ce81">
            <text:p>25</text:p>
          </table:table-cell>
          <table:table-cell office:value-type="string" table:style-name="ce81">
            <text:p>Atividades imobiliárias, administrativas e dos serviços de apoio</text:p>
          </table:table-cell>
          <table:table-cell office:value-type="float" office:value="1615" table:style-name="ce84">
            <text:p>1615</text:p>
          </table:table-cell>
          <table:table-cell table:style-name="ce74"/>
          <table:table-cell office:value-type="string" table:style-name="ce81">
            <text:p>25</text:p>
          </table:table-cell>
          <table:table-cell office:value-type="string" table:style-name="ce81">
            <text:p>Atividades imobiliárias, administrativas e dos serviços de apoio</text:p>
          </table:table-cell>
          <table:table-cell office:value-type="float" office:value="2129" table:style-name="ce84">
            <text:p>2129</text:p>
          </table:table-cell>
          <table:table-cell office:value-type="float" office:value="1726" table:style-name="ce84">
            <text:p>1726</text:p>
          </table:table-cell>
          <table:table-cell office:value-type="float" office:value="1550" table:style-name="ce84">
            <text:p>1550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6</text:p>
          </table:table-cell>
          <table:table-cell office:value-type="string" table:style-name="ce81">
            <text:p>Atividades de consultoria, científicas, técnicas e similares</text:p>
          </table:table-cell>
          <table:table-cell office:value-type="float" office:value="6661" table:style-name="ce89">
            <text:p>6661</text:p>
          </table:table-cell>
          <table:table-cell office:value-type="float" office:value="6914" table:style-name="ce89">
            <text:p>6914</text:p>
          </table:table-cell>
          <table:table-cell office:value-type="float" office:value="6660" table:style-name="ce89">
            <text:p>6660</text:p>
          </table:table-cell>
          <table:table-cell table:style-name="ce74"/>
          <table:table-cell office:value-type="string" table:style-name="ce81">
            <text:p>21</text:p>
          </table:table-cell>
          <table:table-cell office:value-type="string" table:style-name="ce81">
            <text:p>Transportes e armazenagem</text:p>
          </table:table-cell>
          <table:table-cell office:value-type="float" office:value="3.3294048320565701" table:style-name="ce93">
            <text:p>3,3</text:p>
          </table:table-cell>
          <table:table-cell table:style-name="ce74"/>
          <table:table-cell office:value-type="string" table:style-name="ce81">
            <text:p>26</text:p>
          </table:table-cell>
          <table:table-cell office:value-type="string" table:style-name="ce81">
            <text:p>Atividades de consultoria, científicas, técnicas e similares</text:p>
          </table:table-cell>
          <table:table-cell office:value-type="float" office:value="791" table:style-name="ce89">
            <text:p>791</text:p>
          </table:table-cell>
          <table:table-cell office:value-type="float" office:value="640" table:style-name="ce89">
            <text:p>640</text:p>
          </table:table-cell>
          <table:table-cell office:value-type="float" office:value="278" table:style-name="ce89">
            <text:p>278</text:p>
          </table:table-cell>
          <table:table-cell table:style-name="ce74"/>
          <table:table-cell office:value-type="string" table:style-name="ce81">
            <text:p>22</text:p>
          </table:table-cell>
          <table:table-cell office:value-type="string" table:style-name="ce81">
            <text:p>Alojamento, restauração e similares</text:p>
          </table:table-cell>
          <table:table-cell office:value-type="float" office:value="3480" table:style-name="ce89">
            <text:p>3480</text:p>
          </table:table-cell>
          <table:table-cell table:style-name="ce74"/>
          <table:table-cell office:value-type="string" table:style-name="ce81">
            <text:p>26</text:p>
          </table:table-cell>
          <table:table-cell office:value-type="string" table:style-name="ce81">
            <text:p>Atividades de consultoria, científicas, técnicas e similares</text:p>
          </table:table-cell>
          <table:table-cell office:value-type="float" office:value="407" table:style-name="ce89">
            <text:p>407</text:p>
          </table:table-cell>
          <table:table-cell office:value-type="float" office:value="397" table:style-name="ce89">
            <text:p>397</text:p>
          </table:table-cell>
          <table:table-cell office:value-type="float" office:value="190" table:style-name="ce89">
            <text:p>190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7</text:p>
          </table:table-cell>
          <table:table-cell office:value-type="string" table:style-name="ce81">
            <text:p>Admin. pública, educação, atividades de saúde e apoio social</text:p>
          </table:table-cell>
          <table:table-cell office:value-type="float" office:value="21717" table:style-name="ce84">
            <text:p>21717</text:p>
          </table:table-cell>
          <table:table-cell office:value-type="float" office:value="22601" table:style-name="ce84">
            <text:p>22601</text:p>
          </table:table-cell>
          <table:table-cell office:value-type="float" office:value="23012" table:style-name="ce84">
            <text:p>23012</text:p>
          </table:table-cell>
          <table:table-cell table:number-columns-repeated="5" table:style-name="ce74"/>
          <table:table-cell office:value-type="string" table:style-name="ce81">
            <text:p>27</text:p>
          </table:table-cell>
          <table:table-cell office:value-type="string" table:style-name="ce81">
            <text:p>Admin. pública, educação, atividades de saúde e apoio social</text:p>
          </table:table-cell>
          <table:table-cell office:value-type="float" office:value="1074" table:style-name="ce84">
            <text:p>1074</text:p>
          </table:table-cell>
          <table:table-cell office:value-type="float" office:value="713" table:style-name="ce84">
            <text:p>713</text:p>
          </table:table-cell>
          <table:table-cell office:value-type="float" office:value="570" table:style-name="ce84">
            <text:p>570</text:p>
          </table:table-cell>
          <table:table-cell table:number-columns-repeated="5" table:style-name="ce74"/>
          <table:table-cell office:value-type="string" table:style-name="ce81">
            <text:p>27</text:p>
          </table:table-cell>
          <table:table-cell office:value-type="string" table:style-name="ce81">
            <text:p>Admin. pública, educação, atividades de saúde e apoio social</text:p>
          </table:table-cell>
          <table:table-cell office:value-type="float" office:value="691" table:style-name="ce84">
            <text:p>691</text:p>
          </table:table-cell>
          <table:table-cell office:value-type="float" office:value="515" table:style-name="ce84">
            <text:p>515</text:p>
          </table:table-cell>
          <table:table-cell office:value-type="float" office:value="349" table:style-name="ce84">
            <text:p>349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8</text:p>
          </table:table-cell>
          <table:table-cell office:value-type="string" table:style-name="ce81">
            <text:p>Outras atividades de serviços</text:p>
          </table:table-cell>
          <table:table-cell office:value-type="float" office:value="23789" table:style-name="ce89">
            <text:p>23789</text:p>
          </table:table-cell>
          <table:table-cell office:value-type="float" office:value="25009" table:style-name="ce89">
            <text:p>25009</text:p>
          </table:table-cell>
          <table:table-cell office:value-type="float" office:value="23176" table:style-name="ce89">
            <text:p>23176</text:p>
          </table:table-cell>
          <table:table-cell table:number-columns-repeated="5" table:style-name="ce74"/>
          <table:table-cell office:value-type="string" table:style-name="ce81">
            <text:p>28</text:p>
          </table:table-cell>
          <table:table-cell office:value-type="string" table:style-name="ce81">
            <text:p>Outras atividades de serviços</text:p>
          </table:table-cell>
          <table:table-cell office:value-type="float" office:value="410" table:style-name="ce89">
            <text:p>410</text:p>
          </table:table-cell>
          <table:table-cell office:value-type="float" office:value="393" table:style-name="ce89">
            <text:p>393</text:p>
          </table:table-cell>
          <table:table-cell office:value-type="float" office:value="164" table:style-name="ce89">
            <text:p>164</text:p>
          </table:table-cell>
          <table:table-cell table:number-columns-repeated="5" table:style-name="ce74"/>
          <table:table-cell office:value-type="string" table:style-name="ce81">
            <text:p>28</text:p>
          </table:table-cell>
          <table:table-cell office:value-type="string" table:style-name="ce81">
            <text:p>Outras atividades de serviços</text:p>
          </table:table-cell>
          <table:table-cell office:value-type="float" office:value="242" table:style-name="ce89">
            <text:p>242</text:p>
          </table:table-cell>
          <table:table-cell office:value-type="float" office:value="218" table:style-name="ce89">
            <text:p>218</text:p>
          </table:table-cell>
          <table:table-cell office:value-type="float" office:value="91" table:style-name="ce89">
            <text:p>91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9</text:p>
          </table:table-cell>
          <table:table-cell office:value-type="string" table:style-name="ce81">
            <text:p>Sem classificação</text:p>
          </table:table-cell>
          <table:table-cell office:value-type="float" office:value="211" table:style-name="ce84">
            <text:p>211</text:p>
          </table:table-cell>
          <table:table-cell office:value-type="float" office:value="224" table:style-name="ce84">
            <text:p>224</text:p>
          </table:table-cell>
          <table:table-cell office:value-type="float" office:value="151" table:style-name="ce84">
            <text:p>151</text:p>
          </table:table-cell>
          <table:table-cell table:number-columns-repeated="5" table:style-name="ce74"/>
          <table:table-cell office:value-type="string" table:style-name="ce81">
            <text:p>29</text:p>
          </table:table-cell>
          <table:table-cell office:value-type="string" table:style-name="ce81">
            <text:p>Sem classificação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4">
            <text:p>0</text:p>
          </table:table-cell>
          <table:table-cell table:number-columns-repeated="16368" table:style-name="ce74"/>
        </table:table-row>
        <table:table-row table:style-name="ro18">
          <table:table-cell table:style-name="ce74"/>
          <table:table-cell table:style-name="ce81"/>
          <table:table-cell office:value-type="string" table:style-name="ce81">
            <text:p>Sem classificação</text:p>
          </table:table-cell>
          <table:table-cell office:value-type="float" office:value="9260" table:style-name="ce89">
            <text:p>9260</text:p>
          </table:table-cell>
          <table:table-cell office:value-type="float" office:value="10047" table:style-name="ce89">
            <text:p>10047</text:p>
          </table:table-cell>
          <table:table-cell office:value-type="float" office:value="7578" table:style-name="ce89">
            <text:p>7578</text:p>
          </table:table-cell>
          <table:table-cell table:number-columns-repeated="5" table:style-name="ce74"/>
          <table:table-cell table:style-name="ce81"/>
          <table:table-cell office:value-type="string" table:style-name="ce81">
            <text:p>Sem classificação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9">
            <text:p>0</text:p>
          </table:table-cell>
          <table:table-cell table:number-columns-repeated="16368" table:style-name="ce74"/>
        </table:table-row>
        <table:table-row table:style-name="ro19">
          <table:table-cell table:style-name="ce74"/>
          <table:table-cell table:number-columns-repeated="16383" table:style-name="ce74"/>
        </table:table-row>
        <table:table-row table:number-rows-repeated="1048542" table:style-name="ro14">
          <table:table-cell table:number-columns-repeated="16384"/>
        </table:table-row>
      </table:table>
      <table:table table:name="q1" table:style-name="ta4">
        <table:table-column table:style-name="co10" table:default-cell-style-name="ce1" table:visibility="collapse"/>
        <table:table-column table:style-name="co34" table:default-cell-style-name="ce1"/>
        <table:table-column table:style-name="co35" table:default-cell-style-name="ce1"/>
        <table:table-column table:style-name="co13" table:default-cell-style-name="ce1"/>
        <table:table-column table:style-name="co36" table:default-cell-style-name="ce1"/>
        <table:table-column table:style-name="co37" table:default-cell-style-name="ce1"/>
        <table:table-column table:style-name="co5" table:default-cell-style-name="ce1"/>
        <table:table-column table:style-name="co37" table:default-cell-style-name="ce1"/>
        <table:table-column table:style-name="co1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21" table:number-columns-repeated="16372" table:default-cell-style-name="ce1"/>
        <table:table-row table:style-name="ro20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9" draw:name="Picture 184" svg:x="0in" svg:y="0.11905in" svg:width="2.57952in" svg:height="0.6423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3" draw:name="CaixaDeTexto 10" svg:x="0.48002in" svg:y="0.23988in" svg:width="1.96826in" svg:height="0.50656in">
                <draw:text-box>
                  <text:p text:style-name="a12" text:class-names="" text:cond-style-name=""><text:span text:style-name="a10" text:class-names="">MAIO 2021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0">
          <table:table-cell table:style-name="ce1">
            <draw:frame draw:z-index="1" draw:id="id0" draw:style-name="a5" draw:name="Text Box 122" svg:x="0in" svg:y="0in" svg:width="0.97917in" svg:height="0.31597in">
              <draw:text-box>
                <text:p text:style-name="a2" text:class-names="" text:cond-style-name=""><text:span text:style-name="a0" text:class-names="">Página <text:s text:c="1"/>5</text:span><text:span text:style-name="a1" text:class-names="">/14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" draw:style-name="a8" draw:name="CaixaDeTexto 4" svg:x="0.21875in" svg:y="0.04167in" svg:width="1.45734in" svg:height="0.25118in">
              <draw:text-box>
                <text:p text:style-name="a7" text:class-names="" text:cond-style-name=""><text:span text:style-name="a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20">
          <table:table-cell/>
          <table:table-cell table:number-columns-repeated="11" table:style-name="ce94"/>
          <table:table-cell table:number-columns-repeated="6" table:style-name="ce95"/>
          <table:table-cell table:number-columns-repeated="16366"/>
        </table:table-row>
        <table:table-row table:style-name="ro21">
          <table:table-cell/>
          <table:table-cell office:value-type="string" table:style-name="ce96">
            <text:p>Quadro 1 - PEDIDOS DE EMPREGO <text:s text:c="2"/>E <text:s text:c="3"/>DESEMPREGO REGISTADO</text:p>
          </table:table-cell>
          <table:table-cell table:number-columns-repeated="2" table:style-name="ce97"/>
          <table:table-cell table:number-columns-repeated="6" table:style-name="ce96"/>
          <table:table-cell office:value-type="string" table:number-columns-spanned="2" table:number-rows-spanned="1" table:style-name="ce172">
            <text:p>TOTAL <text:s/>PAÍS</text:p>
          </table:table-cell>
          <table:covered-table-cell/>
          <table:table-cell table:number-columns-repeated="2" table:style-name="ce95"/>
          <table:table-cell table:number-columns-repeated="16370" table:style-name="ce1"/>
        </table:table-row>
        <table:table-row table:style-name="ro21">
          <table:table-cell/>
          <table:table-cell office:value-type="string" table:style-name="ce98">
            <text:p>Situação no fim do mês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table:style-name="ce94"/>
          <table:table-cell table:style-name="ce100"/>
          <table:table-cell table:number-columns-repeated="9" table:style-name="ce94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table:style-name="ce101"/>
          <table:table-cell table:style-name="ce102"/>
          <table:table-cell table:style-name="ce103"/>
          <table:table-cell table:style-name="ce104"/>
          <table:table-cell table:style-name="ce105"/>
          <table:table-cell table:style-name="ce104"/>
          <table:table-cell table:style-name="ce105"/>
          <table:table-cell office:value-type="string" table:number-columns-spanned="4" table:number-rows-spanned="1" table:style-name="ce173">
            <text:p>Variação</text:p>
          </table:table-cell>
          <table:covered-table-cell table:number-columns-repeated="3"/>
          <table:table-cell table:number-columns-repeated="6" table:style-name="ce106"/>
          <table:table-cell table:number-columns-repeated="16366"/>
        </table:table-row>
        <table:table-row table:style-name="ro13">
          <table:table-cell/>
          <table:table-cell table:style-name="ce107"/>
          <table:table-cell office:value-type="string" table:style-name="ce108">
            <text:p>MAI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ABRIL 2021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MAI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174">
            <text:p>Mês <text:s/>anterior</text:p>
          </table:table-cell>
          <table:covered-table-cell/>
          <table:table-cell office:value-type="string" table:number-columns-spanned="2" table:number-rows-spanned="1" table:style-name="ce175">
            <text:p>Mês <text:s/>homólogo<text:span text:style-name="T1">(1)<text:s/></text:span></text:p>
          </table:table-cell>
          <table:covered-table-cell/>
          <table:table-cell table:number-columns-repeated="6" table:style-name="ce106"/>
          <table:table-cell table:number-columns-repeated="16366"/>
        </table:table-row>
        <table:table-row table:style-name="ro20">
          <table:table-cell/>
          <table:table-cell table:style-name="ce112"/>
          <table:table-cell table:style-name="ce113"/>
          <table:table-cell table:style-name="ce114"/>
          <table:table-cell table:style-name="ce115"/>
          <table:table-cell table:style-name="ce116"/>
          <table:table-cell table:style-name="ce115"/>
          <table:table-cell table:style-name="ce116"/>
          <table:table-cell office:value-type="string" table:style-name="ce117">
            <text:p>Var. Abs.</text:p>
          </table:table-cell>
          <table:table-cell office:value-type="string" table:style-name="ce118">
            <text:p>Var. %</text:p>
          </table:table-cell>
          <table:table-cell office:value-type="string" table:style-name="ce117">
            <text:p>Var. Abs.</text:p>
          </table:table-cell>
          <table:table-cell office:value-type="string" table:style-name="ce119">
            <text:p>Var. %</text:p>
          </table:table-cell>
          <table:table-cell table:number-columns-repeated="6" table:style-name="ce120"/>
          <table:table-cell table:number-columns-repeated="16366"/>
        </table:table-row>
        <table:table-row table:style-name="ro22">
          <table:table-cell/>
          <table:table-cell table:style-name="ce94"/>
          <table:table-cell table:style-name="ce121"/>
          <table:table-cell table:style-name="ce122"/>
          <table:table-cell table:style-name="ce123"/>
          <table:table-cell table:style-name="ce124"/>
          <table:table-cell table:style-name="ce123"/>
          <table:table-cell table:style-name="ce124"/>
          <table:table-cell table:number-columns-repeated="4" table:style-name="ce125"/>
          <table:table-cell table:number-columns-repeated="6" table:style-name="ce120"/>
          <table:table-cell table:number-columns-repeated="16366"/>
        </table:table-row>
        <table:table-row table:style-name="ro4">
          <table:table-cell/>
          <table:table-cell office:value-type="string" table:style-name="ce126">
            <text:p>PEDIDOS DE EMPREGO</text:p>
          </table:table-cell>
          <table:table-cell office:value-type="float" office:value="587115" table:style-name="ce127">
            <text:p>587 115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608121" table:style-name="ce129">
            <text:p>608 121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544351" table:style-name="ce129">
            <text:p>544 351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-21006" table:style-name="ce131">
            <text:p><text:s/>-21 006</text:p>
          </table:table-cell>
          <table:table-cell office:value-type="float" office:value="-3.4542467699684769" table:style-name="ce132">
            <text:p>-3,5<text:s text:c="3"/></text:p>
          </table:table-cell>
          <table:table-cell office:value-type="float" office:value="42764" table:style-name="ce131">
            <text:p>+42 764</text:p>
          </table:table-cell>
          <table:table-cell office:value-type="float" office:value="7.8559605842553797" table:style-name="ce132">
            <text:p>+7,9<text:s text:c="3"/></text:p>
          </table:table-cell>
          <table:table-cell table:style-name="ce133"/>
          <table:table-cell table:style-name="ce95"/>
          <table:table-cell table:number-columns-repeated="4" table:style-name="ce134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7"/>DESEMPREGO REGISTADO</text:p>
          </table:table-cell>
          <table:table-cell office:value-type="float" office:value="402183" table:style-name="ce136">
            <text:p>402 183</text:p>
          </table:table-cell>
          <table:table-cell office:value-type="float" office:value="68.501571242431211" table:style-name="ce137">
            <text:p>68,5<text:s text:c="5"/></text:p>
          </table:table-cell>
          <table:table-cell office:value-type="float" office:value="423888" table:style-name="ce138">
            <text:p>423 888</text:p>
          </table:table-cell>
          <table:table-cell office:value-type="float" office:value="69.70454893022935" table:style-name="ce139">
            <text:p>69,7<text:s text:c="5"/></text:p>
          </table:table-cell>
          <table:table-cell office:value-type="float" office:value="408934" table:style-name="ce138">
            <text:p>408 934</text:p>
          </table:table-cell>
          <table:table-cell office:value-type="float" office:value="75.123220128189345" table:style-name="ce139">
            <text:p>75,1<text:s text:c="5"/></text:p>
          </table:table-cell>
          <table:table-cell office:value-type="float" office:value="-21705" table:style-name="ce140">
            <text:p><text:s/>-21 705</text:p>
          </table:table-cell>
          <table:table-cell office:value-type="float" office:value="-5.1204563469595739" table:style-name="ce141">
            <text:p>-5,1<text:s text:c="3"/></text:p>
          </table:table-cell>
          <table:table-cell office:value-type="float" office:value="-6751" table:style-name="ce140">
            <text:p><text:s/>-6 751</text:p>
          </table:table-cell>
          <table:table-cell office:value-type="float" office:value="-1.6508776477377769" table:style-name="ce141">
            <text:p>-1,7<text:s text:c="3"/></text:p>
          </table:table-cell>
          <table:table-cell table:style-name="ce134"/>
          <table:table-cell table:number-columns-repeated="3" table:style-name="ce142"/>
          <table:table-cell table:number-columns-repeated="2" table:style-name="ce134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7"/>EMPREGADOS</text:p>
          </table:table-cell>
          <table:table-cell office:value-type="float" office:value="48446" table:style-name="ce136">
            <text:p>48 446</text:p>
          </table:table-cell>
          <table:table-cell office:value-type="float" office:value="8.2515350484998677" table:style-name="ce137">
            <text:p>8,3<text:s text:c="5"/></text:p>
          </table:table-cell>
          <table:table-cell office:value-type="float" office:value="47110" table:style-name="ce138">
            <text:p>47 110</text:p>
          </table:table-cell>
          <table:table-cell office:value-type="float" office:value="7.7468135453306166" table:style-name="ce139">
            <text:p>7,7<text:s text:c="5"/></text:p>
          </table:table-cell>
          <table:table-cell office:value-type="float" office:value="37282" table:style-name="ce138">
            <text:p>37 282</text:p>
          </table:table-cell>
          <table:table-cell office:value-type="float" office:value="6.8488897788375507" table:style-name="ce139">
            <text:p>6,8<text:s text:c="5"/></text:p>
          </table:table-cell>
          <table:table-cell office:value-type="float" office:value="1336" table:style-name="ce140">
            <text:p>+1 336</text:p>
          </table:table-cell>
          <table:table-cell office:value-type="float" office:value="2.8359159414137127" table:style-name="ce141">
            <text:p>+2,8<text:s text:c="3"/></text:p>
          </table:table-cell>
          <table:table-cell office:value-type="float" office:value="11164" table:style-name="ce140">
            <text:p>+11 164</text:p>
          </table:table-cell>
          <table:table-cell office:value-type="float" office:value="29.944745453570086" table:style-name="ce141">
            <text:p>+29,9<text:s text:c="3"/></text:p>
          </table:table-cell>
          <table:table-cell table:style-name="ce134"/>
          <table:table-cell table:number-columns-repeated="3" table:style-name="ce142"/>
          <table:table-cell table:number-columns-repeated="2" table:style-name="ce134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7"/>OCUPADOS</text:p>
          </table:table-cell>
          <table:table-cell office:value-type="float" office:value="118221" table:style-name="ce136">
            <text:p>118 221</text:p>
          </table:table-cell>
          <table:table-cell office:value-type="float" office:value="20.135918857464041" table:style-name="ce137">
            <text:p>20,1<text:s text:c="5"/></text:p>
          </table:table-cell>
          <table:table-cell office:value-type="float" office:value="118679" table:style-name="ce138">
            <text:p>118 679</text:p>
          </table:table-cell>
          <table:table-cell office:value-type="float" office:value="19.515688489626243" table:style-name="ce139">
            <text:p>19,5<text:s text:c="5"/></text:p>
          </table:table-cell>
          <table:table-cell office:value-type="float" office:value="82723" table:style-name="ce138">
            <text:p>82 723</text:p>
          </table:table-cell>
          <table:table-cell office:value-type="float" office:value="15.196628645855339" table:style-name="ce139">
            <text:p>15,2<text:s text:c="5"/></text:p>
          </table:table-cell>
          <table:table-cell office:value-type="float" office:value="-458" table:style-name="ce140">
            <text:p><text:s/>- 458</text:p>
          </table:table-cell>
          <table:table-cell office:value-type="float" office:value="-0.38591494704202089" table:style-name="ce141">
            <text:p>-0,4<text:s text:c="3"/></text:p>
          </table:table-cell>
          <table:table-cell office:value-type="float" office:value="35498" table:style-name="ce140">
            <text:p>+35 498</text:p>
          </table:table-cell>
          <table:table-cell office:value-type="float" office:value="42.911886657882334" table:style-name="ce141">
            <text:p>+42,9<text:s text:c="3"/></text:p>
          </table:table-cell>
          <table:table-cell table:style-name="ce134"/>
          <table:table-cell table:number-columns-repeated="3" table:style-name="ce142"/>
          <table:table-cell table:number-columns-repeated="2" table:style-name="ce134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7"/>INDISPONIVEIS TEMPORÁRIAMENTE</text:p>
          </table:table-cell>
          <table:table-cell office:value-type="float" office:value="18265" table:style-name="ce136">
            <text:p>18 265</text:p>
          </table:table-cell>
          <table:table-cell office:value-type="float" office:value="3.1109748516048814" table:style-name="ce137">
            <text:p>3,1<text:s text:c="5"/></text:p>
          </table:table-cell>
          <table:table-cell office:value-type="float" office:value="18444" table:style-name="ce138">
            <text:p>18 444</text:p>
          </table:table-cell>
          <table:table-cell office:value-type="float" office:value="3.0329490348137953" table:style-name="ce139">
            <text:p>3,0<text:s text:c="5"/></text:p>
          </table:table-cell>
          <table:table-cell office:value-type="float" office:value="15412" table:style-name="ce138">
            <text:p>15 412</text:p>
          </table:table-cell>
          <table:table-cell office:value-type="float" office:value="2.8312614471177602" table:style-name="ce139">
            <text:p>2,8<text:s text:c="5"/></text:p>
          </table:table-cell>
          <table:table-cell office:value-type="float" office:value="-179" table:style-name="ce140">
            <text:p><text:s/>- 179</text:p>
          </table:table-cell>
          <table:table-cell office:value-type="float" office:value="-0.9705053133810454" table:style-name="ce141">
            <text:p>-1,0<text:s text:c="3"/></text:p>
          </table:table-cell>
          <table:table-cell office:value-type="float" office:value="2853" table:style-name="ce140">
            <text:p>+2 853</text:p>
          </table:table-cell>
          <table:table-cell office:value-type="float" office:value="18.511549441993253" table:style-name="ce141">
            <text:p>+18,5<text:s text:c="3"/></text:p>
          </table:table-cell>
          <table:table-cell table:style-name="ce134"/>
          <table:table-cell table:number-columns-repeated="3" table:style-name="ce142"/>
          <table:table-cell table:number-columns-repeated="2" table:style-name="ce134"/>
          <table:table-cell table:number-columns-repeated="16366"/>
        </table:table-row>
        <table:table-row table:style-name="ro4">
          <table:table-cell/>
          <table:table-cell table:style-name="ce135"/>
          <table:table-cell table:style-name="ce143"/>
          <table:table-cell table:style-name="ce144"/>
          <table:table-cell table:style-name="ce145"/>
          <table:table-cell table:style-name="ce146"/>
          <table:table-cell table:style-name="ce145"/>
          <table:table-cell table:style-name="ce14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6" table:style-name="ce134"/>
          <table:table-cell table:number-columns-repeated="16366"/>
        </table:table-row>
        <table:table-row table:style-name="ro4">
          <table:table-cell/>
          <table:table-cell office:value-type="string" table:style-name="ce126">
            <text:p><text:s text:c="5"/>DESEMPREGO REGISTADO</text:p>
          </table:table-cell>
          <table:table-cell office:value-type="float" office:value="402183" table:style-name="ce147">
            <text:p>402 183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423888" table:style-name="ce149">
            <text:p>423 888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408934" table:style-name="ce149">
            <text:p>408 934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-21705" table:style-name="ce131">
            <text:p><text:s/>-21 705</text:p>
          </table:table-cell>
          <table:table-cell office:value-type="float" office:value="-5.1204563469595739" table:style-name="ce132">
            <text:p>-5,1<text:s text:c="3"/></text:p>
          </table:table-cell>
          <table:table-cell office:value-type="float" office:value="-6751" table:style-name="ce131">
            <text:p><text:s/>-6 751</text:p>
          </table:table-cell>
          <table:table-cell office:value-type="float" office:value="-1.6508776477377769" table:style-name="ce132">
            <text:p>-1,7<text:s text:c="3"/></text:p>
          </table:table-cell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Homens<text:s/></text:p>
          </table:table-cell>
          <table:table-cell office:value-type="float" office:value="175817" table:style-name="ce153">
            <text:p>175 817</text:p>
          </table:table-cell>
          <table:table-cell office:value-type="float" office:value="43.715671721579483" table:style-name="ce154">
            <text:p>43,7<text:s text:c="5"/></text:p>
          </table:table-cell>
          <table:table-cell office:value-type="float" office:value="186390" table:style-name="ce155">
            <text:p>186 390</text:p>
          </table:table-cell>
          <table:table-cell office:value-type="float" office:value="43.971520779073721" table:style-name="ce156">
            <text:p>44,0<text:s text:c="5"/></text:p>
          </table:table-cell>
          <table:table-cell office:value-type="float" office:value="184134" table:style-name="ce155">
            <text:p>184 134</text:p>
          </table:table-cell>
          <table:table-cell office:value-type="float" office:value="45.027803997711125" table:style-name="ce156">
            <text:p>45,0<text:s text:c="5"/></text:p>
          </table:table-cell>
          <table:table-cell office:value-type="float" office:value="-10573" table:style-name="ce140">
            <text:p><text:s/>-10 573</text:p>
          </table:table-cell>
          <table:table-cell office:value-type="float" office:value="-5.6725146198830405" table:style-name="ce141">
            <text:p>-5,7<text:s text:c="3"/></text:p>
          </table:table-cell>
          <table:table-cell office:value-type="float" office:value="-8317" table:style-name="ce140">
            <text:p><text:s/>-8 317</text:p>
          </table:table-cell>
          <table:table-cell office:value-type="float" office:value="-4.5168192729208076" table:style-name="ce141">
            <text:p>-4,5<text:s text:c="3"/></text:p>
          </table:table-cell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Mulheres</text:p>
          </table:table-cell>
          <table:table-cell office:value-type="float" office:value="226366" table:style-name="ce153">
            <text:p>226 366</text:p>
          </table:table-cell>
          <table:table-cell office:value-type="float" office:value="56.284328278420517" table:style-name="ce154">
            <text:p>56,3<text:s text:c="5"/></text:p>
          </table:table-cell>
          <table:table-cell office:value-type="float" office:value="237498" table:style-name="ce155">
            <text:p>237 498</text:p>
          </table:table-cell>
          <table:table-cell office:value-type="float" office:value="56.028479220926286" table:style-name="ce156">
            <text:p>56,0<text:s text:c="5"/></text:p>
          </table:table-cell>
          <table:table-cell office:value-type="float" office:value="224800" table:style-name="ce155">
            <text:p>224 800</text:p>
          </table:table-cell>
          <table:table-cell office:value-type="float" office:value="54.972196002288875" table:style-name="ce156">
            <text:p>55,0<text:s text:c="5"/></text:p>
          </table:table-cell>
          <table:table-cell office:value-type="float" office:value="-11132" table:style-name="ce140">
            <text:p><text:s/>-11 132</text:p>
          </table:table-cell>
          <table:table-cell office:value-type="float" office:value="-4.6871973658725548" table:style-name="ce141">
            <text:p>-4,7<text:s text:c="3"/></text:p>
          </table:table-cell>
          <table:table-cell office:value-type="float" office:value="1566" table:style-name="ce140">
            <text:p>+1 566</text:p>
          </table:table-cell>
          <table:table-cell office:value-type="float" office:value="0.69661921708185059" table:style-name="ce141">
            <text:p>+0,7<text:s text:c="3"/></text:p>
          </table:table-cell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23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&lt; 25 anos</text:p>
          </table:table-cell>
          <table:table-cell office:value-type="float" office:value="45070" table:style-name="ce153">
            <text:p>45 070</text:p>
          </table:table-cell>
          <table:table-cell office:value-type="float" office:value="11.206341391853956" table:style-name="ce154">
            <text:p>11,2<text:s text:c="5"/></text:p>
          </table:table-cell>
          <table:table-cell office:value-type="float" office:value="49168" table:style-name="ce155">
            <text:p>49 168</text:p>
          </table:table-cell>
          <table:table-cell office:value-type="float" office:value="11.59929037859057" table:style-name="ce156">
            <text:p>11,6<text:s text:c="5"/></text:p>
          </table:table-cell>
          <table:table-cell office:value-type="float" office:value="45767" table:style-name="ce155">
            <text:p>45 767</text:p>
          </table:table-cell>
          <table:table-cell office:value-type="float" office:value="11.191781558882361" table:style-name="ce156">
            <text:p>11,2<text:s text:c="5"/></text:p>
          </table:table-cell>
          <table:table-cell office:value-type="float" office:value="-4098" table:style-name="ce140">
            <text:p><text:s/>-4 098</text:p>
          </table:table-cell>
          <table:table-cell office:value-type="float" office:value="-8.3346892287666776" table:style-name="ce141">
            <text:p>-8,3<text:s text:c="3"/></text:p>
          </table:table-cell>
          <table:table-cell office:value-type="float" office:value="-697" table:style-name="ce140">
            <text:p><text:s/>- 697</text:p>
          </table:table-cell>
          <table:table-cell office:value-type="float" office:value="-1.5229313697642406" table:style-name="ce141">
            <text:p>-1,5<text:s text:c="3"/></text:p>
          </table:table-cell>
          <table:table-cell table:style-name="ce157"/>
          <table:table-cell table:number-columns-repeated="2" table:style-name="ce158"/>
          <table:table-cell table:number-columns-repeated="3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&gt;= 25 anos</text:p>
          </table:table-cell>
          <table:table-cell office:value-type="float" office:value="357113" table:style-name="ce153">
            <text:p>357 113</text:p>
          </table:table-cell>
          <table:table-cell office:value-type="float" office:value="88.793658608146046" table:style-name="ce154">
            <text:p>88,8<text:s text:c="5"/></text:p>
          </table:table-cell>
          <table:table-cell office:value-type="float" office:value="374720" table:style-name="ce155">
            <text:p>374 720</text:p>
          </table:table-cell>
          <table:table-cell office:value-type="float" office:value="88.400709621409419" table:style-name="ce156">
            <text:p>88,4<text:s text:c="5"/></text:p>
          </table:table-cell>
          <table:table-cell office:value-type="float" office:value="363167" table:style-name="ce155">
            <text:p>363 167</text:p>
          </table:table-cell>
          <table:table-cell office:value-type="float" office:value="88.808218441117631" table:style-name="ce156">
            <text:p>88,8<text:s text:c="5"/></text:p>
          </table:table-cell>
          <table:table-cell office:value-type="float" office:value="-17607" table:style-name="ce140">
            <text:p><text:s/>-17 607</text:p>
          </table:table-cell>
          <table:table-cell office:value-type="float" office:value="-4.6987083689154563" table:style-name="ce141">
            <text:p>-4,7<text:s text:c="3"/></text:p>
          </table:table-cell>
          <table:table-cell office:value-type="float" office:value="-6054" table:style-name="ce140">
            <text:p><text:s/>-6 054</text:p>
          </table:table-cell>
          <table:table-cell office:value-type="float" office:value="-1.6670016824215859" table:style-name="ce141">
            <text:p>-1,7<text:s text:c="3"/></text:p>
          </table:table-cell>
          <table:table-cell table:style-name="ce151"/>
          <table:table-cell table:style-name="ce158"/>
          <table:table-cell table:number-columns-repeated="4" table:style-name="ce152"/>
          <table:table-cell table:number-columns-repeated="16366"/>
        </table:table-row>
        <table:table-row table:style-name="ro23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style-name="ce151"/>
          <table:table-cell table:style-name="ce158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Inscritos &lt; 1 ano</text:p>
          </table:table-cell>
          <table:table-cell office:value-type="float" office:value="222061" table:style-name="ce153">
            <text:p>222 061</text:p>
          </table:table-cell>
          <table:table-cell office:value-type="float" office:value="55.213920031428479" table:style-name="ce154">
            <text:p>55,2<text:s text:c="5"/></text:p>
          </table:table-cell>
          <table:table-cell office:value-type="float" office:value="245993" table:style-name="ce155">
            <text:p>245 993</text:p>
          </table:table-cell>
          <table:table-cell office:value-type="float" office:value="58.032546332993618" table:style-name="ce156">
            <text:p>58,0<text:s text:c="5"/></text:p>
          </table:table-cell>
          <table:table-cell office:value-type="float" office:value="272222" table:style-name="ce155">
            <text:p>272 222</text:p>
          </table:table-cell>
          <table:table-cell office:value-type="float" office:value="66.56868834579663" table:style-name="ce156">
            <text:p>66,6<text:s text:c="5"/></text:p>
          </table:table-cell>
          <table:table-cell office:value-type="float" office:value="-23932" table:style-name="ce140">
            <text:p><text:s/>-23 932</text:p>
          </table:table-cell>
          <table:table-cell office:value-type="float" office:value="-9.7287321183936122" table:style-name="ce141">
            <text:p>-9,7<text:s text:c="3"/></text:p>
          </table:table-cell>
          <table:table-cell office:value-type="float" office:value="-50161" table:style-name="ce140">
            <text:p><text:s/>-50 161</text:p>
          </table:table-cell>
          <table:table-cell office:value-type="float" office:value="-18.426504837963133" table:style-name="ce141">
            <text:p>-18,4<text:s text:c="3"/></text:p>
          </table:table-cell>
          <table:table-cell table:style-name="ce157"/>
          <table:table-cell table:style-name="ce158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Inscritos &gt;= 1 ano</text:p>
          </table:table-cell>
          <table:table-cell office:value-type="float" office:value="180122" table:style-name="ce153">
            <text:p>180 122</text:p>
          </table:table-cell>
          <table:table-cell office:value-type="float" office:value="44.786079968571521" table:style-name="ce154">
            <text:p>44,8<text:s text:c="5"/></text:p>
          </table:table-cell>
          <table:table-cell office:value-type="float" office:value="177895" table:style-name="ce155">
            <text:p>177 895</text:p>
          </table:table-cell>
          <table:table-cell office:value-type="float" office:value="41.967453667006374" table:style-name="ce156">
            <text:p>42,0<text:s text:c="5"/></text:p>
          </table:table-cell>
          <table:table-cell office:value-type="float" office:value="136712" table:style-name="ce155">
            <text:p>136 712</text:p>
          </table:table-cell>
          <table:table-cell office:value-type="float" office:value="33.43131165420337" table:style-name="ce156">
            <text:p>33,4<text:s text:c="5"/></text:p>
          </table:table-cell>
          <table:table-cell office:value-type="float" office:value="2227" table:style-name="ce140">
            <text:p>+2 227</text:p>
          </table:table-cell>
          <table:table-cell office:value-type="float" office:value="1.2518620534585008" table:style-name="ce141">
            <text:p>+1,3<text:s text:c="3"/></text:p>
          </table:table-cell>
          <table:table-cell office:value-type="float" office:value="43410" table:style-name="ce140">
            <text:p>+43 410</text:p>
          </table:table-cell>
          <table:table-cell office:value-type="float" office:value="31.75288197085845" table:style-name="ce141">
            <text:p>+31,8<text:s text:c="3"/></text:p>
          </table:table-cell>
          <table:table-cell table:style-name="ce151"/>
          <table:table-cell table:style-name="ce158"/>
          <table:table-cell table:number-columns-repeated="4" table:style-name="ce152"/>
          <table:table-cell table:number-columns-repeated="16366"/>
        </table:table-row>
        <table:table-row table:style-name="ro23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style-name="ce151"/>
          <table:table-cell table:style-name="ce158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Primeiro Emprego</text:p>
          </table:table-cell>
          <table:table-cell office:value-type="float" office:value="33203" table:style-name="ce153">
            <text:p>33 203</text:p>
          </table:table-cell>
          <table:table-cell office:value-type="float" office:value="8.2556945470096945" table:style-name="ce154">
            <text:p>8,3<text:s text:c="5"/></text:p>
          </table:table-cell>
          <table:table-cell office:value-type="float" office:value="33955" table:style-name="ce155">
            <text:p>33 955</text:p>
          </table:table-cell>
          <table:table-cell office:value-type="float" office:value="8.0103706639489687" table:style-name="ce156">
            <text:p>8,0<text:s text:c="5"/></text:p>
          </table:table-cell>
          <table:table-cell office:value-type="float" office:value="27366" table:style-name="ce155">
            <text:p>27 366</text:p>
          </table:table-cell>
          <table:table-cell office:value-type="float" office:value="6.6920334332679605" table:style-name="ce156">
            <text:p>6,7<text:s text:c="5"/></text:p>
          </table:table-cell>
          <table:table-cell office:value-type="float" office:value="-752" table:style-name="ce140">
            <text:p><text:s/>- 752</text:p>
          </table:table-cell>
          <table:table-cell office:value-type="float" office:value="-2.214695921072007" table:style-name="ce141">
            <text:p>-2,2<text:s text:c="3"/></text:p>
          </table:table-cell>
          <table:table-cell office:value-type="float" office:value="5837" table:style-name="ce140">
            <text:p>+5 837</text:p>
          </table:table-cell>
          <table:table-cell office:value-type="float" office:value="21.329386830373455" table:style-name="ce141">
            <text:p>+21,3<text:s text:c="3"/></text:p>
          </table:table-cell>
          <table:table-cell table:style-name="ce157"/>
          <table:table-cell table:style-name="ce158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Novo Emprego</text:p>
          </table:table-cell>
          <table:table-cell office:value-type="float" office:value="368980" table:style-name="ce153">
            <text:p>368 980</text:p>
          </table:table-cell>
          <table:table-cell office:value-type="float" office:value="91.744305452990304" table:style-name="ce154">
            <text:p>91,7<text:s text:c="5"/></text:p>
          </table:table-cell>
          <table:table-cell office:value-type="float" office:value="389933" table:style-name="ce155">
            <text:p>389 933</text:p>
          </table:table-cell>
          <table:table-cell office:value-type="float" office:value="91.989629336051038" table:style-name="ce156">
            <text:p>92,0<text:s text:c="5"/></text:p>
          </table:table-cell>
          <table:table-cell office:value-type="float" office:value="381568" table:style-name="ce155">
            <text:p>381 568</text:p>
          </table:table-cell>
          <table:table-cell office:value-type="float" office:value="93.307966566732034" table:style-name="ce156">
            <text:p>93,3<text:s text:c="5"/></text:p>
          </table:table-cell>
          <table:table-cell office:value-type="float" office:value="-20953" table:style-name="ce140">
            <text:p><text:s/>-20 953</text:p>
          </table:table-cell>
          <table:table-cell office:value-type="float" office:value="-5.37348724011561" table:style-name="ce141">
            <text:p>-5,4<text:s text:c="3"/></text:p>
          </table:table-cell>
          <table:table-cell office:value-type="float" office:value="-12588" table:style-name="ce140">
            <text:p><text:s/>-12 588</text:p>
          </table:table-cell>
          <table:table-cell office:value-type="float" office:value="-3.299018785642402" table:style-name="ce141">
            <text:p>-3,3<text:s text:c="3"/></text:p>
          </table:table-cell>
          <table:table-cell table:style-name="ce151"/>
          <table:table-cell table:style-name="ce158"/>
          <table:table-cell table:number-columns-repeated="4" table:style-name="ce152"/>
          <table:table-cell table:number-columns-repeated="16366"/>
        </table:table-row>
        <table:table-row table:style-name="ro23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Nenhum <text:s/>Nível de Instrução</text:p>
          </table:table-cell>
          <table:table-cell office:value-type="float" office:value="31096" table:style-name="ce153">
            <text:p>31 096</text:p>
          </table:table-cell>
          <table:table-cell office:value-type="float" office:value="7.7318036814087128" table:style-name="ce154">
            <text:p>7,7<text:s text:c="5"/></text:p>
          </table:table-cell>
          <table:table-cell office:value-type="float" office:value="31513" table:style-name="ce155">
            <text:p>31 513</text:p>
          </table:table-cell>
          <table:table-cell office:value-type="float" office:value="7.4342750915336122" table:style-name="ce156">
            <text:p>7,4<text:s text:c="5"/></text:p>
          </table:table-cell>
          <table:table-cell office:value-type="float" office:value="25925" table:style-name="ce155">
            <text:p>25 925</text:p>
          </table:table-cell>
          <table:table-cell office:value-type="float" office:value="6.3396538316696587" table:style-name="ce156">
            <text:p>6,3<text:s text:c="5"/></text:p>
          </table:table-cell>
          <table:table-cell office:value-type="float" office:value="-417" table:style-name="ce140">
            <text:p><text:s/>- 417</text:p>
          </table:table-cell>
          <table:table-cell office:value-type="float" office:value="-1.3232634150985307" table:style-name="ce141">
            <text:p>-1,3<text:s text:c="3"/></text:p>
          </table:table-cell>
          <table:table-cell office:value-type="float" office:value="5171" table:style-name="ce140">
            <text:p>+5 171</text:p>
          </table:table-cell>
          <table:table-cell office:value-type="float" office:value="19.945998071359693" table:style-name="ce141">
            <text:p>+19,9<text:s text:c="3"/></text:p>
          </table:table-cell>
          <table:table-cell table:number-columns-repeated="2" table:style-name="ce157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Básico - 1º Ciclo</text:p>
          </table:table-cell>
          <table:table-cell office:value-type="float" office:value="56802" table:style-name="ce153">
            <text:p>56 802</text:p>
          </table:table-cell>
          <table:table-cell office:value-type="float" office:value="14.123421427559096" table:style-name="ce154">
            <text:p>14,1<text:s text:c="5"/></text:p>
          </table:table-cell>
          <table:table-cell office:value-type="float" office:value="58800" table:style-name="ce155">
            <text:p>58 800</text:p>
          </table:table-cell>
          <table:table-cell office:value-type="float" office:value="13.871588721549088" table:style-name="ce156">
            <text:p>13,9<text:s text:c="5"/></text:p>
          </table:table-cell>
          <table:table-cell office:value-type="float" office:value="59090" table:style-name="ce155">
            <text:p>59 090</text:p>
          </table:table-cell>
          <table:table-cell office:value-type="float" office:value="14.449764509676378" table:style-name="ce156">
            <text:p>14,4<text:s text:c="5"/></text:p>
          </table:table-cell>
          <table:table-cell office:value-type="float" office:value="-1998" table:style-name="ce140">
            <text:p><text:s/>-1 998</text:p>
          </table:table-cell>
          <table:table-cell office:value-type="float" office:value="-3.3979591836734691" table:style-name="ce141">
            <text:p>-3,4<text:s text:c="3"/></text:p>
          </table:table-cell>
          <table:table-cell office:value-type="float" office:value="-2288" table:style-name="ce140">
            <text:p><text:s/>-2 288</text:p>
          </table:table-cell>
          <table:table-cell office:value-type="float" office:value="-3.8720595701472327" table:style-name="ce141">
            <text:p>-3,9<text:s text:c="3"/></text:p>
          </table:table-cell>
          <table:table-cell table:number-columns-repeated="6" table:style-name="ce151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Básico - 2º Ciclo</text:p>
          </table:table-cell>
          <table:table-cell office:value-type="float" office:value="56929" table:style-name="ce153">
            <text:p>56 929</text:p>
          </table:table-cell>
          <table:table-cell office:value-type="float" office:value="14.154999092452938" table:style-name="ce154">
            <text:p>14,2<text:s text:c="5"/></text:p>
          </table:table-cell>
          <table:table-cell office:value-type="float" office:value="60456" table:style-name="ce155">
            <text:p>60 456</text:p>
          </table:table-cell>
          <table:table-cell office:value-type="float" office:value="14.262257954931492" table:style-name="ce156">
            <text:p>14,3<text:s text:c="5"/></text:p>
          </table:table-cell>
          <table:table-cell office:value-type="float" office:value="59640" table:style-name="ce155">
            <text:p>59 640</text:p>
          </table:table-cell>
          <table:table-cell office:value-type="float" office:value="14.584260540820768" table:style-name="ce156">
            <text:p>14,6<text:s text:c="5"/></text:p>
          </table:table-cell>
          <table:table-cell office:value-type="float" office:value="-3527" table:style-name="ce140">
            <text:p><text:s/>-3 527</text:p>
          </table:table-cell>
          <table:table-cell office:value-type="float" office:value="-5.8339949715495569" table:style-name="ce141">
            <text:p>-5,8<text:s text:c="3"/></text:p>
          </table:table-cell>
          <table:table-cell office:value-type="float" office:value="-2711" table:style-name="ce140">
            <text:p><text:s/>-2 711</text:p>
          </table:table-cell>
          <table:table-cell office:value-type="float" office:value="-4.5456069751844401" table:style-name="ce141">
            <text:p>-4,5<text:s text:c="3"/></text:p>
          </table:table-cell>
          <table:table-cell table:number-columns-repeated="6" table:style-name="ce151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Básico - 3º Ciclo</text:p>
          </table:table-cell>
          <table:table-cell office:value-type="float" office:value="81820" table:style-name="ce153">
            <text:p>81 820</text:p>
          </table:table-cell>
          <table:table-cell office:value-type="float" office:value="20.343972768615281" table:style-name="ce154">
            <text:p>20,3<text:s text:c="5"/></text:p>
          </table:table-cell>
          <table:table-cell office:value-type="float" office:value="86376" table:style-name="ce155">
            <text:p>86 376</text:p>
          </table:table-cell>
          <table:table-cell office:value-type="float" office:value="20.37708073830823" table:style-name="ce156">
            <text:p>20,4<text:s text:c="5"/></text:p>
          </table:table-cell>
          <table:table-cell office:value-type="float" office:value="85253" table:style-name="ce155">
            <text:p>85 253</text:p>
          </table:table-cell>
          <table:table-cell office:value-type="float" office:value="20.84761844209579" table:style-name="ce156">
            <text:p>20,8<text:s text:c="5"/></text:p>
          </table:table-cell>
          <table:table-cell office:value-type="float" office:value="-4556" table:style-name="ce140">
            <text:p><text:s/>-4 556</text:p>
          </table:table-cell>
          <table:table-cell office:value-type="float" office:value="-5.274613318514402" table:style-name="ce141">
            <text:p>-5,3<text:s text:c="3"/></text:p>
          </table:table-cell>
          <table:table-cell office:value-type="float" office:value="-3433" table:style-name="ce140">
            <text:p><text:s/>-3 433</text:p>
          </table:table-cell>
          <table:table-cell office:value-type="float" office:value="-4.0268377652399332" table:style-name="ce141">
            <text:p>-4,0<text:s text:c="3"/></text:p>
          </table:table-cell>
          <table:table-cell table:number-columns-repeated="6" table:style-name="ce151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Secundário</text:p>
          </table:table-cell>
          <table:table-cell office:value-type="float" office:value="124464" table:style-name="ce153">
            <text:p>124 464</text:p>
          </table:table-cell>
          <table:table-cell office:value-type="float" office:value="30.947106168087661" table:style-name="ce154">
            <text:p>30,9<text:s text:c="5"/></text:p>
          </table:table-cell>
          <table:table-cell office:value-type="float" office:value="133106" table:style-name="ce155">
            <text:p>133 106</text:p>
          </table:table-cell>
          <table:table-cell office:value-type="float" office:value="31.401219189974711" table:style-name="ce156">
            <text:p>31,4<text:s text:c="5"/></text:p>
          </table:table-cell>
          <table:table-cell office:value-type="float" office:value="129083" table:style-name="ce155">
            <text:p>129 083</text:p>
          </table:table-cell>
          <table:table-cell office:value-type="float" office:value="31.565729433111457" table:style-name="ce156">
            <text:p>31,6<text:s text:c="5"/></text:p>
          </table:table-cell>
          <table:table-cell office:value-type="float" office:value="-8642" table:style-name="ce140">
            <text:p><text:s/>-8 642</text:p>
          </table:table-cell>
          <table:table-cell office:value-type="float" office:value="-6.4925698315628155" table:style-name="ce141">
            <text:p>-6,5<text:s text:c="3"/></text:p>
          </table:table-cell>
          <table:table-cell office:value-type="float" office:value="-4619" table:style-name="ce140">
            <text:p><text:s/>-4 619</text:p>
          </table:table-cell>
          <table:table-cell office:value-type="float" office:value="-3.5783178265147231" table:style-name="ce141">
            <text:p>-3,6<text:s text:c="3"/></text:p>
          </table:table-cell>
          <table:table-cell table:style-name="ce151"/>
          <table:table-cell table:style-name="ce157"/>
          <table:table-cell table:number-columns-repeated="4" table:style-name="ce151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Superior</text:p>
          </table:table-cell>
          <table:table-cell office:value-type="float" office:value="51072" table:style-name="ce153">
            <text:p>51 072</text:p>
          </table:table-cell>
          <table:table-cell office:value-type="float" office:value="12.698696861876311" table:style-name="ce154">
            <text:p>12,7<text:s text:c="5"/></text:p>
          </table:table-cell>
          <table:table-cell office:value-type="float" office:value="53637" table:style-name="ce155">
            <text:p>53 637</text:p>
          </table:table-cell>
          <table:table-cell office:value-type="float" office:value="12.653578303702865" table:style-name="ce156">
            <text:p>12,7<text:s text:c="5"/></text:p>
          </table:table-cell>
          <table:table-cell office:value-type="float" office:value="49943" table:style-name="ce155">
            <text:p>49 943</text:p>
          </table:table-cell>
          <table:table-cell office:value-type="float" office:value="12.212973242625949" table:style-name="ce156">
            <text:p>12,2<text:s text:c="5"/></text:p>
          </table:table-cell>
          <table:table-cell office:value-type="float" office:value="-2565" table:style-name="ce140">
            <text:p><text:s/>-2 565</text:p>
          </table:table-cell>
          <table:table-cell office:value-type="float" office:value="-4.7821466524973433" table:style-name="ce141">
            <text:p>-4,8<text:s text:c="3"/></text:p>
          </table:table-cell>
          <table:table-cell office:value-type="float" office:value="1129" table:style-name="ce140">
            <text:p>+1 129</text:p>
          </table:table-cell>
          <table:table-cell office:value-type="float" office:value="2.2605770578459445" table:style-name="ce141">
            <text:p>+2,3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135"/>
          <table:table-cell table:style-name="ce153"/>
          <table:table-cell table:style-name="ce144"/>
          <table:table-cell table:style-name="ce155"/>
          <table:table-cell table:style-name="ce146"/>
          <table:table-cell table:style-name="ce155"/>
          <table:table-cell table:style-name="ce14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59">
            <text:p><text:s text:c="9"/>Homens</text:p>
          </table:table-cell>
          <table:table-cell office:value-type="float" office:value="175817" table:style-name="ce147">
            <text:p>175 817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186390" table:style-name="ce149">
            <text:p>186 390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184134" table:style-name="ce149">
            <text:p>184 134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-10573" table:style-name="ce131">
            <text:p><text:s/>-10 573</text:p>
          </table:table-cell>
          <table:table-cell office:value-type="float" office:value="-5.6725146198830405" table:style-name="ce132">
            <text:p>-5,7<text:s text:c="3"/></text:p>
          </table:table-cell>
          <table:table-cell office:value-type="float" office:value="-8317" table:style-name="ce131">
            <text:p><text:s/>-8 317</text:p>
          </table:table-cell>
          <table:table-cell office:value-type="float" office:value="-4.5168192729208076" table:style-name="ce132">
            <text:p>-4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&lt; 25 anos</text:p>
          </table:table-cell>
          <table:table-cell office:value-type="float" office:value="20319" table:style-name="ce153">
            <text:p>20 319</text:p>
          </table:table-cell>
          <table:table-cell office:value-type="float" office:value="11.556902916100263" table:style-name="ce154">
            <text:p>11,6<text:s text:c="5"/></text:p>
          </table:table-cell>
          <table:table-cell office:value-type="float" office:value="22273" table:style-name="ce155">
            <text:p>22 273</text:p>
          </table:table-cell>
          <table:table-cell office:value-type="float" office:value="11.949675411771016" table:style-name="ce156">
            <text:p>11,9<text:s text:c="5"/></text:p>
          </table:table-cell>
          <table:table-cell office:value-type="float" office:value="21539" table:style-name="ce155">
            <text:p>21 539</text:p>
          </table:table-cell>
          <table:table-cell office:value-type="float" office:value="11.697459458872343" table:style-name="ce156">
            <text:p>11,7<text:s text:c="5"/></text:p>
          </table:table-cell>
          <table:table-cell office:value-type="float" office:value="-1954" table:style-name="ce140">
            <text:p><text:s/>-1 954</text:p>
          </table:table-cell>
          <table:table-cell office:value-type="float" office:value="-8.7729538005657073" table:style-name="ce141">
            <text:p>-8,8<text:s text:c="3"/></text:p>
          </table:table-cell>
          <table:table-cell office:value-type="float" office:value="-1220" table:style-name="ce140">
            <text:p><text:s/>-1 220</text:p>
          </table:table-cell>
          <table:table-cell office:value-type="float" office:value="-5.6641441106829467" table:style-name="ce141">
            <text:p>-5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&gt;= 25 anos</text:p>
          </table:table-cell>
          <table:table-cell office:value-type="float" office:value="155498" table:style-name="ce153">
            <text:p>155 498</text:p>
          </table:table-cell>
          <table:table-cell office:value-type="float" office:value="88.44309708389973" table:style-name="ce154">
            <text:p>88,4<text:s text:c="5"/></text:p>
          </table:table-cell>
          <table:table-cell office:value-type="float" office:value="164117" table:style-name="ce155">
            <text:p>164 117</text:p>
          </table:table-cell>
          <table:table-cell office:value-type="float" office:value="88.050324588228975" table:style-name="ce156">
            <text:p>88,1<text:s text:c="5"/></text:p>
          </table:table-cell>
          <table:table-cell office:value-type="float" office:value="162595" table:style-name="ce155">
            <text:p>162 595</text:p>
          </table:table-cell>
          <table:table-cell office:value-type="float" office:value="88.302540541127655" table:style-name="ce156">
            <text:p>88,3<text:s text:c="5"/></text:p>
          </table:table-cell>
          <table:table-cell office:value-type="float" office:value="-8619" table:style-name="ce140">
            <text:p><text:s/>-8 619</text:p>
          </table:table-cell>
          <table:table-cell office:value-type="float" office:value="-5.2517411358969515" table:style-name="ce141">
            <text:p>-5,3<text:s text:c="3"/></text:p>
          </table:table-cell>
          <table:table-cell office:value-type="float" office:value="-7097" table:style-name="ce140">
            <text:p><text:s/>-7 097</text:p>
          </table:table-cell>
          <table:table-cell office:value-type="float" office:value="-4.3648328669393273" table:style-name="ce141">
            <text:p>-4,4<text:s text:c="3"/></text:p>
          </table:table-cell>
          <table:table-cell table:number-columns-repeated="16372" table:style-name="ce1"/>
        </table:table-row>
        <table:table-row table:style-name="ro24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Inscritos &lt; 1 ano</text:p>
          </table:table-cell>
          <table:table-cell office:value-type="float" office:value="98856" table:style-name="ce153">
            <text:p>98 856</text:p>
          </table:table-cell>
          <table:table-cell office:value-type="float" office:value="56.226644749938856" table:style-name="ce154">
            <text:p>56,2<text:s text:c="5"/></text:p>
          </table:table-cell>
          <table:table-cell office:value-type="float" office:value="110521" table:style-name="ce155">
            <text:p>110 521</text:p>
          </table:table-cell>
          <table:table-cell office:value-type="float" office:value="59.295563066688132" table:style-name="ce156">
            <text:p>59,3<text:s text:c="5"/></text:p>
          </table:table-cell>
          <table:table-cell office:value-type="float" office:value="125829" table:style-name="ce155">
            <text:p>125 829</text:p>
          </table:table-cell>
          <table:table-cell office:value-type="float" office:value="68.33555997262863" table:style-name="ce156">
            <text:p>68,3<text:s text:c="5"/></text:p>
          </table:table-cell>
          <table:table-cell office:value-type="float" office:value="-11665" table:style-name="ce140">
            <text:p><text:s/>-11 665</text:p>
          </table:table-cell>
          <table:table-cell office:value-type="float" office:value="-10.554555242895015" table:style-name="ce141">
            <text:p>-10,6<text:s text:c="3"/></text:p>
          </table:table-cell>
          <table:table-cell office:value-type="float" office:value="-26973" table:style-name="ce140">
            <text:p><text:s/>-26 973</text:p>
          </table:table-cell>
          <table:table-cell office:value-type="float" office:value="-21.436234890208141" table:style-name="ce141">
            <text:p>-21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Inscritos &gt;= 1 ano</text:p>
          </table:table-cell>
          <table:table-cell office:value-type="float" office:value="76961" table:style-name="ce153">
            <text:p>76 961</text:p>
          </table:table-cell>
          <table:table-cell office:value-type="float" office:value="43.773355250061144" table:style-name="ce154">
            <text:p>43,8<text:s text:c="5"/></text:p>
          </table:table-cell>
          <table:table-cell office:value-type="float" office:value="75869" table:style-name="ce155">
            <text:p>75 869</text:p>
          </table:table-cell>
          <table:table-cell office:value-type="float" office:value="40.704436933311868" table:style-name="ce156">
            <text:p>40,7<text:s text:c="5"/></text:p>
          </table:table-cell>
          <table:table-cell office:value-type="float" office:value="58305" table:style-name="ce155">
            <text:p>58 305</text:p>
          </table:table-cell>
          <table:table-cell office:value-type="float" office:value="31.66444002737137" table:style-name="ce156">
            <text:p>31,7<text:s text:c="5"/></text:p>
          </table:table-cell>
          <table:table-cell office:value-type="float" office:value="1092" table:style-name="ce140">
            <text:p>+1 092</text:p>
          </table:table-cell>
          <table:table-cell office:value-type="float" office:value="1.4393230436673741" table:style-name="ce141">
            <text:p>+1,4<text:s text:c="3"/></text:p>
          </table:table-cell>
          <table:table-cell office:value-type="float" office:value="18656" table:style-name="ce140">
            <text:p>+18 656</text:p>
          </table:table-cell>
          <table:table-cell office:value-type="float" office:value="31.997255809964841" table:style-name="ce141">
            <text:p>+32,0<text:s text:c="3"/></text:p>
          </table:table-cell>
          <table:table-cell table:number-columns-repeated="16372" table:style-name="ce1"/>
        </table:table-row>
        <table:table-row table:style-name="ro24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Primeiro Emprego</text:p>
          </table:table-cell>
          <table:table-cell office:value-type="float" office:value="13131" table:style-name="ce153">
            <text:p>13 131</text:p>
          </table:table-cell>
          <table:table-cell office:value-type="float" office:value="7.4685610606482875" table:style-name="ce154">
            <text:p>7,5<text:s text:c="5"/></text:p>
          </table:table-cell>
          <table:table-cell office:value-type="float" office:value="13565" table:style-name="ce155">
            <text:p>13 565</text:p>
          </table:table-cell>
          <table:table-cell office:value-type="float" office:value="7.2777509523043085" table:style-name="ce156">
            <text:p>7,3<text:s text:c="5"/></text:p>
          </table:table-cell>
          <table:table-cell office:value-type="float" office:value="10645" table:style-name="ce155">
            <text:p>10 645</text:p>
          </table:table-cell>
          <table:table-cell office:value-type="float" office:value="5.7811159264448717" table:style-name="ce156">
            <text:p>5,8<text:s text:c="5"/></text:p>
          </table:table-cell>
          <table:table-cell office:value-type="float" office:value="-434" table:style-name="ce140">
            <text:p><text:s/>- 434</text:p>
          </table:table-cell>
          <table:table-cell office:value-type="float" office:value="-3.1994102469590855" table:style-name="ce141">
            <text:p>-3,2<text:s text:c="3"/></text:p>
          </table:table-cell>
          <table:table-cell office:value-type="float" office:value="2486" table:style-name="ce140">
            <text:p>+2 486</text:p>
          </table:table-cell>
          <table:table-cell office:value-type="float" office:value="23.353687177078442" table:style-name="ce141">
            <text:p>+23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Novo Emprego</text:p>
          </table:table-cell>
          <table:table-cell office:value-type="float" office:value="162686" table:style-name="ce153">
            <text:p>162 686</text:p>
          </table:table-cell>
          <table:table-cell office:value-type="float" office:value="92.531438939351716" table:style-name="ce154">
            <text:p>92,5<text:s text:c="5"/></text:p>
          </table:table-cell>
          <table:table-cell office:value-type="float" office:value="172825" table:style-name="ce155">
            <text:p>172 825</text:p>
          </table:table-cell>
          <table:table-cell office:value-type="float" office:value="92.722249047695698" table:style-name="ce156">
            <text:p>92,7<text:s text:c="5"/></text:p>
          </table:table-cell>
          <table:table-cell office:value-type="float" office:value="173489" table:style-name="ce155">
            <text:p>173 489</text:p>
          </table:table-cell>
          <table:table-cell office:value-type="float" office:value="94.218884073555131" table:style-name="ce156">
            <text:p>94,2<text:s text:c="5"/></text:p>
          </table:table-cell>
          <table:table-cell office:value-type="float" office:value="-10139" table:style-name="ce140">
            <text:p><text:s/>-10 139</text:p>
          </table:table-cell>
          <table:table-cell office:value-type="float" office:value="-5.8666280920005791" table:style-name="ce141">
            <text:p>-5,9<text:s text:c="3"/></text:p>
          </table:table-cell>
          <table:table-cell office:value-type="float" office:value="-10803" table:style-name="ce140">
            <text:p><text:s/>-10 803</text:p>
          </table:table-cell>
          <table:table-cell office:value-type="float" office:value="-6.2269077578405545" table:style-name="ce141">
            <text:p>-6,2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Nenhum <text:s/>Nível de Instrução</text:p>
          </table:table-cell>
          <table:table-cell office:value-type="float" office:value="14469" table:style-name="ce153">
            <text:p>14 469</text:p>
          </table:table-cell>
          <table:table-cell office:value-type="float" office:value="8.2295796197182298" table:style-name="ce154">
            <text:p>8,2<text:s text:c="5"/></text:p>
          </table:table-cell>
          <table:table-cell office:value-type="float" office:value="14737" table:style-name="ce155">
            <text:p>14 737</text:p>
          </table:table-cell>
          <table:table-cell office:value-type="float" office:value="7.9065400504318903" table:style-name="ce156">
            <text:p>7,9<text:s text:c="5"/></text:p>
          </table:table-cell>
          <table:table-cell office:value-type="float" office:value="12583" table:style-name="ce155">
            <text:p>12 583</text:p>
          </table:table-cell>
          <table:table-cell office:value-type="float" office:value="6.8336103055383584" table:style-name="ce156">
            <text:p>6,8<text:s text:c="5"/></text:p>
          </table:table-cell>
          <table:table-cell office:value-type="float" office:value="-268" table:style-name="ce140">
            <text:p><text:s/>- 268</text:p>
          </table:table-cell>
          <table:table-cell office:value-type="float" office:value="-1.8185519440863134" table:style-name="ce141">
            <text:p>-1,8<text:s text:c="3"/></text:p>
          </table:table-cell>
          <table:table-cell office:value-type="float" office:value="1886" table:style-name="ce140">
            <text:p>+1 886</text:p>
          </table:table-cell>
          <table:table-cell office:value-type="float" office:value="14.988476515934195" table:style-name="ce141">
            <text:p>+15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Básico - 1º Ciclo</text:p>
          </table:table-cell>
          <table:table-cell office:value-type="float" office:value="26452" table:style-name="ce153">
            <text:p>26 452</text:p>
          </table:table-cell>
          <table:table-cell office:value-type="float" office:value="15.045189031777358" table:style-name="ce154">
            <text:p>15,0<text:s text:c="5"/></text:p>
          </table:table-cell>
          <table:table-cell office:value-type="float" office:value="27476" table:style-name="ce155">
            <text:p>27 476</text:p>
          </table:table-cell>
          <table:table-cell office:value-type="float" office:value="14.741134181018294" table:style-name="ce156">
            <text:p>14,7<text:s text:c="5"/></text:p>
          </table:table-cell>
          <table:table-cell office:value-type="float" office:value="28629" table:style-name="ce155">
            <text:p>28 629</text:p>
          </table:table-cell>
          <table:table-cell office:value-type="float" office:value="15.547916191469255" table:style-name="ce156">
            <text:p>15,5<text:s text:c="5"/></text:p>
          </table:table-cell>
          <table:table-cell office:value-type="float" office:value="-1024" table:style-name="ce140">
            <text:p><text:s/>-1 024</text:p>
          </table:table-cell>
          <table:table-cell office:value-type="float" office:value="-3.7268889212403553" table:style-name="ce141">
            <text:p>-3,7<text:s text:c="3"/></text:p>
          </table:table-cell>
          <table:table-cell office:value-type="float" office:value="-2177" table:style-name="ce140">
            <text:p><text:s/>-2 177</text:p>
          </table:table-cell>
          <table:table-cell office:value-type="float" office:value="-7.604177582171924" table:style-name="ce141">
            <text:p>-7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Básico - 2º Ciclo</text:p>
          </table:table-cell>
          <table:table-cell office:value-type="float" office:value="27331" table:style-name="ce153">
            <text:p>27 331</text:p>
          </table:table-cell>
          <table:table-cell office:value-type="float" office:value="15.545140686054248" table:style-name="ce154">
            <text:p>15,5<text:s text:c="5"/></text:p>
          </table:table-cell>
          <table:table-cell office:value-type="float" office:value="29293" table:style-name="ce155">
            <text:p>29 293</text:p>
          </table:table-cell>
          <table:table-cell office:value-type="float" office:value="15.715971886903803" table:style-name="ce156">
            <text:p>15,7<text:s text:c="5"/></text:p>
          </table:table-cell>
          <table:table-cell office:value-type="float" office:value="29982" table:style-name="ce155">
            <text:p>29 982</text:p>
          </table:table-cell>
          <table:table-cell office:value-type="float" office:value="16.282707158916875" table:style-name="ce156">
            <text:p>16,3<text:s text:c="5"/></text:p>
          </table:table-cell>
          <table:table-cell office:value-type="float" office:value="-1962" table:style-name="ce140">
            <text:p><text:s/>-1 962</text:p>
          </table:table-cell>
          <table:table-cell office:value-type="float" office:value="-6.6978459017512719" table:style-name="ce141">
            <text:p>-6,7<text:s text:c="3"/></text:p>
          </table:table-cell>
          <table:table-cell office:value-type="float" office:value="-2651" table:style-name="ce140">
            <text:p><text:s/>-2 651</text:p>
          </table:table-cell>
          <table:table-cell office:value-type="float" office:value="-8.8419718497765327" table:style-name="ce141">
            <text:p>-8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Básico - 3º Ciclo</text:p>
          </table:table-cell>
          <table:table-cell office:value-type="float" office:value="36563" table:style-name="ce153">
            <text:p>36 563</text:p>
          </table:table-cell>
          <table:table-cell office:value-type="float" office:value="20.796054988994239" table:style-name="ce154">
            <text:p>20,8<text:s text:c="5"/></text:p>
          </table:table-cell>
          <table:table-cell office:value-type="float" office:value="38820" table:style-name="ce155">
            <text:p>38 820</text:p>
          </table:table-cell>
          <table:table-cell office:value-type="float" office:value="20.827297601802673" table:style-name="ce156">
            <text:p>20,8<text:s text:c="5"/></text:p>
          </table:table-cell>
          <table:table-cell office:value-type="float" office:value="39595" table:style-name="ce155">
            <text:p>39 595</text:p>
          </table:table-cell>
          <table:table-cell office:value-type="float" office:value="21.503361682253143" table:style-name="ce156">
            <text:p>21,5<text:s text:c="5"/></text:p>
          </table:table-cell>
          <table:table-cell office:value-type="float" office:value="-2257" table:style-name="ce140">
            <text:p><text:s/>-2 257</text:p>
          </table:table-cell>
          <table:table-cell office:value-type="float" office:value="-5.8140133951571356" table:style-name="ce141">
            <text:p>-5,8<text:s text:c="3"/></text:p>
          </table:table-cell>
          <table:table-cell office:value-type="float" office:value="-3032" table:style-name="ce140">
            <text:p><text:s/>-3 032</text:p>
          </table:table-cell>
          <table:table-cell office:value-type="float" office:value="-7.6575325167319104" table:style-name="ce141">
            <text:p>-7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Secundário</text:p>
          </table:table-cell>
          <table:table-cell office:value-type="float" office:value="52350" table:style-name="ce153">
            <text:p>52 350</text:p>
          </table:table-cell>
          <table:table-cell office:value-type="float" office:value="29.775277703521276" table:style-name="ce154">
            <text:p>29,8<text:s text:c="5"/></text:p>
          </table:table-cell>
          <table:table-cell office:value-type="float" office:value="56505" table:style-name="ce155">
            <text:p>56 505</text:p>
          </table:table-cell>
          <table:table-cell office:value-type="float" office:value="30.315467568002575" table:style-name="ce156">
            <text:p>30,3<text:s text:c="5"/></text:p>
          </table:table-cell>
          <table:table-cell office:value-type="float" office:value="55638" table:style-name="ce155">
            <text:p>55 638</text:p>
          </table:table-cell>
          <table:table-cell office:value-type="float" office:value="30.216038319919193" table:style-name="ce156">
            <text:p>30,2<text:s text:c="5"/></text:p>
          </table:table-cell>
          <table:table-cell office:value-type="float" office:value="-4155" table:style-name="ce140">
            <text:p><text:s/>-4 155</text:p>
          </table:table-cell>
          <table:table-cell office:value-type="float" office:value="-7.3533315635784442" table:style-name="ce141">
            <text:p>-7,4<text:s text:c="3"/></text:p>
          </table:table-cell>
          <table:table-cell office:value-type="float" office:value="-3288" table:style-name="ce140">
            <text:p><text:s/>-3 288</text:p>
          </table:table-cell>
          <table:table-cell office:value-type="float" office:value="-5.9096301089183649" table:style-name="ce141">
            <text:p>-5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Superior</text:p>
          </table:table-cell>
          <table:table-cell office:value-type="float" office:value="18652" table:style-name="ce153">
            <text:p>18 652</text:p>
          </table:table-cell>
          <table:table-cell office:value-type="float" office:value="10.608757969934649" table:style-name="ce154">
            <text:p>10,6<text:s text:c="5"/></text:p>
          </table:table-cell>
          <table:table-cell office:value-type="float" office:value="19559" table:style-name="ce155">
            <text:p>19 559</text:p>
          </table:table-cell>
          <table:table-cell office:value-type="float" office:value="10.493588711840763" table:style-name="ce156">
            <text:p>10,5<text:s text:c="5"/></text:p>
          </table:table-cell>
          <table:table-cell office:value-type="float" office:value="17707" table:style-name="ce155">
            <text:p>17 707</text:p>
          </table:table-cell>
          <table:table-cell office:value-type="float" office:value="9.6163663419031788" table:style-name="ce156">
            <text:p>9,6<text:s text:c="5"/></text:p>
          </table:table-cell>
          <table:table-cell office:value-type="float" office:value="-907" table:style-name="ce140">
            <text:p><text:s/>- 907</text:p>
          </table:table-cell>
          <table:table-cell office:value-type="float" office:value="-4.6372513932205122" table:style-name="ce141">
            <text:p>-4,6<text:s text:c="3"/></text:p>
          </table:table-cell>
          <table:table-cell office:value-type="float" office:value="945" table:style-name="ce140">
            <text:p>+ 945</text:p>
          </table:table-cell>
          <table:table-cell office:value-type="float" office:value="5.3368724233354046" table:style-name="ce141">
            <text:p>+5,3<text:s text:c="3"/></text:p>
          </table:table-cell>
          <table:table-cell table:number-columns-repeated="16372" table:style-name="ce1"/>
        </table:table-row>
        <table:table-row table:style-name="ro2">
          <table:table-cell/>
          <table:table-cell table:style-name="ce135"/>
          <table:table-cell table:style-name="ce153"/>
          <table:table-cell table:style-name="ce144"/>
          <table:table-cell table:style-name="ce155"/>
          <table:table-cell table:style-name="ce146"/>
          <table:table-cell table:style-name="ce155"/>
          <table:table-cell office:value-type="float" office:value="0" table:style-name="ce146">
            <text:p>0,0<text:s text:c="5"/></text:p>
          </table:table-cell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59">
            <text:p><text:s text:c="9"/>Mulheres</text:p>
          </table:table-cell>
          <table:table-cell office:value-type="float" office:value="226366" table:style-name="ce147">
            <text:p>226 366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237498" table:style-name="ce149">
            <text:p>237 498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224800" table:style-name="ce149">
            <text:p>224 800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-11132" table:style-name="ce131">
            <text:p><text:s/>-11 132</text:p>
          </table:table-cell>
          <table:table-cell office:value-type="float" office:value="-4.6871973658725548" table:style-name="ce132">
            <text:p>-4,7<text:s text:c="3"/></text:p>
          </table:table-cell>
          <table:table-cell office:value-type="float" office:value="1566" table:style-name="ce131">
            <text:p>+1 566</text:p>
          </table:table-cell>
          <table:table-cell office:value-type="float" office:value="0.69661921708185059" table:style-name="ce132">
            <text:p>+0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&lt; 25 anos</text:p>
          </table:table-cell>
          <table:table-cell office:value-type="float" office:value="24751" table:style-name="ce153">
            <text:p>24 751</text:p>
          </table:table-cell>
          <table:table-cell office:value-type="float" office:value="10.934062535893199" table:style-name="ce154">
            <text:p>10,9<text:s text:c="5"/></text:p>
          </table:table-cell>
          <table:table-cell office:value-type="float" office:value="26895" table:style-name="ce155">
            <text:p>26 895</text:p>
          </table:table-cell>
          <table:table-cell office:value-type="float" office:value="11.324305888891697" table:style-name="ce156">
            <text:p>11,3<text:s text:c="5"/></text:p>
          </table:table-cell>
          <table:table-cell office:value-type="float" office:value="24228" table:style-name="ce155">
            <text:p>24 228</text:p>
          </table:table-cell>
          <table:table-cell office:value-type="float" office:value="10.777580071174377" table:style-name="ce156">
            <text:p>10,8<text:s text:c="5"/></text:p>
          </table:table-cell>
          <table:table-cell office:value-type="float" office:value="-2144" table:style-name="ce140">
            <text:p><text:s/>-2 144</text:p>
          </table:table-cell>
          <table:table-cell office:value-type="float" office:value="-7.9717419594720198" table:style-name="ce141">
            <text:p>-8,0<text:s text:c="3"/></text:p>
          </table:table-cell>
          <table:table-cell office:value-type="float" office:value="523" table:style-name="ce140">
            <text:p>+ 523</text:p>
          </table:table-cell>
          <table:table-cell office:value-type="float" office:value="2.1586594023443948" table:style-name="ce141">
            <text:p>+2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&gt;= 25 anos</text:p>
          </table:table-cell>
          <table:table-cell office:value-type="float" office:value="201615" table:style-name="ce153">
            <text:p>201 615</text:p>
          </table:table-cell>
          <table:table-cell office:value-type="float" office:value="89.06593746410681" table:style-name="ce154">
            <text:p>89,1<text:s text:c="5"/></text:p>
          </table:table-cell>
          <table:table-cell office:value-type="float" office:value="210603" table:style-name="ce155">
            <text:p>210 603</text:p>
          </table:table-cell>
          <table:table-cell office:value-type="float" office:value="88.675694111108299" table:style-name="ce156">
            <text:p>88,7<text:s text:c="5"/></text:p>
          </table:table-cell>
          <table:table-cell office:value-type="float" office:value="200572" table:style-name="ce155">
            <text:p>200 572</text:p>
          </table:table-cell>
          <table:table-cell office:value-type="float" office:value="89.22241992882563" table:style-name="ce156">
            <text:p>89,2<text:s text:c="5"/></text:p>
          </table:table-cell>
          <table:table-cell office:value-type="float" office:value="-8988" table:style-name="ce140">
            <text:p><text:s/>-8 988</text:p>
          </table:table-cell>
          <table:table-cell office:value-type="float" office:value="-4.2677454737112006" table:style-name="ce141">
            <text:p>-4,3<text:s text:c="3"/></text:p>
          </table:table-cell>
          <table:table-cell office:value-type="float" office:value="1043" table:style-name="ce140">
            <text:p>+1 043</text:p>
          </table:table-cell>
          <table:table-cell office:value-type="float" office:value="0.52001276349640024" table:style-name="ce141">
            <text:p>+0,5<text:s text:c="3"/></text:p>
          </table:table-cell>
          <table:table-cell table:number-columns-repeated="16372" table:style-name="ce1"/>
        </table:table-row>
        <table:table-row table:style-name="ro24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style-name="ce1"/>
          <table:table-cell table:style-name="ce160"/>
          <table:table-cell table:number-columns-repeated="16370"/>
        </table:table-row>
        <table:table-row table:style-name="ro4">
          <table:table-cell/>
          <table:table-cell office:value-type="string" table:style-name="ce135">
            <text:p><text:s text:c="13"/>Inscritos &lt; 1 ano</text:p>
          </table:table-cell>
          <table:table-cell office:value-type="float" office:value="123205" table:style-name="ce153">
            <text:p>123 205</text:p>
          </table:table-cell>
          <table:table-cell office:value-type="float" office:value="54.427343328945156" table:style-name="ce154">
            <text:p>54,4<text:s text:c="5"/></text:p>
          </table:table-cell>
          <table:table-cell office:value-type="float" office:value="135472" table:style-name="ce155">
            <text:p>135 472</text:p>
          </table:table-cell>
          <table:table-cell office:value-type="float" office:value="57.041322453241719" table:style-name="ce156">
            <text:p>57,0<text:s text:c="5"/></text:p>
          </table:table-cell>
          <table:table-cell office:value-type="float" office:value="146393" table:style-name="ce155">
            <text:p>146 393</text:p>
          </table:table-cell>
          <table:table-cell office:value-type="float" office:value="65.121441281138786" table:style-name="ce156">
            <text:p>65,1<text:s text:c="5"/></text:p>
          </table:table-cell>
          <table:table-cell office:value-type="float" office:value="-12267" table:style-name="ce140">
            <text:p><text:s/>-12 267</text:p>
          </table:table-cell>
          <table:table-cell office:value-type="float" office:value="-9.0550076768631147" table:style-name="ce141">
            <text:p>-9,1<text:s text:c="3"/></text:p>
          </table:table-cell>
          <table:table-cell office:value-type="float" office:value="-23188" table:style-name="ce140">
            <text:p><text:s/>-23 188</text:p>
          </table:table-cell>
          <table:table-cell office:value-type="float" office:value="-15.839555169987635" table:style-name="ce141">
            <text:p>-15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Inscritos &gt;= 1 ano</text:p>
          </table:table-cell>
          <table:table-cell office:value-type="float" office:value="103161" table:style-name="ce153">
            <text:p>103 161</text:p>
          </table:table-cell>
          <table:table-cell office:value-type="float" office:value="45.572656671054837" table:style-name="ce154">
            <text:p>45,6<text:s text:c="5"/></text:p>
          </table:table-cell>
          <table:table-cell office:value-type="float" office:value="102026" table:style-name="ce155">
            <text:p>102 026</text:p>
          </table:table-cell>
          <table:table-cell office:value-type="float" office:value="42.958677546758288" table:style-name="ce156">
            <text:p>43,0<text:s text:c="5"/></text:p>
          </table:table-cell>
          <table:table-cell office:value-type="float" office:value="78407" table:style-name="ce155">
            <text:p>78 407</text:p>
          </table:table-cell>
          <table:table-cell office:value-type="float" office:value="34.878558718861207" table:style-name="ce156">
            <text:p>34,9<text:s text:c="5"/></text:p>
          </table:table-cell>
          <table:table-cell office:value-type="float" office:value="1135" table:style-name="ce140">
            <text:p>+1 135</text:p>
          </table:table-cell>
          <table:table-cell office:value-type="float" office:value="1.1124615294140709" table:style-name="ce141">
            <text:p>+1,1<text:s text:c="3"/></text:p>
          </table:table-cell>
          <table:table-cell office:value-type="float" office:value="24754" table:style-name="ce140">
            <text:p>+24 754</text:p>
          </table:table-cell>
          <table:table-cell office:value-type="float" office:value="31.571160738199396" table:style-name="ce141">
            <text:p>+31,6<text:s text:c="3"/></text:p>
          </table:table-cell>
          <table:table-cell table:number-columns-repeated="16372" table:style-name="ce1"/>
        </table:table-row>
        <table:table-row table:style-name="ro24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Primeiro Emprego</text:p>
          </table:table-cell>
          <table:table-cell office:value-type="float" office:value="20072" table:style-name="ce153">
            <text:p>20 072</text:p>
          </table:table-cell>
          <table:table-cell office:value-type="float" office:value="8.8670560066441073" table:style-name="ce154">
            <text:p>8,9<text:s text:c="5"/></text:p>
          </table:table-cell>
          <table:table-cell office:value-type="float" office:value="20390" table:style-name="ce155">
            <text:p>20 390</text:p>
          </table:table-cell>
          <table:table-cell office:value-type="float" office:value="8.585335455456466" table:style-name="ce156">
            <text:p>8,6<text:s text:c="5"/></text:p>
          </table:table-cell>
          <table:table-cell office:value-type="float" office:value="16721" table:style-name="ce155">
            <text:p>16 721</text:p>
          </table:table-cell>
          <table:table-cell office:value-type="float" office:value="7.4381672597864767" table:style-name="ce156">
            <text:p>7,4<text:s text:c="5"/></text:p>
          </table:table-cell>
          <table:table-cell office:value-type="float" office:value="-318" table:style-name="ce140">
            <text:p><text:s/>- 318</text:p>
          </table:table-cell>
          <table:table-cell office:value-type="float" office:value="-1.5595880333496812" table:style-name="ce141">
            <text:p>-1,6<text:s text:c="3"/></text:p>
          </table:table-cell>
          <table:table-cell office:value-type="float" office:value="3351" table:style-name="ce140">
            <text:p>+3 351</text:p>
          </table:table-cell>
          <table:table-cell office:value-type="float" office:value="20.040667424197117" table:style-name="ce141">
            <text:p>+20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Novo Emprego</text:p>
          </table:table-cell>
          <table:table-cell office:value-type="float" office:value="206294" table:style-name="ce153">
            <text:p>206 294</text:p>
          </table:table-cell>
          <table:table-cell office:value-type="float" office:value="91.132943993355894" table:style-name="ce154">
            <text:p>91,1<text:s text:c="5"/></text:p>
          </table:table-cell>
          <table:table-cell office:value-type="float" office:value="217108" table:style-name="ce155">
            <text:p>217 108</text:p>
          </table:table-cell>
          <table:table-cell office:value-type="float" office:value="91.414664544543527" table:style-name="ce156">
            <text:p>91,4<text:s text:c="5"/></text:p>
          </table:table-cell>
          <table:table-cell office:value-type="float" office:value="208079" table:style-name="ce155">
            <text:p>208 079</text:p>
          </table:table-cell>
          <table:table-cell office:value-type="float" office:value="92.561832740213518" table:style-name="ce156">
            <text:p>92,6<text:s text:c="5"/></text:p>
          </table:table-cell>
          <table:table-cell office:value-type="float" office:value="-10814" table:style-name="ce140">
            <text:p><text:s/>-10 814</text:p>
          </table:table-cell>
          <table:table-cell office:value-type="float" office:value="-4.980931149473995" table:style-name="ce141">
            <text:p>-5,0<text:s text:c="3"/></text:p>
          </table:table-cell>
          <table:table-cell office:value-type="float" office:value="-1785" table:style-name="ce140">
            <text:p><text:s/>-1 785</text:p>
          </table:table-cell>
          <table:table-cell office:value-type="float" office:value="-0.85784725993492861" table:style-name="ce141">
            <text:p>-0,9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Nenhum <text:s/>Nível de Instrução</text:p>
          </table:table-cell>
          <table:table-cell office:value-type="float" office:value="16627" table:style-name="ce153">
            <text:p>16 627</text:p>
          </table:table-cell>
          <table:table-cell office:value-type="float" office:value="7.3451843474726779" table:style-name="ce154">
            <text:p>7,3<text:s text:c="5"/></text:p>
          </table:table-cell>
          <table:table-cell office:value-type="float" office:value="16776" table:style-name="ce155">
            <text:p>16 776</text:p>
          </table:table-cell>
          <table:table-cell office:value-type="float" office:value="7.0636384306394158" table:style-name="ce156">
            <text:p>7,1<text:s text:c="5"/></text:p>
          </table:table-cell>
          <table:table-cell office:value-type="float" office:value="13342" table:style-name="ce155">
            <text:p>13 342</text:p>
          </table:table-cell>
          <table:table-cell office:value-type="float" office:value="5.935053380782918" table:style-name="ce156">
            <text:p>5,9<text:s text:c="5"/></text:p>
          </table:table-cell>
          <table:table-cell office:value-type="float" office:value="-149" table:style-name="ce140">
            <text:p><text:s/>- 149</text:p>
          </table:table-cell>
          <table:table-cell office:value-type="float" office:value="-0.88817358130662849" table:style-name="ce141">
            <text:p>-0,9<text:s text:c="3"/></text:p>
          </table:table-cell>
          <table:table-cell office:value-type="float" office:value="3285" table:style-name="ce140">
            <text:p>+3 285</text:p>
          </table:table-cell>
          <table:table-cell office:value-type="float" office:value="24.621496027582072" table:style-name="ce141">
            <text:p>+24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Básico - 1º Ciclo</text:p>
          </table:table-cell>
          <table:table-cell office:value-type="float" office:value="30350" table:style-name="ce153">
            <text:p>30 350</text:p>
          </table:table-cell>
          <table:table-cell office:value-type="float" office:value="13.407490524195328" table:style-name="ce154">
            <text:p>13,4<text:s text:c="5"/></text:p>
          </table:table-cell>
          <table:table-cell office:value-type="float" office:value="31324" table:style-name="ce155">
            <text:p>31 324</text:p>
          </table:table-cell>
          <table:table-cell office:value-type="float" office:value="13.189163698220616" table:style-name="ce156">
            <text:p>13,2<text:s text:c="5"/></text:p>
          </table:table-cell>
          <table:table-cell office:value-type="float" office:value="30461" table:style-name="ce155">
            <text:p>30 461</text:p>
          </table:table-cell>
          <table:table-cell office:value-type="float" office:value="13.55026690391459" table:style-name="ce156">
            <text:p>13,6<text:s text:c="5"/></text:p>
          </table:table-cell>
          <table:table-cell office:value-type="float" office:value="-974" table:style-name="ce140">
            <text:p><text:s/>- 974</text:p>
          </table:table-cell>
          <table:table-cell office:value-type="float" office:value="-3.109436853530839" table:style-name="ce141">
            <text:p>-3,1<text:s text:c="3"/></text:p>
          </table:table-cell>
          <table:table-cell office:value-type="float" office:value="-111" table:style-name="ce140">
            <text:p><text:s/>- 111</text:p>
          </table:table-cell>
          <table:table-cell office:value-type="float" office:value="-0.36440038081481235" table:style-name="ce141">
            <text:p>-0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Básico - 2º Ciclo</text:p>
          </table:table-cell>
          <table:table-cell office:value-type="float" office:value="29598" table:style-name="ce153">
            <text:p>29 598</text:p>
          </table:table-cell>
          <table:table-cell office:value-type="float" office:value="13.07528515766502" table:style-name="ce154">
            <text:p>13,1<text:s text:c="5"/></text:p>
          </table:table-cell>
          <table:table-cell office:value-type="float" office:value="31163" table:style-name="ce155">
            <text:p>31 163</text:p>
          </table:table-cell>
          <table:table-cell office:value-type="float" office:value="13.121373653672874" table:style-name="ce156">
            <text:p>13,1<text:s text:c="5"/></text:p>
          </table:table-cell>
          <table:table-cell office:value-type="float" office:value="29658" table:style-name="ce155">
            <text:p>29 658</text:p>
          </table:table-cell>
          <table:table-cell office:value-type="float" office:value="13.193060498220641" table:style-name="ce156">
            <text:p>13,2<text:s text:c="5"/></text:p>
          </table:table-cell>
          <table:table-cell office:value-type="float" office:value="-1565" table:style-name="ce140">
            <text:p><text:s/>-1 565</text:p>
          </table:table-cell>
          <table:table-cell office:value-type="float" office:value="-5.0219811956486859" table:style-name="ce141">
            <text:p>-5,0<text:s text:c="3"/></text:p>
          </table:table-cell>
          <table:table-cell office:value-type="float" office:value="-60" table:style-name="ce140">
            <text:p><text:s/>- 60</text:p>
          </table:table-cell>
          <table:table-cell office:value-type="float" office:value="-0.20230629172567266" table:style-name="ce141">
            <text:p>-0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Básico - 3º Ciclo</text:p>
          </table:table-cell>
          <table:table-cell office:value-type="float" office:value="45257" table:style-name="ce153">
            <text:p>45 257</text:p>
          </table:table-cell>
          <table:table-cell office:value-type="float" office:value="19.992843448221024" table:style-name="ce154">
            <text:p>20,0<text:s text:c="5"/></text:p>
          </table:table-cell>
          <table:table-cell office:value-type="float" office:value="47556" table:style-name="ce155">
            <text:p>47 556</text:p>
          </table:table-cell>
          <table:table-cell office:value-type="float" office:value="20.023747568400577" table:style-name="ce156">
            <text:p>20,0<text:s text:c="5"/></text:p>
          </table:table-cell>
          <table:table-cell office:value-type="float" office:value="45658" table:style-name="ce155">
            <text:p>45 658</text:p>
          </table:table-cell>
          <table:table-cell office:value-type="float" office:value="20.310498220640568" table:style-name="ce156">
            <text:p>20,3<text:s text:c="5"/></text:p>
          </table:table-cell>
          <table:table-cell office:value-type="float" office:value="-2299" table:style-name="ce140">
            <text:p><text:s/>-2 299</text:p>
          </table:table-cell>
          <table:table-cell office:value-type="float" office:value="-4.8343006140129532" table:style-name="ce141">
            <text:p>-4,8<text:s text:c="3"/></text:p>
          </table:table-cell>
          <table:table-cell office:value-type="float" office:value="-401" table:style-name="ce140">
            <text:p><text:s/>- 401</text:p>
          </table:table-cell>
          <table:table-cell office:value-type="float" office:value="-0.87826886854439534" table:style-name="ce141">
            <text:p>-0,9<text:s text:c="3"/></text:p>
          </table:table-cell>
          <table:table-cell table:style-name="ce1"/>
          <table:table-cell table:style-name="ce160"/>
          <table:table-cell table:number-columns-repeated="16370"/>
        </table:table-row>
        <table:table-row table:style-name="ro4">
          <table:table-cell/>
          <table:table-cell office:value-type="string" table:style-name="ce135">
            <text:p><text:s text:c="13"/>Secundário</text:p>
          </table:table-cell>
          <table:table-cell office:value-type="float" office:value="72114" table:style-name="ce153">
            <text:p>72 114</text:p>
          </table:table-cell>
          <table:table-cell office:value-type="float" office:value="31.857257715381287" table:style-name="ce154">
            <text:p>31,9<text:s text:c="5"/></text:p>
          </table:table-cell>
          <table:table-cell office:value-type="float" office:value="76601" table:style-name="ce155">
            <text:p>76 601</text:p>
          </table:table-cell>
          <table:table-cell office:value-type="float" office:value="32.253324238519902" table:style-name="ce156">
            <text:p>32,3<text:s text:c="5"/></text:p>
          </table:table-cell>
          <table:table-cell office:value-type="float" office:value="73445" table:style-name="ce155">
            <text:p>73 445</text:p>
          </table:table-cell>
          <table:table-cell office:value-type="float" office:value="32.671263345195726" table:style-name="ce156">
            <text:p>32,7<text:s text:c="5"/></text:p>
          </table:table-cell>
          <table:table-cell office:value-type="float" office:value="-4487" table:style-name="ce140">
            <text:p><text:s/>-4 487</text:p>
          </table:table-cell>
          <table:table-cell office:value-type="float" office:value="-5.8576258795577081" table:style-name="ce141">
            <text:p>-5,9<text:s text:c="3"/></text:p>
          </table:table-cell>
          <table:table-cell office:value-type="float" office:value="-1331" table:style-name="ce140">
            <text:p><text:s/>-1 331</text:p>
          </table:table-cell>
          <table:table-cell office:value-type="float" office:value="-1.8122404520389406" table:style-name="ce141">
            <text:p>-1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Superior</text:p>
          </table:table-cell>
          <table:table-cell office:value-type="float" office:value="32420" table:style-name="ce153">
            <text:p>32 420</text:p>
          </table:table-cell>
          <table:table-cell office:value-type="float" office:value="14.321938807064665" table:style-name="ce154">
            <text:p>14,3<text:s text:c="5"/></text:p>
          </table:table-cell>
          <table:table-cell office:value-type="float" office:value="34078" table:style-name="ce155">
            <text:p>34 078</text:p>
          </table:table-cell>
          <table:table-cell office:value-type="float" office:value="14.348752410546615" table:style-name="ce156">
            <text:p>14,3<text:s text:c="5"/></text:p>
          </table:table-cell>
          <table:table-cell office:value-type="float" office:value="32236" table:style-name="ce155">
            <text:p>32 236</text:p>
          </table:table-cell>
          <table:table-cell office:value-type="float" office:value="14.339857651245552" table:style-name="ce156">
            <text:p>14,3<text:s text:c="5"/></text:p>
          </table:table-cell>
          <table:table-cell office:value-type="float" office:value="-1658" table:style-name="ce140">
            <text:p><text:s/>-1 658</text:p>
          </table:table-cell>
          <table:table-cell office:value-type="float" office:value="-4.865308997006867" table:style-name="ce141">
            <text:p>-4,9<text:s text:c="3"/></text:p>
          </table:table-cell>
          <table:table-cell office:value-type="float" office:value="184" table:style-name="ce140">
            <text:p>+ 184</text:p>
          </table:table-cell>
          <table:table-cell office:value-type="float" office:value="0.57079042064772301" table:style-name="ce141">
            <text:p>+0,6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table:style-name="ce161"/>
          <table:table-cell table:style-name="ce162"/>
          <table:table-cell table:style-name="ce163"/>
          <table:table-cell table:style-name="ce164"/>
          <table:table-cell table:style-name="ce165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table:number-columns-repeated="16372" table:style-name="ce1"/>
        </table:table-row>
        <table:table-row table:style-name="ro20">
          <table:table-cell/>
          <table:table-cell office:value-type="string" table:style-name="ce168">
            <text:p><text:s text:c="4"/>(1) - Mês homólogo do ano anterior</text:p>
          </table:table-cell>
          <table:table-cell table:number-columns-repeated="2" table:style-name="ce95"/>
          <table:table-cell table:number-columns-repeated="4" table:style-name="ce169"/>
          <table:table-cell table:style-name="ce95"/>
          <table:table-cell table:style-name="ce170"/>
          <table:table-cell table:number-columns-repeated="2" table:style-name="ce95"/>
          <table:table-cell table:number-columns-repeated="16372" table:style-name="ce1"/>
        </table:table-row>
        <table:table-row table:style-name="ro20">
          <table:table-cell table:number-columns-repeated="16384"/>
        </table:table-row>
        <table:table-row table:style-name="ro20">
          <table:table-cell/>
          <table:table-cell table:style-name="ce1"/>
          <table:table-cell table:style-name="ce160"/>
          <table:table-cell table:number-columns-repeated="16381" table:style-name="ce1"/>
        </table:table-row>
        <table:table-row table:style-name="ro20">
          <table:table-cell table:number-columns-repeated="16384"/>
        </table:table-row>
        <table:table-row table:style-name="ro20">
          <table:table-cell/>
          <table:table-cell table:style-name="ce1"/>
          <table:table-cell table:style-name="ce160"/>
          <table:table-cell table:number-columns-repeated="16381" table:style-name="ce1"/>
        </table:table-row>
        <table:table-row table:number-rows-repeated="2" table:style-name="ro20">
          <table:table-cell table:number-columns-repeated="16384"/>
        </table:table-row>
        <table:table-row table:style-name="ro20">
          <table:table-cell/>
          <table:table-cell table:number-columns-repeated="11" table:style-name="ce171"/>
          <table:table-cell table:number-columns-repeated="16372" table:style-name="ce1"/>
        </table:table-row>
        <table:table-row table:number-rows-repeated="1048496" table:style-name="ro20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4">
        <table:table-column table:style-name="co10" table:default-cell-style-name="ce1" table:visibility="collapse"/>
        <table:table-column table:style-name="co34" table:default-cell-style-name="ce1"/>
        <table:table-column table:style-name="co35" table:default-cell-style-name="ce1"/>
        <table:table-column table:style-name="co13" table:default-cell-style-name="ce1"/>
        <table:table-column table:style-name="co36" table:default-cell-style-name="ce1"/>
        <table:table-column table:style-name="co39" table:default-cell-style-name="ce1"/>
        <table:table-column table:style-name="co5" table:default-cell-style-name="ce1"/>
        <table:table-column table:style-name="co39" table:default-cell-style-name="ce1"/>
        <table:table-column table:style-name="co1" table:default-cell-style-name="ce1"/>
        <table:table-column table:style-name="co38" table:default-cell-style-name="ce1"/>
        <table:table-column table:style-name="co39" table:default-cell-style-name="ce1"/>
        <table:table-column table:style-name="co41" table:default-cell-style-name="ce1"/>
        <table:table-column table:style-name="co21" table:number-columns-repeated="16372" table:default-cell-style-name="ce1"/>
        <table:table-row table:style-name="ro20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0" draw:name="Picture 184" svg:x="0.00916in" svg:y="0.11447in" svg:width="2.59145in" svg:height="0.6468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4" draw:name="CaixaDeTexto 9" svg:x="0.4914in" svg:y="0.23614in" svg:width="1.97737in" svg:height="0.51006in">
                <draw:text-box>
                  <text:p text:style-name="a23" text:class-names="" text:cond-style-name=""><text:span text:style-name="a21" text:class-names="">MAIO 2021</text:span><text:span text:style-name="a2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0">
          <table:table-cell table:style-name="ce1">
            <draw:frame draw:z-index="1" draw:id="id5" draw:style-name="a19" draw:name="Text Box 122" svg:x="0in" svg:y="0in" svg:width="0.97917in" svg:height="0.31745in">
              <draw:text-box>
                <text:p text:style-name="a16" text:class-names="" text:cond-style-name=""><text:span text:style-name="a14" text:class-names="">Página <text:s text:c="1"/></text:span><text:span text:style-name="a15" text:class-names="">6/14</text:span></text:p>
                <text:p text:style-name="a18" text:class-names="" text:cond-style-name=""><text:span text:style-name="a1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0">
          <table:table-cell/>
          <table:table-cell table:number-columns-repeated="11" table:style-name="ce94"/>
          <table:table-cell table:number-columns-repeated="6" table:style-name="ce95"/>
          <table:table-cell table:number-columns-repeated="16366"/>
        </table:table-row>
        <table:table-row table:style-name="ro21">
          <table:table-cell/>
          <table:table-cell office:value-type="string" table:style-name="ce96">
            <text:p>Quadro 2 - PEDIDOS DE EMPREGO <text:s text:c="2"/>E <text:s text:c="3"/>DESEMPREGO REGISTADO</text:p>
          </table:table-cell>
          <table:table-cell table:number-columns-repeated="8" table:style-name="ce96"/>
          <table:table-cell office:value-type="string" table:number-columns-spanned="2" table:number-rows-spanned="1" table:style-name="ce172">
            <text:p>CONTINENTE</text:p>
          </table:table-cell>
          <table:covered-table-cell/>
          <table:table-cell table:number-columns-repeated="6" table:style-name="ce95"/>
          <table:table-cell table:number-columns-repeated="16366"/>
        </table:table-row>
        <table:table-row table:style-name="ro21">
          <table:table-cell/>
          <table:table-cell office:value-type="string" table:style-name="ce98">
            <text:p>Situação no fim do mês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table:style-name="ce94"/>
          <table:table-cell table:style-name="ce100"/>
          <table:table-cell table:number-columns-repeated="9" table:style-name="ce94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table:style-name="ce101"/>
          <table:table-cell table:style-name="ce102"/>
          <table:table-cell table:style-name="ce103"/>
          <table:table-cell table:style-name="ce104"/>
          <table:table-cell table:style-name="ce105"/>
          <table:table-cell table:style-name="ce104"/>
          <table:table-cell table:style-name="ce105"/>
          <table:table-cell office:value-type="string" table:number-columns-spanned="4" table:number-rows-spanned="1" table:style-name="ce173">
            <text:p>Variação</text:p>
          </table:table-cell>
          <table:covered-table-cell table:number-columns-repeated="3"/>
          <table:table-cell table:number-columns-repeated="6" table:style-name="ce106"/>
          <table:table-cell table:number-columns-repeated="16366"/>
        </table:table-row>
        <table:table-row table:style-name="ro13">
          <table:table-cell/>
          <table:table-cell table:style-name="ce107"/>
          <table:table-cell office:value-type="string" table:style-name="ce176">
            <text:p>MAI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ABRIL 2021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MAI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174">
            <text:p>Mês <text:s/>anterior</text:p>
          </table:table-cell>
          <table:covered-table-cell/>
          <table:table-cell office:value-type="string" table:number-columns-spanned="2" table:number-rows-spanned="1" table:style-name="ce175">
            <text:p>Mês <text:s/>homólogo<text:span text:style-name="T1">(1)<text:s/></text:span></text:p>
          </table:table-cell>
          <table:covered-table-cell/>
          <table:table-cell table:number-columns-repeated="6" table:style-name="ce106"/>
          <table:table-cell table:number-columns-repeated="16366"/>
        </table:table-row>
        <table:table-row table:style-name="ro20">
          <table:table-cell/>
          <table:table-cell table:style-name="ce112"/>
          <table:table-cell table:style-name="ce113"/>
          <table:table-cell table:style-name="ce114"/>
          <table:table-cell table:style-name="ce115"/>
          <table:table-cell table:style-name="ce116"/>
          <table:table-cell table:style-name="ce115"/>
          <table:table-cell table:style-name="ce116"/>
          <table:table-cell office:value-type="string" table:style-name="ce117">
            <text:p>Var. Abs.</text:p>
          </table:table-cell>
          <table:table-cell office:value-type="string" table:style-name="ce118">
            <text:p>Var. %</text:p>
          </table:table-cell>
          <table:table-cell office:value-type="string" table:style-name="ce117">
            <text:p>Var. Abs.</text:p>
          </table:table-cell>
          <table:table-cell office:value-type="string" table:style-name="ce119">
            <text:p>Var. %</text:p>
          </table:table-cell>
          <table:table-cell table:number-columns-repeated="6" table:style-name="ce120"/>
          <table:table-cell table:number-columns-repeated="16366"/>
        </table:table-row>
        <table:table-row table:style-name="ro24">
          <table:table-cell/>
          <table:table-cell table:style-name="ce107"/>
          <table:table-cell table:style-name="ce177"/>
          <table:table-cell table:style-name="ce178"/>
          <table:table-cell table:style-name="ce179"/>
          <table:table-cell table:style-name="ce180"/>
          <table:table-cell table:style-name="ce179"/>
          <table:table-cell table:style-name="ce180"/>
          <table:table-cell table:number-columns-repeated="4" table:style-name="ce181"/>
          <table:table-cell table:number-columns-repeated="6" table:style-name="ce120"/>
          <table:table-cell table:number-columns-repeated="16366"/>
        </table:table-row>
        <table:table-row table:style-name="ro4">
          <table:table-cell/>
          <table:table-cell office:value-type="string" table:style-name="ce126">
            <text:p>PEDIDOS DE EMPREGO</text:p>
          </table:table-cell>
          <table:table-cell office:value-type="float" office:value="550079" table:style-name="ce127">
            <text:p>550 079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570535" table:style-name="ce129">
            <text:p>570 535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511491" table:style-name="ce129">
            <text:p>511 491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-20456" table:style-name="ce131">
            <text:p><text:s/>-20 456</text:p>
          </table:table-cell>
          <table:table-cell office:value-type="float" office:value="-3.5854066796953736" table:style-name="ce132">
            <text:p>-3,6<text:s text:c="3"/></text:p>
          </table:table-cell>
          <table:table-cell office:value-type="float" office:value="38588" table:style-name="ce131">
            <text:p>+38 588</text:p>
          </table:table-cell>
          <table:table-cell office:value-type="float" office:value="7.5442187643575354" table:style-name="ce132">
            <text:p>+7,5<text:s text:c="3"/></text:p>
          </table:table-cell>
          <table:table-cell table:style-name="ce133"/>
          <table:table-cell table:style-name="ce95"/>
          <table:table-cell table:number-columns-repeated="4" table:style-name="ce134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7"/>DESEMPREGO REGISTADO</text:p>
          </table:table-cell>
          <table:table-cell office:value-type="float" office:value="375429" table:style-name="ce136">
            <text:p>375 429</text:p>
          </table:table-cell>
          <table:table-cell office:value-type="float" office:value="68.250014997845767" table:style-name="ce137">
            <text:p>68,3<text:s text:c="5"/></text:p>
          </table:table-cell>
          <table:table-cell office:value-type="float" office:value="396707" table:style-name="ce138">
            <text:p>396 707</text:p>
          </table:table-cell>
          <table:table-cell office:value-type="float" office:value="69.532456378662133" table:style-name="ce139">
            <text:p>69,5<text:s text:c="5"/></text:p>
          </table:table-cell>
          <table:table-cell office:value-type="float" office:value="384504" table:style-name="ce138">
            <text:p>384 504</text:p>
          </table:table-cell>
          <table:table-cell office:value-type="float" office:value="75.173170202408258" table:style-name="ce139">
            <text:p>75,2<text:s text:c="5"/></text:p>
          </table:table-cell>
          <table:table-cell office:value-type="float" office:value="-21278" table:style-name="ce140">
            <text:p><text:s/>-21 278</text:p>
          </table:table-cell>
          <table:table-cell office:value-type="float" office:value="-5.3636563004938154" table:style-name="ce141">
            <text:p>-5,4<text:s text:c="3"/></text:p>
          </table:table-cell>
          <table:table-cell office:value-type="float" office:value="-9075" table:style-name="ce140">
            <text:p><text:s/>-9 075</text:p>
          </table:table-cell>
          <table:table-cell office:value-type="float" office:value="-2.3601835091442478" table:style-name="ce141">
            <text:p>-2,4<text:s text:c="3"/></text:p>
          </table:table-cell>
          <table:table-cell table:style-name="ce134"/>
          <table:table-cell table:number-columns-repeated="3" table:style-name="ce142"/>
          <table:table-cell table:number-columns-repeated="2" table:style-name="ce134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7"/>EMPREGADOS</text:p>
          </table:table-cell>
          <table:table-cell office:value-type="float" office:value="47090" table:style-name="ce136">
            <text:p>47 090</text:p>
          </table:table-cell>
          <table:table-cell office:value-type="float" office:value="8.5605885700053985" table:style-name="ce137">
            <text:p>8,6<text:s text:c="5"/></text:p>
          </table:table-cell>
          <table:table-cell office:value-type="float" office:value="45735" table:style-name="ce138">
            <text:p>45 735</text:p>
          </table:table-cell>
          <table:table-cell office:value-type="float" office:value="8.0161602706231871" table:style-name="ce139">
            <text:p>8,0<text:s text:c="5"/></text:p>
          </table:table-cell>
          <table:table-cell office:value-type="float" office:value="36056" table:style-name="ce138">
            <text:p>36 056</text:p>
          </table:table-cell>
          <table:table-cell office:value-type="float" office:value="7.0491953915122654" table:style-name="ce139">
            <text:p>7,0<text:s text:c="5"/></text:p>
          </table:table-cell>
          <table:table-cell office:value-type="float" office:value="1355" table:style-name="ce140">
            <text:p>+1 355</text:p>
          </table:table-cell>
          <table:table-cell office:value-type="float" office:value="2.962720017492074" table:style-name="ce141">
            <text:p>+3,0<text:s text:c="3"/></text:p>
          </table:table-cell>
          <table:table-cell office:value-type="float" office:value="11034" table:style-name="ce140">
            <text:p>+11 034</text:p>
          </table:table-cell>
          <table:table-cell office:value-type="float" office:value="30.602396272465054" table:style-name="ce141">
            <text:p>+30,6<text:s text:c="3"/></text:p>
          </table:table-cell>
          <table:table-cell table:style-name="ce134"/>
          <table:table-cell table:number-columns-repeated="3" table:style-name="ce142"/>
          <table:table-cell table:number-columns-repeated="2" table:style-name="ce134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7"/>OCUPADOS</text:p>
          </table:table-cell>
          <table:table-cell office:value-type="float" office:value="110159" table:style-name="ce136">
            <text:p>110 159</text:p>
          </table:table-cell>
          <table:table-cell office:value-type="float" office:value="20.026032624404859" table:style-name="ce137">
            <text:p>20,0<text:s text:c="5"/></text:p>
          </table:table-cell>
          <table:table-cell office:value-type="float" office:value="110625" table:style-name="ce138">
            <text:p>110 625</text:p>
          </table:table-cell>
          <table:table-cell office:value-type="float" office:value="19.389695636551657" table:style-name="ce139">
            <text:p>19,4<text:s text:c="5"/></text:p>
          </table:table-cell>
          <table:table-cell office:value-type="float" office:value="76978" table:style-name="ce138">
            <text:p>76 978</text:p>
          </table:table-cell>
          <table:table-cell office:value-type="float" office:value="15.049727170175037" table:style-name="ce139">
            <text:p>15,0<text:s text:c="5"/></text:p>
          </table:table-cell>
          <table:table-cell office:value-type="float" office:value="-466" table:style-name="ce140">
            <text:p><text:s/>- 466</text:p>
          </table:table-cell>
          <table:table-cell office:value-type="float" office:value="-0.4212429378531074" table:style-name="ce141">
            <text:p>-0,4<text:s text:c="3"/></text:p>
          </table:table-cell>
          <table:table-cell office:value-type="float" office:value="33181" table:style-name="ce140">
            <text:p>+33 181</text:p>
          </table:table-cell>
          <table:table-cell office:value-type="float" office:value="43.104523370313593" table:style-name="ce141">
            <text:p>+43,1<text:s text:c="3"/></text:p>
          </table:table-cell>
          <table:table-cell table:style-name="ce134"/>
          <table:table-cell table:number-columns-repeated="3" table:style-name="ce142"/>
          <table:table-cell table:number-columns-repeated="2" table:style-name="ce134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7"/>INDISPONIVEIS TEMPORÁRIAMENTE</text:p>
          </table:table-cell>
          <table:table-cell office:value-type="float" office:value="17401" table:style-name="ce136">
            <text:p>17 401</text:p>
          </table:table-cell>
          <table:table-cell office:value-type="float" office:value="3.1633638077439787" table:style-name="ce137">
            <text:p>3,2<text:s text:c="5"/></text:p>
          </table:table-cell>
          <table:table-cell office:value-type="float" office:value="17468" table:style-name="ce138">
            <text:p>17 468</text:p>
          </table:table-cell>
          <table:table-cell office:value-type="float" office:value="3.0616877141630225" table:style-name="ce139">
            <text:p>3,1<text:s text:c="5"/></text:p>
          </table:table-cell>
          <table:table-cell office:value-type="float" office:value="13953" table:style-name="ce138">
            <text:p>13 953</text:p>
          </table:table-cell>
          <table:table-cell office:value-type="float" office:value="2.7279072359044441" table:style-name="ce139">
            <text:p>2,7<text:s text:c="5"/></text:p>
          </table:table-cell>
          <table:table-cell office:value-type="float" office:value="-67" table:style-name="ce140">
            <text:p><text:s/>- 67</text:p>
          </table:table-cell>
          <table:table-cell office:value-type="float" office:value="-0.38355850698419969" table:style-name="ce141">
            <text:p>-0,4<text:s text:c="3"/></text:p>
          </table:table-cell>
          <table:table-cell office:value-type="float" office:value="3448" table:style-name="ce140">
            <text:p>+3 448</text:p>
          </table:table-cell>
          <table:table-cell office:value-type="float" office:value="24.711531570271625" table:style-name="ce141">
            <text:p>+24,7<text:s text:c="3"/></text:p>
          </table:table-cell>
          <table:table-cell table:style-name="ce134"/>
          <table:table-cell table:number-columns-repeated="3" table:style-name="ce142"/>
          <table:table-cell table:number-columns-repeated="2" table:style-name="ce134"/>
          <table:table-cell table:number-columns-repeated="16366"/>
        </table:table-row>
        <table:table-row table:style-name="ro9">
          <table:table-cell/>
          <table:table-cell table:style-name="ce135"/>
          <table:table-cell table:style-name="ce143"/>
          <table:table-cell table:style-name="ce144"/>
          <table:table-cell table:style-name="ce145"/>
          <table:table-cell table:style-name="ce146"/>
          <table:table-cell table:style-name="ce145"/>
          <table:table-cell table:style-name="ce14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6" table:style-name="ce134"/>
          <table:table-cell table:number-columns-repeated="16366"/>
        </table:table-row>
        <table:table-row table:style-name="ro4">
          <table:table-cell/>
          <table:table-cell office:value-type="string" table:style-name="ce126">
            <text:p><text:s text:c="5"/>DESEMPREGO REGISTADO</text:p>
          </table:table-cell>
          <table:table-cell office:value-type="float" office:value="375429" table:style-name="ce147">
            <text:p>375 429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396707" table:style-name="ce149">
            <text:p>396 707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384504" table:style-name="ce149">
            <text:p>384 504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-21278" table:style-name="ce131">
            <text:p><text:s/>-21 278</text:p>
          </table:table-cell>
          <table:table-cell office:value-type="float" office:value="-5.3636563004938154" table:style-name="ce132">
            <text:p>-5,4<text:s text:c="3"/></text:p>
          </table:table-cell>
          <table:table-cell office:value-type="float" office:value="-9075" table:style-name="ce131">
            <text:p><text:s/>-9 075</text:p>
          </table:table-cell>
          <table:table-cell office:value-type="float" office:value="-2.3601835091442478" table:style-name="ce132">
            <text:p>-2,4<text:s text:c="3"/></text:p>
          </table:table-cell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Homens<text:s/></text:p>
          </table:table-cell>
          <table:table-cell office:value-type="float" office:value="163352" table:style-name="ce153">
            <text:p>163 352</text:p>
          </table:table-cell>
          <table:table-cell office:value-type="float" office:value="43.510757027294112" table:style-name="ce154">
            <text:p>43,5<text:s text:c="5"/></text:p>
          </table:table-cell>
          <table:table-cell office:value-type="float" office:value="173601" table:style-name="ce155">
            <text:p>173 601</text:p>
          </table:table-cell>
          <table:table-cell office:value-type="float" office:value="43.760508385281831" table:style-name="ce156">
            <text:p>43,8<text:s text:c="5"/></text:p>
          </table:table-cell>
          <table:table-cell office:value-type="float" office:value="172366" table:style-name="ce155">
            <text:p>172 366</text:p>
          </table:table-cell>
          <table:table-cell office:value-type="float" office:value="44.828142229989801" table:style-name="ce156">
            <text:p>44,8<text:s text:c="5"/></text:p>
          </table:table-cell>
          <table:table-cell office:value-type="float" office:value="-10249" table:style-name="ce140">
            <text:p><text:s/>-10 249</text:p>
          </table:table-cell>
          <table:table-cell office:value-type="float" office:value="-5.9037678354387362" table:style-name="ce141">
            <text:p>-5,9<text:s text:c="3"/></text:p>
          </table:table-cell>
          <table:table-cell office:value-type="float" office:value="-9014" table:style-name="ce140">
            <text:p><text:s/>-9 014</text:p>
          </table:table-cell>
          <table:table-cell office:value-type="float" office:value="-5.2295696367032942" table:style-name="ce141">
            <text:p>-5,2<text:s text:c="3"/></text:p>
          </table:table-cell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Mulheres</text:p>
          </table:table-cell>
          <table:table-cell office:value-type="float" office:value="212077" table:style-name="ce153">
            <text:p>212 077</text:p>
          </table:table-cell>
          <table:table-cell office:value-type="float" office:value="56.489242972705888" table:style-name="ce154">
            <text:p>56,5<text:s text:c="5"/></text:p>
          </table:table-cell>
          <table:table-cell office:value-type="float" office:value="223106" table:style-name="ce155">
            <text:p>223 106</text:p>
          </table:table-cell>
          <table:table-cell office:value-type="float" office:value="56.239491614718162" table:style-name="ce156">
            <text:p>56,2<text:s text:c="5"/></text:p>
          </table:table-cell>
          <table:table-cell office:value-type="float" office:value="212138" table:style-name="ce155">
            <text:p>212 138</text:p>
          </table:table-cell>
          <table:table-cell office:value-type="float" office:value="55.171857770010192" table:style-name="ce156">
            <text:p>55,2<text:s text:c="5"/></text:p>
          </table:table-cell>
          <table:table-cell office:value-type="float" office:value="-11029" table:style-name="ce140">
            <text:p><text:s/>-11 029</text:p>
          </table:table-cell>
          <table:table-cell office:value-type="float" office:value="-4.9433901374234663" table:style-name="ce141">
            <text:p>-4,9<text:s text:c="3"/></text:p>
          </table:table-cell>
          <table:table-cell office:value-type="float" office:value="-61" table:style-name="ce140">
            <text:p><text:s/>- 61</text:p>
          </table:table-cell>
          <table:table-cell office:value-type="float" office:value="-2.8754867114802629E-2" table:style-name="ce141">
            <text:p>-0,0<text:s text:c="3"/></text:p>
          </table:table-cell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26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&lt; 25 anos</text:p>
          </table:table-cell>
          <table:table-cell office:value-type="float" office:value="41306" table:style-name="ce153">
            <text:p>41 306</text:p>
          </table:table-cell>
          <table:table-cell office:value-type="float" office:value="11.002346648767142" table:style-name="ce154">
            <text:p>11,0<text:s text:c="5"/></text:p>
          </table:table-cell>
          <table:table-cell office:value-type="float" office:value="45331" table:style-name="ce155">
            <text:p>45 331</text:p>
          </table:table-cell>
          <table:table-cell office:value-type="float" office:value="11.426821306404978" table:style-name="ce156">
            <text:p>11,4<text:s text:c="5"/></text:p>
          </table:table-cell>
          <table:table-cell office:value-type="float" office:value="42762" table:style-name="ce155">
            <text:p>42 762</text:p>
          </table:table-cell>
          <table:table-cell office:value-type="float" office:value="11.121340740278384" table:style-name="ce156">
            <text:p>11,1<text:s text:c="5"/></text:p>
          </table:table-cell>
          <table:table-cell office:value-type="float" office:value="-4025" table:style-name="ce140">
            <text:p><text:s/>-4 025</text:p>
          </table:table-cell>
          <table:table-cell office:value-type="float" office:value="-8.8791334848117192" table:style-name="ce141">
            <text:p>-8,9<text:s text:c="3"/></text:p>
          </table:table-cell>
          <table:table-cell office:value-type="float" office:value="-1456" table:style-name="ce140">
            <text:p><text:s/>-1 456</text:p>
          </table:table-cell>
          <table:table-cell office:value-type="float" office:value="-3.404892194004022" table:style-name="ce141">
            <text:p>-3,4<text:s text:c="3"/></text:p>
          </table:table-cell>
          <table:table-cell table:style-name="ce157"/>
          <table:table-cell table:number-columns-repeated="5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&gt;= 25 anos</text:p>
          </table:table-cell>
          <table:table-cell office:value-type="float" office:value="334123" table:style-name="ce153">
            <text:p>334 123</text:p>
          </table:table-cell>
          <table:table-cell office:value-type="float" office:value="88.997653351232856" table:style-name="ce154">
            <text:p>89,0<text:s text:c="5"/></text:p>
          </table:table-cell>
          <table:table-cell office:value-type="float" office:value="351376" table:style-name="ce155">
            <text:p>351 376</text:p>
          </table:table-cell>
          <table:table-cell office:value-type="float" office:value="88.573178693595025" table:style-name="ce156">
            <text:p>88,6<text:s text:c="5"/></text:p>
          </table:table-cell>
          <table:table-cell office:value-type="float" office:value="341742" table:style-name="ce155">
            <text:p>341 742</text:p>
          </table:table-cell>
          <table:table-cell office:value-type="float" office:value="88.878659259721616" table:style-name="ce156">
            <text:p>88,9<text:s text:c="5"/></text:p>
          </table:table-cell>
          <table:table-cell office:value-type="float" office:value="-17253" table:style-name="ce140">
            <text:p><text:s/>-17 253</text:p>
          </table:table-cell>
          <table:table-cell office:value-type="float" office:value="-4.910124766631756" table:style-name="ce141">
            <text:p>-4,9<text:s text:c="3"/></text:p>
          </table:table-cell>
          <table:table-cell office:value-type="float" office:value="-7619" table:style-name="ce140">
            <text:p><text:s/>-7 619</text:p>
          </table:table-cell>
          <table:table-cell office:value-type="float" office:value="-2.2294596508477156" table:style-name="ce141">
            <text:p>-2,2<text:s text:c="3"/></text:p>
          </table:table-cell>
          <table:table-cell table:style-name="ce151"/>
          <table:table-cell table:style-name="ce182"/>
          <table:table-cell table:number-columns-repeated="4" table:style-name="ce152"/>
          <table:table-cell table:number-columns-repeated="16366"/>
        </table:table-row>
        <table:table-row table:style-name="ro27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style-name="ce151"/>
          <table:table-cell table:style-name="ce182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Inscritos &lt; 1 ano</text:p>
          </table:table-cell>
          <table:table-cell office:value-type="float" office:value="208623" table:style-name="ce153">
            <text:p>208 623</text:p>
          </table:table-cell>
          <table:table-cell office:value-type="float" office:value="55.569228802250223" table:style-name="ce154">
            <text:p>55,6<text:s text:c="5"/></text:p>
          </table:table-cell>
          <table:table-cell office:value-type="float" office:value="231904" table:style-name="ce155">
            <text:p>231 904</text:p>
          </table:table-cell>
          <table:table-cell office:value-type="float" office:value="58.457249304902618" table:style-name="ce156">
            <text:p>58,5<text:s text:c="5"/></text:p>
          </table:table-cell>
          <table:table-cell office:value-type="float" office:value="258368" table:style-name="ce155">
            <text:p>258 368</text:p>
          </table:table-cell>
          <table:table-cell office:value-type="float" office:value="67.19513971246073" table:style-name="ce156">
            <text:p>67,2<text:s text:c="5"/></text:p>
          </table:table-cell>
          <table:table-cell office:value-type="float" office:value="-23281" table:style-name="ce140">
            <text:p><text:s/>-23 281</text:p>
          </table:table-cell>
          <table:table-cell office:value-type="float" office:value="-10.039067890161446" table:style-name="ce141">
            <text:p>-10,0<text:s text:c="3"/></text:p>
          </table:table-cell>
          <table:table-cell office:value-type="float" office:value="-49745" table:style-name="ce140">
            <text:p><text:s/>-49 745</text:p>
          </table:table-cell>
          <table:table-cell office:value-type="float" office:value="-19.253545330691107" table:style-name="ce141">
            <text:p>-19,3<text:s text:c="3"/></text:p>
          </table:table-cell>
          <table:table-cell table:style-name="ce157"/>
          <table:table-cell table:style-name="ce151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Inscritos &gt;= 1 ano</text:p>
          </table:table-cell>
          <table:table-cell office:value-type="float" office:value="166806" table:style-name="ce153">
            <text:p>166 806</text:p>
          </table:table-cell>
          <table:table-cell office:value-type="float" office:value="44.430771197749777" table:style-name="ce154">
            <text:p>44,4<text:s text:c="5"/></text:p>
          </table:table-cell>
          <table:table-cell office:value-type="float" office:value="164803" table:style-name="ce155">
            <text:p>164 803</text:p>
          </table:table-cell>
          <table:table-cell office:value-type="float" office:value="41.542750695097389" table:style-name="ce156">
            <text:p>41,5<text:s text:c="5"/></text:p>
          </table:table-cell>
          <table:table-cell office:value-type="float" office:value="126136" table:style-name="ce155">
            <text:p>126 136</text:p>
          </table:table-cell>
          <table:table-cell office:value-type="float" office:value="32.80486028753927" table:style-name="ce156">
            <text:p>32,8<text:s text:c="5"/></text:p>
          </table:table-cell>
          <table:table-cell office:value-type="float" office:value="2003" table:style-name="ce140">
            <text:p>+2 003</text:p>
          </table:table-cell>
          <table:table-cell office:value-type="float" office:value="1.2153904965322233" table:style-name="ce141">
            <text:p>+1,2<text:s text:c="3"/></text:p>
          </table:table-cell>
          <table:table-cell office:value-type="float" office:value="40670" table:style-name="ce140">
            <text:p>+40 670</text:p>
          </table:table-cell>
          <table:table-cell office:value-type="float" office:value="32.242975835606011" table:style-name="ce141">
            <text:p>+32,2<text:s text:c="3"/></text:p>
          </table:table-cell>
          <table:table-cell table:style-name="ce151"/>
          <table:table-cell table:style-name="ce182"/>
          <table:table-cell table:number-columns-repeated="4" table:style-name="ce152"/>
          <table:table-cell table:number-columns-repeated="16366"/>
        </table:table-row>
        <table:table-row table:style-name="ro27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style-name="ce151"/>
          <table:table-cell table:style-name="ce182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Primeiro Emprego</text:p>
          </table:table-cell>
          <table:table-cell office:value-type="float" office:value="30732" table:style-name="ce153">
            <text:p>30 732</text:p>
          </table:table-cell>
          <table:table-cell office:value-type="float" office:value="8.1858354042974835" table:style-name="ce154">
            <text:p>8,2<text:s text:c="5"/></text:p>
          </table:table-cell>
          <table:table-cell office:value-type="float" office:value="31481" table:style-name="ce155">
            <text:p>31 481</text:p>
          </table:table-cell>
          <table:table-cell office:value-type="float" office:value="7.9355796595472219" table:style-name="ce156">
            <text:p>7,9<text:s text:c="5"/></text:p>
          </table:table-cell>
          <table:table-cell office:value-type="float" office:value="25628" table:style-name="ce155">
            <text:p>25 628</text:p>
          </table:table-cell>
          <table:table-cell office:value-type="float" office:value="6.6652102448869197" table:style-name="ce156">
            <text:p>6,7<text:s text:c="5"/></text:p>
          </table:table-cell>
          <table:table-cell office:value-type="float" office:value="-749" table:style-name="ce140">
            <text:p><text:s/>- 749</text:p>
          </table:table-cell>
          <table:table-cell office:value-type="float" office:value="-2.3792128585496011" table:style-name="ce141">
            <text:p>-2,4<text:s text:c="3"/></text:p>
          </table:table-cell>
          <table:table-cell office:value-type="float" office:value="5104" table:style-name="ce140">
            <text:p>+5 104</text:p>
          </table:table-cell>
          <table:table-cell office:value-type="float" office:value="19.91571718432964" table:style-name="ce141">
            <text:p>+19,9<text:s text:c="3"/></text:p>
          </table:table-cell>
          <table:table-cell table:number-columns-repeated="2" table:style-name="ce157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Novo Emprego</text:p>
          </table:table-cell>
          <table:table-cell office:value-type="float" office:value="344697" table:style-name="ce153">
            <text:p>344 697</text:p>
          </table:table-cell>
          <table:table-cell office:value-type="float" office:value="91.814164595702522" table:style-name="ce154">
            <text:p>91,8<text:s text:c="5"/></text:p>
          </table:table-cell>
          <table:table-cell office:value-type="float" office:value="365226" table:style-name="ce155">
            <text:p>365 226</text:p>
          </table:table-cell>
          <table:table-cell office:value-type="float" office:value="92.064420340452784" table:style-name="ce156">
            <text:p>92,1<text:s text:c="5"/></text:p>
          </table:table-cell>
          <table:table-cell office:value-type="float" office:value="358876" table:style-name="ce155">
            <text:p>358 876</text:p>
          </table:table-cell>
          <table:table-cell office:value-type="float" office:value="93.334789755113079" table:style-name="ce156">
            <text:p>93,3<text:s text:c="5"/></text:p>
          </table:table-cell>
          <table:table-cell office:value-type="float" office:value="-20529" table:style-name="ce140">
            <text:p><text:s/>-20 529</text:p>
          </table:table-cell>
          <table:table-cell office:value-type="float" office:value="-5.6209032215669206" table:style-name="ce141">
            <text:p>-5,6<text:s text:c="3"/></text:p>
          </table:table-cell>
          <table:table-cell office:value-type="float" office:value="-14179" table:style-name="ce140">
            <text:p><text:s/>-14 179</text:p>
          </table:table-cell>
          <table:table-cell office:value-type="float" office:value="-3.9509468451498568" table:style-name="ce141">
            <text:p>-4,0<text:s text:c="3"/></text:p>
          </table:table-cell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26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Nenhum <text:s/>Nível de Instrução</text:p>
          </table:table-cell>
          <table:table-cell office:value-type="float" office:value="29879" table:style-name="ce153">
            <text:p>29 879</text:p>
          </table:table-cell>
          <table:table-cell office:value-type="float" office:value="7.9586286621438411" table:style-name="ce154">
            <text:p>8,0<text:s text:c="5"/></text:p>
          </table:table-cell>
          <table:table-cell office:value-type="float" office:value="30279" table:style-name="ce155">
            <text:p>30 279</text:p>
          </table:table-cell>
          <table:table-cell office:value-type="float" office:value="7.6325852581376186" table:style-name="ce156">
            <text:p>7,6<text:s text:c="5"/></text:p>
          </table:table-cell>
          <table:table-cell office:value-type="float" office:value="24636" table:style-name="ce155">
            <text:p>24 636</text:p>
          </table:table-cell>
          <table:table-cell office:value-type="float" office:value="6.4072155296173774" table:style-name="ce156">
            <text:p>6,4<text:s text:c="5"/></text:p>
          </table:table-cell>
          <table:table-cell office:value-type="float" office:value="-400" table:style-name="ce140">
            <text:p><text:s/>- 400</text:p>
          </table:table-cell>
          <table:table-cell office:value-type="float" office:value="-1.3210475907394563" table:style-name="ce141">
            <text:p>-1,3<text:s text:c="3"/></text:p>
          </table:table-cell>
          <table:table-cell office:value-type="float" office:value="5243" table:style-name="ce140">
            <text:p>+5 243</text:p>
          </table:table-cell>
          <table:table-cell office:value-type="float" office:value="21.28186393895113" table:style-name="ce141">
            <text:p>+21,3<text:s text:c="3"/></text:p>
          </table:table-cell>
          <table:table-cell table:style-name="ce157"/>
          <table:table-cell table:style-name="ce151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Básico - 1º Ciclo</text:p>
          </table:table-cell>
          <table:table-cell office:value-type="float" office:value="52208" table:style-name="ce153">
            <text:p>52 208</text:p>
          </table:table-cell>
          <table:table-cell office:value-type="float" office:value="13.906224612376775" table:style-name="ce154">
            <text:p>13,9<text:s text:c="5"/></text:p>
          </table:table-cell>
          <table:table-cell office:value-type="float" office:value="54111" table:style-name="ce155">
            <text:p>54 111</text:p>
          </table:table-cell>
          <table:table-cell office:value-type="float" office:value="13.640041642824553" table:style-name="ce156">
            <text:p>13,6<text:s text:c="5"/></text:p>
          </table:table-cell>
          <table:table-cell office:value-type="float" office:value="54394" table:style-name="ce155">
            <text:p>54 394</text:p>
          </table:table-cell>
          <table:table-cell office:value-type="float" office:value="14.146536837068016" table:style-name="ce156">
            <text:p>14,1<text:s text:c="5"/></text:p>
          </table:table-cell>
          <table:table-cell office:value-type="float" office:value="-1903" table:style-name="ce140">
            <text:p><text:s/>-1 903</text:p>
          </table:table-cell>
          <table:table-cell office:value-type="float" office:value="-3.5168450037885086" table:style-name="ce141">
            <text:p>-3,5<text:s text:c="3"/></text:p>
          </table:table-cell>
          <table:table-cell office:value-type="float" office:value="-2186" table:style-name="ce140">
            <text:p><text:s/>-2 186</text:p>
          </table:table-cell>
          <table:table-cell office:value-type="float" office:value="-4.0188256057653415" table:style-name="ce141">
            <text:p>-4,0<text:s text:c="3"/></text:p>
          </table:table-cell>
          <table:table-cell table:number-columns-repeated="6" table:style-name="ce151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Básico - 2º Ciclo</text:p>
          </table:table-cell>
          <table:table-cell office:value-type="float" office:value="52109" table:style-name="ce153">
            <text:p>52 109</text:p>
          </table:table-cell>
          <table:table-cell office:value-type="float" office:value="13.879854779465624" table:style-name="ce154">
            <text:p>13,9<text:s text:c="5"/></text:p>
          </table:table-cell>
          <table:table-cell office:value-type="float" office:value="55471" table:style-name="ce155">
            <text:p>55 471</text:p>
          </table:table-cell>
          <table:table-cell office:value-type="float" office:value="13.982863927281345" table:style-name="ce156">
            <text:p>14,0<text:s text:c="5"/></text:p>
          </table:table-cell>
          <table:table-cell office:value-type="float" office:value="55032" table:style-name="ce155">
            <text:p>55 032</text:p>
          </table:table-cell>
          <table:table-cell office:value-type="float" office:value="14.312464889832096" table:style-name="ce156">
            <text:p>14,3<text:s text:c="5"/></text:p>
          </table:table-cell>
          <table:table-cell office:value-type="float" office:value="-3362" table:style-name="ce140">
            <text:p><text:s/>-3 362</text:p>
          </table:table-cell>
          <table:table-cell office:value-type="float" office:value="-6.0608245750031546" table:style-name="ce141">
            <text:p>-6,1<text:s text:c="3"/></text:p>
          </table:table-cell>
          <table:table-cell office:value-type="float" office:value="-2923" table:style-name="ce140">
            <text:p><text:s/>-2 923</text:p>
          </table:table-cell>
          <table:table-cell office:value-type="float" office:value="-5.3114551533653147" table:style-name="ce141">
            <text:p>-5,3<text:s text:c="3"/></text:p>
          </table:table-cell>
          <table:table-cell table:number-columns-repeated="6" table:style-name="ce151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Básico - 3º Ciclo</text:p>
          </table:table-cell>
          <table:table-cell office:value-type="float" office:value="76344" table:style-name="ce153">
            <text:p>76 344</text:p>
          </table:table-cell>
          <table:table-cell office:value-type="float" office:value="20.335136603725338" table:style-name="ce154">
            <text:p>20,3<text:s text:c="5"/></text:p>
          </table:table-cell>
          <table:table-cell office:value-type="float" office:value="80899" table:style-name="ce155">
            <text:p>80 899</text:p>
          </table:table-cell>
          <table:table-cell office:value-type="float" office:value="20.392632345786687" table:style-name="ce156">
            <text:p>20,4<text:s text:c="5"/></text:p>
          </table:table-cell>
          <table:table-cell office:value-type="float" office:value="80735" table:style-name="ce155">
            <text:p>80 735</text:p>
          </table:table-cell>
          <table:table-cell office:value-type="float" office:value="20.997180783554917" table:style-name="ce156">
            <text:p>21,0<text:s text:c="5"/></text:p>
          </table:table-cell>
          <table:table-cell office:value-type="float" office:value="-4555" table:style-name="ce140">
            <text:p><text:s/>-4 555</text:p>
          </table:table-cell>
          <table:table-cell office:value-type="float" office:value="-5.6304775089926951" table:style-name="ce141">
            <text:p>-5,6<text:s text:c="3"/></text:p>
          </table:table-cell>
          <table:table-cell office:value-type="float" office:value="-4391" table:style-name="ce140">
            <text:p><text:s/>-4 391</text:p>
          </table:table-cell>
          <table:table-cell office:value-type="float" office:value="-5.438781197745711" table:style-name="ce141">
            <text:p>-5,4<text:s text:c="3"/></text:p>
          </table:table-cell>
          <table:table-cell table:number-columns-repeated="6" table:style-name="ce151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Secundário</text:p>
          </table:table-cell>
          <table:table-cell office:value-type="float" office:value="116173" table:style-name="ce153">
            <text:p>116 173</text:p>
          </table:table-cell>
          <table:table-cell office:value-type="float" office:value="30.944066654414016" table:style-name="ce154">
            <text:p>30,9<text:s text:c="5"/></text:p>
          </table:table-cell>
          <table:table-cell office:value-type="float" office:value="124719" table:style-name="ce155">
            <text:p>124 719</text:p>
          </table:table-cell>
          <table:table-cell office:value-type="float" office:value="31.438568011151808" table:style-name="ce156">
            <text:p>31,4<text:s text:c="5"/></text:p>
          </table:table-cell>
          <table:table-cell office:value-type="float" office:value="121871" table:style-name="ce155">
            <text:p>121 871</text:p>
          </table:table-cell>
          <table:table-cell office:value-type="float" office:value="31.695639057070927" table:style-name="ce156">
            <text:p>31,7<text:s text:c="5"/></text:p>
          </table:table-cell>
          <table:table-cell office:value-type="float" office:value="-8546" table:style-name="ce140">
            <text:p><text:s/>-8 546</text:p>
          </table:table-cell>
          <table:table-cell office:value-type="float" office:value="-6.8522037540390794" table:style-name="ce141">
            <text:p>-6,9<text:s text:c="3"/></text:p>
          </table:table-cell>
          <table:table-cell office:value-type="float" office:value="-5698" table:style-name="ce140">
            <text:p><text:s/>-5 698</text:p>
          </table:table-cell>
          <table:table-cell office:value-type="float" office:value="-4.6754355014728688" table:style-name="ce141">
            <text:p>-4,7<text:s text:c="3"/></text:p>
          </table:table-cell>
          <table:table-cell table:style-name="ce151"/>
          <table:table-cell table:style-name="ce157"/>
          <table:table-cell table:number-columns-repeated="4" table:style-name="ce151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Superior</text:p>
          </table:table-cell>
          <table:table-cell office:value-type="float" office:value="48716" table:style-name="ce153">
            <text:p>48 716</text:p>
          </table:table-cell>
          <table:table-cell office:value-type="float" office:value="12.976088687874404" table:style-name="ce154">
            <text:p>13,0<text:s text:c="5"/></text:p>
          </table:table-cell>
          <table:table-cell office:value-type="float" office:value="51228" table:style-name="ce155">
            <text:p>51 228</text:p>
          </table:table-cell>
          <table:table-cell office:value-type="float" office:value="12.91330881481799" table:style-name="ce156">
            <text:p>12,9<text:s text:c="5"/></text:p>
          </table:table-cell>
          <table:table-cell office:value-type="float" office:value="47836" table:style-name="ce155">
            <text:p>47 836</text:p>
          </table:table-cell>
          <table:table-cell office:value-type="float" office:value="12.440962902856667" table:style-name="ce156">
            <text:p>12,4<text:s text:c="5"/></text:p>
          </table:table-cell>
          <table:table-cell office:value-type="float" office:value="-2512" table:style-name="ce140">
            <text:p><text:s/>-2 512</text:p>
          </table:table-cell>
          <table:table-cell office:value-type="float" office:value="-4.9035683610525496" table:style-name="ce141">
            <text:p>-4,9<text:s text:c="3"/></text:p>
          </table:table-cell>
          <table:table-cell office:value-type="float" office:value="880" table:style-name="ce140">
            <text:p>+ 880</text:p>
          </table:table-cell>
          <table:table-cell office:value-type="float" office:value="1.8396186972154862" table:style-name="ce141">
            <text:p>+1,8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135"/>
          <table:table-cell table:style-name="ce153"/>
          <table:table-cell table:style-name="ce144"/>
          <table:table-cell table:style-name="ce155"/>
          <table:table-cell table:style-name="ce146"/>
          <table:table-cell table:style-name="ce155"/>
          <table:table-cell table:style-name="ce14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59">
            <text:p><text:s text:c="9"/>Homens</text:p>
          </table:table-cell>
          <table:table-cell office:value-type="float" office:value="163352" table:style-name="ce147">
            <text:p>163 352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173601" table:style-name="ce149">
            <text:p>173 601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172366" table:style-name="ce149">
            <text:p>172 366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-10249" table:style-name="ce131">
            <text:p><text:s/>-10 249</text:p>
          </table:table-cell>
          <table:table-cell office:value-type="float" office:value="-5.9037678354387362" table:style-name="ce132">
            <text:p>-5,9<text:s text:c="3"/></text:p>
          </table:table-cell>
          <table:table-cell office:value-type="float" office:value="-9014" table:style-name="ce131">
            <text:p><text:s/>-9 014</text:p>
          </table:table-cell>
          <table:table-cell office:value-type="float" office:value="-5.2295696367032942" table:style-name="ce132">
            <text:p>-5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&lt; 25 anos</text:p>
          </table:table-cell>
          <table:table-cell office:value-type="float" office:value="18496" table:style-name="ce153">
            <text:p>18 496</text:p>
          </table:table-cell>
          <table:table-cell office:value-type="float" office:value="11.322787599784515" table:style-name="ce154">
            <text:p>11,3<text:s text:c="5"/></text:p>
          </table:table-cell>
          <table:table-cell office:value-type="float" office:value="20391" table:style-name="ce155">
            <text:p>20 391</text:p>
          </table:table-cell>
          <table:table-cell office:value-type="float" office:value="11.74590008122073" table:style-name="ce156">
            <text:p>11,7<text:s text:c="5"/></text:p>
          </table:table-cell>
          <table:table-cell office:value-type="float" office:value="20092" table:style-name="ce155">
            <text:p>20 092</text:p>
          </table:table-cell>
          <table:table-cell office:value-type="float" office:value="11.656591207082604" table:style-name="ce156">
            <text:p>11,7<text:s text:c="5"/></text:p>
          </table:table-cell>
          <table:table-cell office:value-type="float" office:value="-1895" table:style-name="ce140">
            <text:p><text:s/>-1 895</text:p>
          </table:table-cell>
          <table:table-cell office:value-type="float" office:value="-9.2933156784856052" table:style-name="ce141">
            <text:p>-9,3<text:s text:c="3"/></text:p>
          </table:table-cell>
          <table:table-cell office:value-type="float" office:value="-1596" table:style-name="ce140">
            <text:p><text:s/>-1 596</text:p>
          </table:table-cell>
          <table:table-cell office:value-type="float" office:value="-7.9434600836153697" table:style-name="ce141">
            <text:p>-7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&gt;= 25 anos</text:p>
          </table:table-cell>
          <table:table-cell office:value-type="float" office:value="144856" table:style-name="ce153">
            <text:p>144 856</text:p>
          </table:table-cell>
          <table:table-cell office:value-type="float" office:value="88.677212400215495" table:style-name="ce154">
            <text:p>88,7<text:s text:c="5"/></text:p>
          </table:table-cell>
          <table:table-cell office:value-type="float" office:value="153210" table:style-name="ce155">
            <text:p>153 210</text:p>
          </table:table-cell>
          <table:table-cell office:value-type="float" office:value="88.254099918779275" table:style-name="ce156">
            <text:p>88,3<text:s text:c="5"/></text:p>
          </table:table-cell>
          <table:table-cell office:value-type="float" office:value="152274" table:style-name="ce155">
            <text:p>152 274</text:p>
          </table:table-cell>
          <table:table-cell office:value-type="float" office:value="88.343408792917401" table:style-name="ce156">
            <text:p>88,3<text:s text:c="5"/></text:p>
          </table:table-cell>
          <table:table-cell office:value-type="float" office:value="-8354" table:style-name="ce140">
            <text:p><text:s/>-8 354</text:p>
          </table:table-cell>
          <table:table-cell office:value-type="float" office:value="-5.4526466940800216" table:style-name="ce141">
            <text:p>-5,5<text:s text:c="3"/></text:p>
          </table:table-cell>
          <table:table-cell office:value-type="float" office:value="-7418" table:style-name="ce140">
            <text:p><text:s/>-7 418</text:p>
          </table:table-cell>
          <table:table-cell office:value-type="float" office:value="-4.871481671197972" table:style-name="ce141">
            <text:p>-4,9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Inscritos &lt; 1 ano</text:p>
          </table:table-cell>
          <table:table-cell office:value-type="float" office:value="92476" table:style-name="ce153">
            <text:p>92 476</text:p>
          </table:table-cell>
          <table:table-cell office:value-type="float" office:value="56.611489299182139" table:style-name="ce154">
            <text:p>56,6<text:s text:c="5"/></text:p>
          </table:table-cell>
          <table:table-cell office:value-type="float" office:value="103734" table:style-name="ce155">
            <text:p>103 734</text:p>
          </table:table-cell>
          <table:table-cell office:value-type="float" office:value="59.754264088340506" table:style-name="ce156">
            <text:p>59,8<text:s text:c="5"/></text:p>
          </table:table-cell>
          <table:table-cell office:value-type="float" office:value="118977" table:style-name="ce155">
            <text:p>118 977</text:p>
          </table:table-cell>
          <table:table-cell office:value-type="float" office:value="69.025793950082956" table:style-name="ce156">
            <text:p>69,0<text:s text:c="5"/></text:p>
          </table:table-cell>
          <table:table-cell office:value-type="float" office:value="-11258" table:style-name="ce140">
            <text:p><text:s/>-11 258</text:p>
          </table:table-cell>
          <table:table-cell office:value-type="float" office:value="-10.852758015693986" table:style-name="ce141">
            <text:p>-10,9<text:s text:c="3"/></text:p>
          </table:table-cell>
          <table:table-cell office:value-type="float" office:value="-26501" table:style-name="ce140">
            <text:p><text:s/>-26 501</text:p>
          </table:table-cell>
          <table:table-cell office:value-type="float" office:value="-22.274052968220747" table:style-name="ce141">
            <text:p>-22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Inscritos &gt;= 1 ano</text:p>
          </table:table-cell>
          <table:table-cell office:value-type="float" office:value="70876" table:style-name="ce153">
            <text:p>70 876</text:p>
          </table:table-cell>
          <table:table-cell office:value-type="float" office:value="43.388510700817868" table:style-name="ce154">
            <text:p>43,4<text:s text:c="5"/></text:p>
          </table:table-cell>
          <table:table-cell office:value-type="float" office:value="69867" table:style-name="ce155">
            <text:p>69 867</text:p>
          </table:table-cell>
          <table:table-cell office:value-type="float" office:value="40.245735911659494" table:style-name="ce156">
            <text:p>40,2<text:s text:c="5"/></text:p>
          </table:table-cell>
          <table:table-cell office:value-type="float" office:value="53389" table:style-name="ce155">
            <text:p>53 389</text:p>
          </table:table-cell>
          <table:table-cell office:value-type="float" office:value="30.974206049917036" table:style-name="ce156">
            <text:p>31,0<text:s text:c="5"/></text:p>
          </table:table-cell>
          <table:table-cell office:value-type="float" office:value="1009" table:style-name="ce140">
            <text:p>+1 009</text:p>
          </table:table-cell>
          <table:table-cell office:value-type="float" office:value="1.4441724991770077" table:style-name="ce141">
            <text:p>+1,4<text:s text:c="3"/></text:p>
          </table:table-cell>
          <table:table-cell office:value-type="float" office:value="17487" table:style-name="ce140">
            <text:p>+17 487</text:p>
          </table:table-cell>
          <table:table-cell office:value-type="float" office:value="32.753938077131991" table:style-name="ce141">
            <text:p>+32,8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Primeiro Emprego</text:p>
          </table:table-cell>
          <table:table-cell office:value-type="float" office:value="11994" table:style-name="ce153">
            <text:p>11 994</text:p>
          </table:table-cell>
          <table:table-cell office:value-type="float" office:value="7.3424261717028259" table:style-name="ce154">
            <text:p>7,3<text:s text:c="5"/></text:p>
          </table:table-cell>
          <table:table-cell office:value-type="float" office:value="12428" table:style-name="ce155">
            <text:p>12 428</text:p>
          </table:table-cell>
          <table:table-cell office:value-type="float" office:value="7.1589449369531284" table:style-name="ce156">
            <text:p>7,2<text:s text:c="5"/></text:p>
          </table:table-cell>
          <table:table-cell office:value-type="float" office:value="9864" table:style-name="ce155">
            <text:p>9 864</text:p>
          </table:table-cell>
          <table:table-cell office:value-type="float" office:value="5.7227063341958395" table:style-name="ce156">
            <text:p>5,7<text:s text:c="5"/></text:p>
          </table:table-cell>
          <table:table-cell office:value-type="float" office:value="-434" table:style-name="ce140">
            <text:p><text:s/>- 434</text:p>
          </table:table-cell>
          <table:table-cell office:value-type="float" office:value="-3.4921145799806887" table:style-name="ce141">
            <text:p>-3,5<text:s text:c="3"/></text:p>
          </table:table-cell>
          <table:table-cell office:value-type="float" office:value="2130" table:style-name="ce140">
            <text:p>+2 130</text:p>
          </table:table-cell>
          <table:table-cell office:value-type="float" office:value="21.593673965936741" table:style-name="ce141">
            <text:p>+21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Novo Emprego</text:p>
          </table:table-cell>
          <table:table-cell office:value-type="float" office:value="151358" table:style-name="ce153">
            <text:p>151 358</text:p>
          </table:table-cell>
          <table:table-cell office:value-type="float" office:value="92.657573828297174" table:style-name="ce154">
            <text:p>92,7<text:s text:c="5"/></text:p>
          </table:table-cell>
          <table:table-cell office:value-type="float" office:value="161173" table:style-name="ce155">
            <text:p>161 173</text:p>
          </table:table-cell>
          <table:table-cell office:value-type="float" office:value="92.841055063046866" table:style-name="ce156">
            <text:p>92,8<text:s text:c="5"/></text:p>
          </table:table-cell>
          <table:table-cell office:value-type="float" office:value="162502" table:style-name="ce155">
            <text:p>162 502</text:p>
          </table:table-cell>
          <table:table-cell office:value-type="float" office:value="94.277293665804166" table:style-name="ce156">
            <text:p>94,3<text:s text:c="5"/></text:p>
          </table:table-cell>
          <table:table-cell office:value-type="float" office:value="-9815" table:style-name="ce140">
            <text:p><text:s/>-9 815</text:p>
          </table:table-cell>
          <table:table-cell office:value-type="float" office:value="-6.0897296693614935" table:style-name="ce141">
            <text:p>-6,1<text:s text:c="3"/></text:p>
          </table:table-cell>
          <table:table-cell office:value-type="float" office:value="-11144" table:style-name="ce140">
            <text:p><text:s/>-11 144</text:p>
          </table:table-cell>
          <table:table-cell office:value-type="float" office:value="-6.8577617506246078" table:style-name="ce141">
            <text:p>-6,9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Nenhum <text:s/>Nível de Instrução</text:p>
          </table:table-cell>
          <table:table-cell office:value-type="float" office:value="13707" table:style-name="ce153">
            <text:p>13 707</text:p>
          </table:table-cell>
          <table:table-cell office:value-type="float" office:value="8.3910818355453252" table:style-name="ce154">
            <text:p>8,4<text:s text:c="5"/></text:p>
          </table:table-cell>
          <table:table-cell office:value-type="float" office:value="13963" table:style-name="ce155">
            <text:p>13 963</text:p>
          </table:table-cell>
          <table:table-cell office:value-type="float" office:value="8.0431564334306831" table:style-name="ce156">
            <text:p>8,0<text:s text:c="5"/></text:p>
          </table:table-cell>
          <table:table-cell office:value-type="float" office:value="11767" table:style-name="ce155">
            <text:p>11 767</text:p>
          </table:table-cell>
          <table:table-cell office:value-type="float" office:value="6.8267523757585602" table:style-name="ce156">
            <text:p>6,8<text:s text:c="5"/></text:p>
          </table:table-cell>
          <table:table-cell office:value-type="float" office:value="-256" table:style-name="ce140">
            <text:p><text:s/>- 256</text:p>
          </table:table-cell>
          <table:table-cell office:value-type="float" office:value="-1.8334168874883621" table:style-name="ce141">
            <text:p>-1,8<text:s text:c="3"/></text:p>
          </table:table-cell>
          <table:table-cell office:value-type="float" office:value="1940" table:style-name="ce140">
            <text:p>+1 940</text:p>
          </table:table-cell>
          <table:table-cell office:value-type="float" office:value="16.486785076910003" table:style-name="ce141">
            <text:p>+16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Básico - 1º Ciclo</text:p>
          </table:table-cell>
          <table:table-cell office:value-type="float" office:value="24013" table:style-name="ce153">
            <text:p>24 013</text:p>
          </table:table-cell>
          <table:table-cell office:value-type="float" office:value="14.700156716783388" table:style-name="ce154">
            <text:p>14,7<text:s text:c="5"/></text:p>
          </table:table-cell>
          <table:table-cell office:value-type="float" office:value="24970" table:style-name="ce155">
            <text:p>24 970</text:p>
          </table:table-cell>
          <table:table-cell office:value-type="float" office:value="14.383557698400354" table:style-name="ce156">
            <text:p>14,4<text:s text:c="5"/></text:p>
          </table:table-cell>
          <table:table-cell office:value-type="float" office:value="26034" table:style-name="ce155">
            <text:p>26 034</text:p>
          </table:table-cell>
          <table:table-cell office:value-type="float" office:value="15.103906802965783" table:style-name="ce156">
            <text:p>15,1<text:s text:c="5"/></text:p>
          </table:table-cell>
          <table:table-cell office:value-type="float" office:value="-957" table:style-name="ce140">
            <text:p><text:s/>- 957</text:p>
          </table:table-cell>
          <table:table-cell office:value-type="float" office:value="-3.8325991189427313" table:style-name="ce141">
            <text:p>-3,8<text:s text:c="3"/></text:p>
          </table:table-cell>
          <table:table-cell office:value-type="float" office:value="-2021" table:style-name="ce140">
            <text:p><text:s/>-2 021</text:p>
          </table:table-cell>
          <table:table-cell office:value-type="float" office:value="-7.7629254052393026" table:style-name="ce141">
            <text:p>-7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Básico - 2º Ciclo</text:p>
          </table:table-cell>
          <table:table-cell office:value-type="float" office:value="24933" table:style-name="ce153">
            <text:p>24 933</text:p>
          </table:table-cell>
          <table:table-cell office:value-type="float" office:value="15.263357657084089" table:style-name="ce154">
            <text:p>15,3<text:s text:c="5"/></text:p>
          </table:table-cell>
          <table:table-cell office:value-type="float" office:value="26778" table:style-name="ce155">
            <text:p>26 778</text:p>
          </table:table-cell>
          <table:table-cell office:value-type="float" office:value="15.425026353534829" table:style-name="ce156">
            <text:p>15,4<text:s text:c="5"/></text:p>
          </table:table-cell>
          <table:table-cell office:value-type="float" office:value="27532" table:style-name="ce155">
            <text:p>27 532</text:p>
          </table:table-cell>
          <table:table-cell office:value-type="float" office:value="15.97298771219382" table:style-name="ce156">
            <text:p>16,0<text:s text:c="5"/></text:p>
          </table:table-cell>
          <table:table-cell office:value-type="float" office:value="-1845" table:style-name="ce140">
            <text:p><text:s/>-1 845</text:p>
          </table:table-cell>
          <table:table-cell office:value-type="float" office:value="-6.8899843154828595" table:style-name="ce141">
            <text:p>-6,9<text:s text:c="3"/></text:p>
          </table:table-cell>
          <table:table-cell office:value-type="float" office:value="-2599" table:style-name="ce140">
            <text:p><text:s/>-2 599</text:p>
          </table:table-cell>
          <table:table-cell office:value-type="float" office:value="-9.4399244515472915" table:style-name="ce141">
            <text:p>-9,4<text:s text:c="3"/></text:p>
          </table:table-cell>
          <table:table-cell table:style-name="ce1"/>
          <table:table-cell table:style-name="ce183"/>
          <table:table-cell table:number-columns-repeated="16370"/>
        </table:table-row>
        <table:table-row table:style-name="ro4">
          <table:table-cell/>
          <table:table-cell office:value-type="string" table:style-name="ce135">
            <text:p><text:s text:c="13"/>Básico - 3º Ciclo</text:p>
          </table:table-cell>
          <table:table-cell office:value-type="float" office:value="33970" table:style-name="ce153">
            <text:p>33 970</text:p>
          </table:table-cell>
          <table:table-cell office:value-type="float" office:value="20.79558254566825" table:style-name="ce154">
            <text:p>20,8<text:s text:c="5"/></text:p>
          </table:table-cell>
          <table:table-cell office:value-type="float" office:value="36216" table:style-name="ce155">
            <text:p>36 216</text:p>
          </table:table-cell>
          <table:table-cell office:value-type="float" office:value="20.861630981388359" table:style-name="ce156">
            <text:p>20,9<text:s text:c="5"/></text:p>
          </table:table-cell>
          <table:table-cell office:value-type="float" office:value="37376" table:style-name="ce155">
            <text:p>37 376</text:p>
          </table:table-cell>
          <table:table-cell office:value-type="float" office:value="21.684090829978071" table:style-name="ce156">
            <text:p>21,7<text:s text:c="5"/></text:p>
          </table:table-cell>
          <table:table-cell office:value-type="float" office:value="-2246" table:style-name="ce140">
            <text:p><text:s/>-2 246</text:p>
          </table:table-cell>
          <table:table-cell office:value-type="float" office:value="-6.2016788159929312" table:style-name="ce141">
            <text:p>-6,2<text:s text:c="3"/></text:p>
          </table:table-cell>
          <table:table-cell office:value-type="float" office:value="-3406" table:style-name="ce140">
            <text:p><text:s/>-3 406</text:p>
          </table:table-cell>
          <table:table-cell office:value-type="float" office:value="-9.1127996575342465" table:style-name="ce141">
            <text:p>-9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Secundário</text:p>
          </table:table-cell>
          <table:table-cell office:value-type="float" office:value="48943" table:style-name="ce153">
            <text:p>48 943</text:p>
          </table:table-cell>
          <table:table-cell office:value-type="float" office:value="29.961677849062145" table:style-name="ce154">
            <text:p>30,0<text:s text:c="5"/></text:p>
          </table:table-cell>
          <table:table-cell office:value-type="float" office:value="53000" table:style-name="ce155">
            <text:p>53 000</text:p>
          </table:table-cell>
          <table:table-cell office:value-type="float" office:value="30.529778054273883" table:style-name="ce156">
            <text:p>30,5<text:s text:c="5"/></text:p>
          </table:table-cell>
          <table:table-cell office:value-type="float" office:value="52711" table:style-name="ce155">
            <text:p>52 711</text:p>
          </table:table-cell>
          <table:table-cell office:value-type="float" office:value="30.58085701356416" table:style-name="ce156">
            <text:p>30,6<text:s text:c="5"/></text:p>
          </table:table-cell>
          <table:table-cell office:value-type="float" office:value="-4057" table:style-name="ce140">
            <text:p><text:s/>-4 057</text:p>
          </table:table-cell>
          <table:table-cell office:value-type="float" office:value="-7.6547169811320757" table:style-name="ce141">
            <text:p>-7,7<text:s text:c="3"/></text:p>
          </table:table-cell>
          <table:table-cell office:value-type="float" office:value="-3768" table:style-name="ce140">
            <text:p><text:s/>-3 768</text:p>
          </table:table-cell>
          <table:table-cell office:value-type="float" office:value="-7.1484130447155234" table:style-name="ce141">
            <text:p>-7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Superior</text:p>
          </table:table-cell>
          <table:table-cell office:value-type="float" office:value="17786" table:style-name="ce153">
            <text:p>17 786</text:p>
          </table:table-cell>
          <table:table-cell office:value-type="float" office:value="10.888143395856801" table:style-name="ce154">
            <text:p>10,9<text:s text:c="5"/></text:p>
          </table:table-cell>
          <table:table-cell office:value-type="float" office:value="18674" table:style-name="ce155">
            <text:p>18 674</text:p>
          </table:table-cell>
          <table:table-cell office:value-type="float" office:value="10.756850478971895" table:style-name="ce156">
            <text:p>10,8<text:s text:c="5"/></text:p>
          </table:table-cell>
          <table:table-cell office:value-type="float" office:value="16946" table:style-name="ce155">
            <text:p>16 946</text:p>
          </table:table-cell>
          <table:table-cell office:value-type="float" office:value="9.8314052655396065" table:style-name="ce156">
            <text:p>9,8<text:s text:c="5"/></text:p>
          </table:table-cell>
          <table:table-cell office:value-type="float" office:value="-888" table:style-name="ce140">
            <text:p><text:s/>- 888</text:p>
          </table:table-cell>
          <table:table-cell office:value-type="float" office:value="-4.7552747135054085" table:style-name="ce141">
            <text:p>-4,8<text:s text:c="3"/></text:p>
          </table:table-cell>
          <table:table-cell office:value-type="float" office:value="840" table:style-name="ce140">
            <text:p>+ 840</text:p>
          </table:table-cell>
          <table:table-cell office:value-type="float" office:value="4.9569219874896726" table:style-name="ce141">
            <text:p>+5,0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table:style-name="ce135"/>
          <table:table-cell table:style-name="ce153"/>
          <table:table-cell table:style-name="ce144"/>
          <table:table-cell table:style-name="ce155"/>
          <table:table-cell table:style-name="ce146"/>
          <table:table-cell table:style-name="ce155"/>
          <table:table-cell office:value-type="float" office:value="0" table:style-name="ce146">
            <text:p>0,0<text:s text:c="5"/></text:p>
          </table:table-cell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59">
            <text:p><text:s text:c="9"/>Mulheres</text:p>
          </table:table-cell>
          <table:table-cell office:value-type="float" office:value="212077" table:style-name="ce147">
            <text:p>212 077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223106" table:style-name="ce149">
            <text:p>223 106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212138" table:style-name="ce149">
            <text:p>212 138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-11029" table:style-name="ce131">
            <text:p><text:s/>-11 029</text:p>
          </table:table-cell>
          <table:table-cell office:value-type="float" office:value="-4.9433901374234663" table:style-name="ce132">
            <text:p>-4,9<text:s text:c="3"/></text:p>
          </table:table-cell>
          <table:table-cell office:value-type="float" office:value="-61" table:style-name="ce131">
            <text:p><text:s/>- 61</text:p>
          </table:table-cell>
          <table:table-cell office:value-type="float" office:value="-2.8754867114802629E-2" table:style-name="ce132">
            <text:p>-0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&lt; 25 anos</text:p>
          </table:table-cell>
          <table:table-cell office:value-type="float" office:value="22810" table:style-name="ce153">
            <text:p>22 810</text:p>
          </table:table-cell>
          <table:table-cell office:value-type="float" office:value="10.755527473511979" table:style-name="ce154">
            <text:p>10,8<text:s text:c="5"/></text:p>
          </table:table-cell>
          <table:table-cell office:value-type="float" office:value="24940" table:style-name="ce155">
            <text:p>24 940</text:p>
          </table:table-cell>
          <table:table-cell office:value-type="float" office:value="11.178542934748505" table:style-name="ce156">
            <text:p>11,2<text:s text:c="5"/></text:p>
          </table:table-cell>
          <table:table-cell office:value-type="float" office:value="22670" table:style-name="ce155">
            <text:p>22 670</text:p>
          </table:table-cell>
          <table:table-cell office:value-type="float" office:value="10.686439958894683" table:style-name="ce156">
            <text:p>10,7<text:s text:c="5"/></text:p>
          </table:table-cell>
          <table:table-cell office:value-type="float" office:value="-2130" table:style-name="ce140">
            <text:p><text:s/>-2 130</text:p>
          </table:table-cell>
          <table:table-cell office:value-type="float" office:value="-8.5404971932638336" table:style-name="ce141">
            <text:p>-8,5<text:s text:c="3"/></text:p>
          </table:table-cell>
          <table:table-cell office:value-type="float" office:value="140" table:style-name="ce140">
            <text:p>+ 140</text:p>
          </table:table-cell>
          <table:table-cell office:value-type="float" office:value="0.61755624172915746" table:style-name="ce141">
            <text:p>+0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&gt;= 25 anos</text:p>
          </table:table-cell>
          <table:table-cell office:value-type="float" office:value="189267" table:style-name="ce153">
            <text:p>189 267</text:p>
          </table:table-cell>
          <table:table-cell office:value-type="float" office:value="89.244472526488011" table:style-name="ce154">
            <text:p>89,2<text:s text:c="5"/></text:p>
          </table:table-cell>
          <table:table-cell office:value-type="float" office:value="198166" table:style-name="ce155">
            <text:p>198 166</text:p>
          </table:table-cell>
          <table:table-cell office:value-type="float" office:value="88.821457065251494" table:style-name="ce156">
            <text:p>88,8<text:s text:c="5"/></text:p>
          </table:table-cell>
          <table:table-cell office:value-type="float" office:value="189468" table:style-name="ce155">
            <text:p>189 468</text:p>
          </table:table-cell>
          <table:table-cell office:value-type="float" office:value="89.313560041105319" table:style-name="ce156">
            <text:p>89,3<text:s text:c="5"/></text:p>
          </table:table-cell>
          <table:table-cell office:value-type="float" office:value="-8899" table:style-name="ce140">
            <text:p><text:s/>-8 899</text:p>
          </table:table-cell>
          <table:table-cell office:value-type="float" office:value="-4.4906795313020398" table:style-name="ce141">
            <text:p>-4,5<text:s text:c="3"/></text:p>
          </table:table-cell>
          <table:table-cell office:value-type="float" office:value="-201" table:style-name="ce140">
            <text:p><text:s/>- 201</text:p>
          </table:table-cell>
          <table:table-cell office:value-type="float" office:value="-0.1060865159288112" table:style-name="ce141">
            <text:p>-0,1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Inscritos &lt; 1 ano</text:p>
          </table:table-cell>
          <table:table-cell office:value-type="float" office:value="116147" table:style-name="ce153">
            <text:p>116 147</text:p>
          </table:table-cell>
          <table:table-cell office:value-type="float" office:value="54.76642917430933" table:style-name="ce154">
            <text:p>54,8<text:s text:c="5"/></text:p>
          </table:table-cell>
          <table:table-cell office:value-type="float" office:value="128170" table:style-name="ce155">
            <text:p>128 170</text:p>
          </table:table-cell>
          <table:table-cell office:value-type="float" office:value="57.448029187919644" table:style-name="ce156">
            <text:p>57,4<text:s text:c="5"/></text:p>
          </table:table-cell>
          <table:table-cell office:value-type="float" office:value="139391" table:style-name="ce155">
            <text:p>139 391</text:p>
          </table:table-cell>
          <table:table-cell office:value-type="float" office:value="65.707699704909075" table:style-name="ce156">
            <text:p>65,7<text:s text:c="5"/></text:p>
          </table:table-cell>
          <table:table-cell office:value-type="float" office:value="-12023" table:style-name="ce140">
            <text:p><text:s/>-12 023</text:p>
          </table:table-cell>
          <table:table-cell office:value-type="float" office:value="-9.3805102598111887" table:style-name="ce141">
            <text:p>-9,4<text:s text:c="3"/></text:p>
          </table:table-cell>
          <table:table-cell office:value-type="float" office:value="-23244" table:style-name="ce140">
            <text:p><text:s/>-23 244</text:p>
          </table:table-cell>
          <table:table-cell office:value-type="float" office:value="-16.675395111592568" table:style-name="ce141">
            <text:p>-16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Inscritos &gt;= 1 ano</text:p>
          </table:table-cell>
          <table:table-cell office:value-type="float" office:value="95930" table:style-name="ce153">
            <text:p>95 930</text:p>
          </table:table-cell>
          <table:table-cell office:value-type="float" office:value="45.23357082569067" table:style-name="ce154">
            <text:p>45,2<text:s text:c="5"/></text:p>
          </table:table-cell>
          <table:table-cell office:value-type="float" office:value="94936" table:style-name="ce155">
            <text:p>94 936</text:p>
          </table:table-cell>
          <table:table-cell office:value-type="float" office:value="42.551970812080356" table:style-name="ce156">
            <text:p>42,6<text:s text:c="5"/></text:p>
          </table:table-cell>
          <table:table-cell office:value-type="float" office:value="72747" table:style-name="ce155">
            <text:p>72 747</text:p>
          </table:table-cell>
          <table:table-cell office:value-type="float" office:value="34.292300295090932" table:style-name="ce156">
            <text:p>34,3<text:s text:c="5"/></text:p>
          </table:table-cell>
          <table:table-cell office:value-type="float" office:value="994" table:style-name="ce140">
            <text:p>+ 994</text:p>
          </table:table-cell>
          <table:table-cell office:value-type="float" office:value="1.0470211510912615" table:style-name="ce141">
            <text:p>+1,0<text:s text:c="3"/></text:p>
          </table:table-cell>
          <table:table-cell office:value-type="float" office:value="23183" table:style-name="ce140">
            <text:p>+23 183</text:p>
          </table:table-cell>
          <table:table-cell office:value-type="float" office:value="31.867980810205232" table:style-name="ce141">
            <text:p>+31,9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Primeiro Emprego</text:p>
          </table:table-cell>
          <table:table-cell office:value-type="float" office:value="18738" table:style-name="ce153">
            <text:p>18 738</text:p>
          </table:table-cell>
          <table:table-cell office:value-type="float" office:value="8.8354701358468866" table:style-name="ce154">
            <text:p>8,8<text:s text:c="5"/></text:p>
          </table:table-cell>
          <table:table-cell office:value-type="float" office:value="19053" table:style-name="ce155">
            <text:p>19 053</text:p>
          </table:table-cell>
          <table:table-cell office:value-type="float" office:value="8.5398868699183357" table:style-name="ce156">
            <text:p>8,5<text:s text:c="5"/></text:p>
          </table:table-cell>
          <table:table-cell office:value-type="float" office:value="15764" table:style-name="ce155">
            <text:p>15 764</text:p>
          </table:table-cell>
          <table:table-cell office:value-type="float" office:value="7.4310118884876815" table:style-name="ce156">
            <text:p>7,4<text:s text:c="5"/></text:p>
          </table:table-cell>
          <table:table-cell office:value-type="float" office:value="-315" table:style-name="ce140">
            <text:p><text:s/>- 315</text:p>
          </table:table-cell>
          <table:table-cell office:value-type="float" office:value="-1.6532829475673121" table:style-name="ce141">
            <text:p>-1,7<text:s text:c="3"/></text:p>
          </table:table-cell>
          <table:table-cell office:value-type="float" office:value="2974" table:style-name="ce140">
            <text:p>+2 974</text:p>
          </table:table-cell>
          <table:table-cell office:value-type="float" office:value="18.865770109109363" table:style-name="ce141">
            <text:p>+18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Novo Emprego</text:p>
          </table:table-cell>
          <table:table-cell office:value-type="float" office:value="193339" table:style-name="ce153">
            <text:p>193 339</text:p>
          </table:table-cell>
          <table:table-cell office:value-type="float" office:value="91.16452986415311" table:style-name="ce154">
            <text:p>91,2<text:s text:c="5"/></text:p>
          </table:table-cell>
          <table:table-cell office:value-type="float" office:value="204053" table:style-name="ce155">
            <text:p>204 053</text:p>
          </table:table-cell>
          <table:table-cell office:value-type="float" office:value="91.460113130081666" table:style-name="ce156">
            <text:p>91,5<text:s text:c="5"/></text:p>
          </table:table-cell>
          <table:table-cell office:value-type="float" office:value="196374" table:style-name="ce155">
            <text:p>196 374</text:p>
          </table:table-cell>
          <table:table-cell office:value-type="float" office:value="92.568988111512311" table:style-name="ce156">
            <text:p>92,6<text:s text:c="5"/></text:p>
          </table:table-cell>
          <table:table-cell office:value-type="float" office:value="-10714" table:style-name="ce140">
            <text:p><text:s/>-10 714</text:p>
          </table:table-cell>
          <table:table-cell office:value-type="float" office:value="-5.2505966587112169" table:style-name="ce141">
            <text:p>-5,3<text:s text:c="3"/></text:p>
          </table:table-cell>
          <table:table-cell office:value-type="float" office:value="-3035" table:style-name="ce140">
            <text:p><text:s/>-3 035</text:p>
          </table:table-cell>
          <table:table-cell office:value-type="float" office:value="-1.545520282725819" table:style-name="ce141">
            <text:p>-1,5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style-name="ce1"/>
          <table:table-cell table:style-name="ce183"/>
          <table:table-cell table:number-columns-repeated="16370"/>
        </table:table-row>
        <table:table-row table:style-name="ro4">
          <table:table-cell/>
          <table:table-cell office:value-type="string" table:style-name="ce135">
            <text:p><text:s text:c="13"/>Nenhum <text:s/>Nível de Instrução</text:p>
          </table:table-cell>
          <table:table-cell office:value-type="float" office:value="16172" table:style-name="ce153">
            <text:p>16 172</text:p>
          </table:table-cell>
          <table:table-cell office:value-type="float" office:value="7.625532235933175" table:style-name="ce154">
            <text:p>7,6<text:s text:c="5"/></text:p>
          </table:table-cell>
          <table:table-cell office:value-type="float" office:value="16316" table:style-name="ce155">
            <text:p>16 316</text:p>
          </table:table-cell>
          <table:table-cell office:value-type="float" office:value="7.313115738707161" table:style-name="ce156">
            <text:p>7,3<text:s text:c="5"/></text:p>
          </table:table-cell>
          <table:table-cell office:value-type="float" office:value="12869" table:style-name="ce155">
            <text:p>12 869</text:p>
          </table:table-cell>
          <table:table-cell office:value-type="float" office:value="6.0663341786950005" table:style-name="ce156">
            <text:p>6,1<text:s text:c="5"/></text:p>
          </table:table-cell>
          <table:table-cell office:value-type="float" office:value="-144" table:style-name="ce140">
            <text:p><text:s/>- 144</text:p>
          </table:table-cell>
          <table:table-cell office:value-type="float" office:value="-0.88256925717087531" table:style-name="ce141">
            <text:p>-0,9<text:s text:c="3"/></text:p>
          </table:table-cell>
          <table:table-cell office:value-type="float" office:value="3303" table:style-name="ce140">
            <text:p>+3 303</text:p>
          </table:table-cell>
          <table:table-cell office:value-type="float" office:value="25.666329940166293" table:style-name="ce141">
            <text:p>+25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Básico - 1º Ciclo</text:p>
          </table:table-cell>
          <table:table-cell office:value-type="float" office:value="28195" table:style-name="ce153">
            <text:p>28 195</text:p>
          </table:table-cell>
          <table:table-cell office:value-type="float" office:value="13.294699566666823" table:style-name="ce154">
            <text:p>13,3<text:s text:c="5"/></text:p>
          </table:table-cell>
          <table:table-cell office:value-type="float" office:value="29141" table:style-name="ce155">
            <text:p>29 141</text:p>
          </table:table-cell>
          <table:table-cell office:value-type="float" office:value="13.06150439701308" table:style-name="ce156">
            <text:p>13,1<text:s text:c="5"/></text:p>
          </table:table-cell>
          <table:table-cell office:value-type="float" office:value="28360" table:style-name="ce155">
            <text:p>28 360</text:p>
          </table:table-cell>
          <table:table-cell office:value-type="float" office:value="13.368656252062335" table:style-name="ce156">
            <text:p>13,4<text:s text:c="5"/></text:p>
          </table:table-cell>
          <table:table-cell office:value-type="float" office:value="-946" table:style-name="ce140">
            <text:p><text:s/>- 946</text:p>
          </table:table-cell>
          <table:table-cell office:value-type="float" office:value="-3.2462853024947669" table:style-name="ce141">
            <text:p>-3,2<text:s text:c="3"/></text:p>
          </table:table-cell>
          <table:table-cell office:value-type="float" office:value="-165" table:style-name="ce140">
            <text:p><text:s/>- 165</text:p>
          </table:table-cell>
          <table:table-cell office:value-type="float" office:value="-0.58180535966149505" table:style-name="ce141">
            <text:p>-0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Básico - 2º Ciclo</text:p>
          </table:table-cell>
          <table:table-cell office:value-type="float" office:value="27176" table:style-name="ce153">
            <text:p>27 176</text:p>
          </table:table-cell>
          <table:table-cell office:value-type="float" office:value="12.814213705399455" table:style-name="ce154">
            <text:p>12,8<text:s text:c="5"/></text:p>
          </table:table-cell>
          <table:table-cell office:value-type="float" office:value="28693" table:style-name="ce155">
            <text:p>28 693</text:p>
          </table:table-cell>
          <table:table-cell office:value-type="float" office:value="12.860702984231711" table:style-name="ce156">
            <text:p>12,9<text:s text:c="5"/></text:p>
          </table:table-cell>
          <table:table-cell office:value-type="float" office:value="27500" table:style-name="ce155">
            <text:p>27 500</text:p>
          </table:table-cell>
          <table:table-cell office:value-type="float" office:value="12.963259764870038" table:style-name="ce156">
            <text:p>13,0<text:s text:c="5"/></text:p>
          </table:table-cell>
          <table:table-cell office:value-type="float" office:value="-1517" table:style-name="ce140">
            <text:p><text:s/>-1 517</text:p>
          </table:table-cell>
          <table:table-cell office:value-type="float" office:value="-5.2870037988359524" table:style-name="ce141">
            <text:p>-5,3<text:s text:c="3"/></text:p>
          </table:table-cell>
          <table:table-cell office:value-type="float" office:value="-324" table:style-name="ce140">
            <text:p><text:s/>- 324</text:p>
          </table:table-cell>
          <table:table-cell office:value-type="float" office:value="-1.1781818181818182" table:style-name="ce141">
            <text:p>-1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Básico - 3º Ciclo</text:p>
          </table:table-cell>
          <table:table-cell office:value-type="float" office:value="42374" table:style-name="ce153">
            <text:p>42 374</text:p>
          </table:table-cell>
          <table:table-cell office:value-type="float" office:value="19.980478788364604" table:style-name="ce154">
            <text:p>20,0<text:s text:c="5"/></text:p>
          </table:table-cell>
          <table:table-cell office:value-type="float" office:value="44683" table:style-name="ce155">
            <text:p>44 683</text:p>
          </table:table-cell>
          <table:table-cell office:value-type="float" office:value="20.027699837745285" table:style-name="ce156">
            <text:p>20,0<text:s text:c="5"/></text:p>
          </table:table-cell>
          <table:table-cell office:value-type="float" office:value="43359" table:style-name="ce155">
            <text:p>43 359</text:p>
          </table:table-cell>
          <table:table-cell office:value-type="float" office:value="20.439053823454543" table:style-name="ce156">
            <text:p>20,4<text:s text:c="5"/></text:p>
          </table:table-cell>
          <table:table-cell office:value-type="float" office:value="-2309" table:style-name="ce140">
            <text:p><text:s/>-2 309</text:p>
          </table:table-cell>
          <table:table-cell office:value-type="float" office:value="-5.1675133719759199" table:style-name="ce141">
            <text:p>-5,2<text:s text:c="3"/></text:p>
          </table:table-cell>
          <table:table-cell office:value-type="float" office:value="-985" table:style-name="ce140">
            <text:p><text:s/>- 985</text:p>
          </table:table-cell>
          <table:table-cell office:value-type="float" office:value="-2.2717313591180606" table:style-name="ce141">
            <text:p>-2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Secundário</text:p>
          </table:table-cell>
          <table:table-cell office:value-type="float" office:value="67230" table:style-name="ce153">
            <text:p>67 230</text:p>
          </table:table-cell>
          <table:table-cell office:value-type="float" office:value="31.700750199220096" table:style-name="ce154">
            <text:p>31,7<text:s text:c="5"/></text:p>
          </table:table-cell>
          <table:table-cell office:value-type="float" office:value="71719" table:style-name="ce155">
            <text:p>71 719</text:p>
          </table:table-cell>
          <table:table-cell office:value-type="float" office:value="32.145706525149478" table:style-name="ce156">
            <text:p>32,1<text:s text:c="5"/></text:p>
          </table:table-cell>
          <table:table-cell office:value-type="float" office:value="69160" table:style-name="ce155">
            <text:p>69 160</text:p>
          </table:table-cell>
          <table:table-cell office:value-type="float" office:value="32.6014198304877" table:style-name="ce156">
            <text:p>32,6<text:s text:c="5"/></text:p>
          </table:table-cell>
          <table:table-cell office:value-type="float" office:value="-4489" table:style-name="ce140">
            <text:p><text:s/>-4 489</text:p>
          </table:table-cell>
          <table:table-cell office:value-type="float" office:value="-6.2591502949009321" table:style-name="ce141">
            <text:p>-6,3<text:s text:c="3"/></text:p>
          </table:table-cell>
          <table:table-cell office:value-type="float" office:value="-1930" table:style-name="ce140">
            <text:p><text:s/>-1 930</text:p>
          </table:table-cell>
          <table:table-cell office:value-type="float" office:value="-2.7906304222093699" table:style-name="ce141">
            <text:p>-2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Superior</text:p>
          </table:table-cell>
          <table:table-cell office:value-type="float" office:value="30930" table:style-name="ce153">
            <text:p>30 930</text:p>
          </table:table-cell>
          <table:table-cell office:value-type="float" office:value="14.584325504415849" table:style-name="ce154">
            <text:p>14,6<text:s text:c="5"/></text:p>
          </table:table-cell>
          <table:table-cell office:value-type="float" office:value="32554" table:style-name="ce155">
            <text:p>32 554</text:p>
          </table:table-cell>
          <table:table-cell office:value-type="float" office:value="14.591270517153282" table:style-name="ce156">
            <text:p>14,6<text:s text:c="5"/></text:p>
          </table:table-cell>
          <table:table-cell office:value-type="float" office:value="30890" table:style-name="ce155">
            <text:p>30 890</text:p>
          </table:table-cell>
          <table:table-cell office:value-type="float" office:value="14.56127615043038" table:style-name="ce156">
            <text:p>14,6<text:s text:c="5"/></text:p>
          </table:table-cell>
          <table:table-cell office:value-type="float" office:value="-1624" table:style-name="ce140">
            <text:p><text:s/>-1 624</text:p>
          </table:table-cell>
          <table:table-cell office:value-type="float" office:value="-4.9886342692142289" table:style-name="ce141">
            <text:p>-5,0<text:s text:c="3"/></text:p>
          </table:table-cell>
          <table:table-cell office:value-type="float" office:value="40" table:style-name="ce140">
            <text:p>+ 40</text:p>
          </table:table-cell>
          <table:table-cell office:value-type="float" office:value="0.12949174490126256" table:style-name="ce141">
            <text:p>+0,1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61"/>
          <table:table-cell table:style-name="ce162"/>
          <table:table-cell table:style-name="ce163"/>
          <table:table-cell table:style-name="ce164"/>
          <table:table-cell table:style-name="ce165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table:number-columns-repeated="16372" table:style-name="ce1"/>
        </table:table-row>
        <table:table-row table:style-name="ro20">
          <table:table-cell/>
          <table:table-cell office:value-type="string" table:style-name="ce168">
            <text:p><text:s text:c="4"/>(1) - Mês homólogo do ano anterior</text:p>
          </table:table-cell>
          <table:table-cell table:number-columns-repeated="2" table:style-name="ce95"/>
          <table:table-cell table:number-columns-repeated="4" table:style-name="ce169"/>
          <table:table-cell table:style-name="ce95"/>
          <table:table-cell table:style-name="ce170"/>
          <table:table-cell table:number-columns-repeated="2" table:style-name="ce95"/>
          <table:table-cell table:number-columns-repeated="16372" table:style-name="ce1"/>
        </table:table-row>
        <table:table-row table:number-rows-repeated="1048503" table:style-name="ro20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5">
        <table:table-column table:style-name="co10" table:default-cell-style-name="ce1" table:visibility="collapse"/>
        <table:table-column table:style-name="co42" table:default-cell-style-name="ce1"/>
        <table:table-column table:style-name="co16" table:default-cell-style-name="ce1"/>
        <table:table-column table:style-name="co43" table:default-cell-style-name="ce1"/>
        <table:table-column table:style-name="co35" table:default-cell-style-name="ce184"/>
        <table:table-column table:style-name="co7" table:default-cell-style-name="ce184"/>
        <table:table-column table:style-name="co44" table:default-cell-style-name="ce1"/>
        <table:table-column table:style-name="co43" table:default-cell-style-name="ce1"/>
        <table:table-column table:style-name="co37" table:default-cell-style-name="ce1"/>
        <table:table-column table:style-name="co38" table:default-cell-style-name="ce1"/>
        <table:table-column table:style-name="co37" table:default-cell-style-name="ce1"/>
        <table:table-column table:style-name="co43" table:default-cell-style-name="ce1"/>
        <table:table-column table:style-name="co21" table:number-columns-repeated="16372" table:default-cell-style-name="ce1"/>
        <table:table-row table:style-name="ro20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1" draw:name="Picture 184" svg:x="0.22749in" svg:y="0.1171in" svg:width="2.58125in" svg:height="0.646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5" draw:name="CaixaDeTexto 8" svg:x="0.70784in" svg:y="0.23878in" svg:width="1.96959in" svg:height="0.51013in">
                <draw:text-box>
                  <text:p text:style-name="a34" text:class-names="" text:cond-style-name=""><text:span text:style-name="a32" text:class-names="">MAIO 2021</text:span><text:span text:style-name="a3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0">
          <table:table-cell table:style-name="ce1">
            <draw:frame draw:z-index="1" draw:id="id9" draw:style-name="a30" draw:name="Text Box 122" svg:x="0in" svg:y="0in" svg:width="0.97917in" svg:height="0.31745in">
              <draw:text-box>
                <text:p text:style-name="a27" text:class-names="" text:cond-style-name=""><text:span text:style-name="a25" text:class-names="">Página 7</text:span><text:span text:style-name="a26" text:class-names="">/14</text:span></text:p>
                <text:p text:style-name="a29" text:class-names="" text:cond-style-name=""><text:span text:style-name="a28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0">
          <table:table-cell/>
          <table:table-cell table:number-columns-repeated="11" table:style-name="ce94"/>
          <table:table-cell table:style-name="ce95"/>
          <table:table-cell table:number-columns-repeated="16371"/>
        </table:table-row>
        <table:table-row table:style-name="ro21">
          <table:table-cell/>
          <table:table-cell office:value-type="string" table:style-name="ce96">
            <text:p>Quadro 3 - <text:s/>DESEMPREGO REGISTADO, <text:s text:c="2"/>POR <text:s/>REGIÕES<text:s text:c="3"/></text:p>
          </table:table-cell>
          <table:table-cell table:number-columns-repeated="8" table:style-name="ce96"/>
          <table:table-cell table:number-columns-spanned="2" table:number-rows-spanned="1" table:style-name="ce257"/>
          <table:covered-table-cell/>
          <table:table-cell table:style-name="ce95"/>
          <table:table-cell table:number-columns-repeated="16371"/>
        </table:table-row>
        <table:table-row table:style-name="ro21">
          <table:table-cell/>
          <table:table-cell office:value-type="string" table:style-name="ce98">
            <text:p>Situação no fim do mês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style-name="ce95"/>
          <table:table-cell table:number-columns-repeated="16371"/>
        </table:table-row>
        <table:table-row table:style-name="ro20">
          <table:table-cell/>
          <table:table-cell table:style-name="ce94"/>
          <table:table-cell table:style-name="ce100"/>
          <table:table-cell table:number-columns-repeated="9" table:style-name="ce94"/>
          <table:table-cell table:style-name="ce95"/>
          <table:table-cell table:number-columns-repeated="16371"/>
        </table:table-row>
        <table:table-row table:style-name="ro4">
          <table:table-cell/>
          <table:table-cell table:style-name="ce101"/>
          <table:table-cell table:style-name="ce185"/>
          <table:table-cell table:style-name="ce186"/>
          <table:table-cell table:style-name="ce187"/>
          <table:table-cell table:style-name="ce188"/>
          <table:table-cell table:style-name="ce187"/>
          <table:table-cell table:style-name="ce188"/>
          <table:table-cell office:value-type="string" table:number-columns-spanned="4" table:number-rows-spanned="1" table:style-name="ce258">
            <text:p>Variação</text:p>
          </table:table-cell>
          <table:covered-table-cell table:number-columns-repeated="3"/>
          <table:table-cell table:style-name="ce106"/>
          <table:table-cell table:number-columns-repeated="16371"/>
        </table:table-row>
        <table:table-row table:style-name="ro4">
          <table:table-cell/>
          <table:table-cell table:style-name="ce107"/>
          <table:table-cell office:value-type="string" table:style-name="ce176">
            <text:p>MAIO 2021</text:p>
          </table:table-cell>
          <table:table-cell office:value-type="string" table:style-name="ce189">
            <text:p>%</text:p>
          </table:table-cell>
          <table:table-cell office:value-type="string" table:style-name="ce110">
            <text:p>ABRIL 2021</text:p>
          </table:table-cell>
          <table:table-cell office:value-type="string" table:style-name="ce190">
            <text:p>%</text:p>
          </table:table-cell>
          <table:table-cell office:value-type="string" table:style-name="ce110">
            <text:p>MAIO 2020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259">
            <text:p>Mês <text:s/>anterior</text:p>
          </table:table-cell>
          <table:covered-table-cell/>
          <table:table-cell office:value-type="string" table:number-columns-spanned="2" table:number-rows-spanned="1" table:style-name="ce260">
            <text:p>Mês <text:s/>homólogo<text:span text:style-name="T2">(1)<text:s/></text:span></text:p>
          </table:table-cell>
          <table:covered-table-cell/>
          <table:table-cell table:style-name="ce106"/>
          <table:table-cell table:number-columns-repeated="16371"/>
        </table:table-row>
        <table:table-row table:style-name="ro4">
          <table:table-cell/>
          <table:table-cell table:style-name="ce112"/>
          <table:table-cell table:style-name="ce191"/>
          <table:table-cell table:style-name="ce192"/>
          <table:table-cell table:style-name="ce193"/>
          <table:table-cell table:style-name="ce194"/>
          <table:table-cell table:style-name="ce193"/>
          <table:table-cell table:style-name="ce195"/>
          <table:table-cell office:value-type="string" table:style-name="ce196">
            <text:p>Var. Abs.</text:p>
          </table:table-cell>
          <table:table-cell office:value-type="string" table:style-name="ce197">
            <text:p>Var. %</text:p>
          </table:table-cell>
          <table:table-cell office:value-type="string" table:style-name="ce196">
            <text:p>Var. Abs.</text:p>
          </table:table-cell>
          <table:table-cell office:value-type="string" table:style-name="ce198">
            <text:p>Var. %</text:p>
          </table:table-cell>
          <table:table-cell table:style-name="ce120"/>
          <table:table-cell table:number-columns-repeated="16371"/>
        </table:table-row>
        <table:table-row table:style-name="ro25">
          <table:table-cell/>
          <table:table-cell table:style-name="ce94"/>
          <table:table-cell table:style-name="ce199"/>
          <table:table-cell table:style-name="ce200"/>
          <table:table-cell table:style-name="ce201"/>
          <table:table-cell table:style-name="ce202"/>
          <table:table-cell table:style-name="ce201"/>
          <table:table-cell table:style-name="ce202"/>
          <table:table-cell table:style-name="ce203"/>
          <table:table-cell table:number-columns-repeated="3" table:style-name="ce204"/>
          <table:table-cell table:style-name="ce120"/>
          <table:table-cell table:number-columns-repeated="16371"/>
        </table:table-row>
        <table:table-row table:style-name="ro12">
          <table:table-cell/>
          <table:table-cell office:value-type="string" table:style-name="ce205">
            <text:p>PORTUGAL</text:p>
          </table:table-cell>
          <table:table-cell office:value-type="float" office:value="402183" table:style-name="ce206">
            <text:p>402 183</text:p>
          </table:table-cell>
          <table:table-cell office:value-type="float" office:value="100" table:style-name="ce207">
            <text:p>100,0<text:s text:c="5"/></text:p>
          </table:table-cell>
          <table:table-cell office:value-type="float" office:value="423888" table:style-name="ce208">
            <text:p>423 888</text:p>
          </table:table-cell>
          <table:table-cell office:value-type="float" office:value="100" table:style-name="ce209">
            <text:p>100,0<text:s text:c="5"/></text:p>
          </table:table-cell>
          <table:table-cell office:value-type="float" office:value="408934" table:style-name="ce208">
            <text:p>408 934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-21705" table:style-name="ce131">
            <text:p><text:s/>-21 705</text:p>
          </table:table-cell>
          <table:table-cell office:value-type="float" office:value="-5.1204563469595739" table:style-name="ce132">
            <text:p>-5,1<text:s text:c="3"/></text:p>
          </table:table-cell>
          <table:table-cell office:value-type="float" office:value="-6751" table:style-name="ce131">
            <text:p><text:s/>-6 751</text:p>
          </table:table-cell>
          <table:table-cell office:value-type="float" office:value="-1.6508776477377769" table:style-name="ce132">
            <text:p>-1,7<text:s text:c="3"/></text:p>
          </table:table-cell>
          <table:table-cell table:style-name="ce133"/>
          <table:table-cell table:number-columns-repeated="16371"/>
        </table:table-row>
        <table:table-row table:style-name="ro30">
          <table:table-cell/>
          <table:table-cell office:value-type="string" table:style-name="ce211">
            <text:p>CONTINENTE</text:p>
          </table:table-cell>
          <table:table-cell office:value-type="float" office:value="375429" table:style-name="ce206">
            <text:p>375 429</text:p>
          </table:table-cell>
          <table:table-cell office:value-type="float" office:value="93.347804357717763" table:style-name="ce207">
            <text:p>93,3<text:s text:c="5"/></text:p>
          </table:table-cell>
          <table:table-cell office:value-type="float" office:value="396707" table:style-name="ce208">
            <text:p>396 707</text:p>
          </table:table-cell>
          <table:table-cell office:value-type="float" office:value="93.587692975502961" table:style-name="ce209">
            <text:p>93,6<text:s text:c="5"/></text:p>
          </table:table-cell>
          <table:table-cell office:value-type="float" office:value="384504" table:style-name="ce208">
            <text:p>384 504</text:p>
          </table:table-cell>
          <table:table-cell office:value-type="float" office:value="94.02593083480464" table:style-name="ce210">
            <text:p>94,0<text:s text:c="5"/></text:p>
          </table:table-cell>
          <table:table-cell office:value-type="float" office:value="-21278" table:style-name="ce131">
            <text:p><text:s/>-21 278</text:p>
          </table:table-cell>
          <table:table-cell office:value-type="float" office:value="-5.3636563004938154" table:style-name="ce132">
            <text:p>-5,4<text:s text:c="3"/></text:p>
          </table:table-cell>
          <table:table-cell office:value-type="float" office:value="-9075" table:style-name="ce131">
            <text:p><text:s/>-9 075</text:p>
          </table:table-cell>
          <table:table-cell office:value-type="float" office:value="-2.3601835091442478" table:style-name="ce132">
            <text:p>-2,4<text:s text:c="3"/></text:p>
          </table:table-cell>
          <table:table-cell table:style-name="ce151"/>
          <table:table-cell table:number-columns-repeated="16371"/>
        </table:table-row>
        <table:table-row table:style-name="ro12">
          <table:table-cell/>
          <table:table-cell office:value-type="string" table:style-name="ce212">
            <text:p>Norte</text:p>
          </table:table-cell>
          <table:table-cell office:value-type="float" office:value="149074" table:style-name="ce213">
            <text:p>149 074</text:p>
          </table:table-cell>
          <table:table-cell office:value-type="float" office:value="37.066211152634502" table:style-name="ce214">
            <text:p>37,1<text:s text:c="5"/></text:p>
          </table:table-cell>
          <table:table-cell office:value-type="float" office:value="156362" table:style-name="ce215">
            <text:p>156 362</text:p>
          </table:table-cell>
          <table:table-cell office:value-type="float" office:value="36.887574076171063" table:style-name="ce216">
            <text:p>36,9<text:s text:c="5"/></text:p>
          </table:table-cell>
          <table:table-cell office:value-type="float" office:value="156260" table:style-name="ce215">
            <text:p>156 260</text:p>
          </table:table-cell>
          <table:table-cell office:value-type="float" office:value="38.211545139313436" table:style-name="ce217">
            <text:p>38,2<text:s text:c="5"/></text:p>
          </table:table-cell>
          <table:table-cell office:value-type="float" office:value="-7288" table:style-name="ce140">
            <text:p><text:s/>-7 288</text:p>
          </table:table-cell>
          <table:table-cell office:value-type="float" office:value="-4.6609790102454562" table:style-name="ce141">
            <text:p>-4,7<text:s text:c="3"/></text:p>
          </table:table-cell>
          <table:table-cell office:value-type="float" office:value="-7186" table:style-name="ce140">
            <text:p><text:s/>-7 186</text:p>
          </table:table-cell>
          <table:table-cell office:value-type="float" office:value="-4.5987456802764619" table:style-name="ce141">
            <text:p>-4,6<text:s text:c="3"/></text:p>
          </table:table-cell>
          <table:table-cell table:style-name="ce157"/>
          <table:table-cell table:number-columns-repeated="16371"/>
        </table:table-row>
        <table:table-row table:style-name="ro20">
          <table:table-cell/>
          <table:table-cell office:value-type="string" table:style-name="ce212">
            <text:p>Centro</text:p>
          </table:table-cell>
          <table:table-cell office:value-type="float" office:value="47926" table:style-name="ce213">
            <text:p>47 926</text:p>
          </table:table-cell>
          <table:table-cell office:value-type="float" office:value="11.916465887419408" table:style-name="ce214">
            <text:p>11,9<text:s text:c="5"/></text:p>
          </table:table-cell>
          <table:table-cell office:value-type="float" office:value="50187" table:style-name="ce215">
            <text:p>50 187</text:p>
          </table:table-cell>
          <table:table-cell office:value-type="float" office:value="11.839684067489525" table:style-name="ce216">
            <text:p>11,8<text:s text:c="5"/></text:p>
          </table:table-cell>
          <table:table-cell office:value-type="float" office:value="52033" table:style-name="ce215">
            <text:p>52 033</text:p>
          </table:table-cell>
          <table:table-cell office:value-type="float" office:value="12.724058160974632" table:style-name="ce217">
            <text:p>12,7<text:s text:c="5"/></text:p>
          </table:table-cell>
          <table:table-cell office:value-type="float" office:value="-2261" table:style-name="ce140">
            <text:p><text:s/>-2 261</text:p>
          </table:table-cell>
          <table:table-cell office:value-type="float" office:value="-4.5051507362464385" table:style-name="ce141">
            <text:p>-4,5<text:s text:c="3"/></text:p>
          </table:table-cell>
          <table:table-cell office:value-type="float" office:value="-4107" table:style-name="ce140">
            <text:p><text:s/>-4 107</text:p>
          </table:table-cell>
          <table:table-cell office:value-type="float" office:value="-7.8930678607806586" table:style-name="ce141">
            <text:p>-7,9<text:s text:c="3"/></text:p>
          </table:table-cell>
          <table:table-cell table:style-name="ce151"/>
          <table:table-cell table:number-columns-repeated="16371"/>
        </table:table-row>
        <table:table-row table:style-name="ro20">
          <table:table-cell/>
          <table:table-cell office:value-type="string" table:style-name="ce212">
            <text:p>Lisboa V. Tejo</text:p>
          </table:table-cell>
          <table:table-cell office:value-type="float" office:value="135389" table:style-name="ce213">
            <text:p>135 389</text:p>
          </table:table-cell>
          <table:table-cell office:value-type="float" office:value="33.663531278050044" table:style-name="ce214">
            <text:p>33,7<text:s text:c="5"/></text:p>
          </table:table-cell>
          <table:table-cell office:value-type="float" office:value="140134" table:style-name="ce215">
            <text:p>140 134</text:p>
          </table:table-cell>
          <table:table-cell office:value-type="float" office:value="33.059204318121765" table:style-name="ce216">
            <text:p>33,1<text:s text:c="5"/></text:p>
          </table:table-cell>
          <table:table-cell office:value-type="float" office:value="129917" table:style-name="ce215">
            <text:p>129 917</text:p>
          </table:table-cell>
          <table:table-cell office:value-type="float" office:value="31.769674323974041" table:style-name="ce217">
            <text:p>31,8<text:s text:c="5"/></text:p>
          </table:table-cell>
          <table:table-cell office:value-type="float" office:value="-4745" table:style-name="ce140">
            <text:p><text:s/>-4 745</text:p>
          </table:table-cell>
          <table:table-cell office:value-type="float" office:value="-3.3860447857051104" table:style-name="ce141">
            <text:p>-3,4<text:s text:c="3"/></text:p>
          </table:table-cell>
          <table:table-cell office:value-type="float" office:value="5472" table:style-name="ce140">
            <text:p>+5 472</text:p>
          </table:table-cell>
          <table:table-cell office:value-type="float" office:value="4.2119199181015574" table:style-name="ce141">
            <text:p>+4,2<text:s text:c="3"/></text:p>
          </table:table-cell>
          <table:table-cell table:style-name="ce157"/>
          <table:table-cell table:number-columns-repeated="16371"/>
        </table:table-row>
        <table:table-row table:style-name="ro20">
          <table:table-cell/>
          <table:table-cell office:value-type="string" table:style-name="ce212">
            <text:p>Alentejo</text:p>
          </table:table-cell>
          <table:table-cell office:value-type="float" office:value="16439" table:style-name="ce213">
            <text:p>16 439</text:p>
          </table:table-cell>
          <table:table-cell office:value-type="float" office:value="4.0874427810225686" table:style-name="ce214">
            <text:p>4,1<text:s text:c="5"/></text:p>
          </table:table-cell>
          <table:table-cell office:value-type="float" office:value="17753" table:style-name="ce215">
            <text:p>17 753</text:p>
          </table:table-cell>
          <table:table-cell office:value-type="float" office:value="4.188134601592874" table:style-name="ce216">
            <text:p>4,2<text:s text:c="5"/></text:p>
          </table:table-cell>
          <table:table-cell office:value-type="float" office:value="18619" table:style-name="ce215">
            <text:p>18 619</text:p>
          </table:table-cell>
          <table:table-cell office:value-type="float" office:value="4.5530574615952695" table:style-name="ce217">
            <text:p>4,6<text:s text:c="5"/></text:p>
          </table:table-cell>
          <table:table-cell office:value-type="float" office:value="-1314" table:style-name="ce140">
            <text:p><text:s/>-1 314</text:p>
          </table:table-cell>
          <table:table-cell office:value-type="float" office:value="-7.4015659325184471" table:style-name="ce141">
            <text:p>-7,4<text:s text:c="3"/></text:p>
          </table:table-cell>
          <table:table-cell office:value-type="float" office:value="-2180" table:style-name="ce140">
            <text:p><text:s/>-2 180</text:p>
          </table:table-cell>
          <table:table-cell office:value-type="float" office:value="-11.708469842633869" table:style-name="ce141">
            <text:p>-11,7<text:s text:c="3"/></text:p>
          </table:table-cell>
          <table:table-cell table:style-name="ce151"/>
          <table:table-cell table:number-columns-repeated="16371"/>
        </table:table-row>
        <table:table-row table:style-name="ro20">
          <table:table-cell/>
          <table:table-cell office:value-type="string" table:style-name="ce212">
            <text:p>Algarve</text:p>
          </table:table-cell>
          <table:table-cell office:value-type="float" office:value="26601" table:style-name="ce213">
            <text:p>26 601</text:p>
          </table:table-cell>
          <table:table-cell office:value-type="float" office:value="6.6141532585912373" table:style-name="ce214">
            <text:p>6,6<text:s text:c="5"/></text:p>
          </table:table-cell>
          <table:table-cell office:value-type="float" office:value="32271" table:style-name="ce215">
            <text:p>32 271</text:p>
          </table:table-cell>
          <table:table-cell office:value-type="float" office:value="7.613095912127732" table:style-name="ce216">
            <text:p>7,6<text:s text:c="5"/></text:p>
          </table:table-cell>
          <table:table-cell office:value-type="float" office:value="27675" table:style-name="ce215">
            <text:p>27 675</text:p>
          </table:table-cell>
          <table:table-cell office:value-type="float" office:value="6.7675957489472625" table:style-name="ce217">
            <text:p>6,8<text:s text:c="5"/></text:p>
          </table:table-cell>
          <table:table-cell office:value-type="float" office:value="-5670" table:style-name="ce140">
            <text:p><text:s/>-5 670</text:p>
          </table:table-cell>
          <table:table-cell office:value-type="float" office:value="-17.569954448266245" table:style-name="ce141">
            <text:p>-17,6<text:s text:c="3"/></text:p>
          </table:table-cell>
          <table:table-cell office:value-type="float" office:value="-1074" table:style-name="ce140">
            <text:p><text:s/>-1 074</text:p>
          </table:table-cell>
          <table:table-cell office:value-type="float" office:value="-3.8807588075880757" table:style-name="ce141">
            <text:p>-3,9<text:s text:c="3"/></text:p>
          </table:table-cell>
          <table:table-cell table:style-name="ce157"/>
          <table:table-cell table:number-columns-repeated="16371"/>
        </table:table-row>
        <table:table-row table:style-name="ro30">
          <table:table-cell/>
          <table:table-cell office:value-type="string" table:style-name="ce211">
            <text:p>REG.AUTÓNOMAS</text:p>
          </table:table-cell>
          <table:table-cell office:value-type="float" office:value="26754" table:style-name="ce206">
            <text:p>26 754</text:p>
          </table:table-cell>
          <table:table-cell office:value-type="float" office:value="6.652195642282245" table:style-name="ce207">
            <text:p>6,7<text:s text:c="5"/></text:p>
          </table:table-cell>
          <table:table-cell office:value-type="float" office:value="27181" table:style-name="ce208">
            <text:p>27 181</text:p>
          </table:table-cell>
          <table:table-cell office:value-type="float" office:value="6.4123070244970366" table:style-name="ce209">
            <text:p>6,4<text:s text:c="5"/></text:p>
          </table:table-cell>
          <table:table-cell office:value-type="float" office:value="24430" table:style-name="ce208">
            <text:p>24 430</text:p>
          </table:table-cell>
          <table:table-cell office:value-type="float" office:value="5.9740691651953615" table:style-name="ce210">
            <text:p>6,0<text:s text:c="5"/></text:p>
          </table:table-cell>
          <table:table-cell office:value-type="float" office:value="-427" table:style-name="ce131">
            <text:p><text:s/>- 427</text:p>
          </table:table-cell>
          <table:table-cell office:value-type="float" office:value="-1.5709502961627608" table:style-name="ce132">
            <text:p>-1,6<text:s text:c="3"/></text:p>
          </table:table-cell>
          <table:table-cell office:value-type="float" office:value="2324" table:style-name="ce131">
            <text:p>+2 324</text:p>
          </table:table-cell>
          <table:table-cell office:value-type="float" office:value="9.5128939828080217" table:style-name="ce132">
            <text:p>+9,5<text:s text:c="3"/></text:p>
          </table:table-cell>
          <table:table-cell table:style-name="ce151"/>
          <table:table-cell table:number-columns-repeated="16371"/>
        </table:table-row>
        <table:table-row table:style-name="ro12">
          <table:table-cell/>
          <table:table-cell office:value-type="string" table:style-name="ce212">
            <text:p>Açores</text:p>
          </table:table-cell>
          <table:table-cell office:value-type="float" office:value="6857" table:style-name="ce213">
            <text:p>6 857</text:p>
          </table:table-cell>
          <table:table-cell office:value-type="float" office:value="1.7049452612368003" table:style-name="ce214">
            <text:p>1,7<text:s text:c="5"/></text:p>
          </table:table-cell>
          <table:table-cell office:value-type="float" office:value="6993" table:style-name="ce215">
            <text:p>6 993</text:p>
          </table:table-cell>
          <table:table-cell office:value-type="float" office:value="1.6497282300985165" table:style-name="ce216">
            <text:p>1,6<text:s text:c="5"/></text:p>
          </table:table-cell>
          <table:table-cell office:value-type="float" office:value="6965" table:style-name="ce215">
            <text:p>6 965</text:p>
          </table:table-cell>
          <table:table-cell office:value-type="float" office:value="1.7032088307648667" table:style-name="ce217">
            <text:p>1,7<text:s text:c="5"/></text:p>
          </table:table-cell>
          <table:table-cell office:value-type="float" office:value="-136" table:style-name="ce140">
            <text:p><text:s/>- 136</text:p>
          </table:table-cell>
          <table:table-cell office:value-type="float" office:value="-1.9448019448019449" table:style-name="ce141">
            <text:p>-1,9<text:s text:c="3"/></text:p>
          </table:table-cell>
          <table:table-cell office:value-type="float" office:value="-108" table:style-name="ce140">
            <text:p><text:s/>- 108</text:p>
          </table:table-cell>
          <table:table-cell office:value-type="float" office:value="-1.5506101938262744" table:style-name="ce141">
            <text:p>-1,6<text:s text:c="3"/></text:p>
          </table:table-cell>
          <table:table-cell table:style-name="ce151"/>
          <table:table-cell table:number-columns-repeated="16371"/>
        </table:table-row>
        <table:table-row table:style-name="ro20">
          <table:table-cell/>
          <table:table-cell office:value-type="string" table:style-name="ce212">
            <text:p>Madeira</text:p>
          </table:table-cell>
          <table:table-cell office:value-type="float" office:value="19897" table:style-name="ce213">
            <text:p>19 897</text:p>
          </table:table-cell>
          <table:table-cell office:value-type="float" office:value="4.9472503810454445" table:style-name="ce214">
            <text:p>4,9<text:s text:c="5"/></text:p>
          </table:table-cell>
          <table:table-cell office:value-type="float" office:value="20188" table:style-name="ce215">
            <text:p>20 188</text:p>
          </table:table-cell>
          <table:table-cell office:value-type="float" office:value="4.7625787943985207" table:style-name="ce216">
            <text:p>4,8<text:s text:c="5"/></text:p>
          </table:table-cell>
          <table:table-cell office:value-type="float" office:value="17465" table:style-name="ce215">
            <text:p>17 465</text:p>
          </table:table-cell>
          <table:table-cell office:value-type="float" office:value="4.2708603344304947" table:style-name="ce217">
            <text:p>4,3<text:s text:c="5"/></text:p>
          </table:table-cell>
          <table:table-cell office:value-type="float" office:value="-291" table:style-name="ce140">
            <text:p><text:s/>- 291</text:p>
          </table:table-cell>
          <table:table-cell office:value-type="float" office:value="-1.4414503665543887" table:style-name="ce141">
            <text:p>-1,4<text:s text:c="3"/></text:p>
          </table:table-cell>
          <table:table-cell office:value-type="float" office:value="2432" table:style-name="ce140">
            <text:p>+2 432</text:p>
          </table:table-cell>
          <table:table-cell office:value-type="float" office:value="13.924992842828516" table:style-name="ce141">
            <text:p>+13,9<text:s text:c="3"/></text:p>
          </table:table-cell>
          <table:table-cell table:style-name="ce151"/>
          <table:table-cell table:number-columns-repeated="16371"/>
        </table:table-row>
        <table:table-row table:style-name="ro22">
          <table:table-cell/>
          <table:table-cell table:style-name="ce218"/>
          <table:table-cell table:style-name="ce219"/>
          <table:table-cell table:style-name="ce220"/>
          <table:table-cell table:style-name="ce221"/>
          <table:table-cell table:style-name="ce222"/>
          <table:table-cell table:style-name="ce221"/>
          <table:table-cell table:style-name="ce223"/>
          <table:table-cell table:style-name="ce224"/>
          <table:table-cell table:style-name="ce225"/>
          <table:table-cell table:style-name="ce224"/>
          <table:table-cell table:style-name="ce225"/>
          <table:table-cell table:style-name="ce151"/>
          <table:table-cell table:number-columns-repeated="16371"/>
        </table:table-row>
        <table:table-row table:style-name="ro20">
          <table:table-cell/>
          <table:table-cell office:value-type="string" table:style-name="ce226">
            <text:p><text:s text:c="4"/>(1) - Mês homólogo do ano anterior</text:p>
          </table:table-cell>
          <table:table-cell table:number-columns-repeated="2" table:style-name="ce95"/>
          <table:table-cell table:number-columns-repeated="4" table:style-name="ce169"/>
          <table:table-cell table:style-name="ce95"/>
          <table:table-cell table:style-name="ce170"/>
          <table:table-cell table:number-columns-repeated="2" table:style-name="ce95"/>
          <table:table-cell table:number-columns-repeated="16372" table:style-name="ce1"/>
        </table:table-row>
        <table:table-row table:number-rows-repeated="7" table:style-name="ro20">
          <table:table-cell table:number-columns-repeated="16384"/>
        </table:table-row>
        <table:table-row table:style-name="ro21">
          <table:table-cell/>
          <table:table-cell office:value-type="string" table:style-name="ce96">
            <text:p><text:s/>Quadro 4 - DESEMPREGO REGISTADO, <text:s text:c="2"/>POR <text:s/>GRUPOS <text:s/>DE <text:s/>PROFISSÕES<text:s/></text:p>
          </table:table-cell>
          <table:table-cell table:number-columns-repeated="8" table:style-name="ce96"/>
          <table:table-cell office:value-type="string" table:number-columns-spanned="2" table:number-rows-spanned="1" table:style-name="ce172">
            <text:p>CONTINENTE</text:p>
          </table:table-cell>
          <table:covered-table-cell/>
          <table:table-cell table:number-columns-repeated="16372" table:style-name="ce1"/>
        </table:table-row>
        <table:table-row table:style-name="ro21">
          <table:table-cell/>
          <table:table-cell office:value-type="string" table:style-name="ce227">
            <text:p>Situação no fim do mês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number-columns-repeated="16372" table:style-name="ce1"/>
        </table:table-row>
        <table:table-row table:style-name="ro20">
          <table:table-cell/>
          <table:table-cell table:style-name="ce94"/>
          <table:table-cell table:style-name="ce100"/>
          <table:table-cell table:number-columns-repeated="9" table:style-name="ce94"/>
          <table:table-cell table:number-columns-repeated="16372" table:style-name="ce1"/>
        </table:table-row>
        <table:table-row table:style-name="ro4">
          <table:table-cell/>
          <table:table-cell table:style-name="ce101"/>
          <table:table-cell table:style-name="ce102"/>
          <table:table-cell table:style-name="ce103"/>
          <table:table-cell table:style-name="ce104"/>
          <table:table-cell table:style-name="ce105"/>
          <table:table-cell table:style-name="ce104"/>
          <table:table-cell table:style-name="ce105"/>
          <table:table-cell office:value-type="string" table:number-columns-spanned="4" table:number-rows-spanned="1" table:style-name="ce173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4">
          <table:table-cell/>
          <table:table-cell office:value-type="string" table:style-name="ce107">
            <text:p>CPP-<text:span text:style-name="T2">2010</text:span></text:p>
          </table:table-cell>
          <table:table-cell office:value-type="string" table:style-name="ce176">
            <text:p>MAI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ABRIL 2021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MAI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174">
            <text:p>Mês <text:s/>anterior</text:p>
          </table:table-cell>
          <table:covered-table-cell/>
          <table:table-cell office:value-type="string" table:number-columns-spanned="2" table:number-rows-spanned="1" table:style-name="ce175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4">
          <table:table-cell/>
          <table:table-cell table:style-name="ce112"/>
          <table:table-cell table:style-name="ce113"/>
          <table:table-cell table:style-name="ce114"/>
          <table:table-cell table:style-name="ce115"/>
          <table:table-cell table:style-name="ce116"/>
          <table:table-cell table:style-name="ce115"/>
          <table:table-cell table:style-name="ce116"/>
          <table:table-cell office:value-type="string" table:style-name="ce117">
            <text:p>Var. Abs.</text:p>
          </table:table-cell>
          <table:table-cell office:value-type="string" table:style-name="ce118">
            <text:p>Var. %</text:p>
          </table:table-cell>
          <table:table-cell office:value-type="string" table:style-name="ce117">
            <text:p>Var. Abs.</text:p>
          </table:table-cell>
          <table:table-cell office:value-type="string" table:style-name="ce119">
            <text:p>Var. %</text:p>
          </table:table-cell>
          <table:table-cell table:number-columns-repeated="16372" table:style-name="ce1"/>
        </table:table-row>
        <table:table-row table:style-name="ro31">
          <table:table-cell/>
          <table:table-cell table:style-name="ce107"/>
          <table:table-cell table:style-name="ce228"/>
          <table:table-cell table:style-name="ce229"/>
          <table:table-cell table:style-name="ce230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4"/>
          <table:table-cell table:style-name="ce235"/>
          <table:table-cell table:style-name="ce95"/>
          <table:table-cell table:number-columns-repeated="16371"/>
        </table:table-row>
        <table:table-row table:style-name="ro11">
          <table:table-cell/>
          <table:table-cell office:value-type="string" table:style-name="ce236">
            <text:p>Total</text:p>
          </table:table-cell>
          <table:table-cell office:value-type="float" office:value="375429" table:style-name="ce127">
            <text:p>375 429</text:p>
          </table:table-cell>
          <table:table-cell office:value-type="float" office:value="100" table:style-name="ce237">
            <text:p>100,0<text:s text:c="5"/></text:p>
          </table:table-cell>
          <table:table-cell office:value-type="float" office:value="396707" table:style-name="ce238">
            <text:p>396 707</text:p>
          </table:table-cell>
          <table:table-cell office:value-type="float" office:value="100" table:style-name="ce239">
            <text:p>100,0<text:s text:c="5"/></text:p>
          </table:table-cell>
          <table:table-cell office:value-type="float" office:value="384504" table:style-name="ce129">
            <text:p>384 504</text:p>
          </table:table-cell>
          <table:table-cell office:value-type="float" office:value="100.00000000000001" table:style-name="ce240">
            <text:p>100,0<text:s text:c="5"/></text:p>
          </table:table-cell>
          <table:table-cell office:value-type="float" office:value="-21278" table:style-name="ce131">
            <text:p><text:s/>-21 278</text:p>
          </table:table-cell>
          <table:table-cell office:value-type="float" office:value="-5.3636563004938154" table:style-name="ce132">
            <text:p>-5,4<text:s text:c="3"/></text:p>
          </table:table-cell>
          <table:table-cell office:value-type="float" office:value="-9075" table:style-name="ce131">
            <text:p><text:s/>-9 075</text:p>
          </table:table-cell>
          <table:table-cell office:value-type="float" office:value="-2.3601835091442478" table:style-name="ce132">
            <text:p>-2,4<text:s text:c="3"/></text:p>
          </table:table-cell>
          <table:table-cell table:style-name="ce95"/>
          <table:table-cell table:number-columns-repeated="16371"/>
        </table:table-row>
        <table:table-row table:style-name="ro4">
          <table:table-cell/>
          <table:table-cell office:value-type="string" table:style-name="ce241">
            <text:p>1- Repres. poder legisla., órgãos exec., dirig., dir. e gestores execu.</text:p>
          </table:table-cell>
          <table:table-cell office:value-type="float" office:value="9169" table:style-name="ce136">
            <text:p>9 169</text:p>
          </table:table-cell>
          <table:table-cell office:value-type="float" office:value="2.442272706690213" table:style-name="ce242">
            <text:p>2,4<text:s text:c="5"/></text:p>
          </table:table-cell>
          <table:table-cell office:value-type="float" office:value="9436" table:style-name="ce243">
            <text:p>9 436</text:p>
          </table:table-cell>
          <table:table-cell office:value-type="float" office:value="2.3785816736281435" table:style-name="ce244">
            <text:p>2,4<text:s text:c="5"/></text:p>
          </table:table-cell>
          <table:table-cell office:value-type="float" office:value="8384" table:style-name="ce138">
            <text:p>8 384</text:p>
          </table:table-cell>
          <table:table-cell office:value-type="float" office:value="2.1804714645361294" table:style-name="ce245">
            <text:p>2,2<text:s text:c="5"/></text:p>
          </table:table-cell>
          <table:table-cell office:value-type="float" office:value="-267" table:style-name="ce140">
            <text:p><text:s/>- 267</text:p>
          </table:table-cell>
          <table:table-cell office:value-type="float" office:value="-2.8295888088172951" table:style-name="ce141">
            <text:p>-2,8<text:s text:c="3"/></text:p>
          </table:table-cell>
          <table:table-cell office:value-type="float" office:value="785" table:style-name="ce140">
            <text:p>+ 785</text:p>
          </table:table-cell>
          <table:table-cell office:value-type="float" office:value="9.3630725190839694" table:style-name="ce141">
            <text:p>+9,4<text:s text:c="3"/></text:p>
          </table:table-cell>
          <table:table-cell table:style-name="ce95"/>
          <table:table-cell table:number-columns-repeated="16371"/>
        </table:table-row>
        <table:table-row table:style-name="ro4">
          <table:table-cell/>
          <table:table-cell office:value-type="string" table:style-name="ce241">
            <text:p>2- Especialistas das atividades intelectuais e científicas</text:p>
          </table:table-cell>
          <table:table-cell office:value-type="float" office:value="36080" table:style-name="ce136">
            <text:p>36 080</text:p>
          </table:table-cell>
          <table:table-cell office:value-type="float" office:value="9.6103391053967595" table:style-name="ce242">
            <text:p>9,6<text:s text:c="5"/></text:p>
          </table:table-cell>
          <table:table-cell office:value-type="float" office:value="37801" table:style-name="ce243">
            <text:p>37 801</text:p>
          </table:table-cell>
          <table:table-cell office:value-type="float" office:value="9.5286949814346613" table:style-name="ce244">
            <text:p>9,5<text:s text:c="5"/></text:p>
          </table:table-cell>
          <table:table-cell office:value-type="float" office:value="35582" table:style-name="ce138">
            <text:p>35 582</text:p>
          </table:table-cell>
          <table:table-cell office:value-type="float" office:value="9.2539999583879506" table:style-name="ce245">
            <text:p>9,3<text:s text:c="5"/></text:p>
          </table:table-cell>
          <table:table-cell office:value-type="float" office:value="-1721" table:style-name="ce140">
            <text:p><text:s/>-1 721</text:p>
          </table:table-cell>
          <table:table-cell office:value-type="float" office:value="-4.5527896087405093" table:style-name="ce141">
            <text:p>-4,6<text:s text:c="3"/></text:p>
          </table:table-cell>
          <table:table-cell office:value-type="float" office:value="498" table:style-name="ce140">
            <text:p>+ 498</text:p>
          </table:table-cell>
          <table:table-cell office:value-type="float" office:value="1.3995840593558542" table:style-name="ce141">
            <text:p>+1,4<text:s text:c="3"/></text:p>
          </table:table-cell>
          <table:table-cell table:style-name="ce106"/>
          <table:table-cell table:number-columns-repeated="16371"/>
        </table:table-row>
        <table:table-row table:style-name="ro4">
          <table:table-cell/>
          <table:table-cell office:value-type="string" table:style-name="ce241">
            <text:p>3- Técnicos e profissões de nível intermédio</text:p>
          </table:table-cell>
          <table:table-cell office:value-type="float" office:value="34028" table:style-name="ce136">
            <text:p>34 028</text:p>
          </table:table-cell>
          <table:table-cell office:value-type="float" office:value="9.0637643868747482" table:style-name="ce242">
            <text:p>9,1<text:s text:c="5"/></text:p>
          </table:table-cell>
          <table:table-cell office:value-type="float" office:value="35432" table:style-name="ce243">
            <text:p>35 432</text:p>
          </table:table-cell>
          <table:table-cell office:value-type="float" office:value="8.9315288109360313" table:style-name="ce244">
            <text:p>8,9<text:s text:c="5"/></text:p>
          </table:table-cell>
          <table:table-cell office:value-type="float" office:value="33819" table:style-name="ce138">
            <text:p>33 819</text:p>
          </table:table-cell>
          <table:table-cell office:value-type="float" office:value="8.7954871730853252" table:style-name="ce245">
            <text:p>8,8<text:s text:c="5"/></text:p>
          </table:table-cell>
          <table:table-cell office:value-type="float" office:value="-1404" table:style-name="ce140">
            <text:p><text:s/>-1 404</text:p>
          </table:table-cell>
          <table:table-cell office:value-type="float" office:value="-3.9625197561526306" table:style-name="ce141">
            <text:p>-4,0<text:s text:c="3"/></text:p>
          </table:table-cell>
          <table:table-cell office:value-type="float" office:value="209" table:style-name="ce140">
            <text:p>+ 209</text:p>
          </table:table-cell>
          <table:table-cell office:value-type="float" office:value="0.61799580117685327" table:style-name="ce141">
            <text:p>+0,6<text:s text:c="3"/></text:p>
          </table:table-cell>
          <table:table-cell table:style-name="ce106"/>
          <table:table-cell table:number-columns-repeated="16371"/>
        </table:table-row>
        <table:table-row table:style-name="ro4">
          <table:table-cell/>
          <table:table-cell office:value-type="string" table:style-name="ce241">
            <text:p>4- Pessoal administrativo</text:p>
          </table:table-cell>
          <table:table-cell office:value-type="float" office:value="43760" table:style-name="ce136">
            <text:p>43 760</text:p>
          </table:table-cell>
          <table:table-cell office:value-type="float" office:value="11.655998870625337" table:style-name="ce242">
            <text:p>11,7<text:s text:c="5"/></text:p>
          </table:table-cell>
          <table:table-cell office:value-type="float" office:value="45656" table:style-name="ce243">
            <text:p>45 656</text:p>
          </table:table-cell>
          <table:table-cell office:value-type="float" office:value="11.508745749381784" table:style-name="ce244">
            <text:p>11,5<text:s text:c="5"/></text:p>
          </table:table-cell>
          <table:table-cell office:value-type="float" office:value="44975" table:style-name="ce138">
            <text:p>44 975</text:p>
          </table:table-cell>
          <table:table-cell office:value-type="float" office:value="11.696887418596425" table:style-name="ce245">
            <text:p>11,7<text:s text:c="5"/></text:p>
          </table:table-cell>
          <table:table-cell office:value-type="float" office:value="-1896" table:style-name="ce140">
            <text:p><text:s/>-1 896</text:p>
          </table:table-cell>
          <table:table-cell office:value-type="float" office:value="-4.1527948133870689" table:style-name="ce141">
            <text:p>-4,2<text:s text:c="3"/></text:p>
          </table:table-cell>
          <table:table-cell office:value-type="float" office:value="-1215" table:style-name="ce140">
            <text:p><text:s/>-1 215</text:p>
          </table:table-cell>
          <table:table-cell office:value-type="float" office:value="-2.7015008337965538" table:style-name="ce141">
            <text:p>-2,7<text:s text:c="3"/></text:p>
          </table:table-cell>
          <table:table-cell table:style-name="ce120"/>
          <table:table-cell table:number-columns-repeated="16371"/>
        </table:table-row>
        <table:table-row table:style-name="ro4">
          <table:table-cell/>
          <table:table-cell office:value-type="string" table:style-name="ce241">
            <text:p>5- Trab. serviços pessoais, de proteção e segurança e vendedores</text:p>
          </table:table-cell>
          <table:table-cell office:value-type="float" office:value="86798" table:style-name="ce136">
            <text:p>86 798</text:p>
          </table:table-cell>
          <table:table-cell office:value-type="float" office:value="23.119684414363302" table:style-name="ce242">
            <text:p>23,1<text:s text:c="5"/></text:p>
          </table:table-cell>
          <table:table-cell office:value-type="float" office:value="93605" table:style-name="ce243">
            <text:p>93 605</text:p>
          </table:table-cell>
          <table:table-cell office:value-type="float" office:value="23.595499953366087" table:style-name="ce244">
            <text:p>23,6<text:s text:c="5"/></text:p>
          </table:table-cell>
          <table:table-cell office:value-type="float" office:value="83184" table:style-name="ce138">
            <text:p>83 184</text:p>
          </table:table-cell>
          <table:table-cell office:value-type="float" office:value="21.6341052368766" table:style-name="ce245">
            <text:p>21,6<text:s text:c="5"/></text:p>
          </table:table-cell>
          <table:table-cell office:value-type="float" office:value="-6807" table:style-name="ce140">
            <text:p><text:s/>-6 807</text:p>
          </table:table-cell>
          <table:table-cell office:value-type="float" office:value="-7.2720474333636025" table:style-name="ce141">
            <text:p>-7,3<text:s text:c="3"/></text:p>
          </table:table-cell>
          <table:table-cell office:value-type="float" office:value="3614" table:style-name="ce140">
            <text:p>+3 614</text:p>
          </table:table-cell>
          <table:table-cell office:value-type="float" office:value="4.3445854972110025" table:style-name="ce141">
            <text:p>+4,3<text:s text:c="3"/></text:p>
          </table:table-cell>
          <table:table-cell table:style-name="ce120"/>
          <table:table-cell table:number-columns-repeated="16371"/>
        </table:table-row>
        <table:table-row table:style-name="ro4">
          <table:table-cell/>
          <table:table-cell office:value-type="string" table:style-name="ce241">
            <text:p>6- Agricultores e trab. qualificados da agric., <text:s/>pesca e floresta</text:p>
          </table:table-cell>
          <table:table-cell office:value-type="float" office:value="9966" table:style-name="ce136">
            <text:p>9 966</text:p>
          </table:table-cell>
          <table:table-cell office:value-type="float" office:value="2.6545631797223974" table:style-name="ce242">
            <text:p>2,7<text:s text:c="5"/></text:p>
          </table:table-cell>
          <table:table-cell office:value-type="float" office:value="10694" table:style-name="ce243">
            <text:p>10 694</text:p>
          </table:table-cell>
          <table:table-cell office:value-type="float" office:value="2.695692286750675" table:style-name="ce244">
            <text:p>2,7<text:s text:c="5"/></text:p>
          </table:table-cell>
          <table:table-cell office:value-type="float" office:value="10494" table:style-name="ce138">
            <text:p>10 494</text:p>
          </table:table-cell>
          <table:table-cell office:value-type="float" office:value="2.7292303851195308" table:style-name="ce245">
            <text:p>2,7<text:s text:c="5"/></text:p>
          </table:table-cell>
          <table:table-cell office:value-type="float" office:value="-728" table:style-name="ce140">
            <text:p><text:s/>- 728</text:p>
          </table:table-cell>
          <table:table-cell office:value-type="float" office:value="-6.8075556386758924" table:style-name="ce141">
            <text:p>-6,8<text:s text:c="3"/></text:p>
          </table:table-cell>
          <table:table-cell office:value-type="float" office:value="-528" table:style-name="ce140">
            <text:p><text:s/>- 528</text:p>
          </table:table-cell>
          <table:table-cell office:value-type="float" office:value="-5.0314465408805038" table:style-name="ce141">
            <text:p>-5,0<text:s text:c="3"/></text:p>
          </table:table-cell>
          <table:table-cell table:style-name="ce133"/>
          <table:table-cell table:number-columns-repeated="16371"/>
        </table:table-row>
        <table:table-row table:style-name="ro4">
          <table:table-cell/>
          <table:table-cell office:value-type="string" table:style-name="ce241">
            <text:p>7- Trabalhadores qualificados da indústria, construção e artífices</text:p>
          </table:table-cell>
          <table:table-cell office:value-type="float" office:value="37133" table:style-name="ce136">
            <text:p>37 133</text:p>
          </table:table-cell>
          <table:table-cell office:value-type="float" office:value="9.8908182372698974" table:style-name="ce242">
            <text:p>9,9<text:s text:c="5"/></text:p>
          </table:table-cell>
          <table:table-cell office:value-type="float" office:value="39062" table:style-name="ce243">
            <text:p>39 062</text:p>
          </table:table-cell>
          <table:table-cell office:value-type="float" office:value="9.8465618201846699" table:style-name="ce244">
            <text:p>9,8<text:s text:c="5"/></text:p>
          </table:table-cell>
          <table:table-cell office:value-type="float" office:value="44029" table:style-name="ce138">
            <text:p>44 029</text:p>
          </table:table-cell>
          <table:table-cell office:value-type="float" office:value="11.450856167946236" table:style-name="ce245">
            <text:p>11,5<text:s text:c="5"/></text:p>
          </table:table-cell>
          <table:table-cell office:value-type="float" office:value="-1929" table:style-name="ce140">
            <text:p><text:s/>-1 929</text:p>
          </table:table-cell>
          <table:table-cell office:value-type="float" office:value="-4.9383032102810915" table:style-name="ce141">
            <text:p>-4,9<text:s text:c="3"/></text:p>
          </table:table-cell>
          <table:table-cell office:value-type="float" office:value="-6896" table:style-name="ce140">
            <text:p><text:s/>-6 896</text:p>
          </table:table-cell>
          <table:table-cell office:value-type="float" office:value="-15.662404324422541" table:style-name="ce141">
            <text:p>-15,7<text:s text:c="3"/></text:p>
          </table:table-cell>
          <table:table-cell table:style-name="ce151"/>
          <table:table-cell table:number-columns-repeated="16371"/>
        </table:table-row>
        <table:table-row table:style-name="ro4">
          <table:table-cell/>
          <table:table-cell office:value-type="string" table:style-name="ce241">
            <text:p>8- Operadores de instalações e máquinas e trab. da montagem</text:p>
          </table:table-cell>
          <table:table-cell office:value-type="float" office:value="22833" table:style-name="ce136">
            <text:p>22 833</text:p>
          </table:table-cell>
          <table:table-cell office:value-type="float" office:value="6.0818423723260588" table:style-name="ce242">
            <text:p>6,1<text:s text:c="5"/></text:p>
          </table:table-cell>
          <table:table-cell office:value-type="float" office:value="24049" table:style-name="ce243">
            <text:p>24 049</text:p>
          </table:table-cell>
          <table:table-cell office:value-type="float" office:value="6.0621567050745266" table:style-name="ce244">
            <text:p>6,1<text:s text:c="5"/></text:p>
          </table:table-cell>
          <table:table-cell office:value-type="float" office:value="26145" table:style-name="ce138">
            <text:p>26 145</text:p>
          </table:table-cell>
          <table:table-cell office:value-type="float" office:value="6.7996691841957428" table:style-name="ce245">
            <text:p>6,8<text:s text:c="5"/></text:p>
          </table:table-cell>
          <table:table-cell office:value-type="float" office:value="-1216" table:style-name="ce140">
            <text:p><text:s/>-1 216</text:p>
          </table:table-cell>
          <table:table-cell office:value-type="float" office:value="-5.0563432990976755" table:style-name="ce141">
            <text:p>-5,1<text:s text:c="3"/></text:p>
          </table:table-cell>
          <table:table-cell office:value-type="float" office:value="-3312" table:style-name="ce140">
            <text:p><text:s/>-3 312</text:p>
          </table:table-cell>
          <table:table-cell office:value-type="float" office:value="-12.667814113597245" table:style-name="ce141">
            <text:p>-12,7<text:s text:c="3"/></text:p>
          </table:table-cell>
          <table:table-cell table:style-name="ce157"/>
          <table:table-cell table:number-columns-repeated="16371"/>
        </table:table-row>
        <table:table-row table:style-name="ro4">
          <table:table-cell/>
          <table:table-cell office:value-type="string" table:style-name="ce241">
            <text:p>9- Trabalhadores não qualificados</text:p>
          </table:table-cell>
          <table:table-cell office:value-type="float" office:value="95485" table:style-name="ce136">
            <text:p>95 485</text:p>
          </table:table-cell>
          <table:table-cell office:value-type="float" office:value="25.433570661829535" table:style-name="ce242">
            <text:p>25,4<text:s text:c="5"/></text:p>
          </table:table-cell>
          <table:table-cell office:value-type="float" office:value="100781" table:style-name="ce243">
            <text:p>100 781</text:p>
          </table:table-cell>
          <table:table-cell office:value-type="float" office:value="25.404391654293974" table:style-name="ce244">
            <text:p>25,4<text:s text:c="5"/></text:p>
          </table:table-cell>
          <table:table-cell office:value-type="float" office:value="97675" table:style-name="ce138">
            <text:p>97 675</text:p>
          </table:table-cell>
          <table:table-cell office:value-type="float" office:value="25.402856667290845" table:style-name="ce245">
            <text:p>25,4<text:s text:c="5"/></text:p>
          </table:table-cell>
          <table:table-cell office:value-type="float" office:value="-5296" table:style-name="ce140">
            <text:p><text:s/>-5 296</text:p>
          </table:table-cell>
          <table:table-cell office:value-type="float" office:value="-5.2549587719907525" table:style-name="ce141">
            <text:p>-5,3<text:s text:c="3"/></text:p>
          </table:table-cell>
          <table:table-cell office:value-type="float" office:value="-2190" table:style-name="ce140">
            <text:p><text:s/>-2 190</text:p>
          </table:table-cell>
          <table:table-cell office:value-type="float" office:value="-2.2421295111338622" table:style-name="ce141">
            <text:p>-2,2<text:s text:c="3"/></text:p>
          </table:table-cell>
          <table:table-cell table:style-name="ce151"/>
          <table:table-cell table:number-columns-repeated="16371"/>
        </table:table-row>
        <table:table-row table:style-name="ro4">
          <table:table-cell/>
          <table:table-cell office:value-type="string" table:style-name="ce241">
            <text:p>0- Profissões das Forças Armadas</text:p>
          </table:table-cell>
          <table:table-cell office:value-type="float" office:value="170" table:style-name="ce136">
            <text:p><text:s/>170</text:p>
          </table:table-cell>
          <table:table-cell office:value-type="float" office:value="4.5281531261570099E-2" table:style-name="ce242">
            <text:p>0,0<text:s text:c="5"/></text:p>
          </table:table-cell>
          <table:table-cell office:value-type="float" office:value="184" table:style-name="ce243">
            <text:p><text:s/>184</text:p>
          </table:table-cell>
          <table:table-cell office:value-type="float" office:value="4.6381838485330486E-2" table:style-name="ce244">
            <text:p>0,0<text:s text:c="5"/></text:p>
          </table:table-cell>
          <table:table-cell office:value-type="float" office:value="201" table:style-name="ce138">
            <text:p><text:s/>201</text:p>
          </table:table-cell>
          <table:table-cell office:value-type="float" office:value="5.2275138880219715E-2" table:style-name="ce245">
            <text:p>0,1<text:s text:c="5"/></text:p>
          </table:table-cell>
          <table:table-cell office:value-type="float" office:value="-14" table:style-name="ce140">
            <text:p><text:s/>- 14</text:p>
          </table:table-cell>
          <table:table-cell office:value-type="float" office:value="-7.608695652173914" table:style-name="ce141">
            <text:p>-7,6<text:s text:c="3"/></text:p>
          </table:table-cell>
          <table:table-cell office:value-type="float" office:value="-31" table:style-name="ce140">
            <text:p><text:s/>- 31</text:p>
          </table:table-cell>
          <table:table-cell office:value-type="float" office:value="-15.422885572139302" table:style-name="ce141">
            <text:p>-15,4<text:s text:c="3"/></text:p>
          </table:table-cell>
          <table:table-cell table:style-name="ce157"/>
          <table:table-cell table:number-columns-repeated="16371"/>
        </table:table-row>
        <table:table-row table:style-name="ro4">
          <table:table-cell/>
          <table:table-cell office:value-type="string" table:style-name="ce241">
            <text:p><text:s text:c="5"/>Outros</text:p>
          </table:table-cell>
          <table:table-cell office:value-type="float" office:value="7" table:style-name="ce136">
            <text:p><text:s/>7</text:p>
          </table:table-cell>
          <table:table-cell office:value-type="float" office:value="1.8645336401822983E-3" table:style-name="ce242">
            <text:p>0,0<text:s text:c="5"/></text:p>
          </table:table-cell>
          <table:table-cell office:value-type="float" office:value="7" table:style-name="ce243">
            <text:p><text:s/>7</text:p>
          </table:table-cell>
          <table:table-cell office:value-type="float" office:value="1.7645264641158336E-3" table:style-name="ce244">
            <text:p>0,0<text:s text:c="5"/></text:p>
          </table:table-cell>
          <table:table-cell office:value-type="float" office:value="16" table:style-name="ce138">
            <text:p><text:s/>16</text:p>
          </table:table-cell>
          <table:table-cell office:value-type="float" office:value="4.1612050849926139E-3" table:style-name="ce245">
            <text:p>0,0<text:s text:c="5"/></text:p>
          </table:table-cell>
          <table:table-cell office:value-type="float" office:value="0" table:style-name="ce140">
            <text:p>+ 0</text:p>
          </table:table-cell>
          <table:table-cell office:value-type="float" office:value="0" table:style-name="ce141">
            <text:p>+0,0<text:s text:c="3"/></text:p>
          </table:table-cell>
          <table:table-cell office:value-type="float" office:value="-9" table:style-name="ce140">
            <text:p><text:s/>- 9</text:p>
          </table:table-cell>
          <table:table-cell office:value-type="float" office:value="-56.25" table:style-name="ce141">
            <text:p>-56,3<text:s text:c="3"/></text:p>
          </table:table-cell>
          <table:table-cell table:style-name="ce151"/>
          <table:table-cell table:number-columns-repeated="16371"/>
        </table:table-row>
        <table:table-row table:style-name="ro32">
          <table:table-cell/>
          <table:table-cell table:style-name="ce246"/>
          <table:table-cell table:style-name="ce247"/>
          <table:table-cell table:style-name="ce248"/>
          <table:table-cell table:style-name="ce249"/>
          <table:table-cell table:style-name="ce250"/>
          <table:table-cell table:style-name="ce251"/>
          <table:table-cell table:style-name="ce252"/>
          <table:table-cell table:style-name="ce166"/>
          <table:table-cell table:style-name="ce167"/>
          <table:table-cell table:style-name="ce166"/>
          <table:table-cell table:style-name="ce167"/>
          <table:table-cell table:style-name="ce151"/>
          <table:table-cell table:number-columns-repeated="16371"/>
        </table:table-row>
        <table:table-row table:style-name="ro27">
          <table:table-cell/>
          <table:table-cell office:value-type="string" table:style-name="ce226">
            <text:p><text:s text:c="4"/>(1) - Mês homólogo do ano anterior</text:p>
          </table:table-cell>
          <table:table-cell table:number-columns-repeated="10" table:style-name="ce1"/>
          <table:table-cell table:style-name="ce157"/>
          <table:table-cell table:number-columns-repeated="16371"/>
        </table:table-row>
        <table:table-row table:number-rows-repeated="5" table:style-name="ro9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1"/>
          <table:table-cell table:number-columns-repeated="16371"/>
        </table:table-row>
        <table:table-row table:style-name="ro20">
          <table:table-cell/>
          <table:table-cell table:number-columns-repeated="3" table:style-name="ce1"/>
          <table:table-cell table:style-name="ce184"/>
          <table:table-cell table:number-columns-repeated="3" table:style-name="ce253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 table:style-name="ce1"/>
        </table:table-row>
        <table:table-row table:style-name="ro20">
          <table:table-cell/>
          <table:table-cell table:number-columns-repeated="3" table:style-name="ce1"/>
          <table:table-cell table:style-name="ce184"/>
          <table:table-cell table:number-columns-repeated="16379" table:style-name="ce1"/>
        </table:table-row>
        <table:table-row table:number-rows-repeated="15" table:style-name="ro20">
          <table:table-cell table:number-columns-repeated="16384"/>
        </table:table-row>
        <table:table-row table:style-name="ro20">
          <table:table-cell/>
          <table:table-cell table:number-columns-repeated="3" table:style-name="ce171"/>
          <table:table-cell table:number-columns-repeated="2" table:style-name="ce256"/>
          <table:table-cell table:number-columns-repeated="6" table:style-name="ce171"/>
          <table:table-cell table:number-columns-repeated="16372"/>
        </table:table-row>
        <table:table-row table:number-rows-repeated="1048501" table:style-name="ro20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6">
        <table:table-column table:style-name="co10" table:default-cell-style-name="ce1" table:visibility="collapse"/>
        <table:table-column table:style-name="co45" table:default-cell-style-name="ce1"/>
        <table:table-column table:style-name="co3" table:default-cell-style-name="ce1"/>
        <table:table-column table:style-name="co46" table:default-cell-style-name="ce1"/>
        <table:table-column table:style-name="co36" table:default-cell-style-name="ce1"/>
        <table:table-column table:style-name="co37" table:default-cell-style-name="ce1"/>
        <table:table-column table:style-name="co5" table:default-cell-style-name="ce1"/>
        <table:table-column table:style-name="co37" table:default-cell-style-name="ce1"/>
        <table:table-column table:style-name="co1" table:default-cell-style-name="ce1"/>
        <table:table-column table:style-name="co38" table:default-cell-style-name="ce1"/>
        <table:table-column table:style-name="co39" table:default-cell-style-name="ce1"/>
        <table:table-column table:style-name="co1" table:default-cell-style-name="ce1"/>
        <table:table-column table:style-name="co21" table:default-cell-style-name="ce1"/>
        <table:table-column table:style-name="co47" table:default-cell-style-name="ce1"/>
        <table:table-column table:style-name="co21" table:number-columns-repeated="3" table:default-cell-style-name="ce1"/>
        <table:table-column table:style-name="co48" table:default-cell-style-name="ce1"/>
        <table:table-column table:style-name="co21" table:number-columns-repeated="16366" table:default-cell-style-name="ce1"/>
        <table:table-row table:style-name="ro20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5" draw:name="Picture 184" svg:x="0.10302in" svg:y="0.13736in" svg:width="2.65644in" svg:height="0.6479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49" draw:name="CaixaDeTexto 11" svg:x="0.59736in" svg:y="0.25925in" svg:width="2.02696in" svg:height="0.51096in">
                <draw:text-box>
                  <text:p text:style-name="a48" text:class-names="" text:cond-style-name=""><text:span text:style-name="a46" text:class-names="">MAIO 2021</text:span><text:span text:style-name="a47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0">
          <table:table-cell table:style-name="ce1">
            <draw:frame draw:z-index="1" draw:id="id13" draw:style-name="a41" draw:name="Text Box 122" svg:x="0in" svg:y="0in" svg:width="0.97917in" svg:height="0.31783in">
              <draw:text-box>
                <text:p text:style-name="a38" text:class-names="" text:cond-style-name=""><text:span text:style-name="a36" text:class-names="">Página 8</text:span><text:span text:style-name="a37" text:class-names="">/14</text:span></text:p>
                <text:p text:style-name="a40" text:class-names="" text:cond-style-name=""><text:span text:style-name="a39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4" draw:style-name="a44" draw:name="CaixaDeTexto 9" svg:x="0.43471in" svg:y="0.00966in" svg:width="1.42136in" svg:height="0.29943in">
              <draw:text-box>
                <text:p text:style-name="a43" text:class-names="" text:cond-style-name=""><text:span text:style-name="a42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20">
          <table:table-cell/>
          <table:table-cell table:number-columns-repeated="11" table:style-name="ce94"/>
          <table:table-cell table:style-name="ce95"/>
          <table:table-cell table:number-columns-repeated="16371"/>
        </table:table-row>
        <table:table-row table:style-name="ro20">
          <table:table-cell/>
          <table:table-cell table:number-columns-repeated="11" table:style-name="ce94"/>
          <table:table-cell table:number-columns-repeated="16372" table:style-name="ce1"/>
        </table:table-row>
        <table:table-row table:style-name="ro21">
          <table:table-cell/>
          <table:table-cell office:value-type="string" table:style-name="ce96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96"/>
          <table:table-cell office:value-type="string" table:number-columns-spanned="2" table:number-rows-spanned="1" table:style-name="ce172">
            <text:p>CONTINENTE</text:p>
          </table:table-cell>
          <table:covered-table-cell/>
          <table:table-cell table:style-name="ce95"/>
          <table:table-cell table:number-columns-repeated="16371"/>
        </table:table-row>
        <table:table-row table:style-name="ro21">
          <table:table-cell/>
          <table:table-cell office:value-type="string" table:style-name="ce98">
            <text:p>Situação no fim do mês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style-name="ce95"/>
          <table:table-cell table:number-columns-repeated="16371"/>
        </table:table-row>
        <table:table-row table:style-name="ro24">
          <table:table-cell/>
          <table:table-cell table:style-name="ce94"/>
          <table:table-cell table:style-name="ce100"/>
          <table:table-cell table:number-columns-repeated="9" table:style-name="ce94"/>
          <table:table-cell table:style-name="ce95"/>
          <table:table-cell table:number-columns-repeated="16371"/>
        </table:table-row>
        <table:table-row table:style-name="ro20">
          <table:table-cell/>
          <table:table-cell table:style-name="ce101"/>
          <table:table-cell table:style-name="ce102"/>
          <table:table-cell table:style-name="ce103"/>
          <table:table-cell table:style-name="ce104"/>
          <table:table-cell table:style-name="ce105"/>
          <table:table-cell table:style-name="ce104"/>
          <table:table-cell table:style-name="ce105"/>
          <table:table-cell office:value-type="string" table:number-columns-spanned="4" table:number-rows-spanned="1" table:style-name="ce173">
            <text:p>Variação</text:p>
          </table:table-cell>
          <table:covered-table-cell table:number-columns-repeated="3"/>
          <table:table-cell table:style-name="ce106"/>
          <table:table-cell table:number-columns-repeated="16371"/>
        </table:table-row>
        <table:table-row table:style-name="ro20">
          <table:table-cell/>
          <table:table-cell office:value-type="string" table:style-name="ce107">
            <text:p>CAE <text:s/>Rev.3</text:p>
          </table:table-cell>
          <table:table-cell office:value-type="string" table:style-name="ce176">
            <text:p>MAI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ABRIL 2021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MAI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174">
            <text:p>Mês <text:s/>anterior</text:p>
          </table:table-cell>
          <table:covered-table-cell/>
          <table:table-cell office:value-type="string" table:number-columns-spanned="2" table:number-rows-spanned="1" table:style-name="ce175">
            <text:p>Mês <text:s/>homólogo<text:span text:style-name="T1">(1)<text:s/></text:span></text:p>
          </table:table-cell>
          <table:covered-table-cell/>
          <table:table-cell table:style-name="ce106"/>
          <table:table-cell table:number-columns-repeated="16371"/>
        </table:table-row>
        <table:table-row table:style-name="ro20">
          <table:table-cell/>
          <table:table-cell table:style-name="ce112"/>
          <table:table-cell table:style-name="ce113"/>
          <table:table-cell table:style-name="ce114"/>
          <table:table-cell table:style-name="ce115"/>
          <table:table-cell table:style-name="ce116"/>
          <table:table-cell table:style-name="ce115"/>
          <table:table-cell table:style-name="ce116"/>
          <table:table-cell office:value-type="string" table:style-name="ce117">
            <text:p>Var. Abs.</text:p>
          </table:table-cell>
          <table:table-cell office:value-type="string" table:style-name="ce118">
            <text:p>Var. %</text:p>
          </table:table-cell>
          <table:table-cell office:value-type="string" table:style-name="ce117">
            <text:p>Var. Abs.</text:p>
          </table:table-cell>
          <table:table-cell office:value-type="string" table:style-name="ce119">
            <text:p>Var. %</text:p>
          </table:table-cell>
          <table:table-cell table:style-name="ce120"/>
          <table:table-cell table:number-columns-repeated="16371"/>
        </table:table-row>
        <table:table-row table:style-name="ro33">
          <table:table-cell/>
          <table:table-cell table:style-name="ce107"/>
          <table:table-cell table:style-name="ce177"/>
          <table:table-cell table:style-name="ce178"/>
          <table:table-cell table:style-name="ce179"/>
          <table:table-cell table:style-name="ce180"/>
          <table:table-cell table:style-name="ce179"/>
          <table:table-cell table:style-name="ce180"/>
          <table:table-cell table:number-columns-repeated="4" table:style-name="ce181"/>
          <table:table-cell table:style-name="ce120"/>
          <table:table-cell table:number-columns-repeated="16371"/>
        </table:table-row>
        <table:table-row table:style-name="ro13">
          <table:table-cell/>
          <table:table-cell office:value-type="string" table:style-name="ce261">
            <text:p><text:s text:c="2"/>Total</text:p>
          </table:table-cell>
          <table:table-cell office:value-type="float" office:value="344697" table:style-name="ce127">
            <text:p>344 697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365226" table:style-name="ce129">
            <text:p>365 226</text:p>
          </table:table-cell>
          <table:table-cell office:value-type="float" office:value="99.999999999999986" table:style-name="ce130">
            <text:p>100,0<text:s text:c="5"/></text:p>
          </table:table-cell>
          <table:table-cell office:value-type="float" office:value="358876" table:style-name="ce129">
            <text:p>358 876</text:p>
          </table:table-cell>
          <table:table-cell office:value-type="float" office:value="100.00000000000001" table:style-name="ce130">
            <text:p>100,0<text:s text:c="5"/></text:p>
          </table:table-cell>
          <table:table-cell office:value-type="float" office:value="-20529" table:style-name="ce131">
            <text:p><text:s/>-20 529</text:p>
          </table:table-cell>
          <table:table-cell office:value-type="float" office:value="-5.6209032215669206" table:style-name="ce132">
            <text:p>-5,6<text:s text:c="3"/></text:p>
          </table:table-cell>
          <table:table-cell office:value-type="float" office:value="-14179" table:style-name="ce131">
            <text:p><text:s/>-14 179</text:p>
          </table:table-cell>
          <table:table-cell office:value-type="float" office:value="-3.9509468451498568" table:style-name="ce132">
            <text:p>-4,0<text:s text:c="3"/></text:p>
          </table:table-cell>
          <table:table-cell table:style-name="ce133"/>
          <table:table-cell table:number-columns-repeated="16371"/>
        </table:table-row>
        <table:table-row table:style-name="ro2">
          <table:table-cell table:style-name="ce262"/>
          <table:table-cell office:value-type="string" table:style-name="ce263">
            <text:p>Agricultura, produção animal, caça, floresta e pesca</text:p>
          </table:table-cell>
          <table:table-cell office:value-type="float" office:value="13404" table:style-name="ce127">
            <text:p>13 404</text:p>
          </table:table-cell>
          <table:table-cell office:value-type="float" office:value="3.8886326251751537" table:style-name="ce128">
            <text:p>3,9<text:s text:c="5"/></text:p>
          </table:table-cell>
          <table:table-cell office:value-type="float" office:value="14590" table:style-name="ce129">
            <text:p>14 590</text:p>
          </table:table-cell>
          <table:table-cell office:value-type="float" office:value="3.9947867895494844" table:style-name="ce130">
            <text:p>4,0<text:s text:c="5"/></text:p>
          </table:table-cell>
          <table:table-cell office:value-type="float" office:value="14060" table:style-name="ce129">
            <text:p>14 060</text:p>
          </table:table-cell>
          <table:table-cell office:value-type="float" office:value="3.9177877595604054" table:style-name="ce130">
            <text:p>3,9<text:s text:c="5"/></text:p>
          </table:table-cell>
          <table:table-cell office:value-type="float" office:value="-1186" table:style-name="ce131">
            <text:p><text:s/>-1 186</text:p>
          </table:table-cell>
          <table:table-cell office:value-type="float" office:value="-8.1288553803975336" table:style-name="ce132">
            <text:p>-8,1<text:s text:c="3"/></text:p>
          </table:table-cell>
          <table:table-cell office:value-type="float" office:value="-656" table:style-name="ce131">
            <text:p><text:s/>- 656</text:p>
          </table:table-cell>
          <table:table-cell office:value-type="float" office:value="-4.6657183499288761" table:style-name="ce132">
            <text:p>-4,7<text:s text:c="3"/></text:p>
          </table:table-cell>
          <table:table-cell table:style-name="ce264"/>
          <table:table-cell table:number-columns-repeated="16371" table:style-name="ce262"/>
        </table:table-row>
        <table:table-row table:style-name="ro34">
          <table:table-cell table:style-name="ce262"/>
          <table:table-cell office:value-type="string" table:style-name="ce263">
            <text:p>Indústria, energia e água e construção</text:p>
          </table:table-cell>
          <table:table-cell office:value-type="float" office:value="67823" table:style-name="ce147">
            <text:p>67 823</text:p>
          </table:table-cell>
          <table:table-cell office:value-type="float" office:value="19.676121347154169" table:style-name="ce148">
            <text:p>19,7<text:s text:c="5"/></text:p>
          </table:table-cell>
          <table:table-cell office:value-type="float" office:value="71201" table:style-name="ce129">
            <text:p>71 201</text:p>
          </table:table-cell>
          <table:table-cell office:value-type="float" office:value="19.495052378527266" table:style-name="ce130">
            <text:p>19,5<text:s text:c="5"/></text:p>
          </table:table-cell>
          <table:table-cell office:value-type="float" office:value="77096" table:style-name="ce129">
            <text:p>77 096</text:p>
          </table:table-cell>
          <table:table-cell office:value-type="float" office:value="21.482629097515577" table:style-name="ce130">
            <text:p>21,5<text:s text:c="5"/></text:p>
          </table:table-cell>
          <table:table-cell office:value-type="float" office:value="-3378" table:style-name="ce131">
            <text:p><text:s/>-3 378</text:p>
          </table:table-cell>
          <table:table-cell office:value-type="float" office:value="-4.7443153888288085" table:style-name="ce132">
            <text:p>-4,7<text:s text:c="3"/></text:p>
          </table:table-cell>
          <table:table-cell office:value-type="float" office:value="-9273" table:style-name="ce131">
            <text:p><text:s/>-9 273</text:p>
          </table:table-cell>
          <table:table-cell office:value-type="float" office:value="-12.027861367645533" table:style-name="ce132">
            <text:p>-12,0<text:s text:c="3"/></text:p>
          </table:table-cell>
          <table:table-cell table:style-name="ce264"/>
          <table:table-cell table:number-columns-repeated="16371" table:style-name="ce262"/>
        </table:table-row>
        <table:table-row table:style-name="ro35">
          <table:table-cell/>
          <table:table-cell office:value-type="string" table:style-name="ce265">
            <text:p>Indústrias extrativas</text:p>
          </table:table-cell>
          <table:table-cell office:value-type="float" office:value="1967" table:style-name="ce136">
            <text:p>1 967</text:p>
          </table:table-cell>
          <table:table-cell office:value-type="float" office:value="0.57064610367946345" table:style-name="ce137">
            <text:p>0,6<text:s text:c="5"/></text:p>
          </table:table-cell>
          <table:table-cell office:value-type="float" office:value="1992" table:style-name="ce138">
            <text:p>1 992</text:p>
          </table:table-cell>
          <table:table-cell office:value-type="float" office:value="0.54541571520099885" table:style-name="ce139">
            <text:p>0,5<text:s text:c="5"/></text:p>
          </table:table-cell>
          <table:table-cell office:value-type="float" office:value="2033" table:style-name="ce138">
            <text:p>2 033</text:p>
          </table:table-cell>
          <table:table-cell office:value-type="float" office:value="0.56649093280130192" table:style-name="ce139">
            <text:p>0,6<text:s text:c="5"/></text:p>
          </table:table-cell>
          <table:table-cell office:value-type="float" office:value="-25" table:style-name="ce140">
            <text:p><text:s/>- 25</text:p>
          </table:table-cell>
          <table:table-cell office:value-type="float" office:value="-1.2550200803212852" table:style-name="ce141">
            <text:p>-1,3<text:s text:c="3"/></text:p>
          </table:table-cell>
          <table:table-cell office:value-type="float" office:value="-66" table:style-name="ce140">
            <text:p><text:s/>- 66</text:p>
          </table:table-cell>
          <table:table-cell office:value-type="float" office:value="-3.2464338416133791" table:style-name="ce141">
            <text:p>-3,2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5">
            <text:p>Indústrias alimentares das bebidas e do tabaco</text:p>
          </table:table-cell>
          <table:table-cell office:value-type="float" office:value="7385" table:style-name="ce136">
            <text:p>7 385</text:p>
          </table:table-cell>
          <table:table-cell office:value-type="float" office:value="2.1424613501132881" table:style-name="ce137">
            <text:p>2,1<text:s text:c="5"/></text:p>
          </table:table-cell>
          <table:table-cell office:value-type="float" office:value="7866" table:style-name="ce138">
            <text:p>7 866</text:p>
          </table:table-cell>
          <table:table-cell office:value-type="float" office:value="2.1537349476762331" table:style-name="ce139">
            <text:p>2,2<text:s text:c="5"/></text:p>
          </table:table-cell>
          <table:table-cell office:value-type="float" office:value="7548" table:style-name="ce138">
            <text:p>7 548</text:p>
          </table:table-cell>
          <table:table-cell office:value-type="float" office:value="2.1032334288166386" table:style-name="ce139">
            <text:p>2,1<text:s text:c="5"/></text:p>
          </table:table-cell>
          <table:table-cell office:value-type="float" office:value="-481" table:style-name="ce140">
            <text:p><text:s/>- 481</text:p>
          </table:table-cell>
          <table:table-cell office:value-type="float" office:value="-6.1149249936435295" table:style-name="ce141">
            <text:p>-6,1<text:s text:c="3"/></text:p>
          </table:table-cell>
          <table:table-cell office:value-type="float" office:value="-163" table:style-name="ce140">
            <text:p><text:s/>- 163</text:p>
          </table:table-cell>
          <table:table-cell office:value-type="float" office:value="-2.1595124536301009" table:style-name="ce141">
            <text:p>-2,2<text:s text:c="3"/></text:p>
          </table:table-cell>
          <table:table-cell table:style-name="ce151"/>
          <table:table-cell table:number-columns-repeated="16371"/>
        </table:table-row>
        <table:table-row table:style-name="ro35">
          <table:table-cell/>
          <table:table-cell office:value-type="string" table:style-name="ce265">
            <text:p>Fabricação de têxteis</text:p>
          </table:table-cell>
          <table:table-cell office:value-type="float" office:value="3094" table:style-name="ce136">
            <text:p>3 094</text:p>
          </table:table-cell>
          <table:table-cell office:value-type="float" office:value="0.89759992109011677" table:style-name="ce154">
            <text:p>0,9<text:s text:c="5"/></text:p>
          </table:table-cell>
          <table:table-cell office:value-type="float" office:value="3202" table:style-name="ce155">
            <text:p>3 202</text:p>
          </table:table-cell>
          <table:table-cell office:value-type="float" office:value="0.87671742975582234" table:style-name="ce156">
            <text:p>0,9<text:s text:c="5"/></text:p>
          </table:table-cell>
          <table:table-cell office:value-type="float" office:value="3402" table:style-name="ce138">
            <text:p>3 402</text:p>
          </table:table-cell>
          <table:table-cell office:value-type="float" office:value="0.94795974096902547" table:style-name="ce156">
            <text:p>0,9<text:s text:c="5"/></text:p>
          </table:table-cell>
          <table:table-cell office:value-type="float" office:value="-108" table:style-name="ce140">
            <text:p><text:s/>- 108</text:p>
          </table:table-cell>
          <table:table-cell office:value-type="float" office:value="-3.3728919425359152" table:style-name="ce141">
            <text:p>-3,4<text:s text:c="3"/></text:p>
          </table:table-cell>
          <table:table-cell office:value-type="float" office:value="-308" table:style-name="ce140">
            <text:p><text:s/>- 308</text:p>
          </table:table-cell>
          <table:table-cell office:value-type="float" office:value="-9.0534979423868318" table:style-name="ce141">
            <text:p>-9,1<text:s text:c="3"/></text:p>
          </table:table-cell>
          <table:table-cell table:style-name="ce157"/>
          <table:table-cell table:number-columns-repeated="16371"/>
        </table:table-row>
        <table:table-row table:style-name="ro35">
          <table:table-cell/>
          <table:table-cell office:value-type="string" table:style-name="ce266">
            <text:p>Indústria do vestuário</text:p>
          </table:table-cell>
          <table:table-cell office:value-type="float" office:value="8960" table:style-name="ce136">
            <text:p>8 960</text:p>
          </table:table-cell>
          <table:table-cell office:value-type="float" office:value="2.5993843868673068" table:style-name="ce154">
            <text:p>2,6<text:s text:c="5"/></text:p>
          </table:table-cell>
          <table:table-cell office:value-type="float" office:value="9542" table:style-name="ce155">
            <text:p>9 542</text:p>
          </table:table-cell>
          <table:table-cell office:value-type="float" office:value="2.6126288927951458" table:style-name="ce156">
            <text:p>2,6<text:s text:c="5"/></text:p>
          </table:table-cell>
          <table:table-cell office:value-type="float" office:value="10983" table:style-name="ce138">
            <text:p>10 983</text:p>
          </table:table-cell>
          <table:table-cell office:value-type="float" office:value="3.0603885464617302" table:style-name="ce156">
            <text:p>3,1<text:s text:c="5"/></text:p>
          </table:table-cell>
          <table:table-cell office:value-type="float" office:value="-582" table:style-name="ce140">
            <text:p><text:s/>- 582</text:p>
          </table:table-cell>
          <table:table-cell office:value-type="float" office:value="-6.0993502410396143" table:style-name="ce141">
            <text:p>-6,1<text:s text:c="3"/></text:p>
          </table:table-cell>
          <table:table-cell office:value-type="float" office:value="-2023" table:style-name="ce140">
            <text:p><text:s/>-2 023</text:p>
          </table:table-cell>
          <table:table-cell office:value-type="float" office:value="-18.419375398342893" table:style-name="ce141">
            <text:p>-18,4<text:s text:c="3"/></text:p>
          </table:table-cell>
          <table:table-cell table:style-name="ce151"/>
          <table:table-cell table:number-columns-repeated="16371"/>
        </table:table-row>
        <table:table-row table:style-name="ro35">
          <table:table-cell/>
          <table:table-cell office:value-type="string" table:style-name="ce265">
            <text:p>Indústria do couro e dos produtos do couro</text:p>
          </table:table-cell>
          <table:table-cell office:value-type="float" office:value="4201" table:style-name="ce136">
            <text:p>4 201</text:p>
          </table:table-cell>
          <table:table-cell office:value-type="float" office:value="1.2187515412086558" table:style-name="ce154">
            <text:p>1,2<text:s text:c="5"/></text:p>
          </table:table-cell>
          <table:table-cell office:value-type="float" office:value="4481" table:style-name="ce155">
            <text:p>4 481</text:p>
          </table:table-cell>
          <table:table-cell office:value-type="float" office:value="1.2269115561323674" table:style-name="ce156">
            <text:p>1,2<text:s text:c="5"/></text:p>
          </table:table-cell>
          <table:table-cell office:value-type="float" office:value="4830" table:style-name="ce138">
            <text:p>4 830</text:p>
          </table:table-cell>
          <table:table-cell office:value-type="float" office:value="1.3458687680424437" table:style-name="ce156">
            <text:p>1,3<text:s text:c="5"/></text:p>
          </table:table-cell>
          <table:table-cell office:value-type="float" office:value="-280" table:style-name="ce140">
            <text:p><text:s/>- 280</text:p>
          </table:table-cell>
          <table:table-cell office:value-type="float" office:value="-6.2486052220486501" table:style-name="ce141">
            <text:p>-6,2<text:s text:c="3"/></text:p>
          </table:table-cell>
          <table:table-cell office:value-type="float" office:value="-629" table:style-name="ce140">
            <text:p><text:s/>- 629</text:p>
          </table:table-cell>
          <table:table-cell office:value-type="float" office:value="-13.022774327122152" table:style-name="ce141">
            <text:p>-13,0<text:s text:c="3"/></text:p>
          </table:table-cell>
          <table:table-cell table:style-name="ce151"/>
          <table:table-cell table:number-columns-repeated="16371"/>
        </table:table-row>
        <table:table-row table:style-name="ro35">
          <table:table-cell/>
          <table:table-cell office:value-type="string" table:style-name="ce265">
            <text:p>Indústria da madeira e da cortiça</text:p>
          </table:table-cell>
          <table:table-cell office:value-type="float" office:value="2008" table:style-name="ce136">
            <text:p>2 008</text:p>
          </table:table-cell>
          <table:table-cell office:value-type="float" office:value="0.58254060812829822" table:style-name="ce154">
            <text:p>0,6<text:s text:c="5"/></text:p>
          </table:table-cell>
          <table:table-cell office:value-type="float" office:value="2074" table:style-name="ce155">
            <text:p>2 074</text:p>
          </table:table-cell>
          <table:table-cell office:value-type="float" office:value="0.56786756693116047" table:style-name="ce156">
            <text:p>0,6<text:s text:c="5"/></text:p>
          </table:table-cell>
          <table:table-cell office:value-type="float" office:value="2126" table:style-name="ce138">
            <text:p>2 126</text:p>
          </table:table-cell>
          <table:table-cell office:value-type="float" office:value="0.59240517616112531" table:style-name="ce156">
            <text:p>0,6<text:s text:c="5"/></text:p>
          </table:table-cell>
          <table:table-cell office:value-type="float" office:value="-66" table:style-name="ce140">
            <text:p><text:s/>- 66</text:p>
          </table:table-cell>
          <table:table-cell office:value-type="float" office:value="-3.182256509161042" table:style-name="ce141">
            <text:p>-3,2<text:s text:c="3"/></text:p>
          </table:table-cell>
          <table:table-cell office:value-type="float" office:value="-118" table:style-name="ce140">
            <text:p><text:s/>- 118</text:p>
          </table:table-cell>
          <table:table-cell office:value-type="float" office:value="-5.5503292568203193" table:style-name="ce141">
            <text:p>-5,6<text:s text:c="3"/></text:p>
          </table:table-cell>
          <table:table-cell table:style-name="ce151"/>
          <table:table-cell table:number-columns-repeated="16371"/>
        </table:table-row>
        <table:table-row table:style-name="ro35">
          <table:table-cell/>
          <table:table-cell office:value-type="string" table:style-name="ce265">
            <text:p>Indústrias do papel, impressão e reprodução</text:p>
          </table:table-cell>
          <table:table-cell office:value-type="float" office:value="1336" table:style-name="ce136">
            <text:p>1 336</text:p>
          </table:table-cell>
          <table:table-cell office:value-type="float" office:value="0.38758677911325018" table:style-name="ce154">
            <text:p>0,4<text:s text:c="5"/></text:p>
          </table:table-cell>
          <table:table-cell office:value-type="float" office:value="1366" table:style-name="ce155">
            <text:p>1 366</text:p>
          </table:table-cell>
          <table:table-cell office:value-type="float" office:value="0.37401499345610667" table:style-name="ce156">
            <text:p>0,4<text:s text:c="5"/></text:p>
          </table:table-cell>
          <table:table-cell office:value-type="float" office:value="1368" table:style-name="ce138">
            <text:p>1 368</text:p>
          </table:table-cell>
          <table:table-cell office:value-type="float" office:value="0.38119016038966108" table:style-name="ce156">
            <text:p>0,4<text:s text:c="5"/></text:p>
          </table:table-cell>
          <table:table-cell office:value-type="float" office:value="-30" table:style-name="ce140">
            <text:p><text:s/>- 30</text:p>
          </table:table-cell>
          <table:table-cell office:value-type="float" office:value="-2.1961932650073206" table:style-name="ce141">
            <text:p>-2,2<text:s text:c="3"/></text:p>
          </table:table-cell>
          <table:table-cell office:value-type="float" office:value="-32" table:style-name="ce140">
            <text:p><text:s/>- 32</text:p>
          </table:table-cell>
          <table:table-cell office:value-type="float" office:value="-2.3391812865497075" table:style-name="ce141">
            <text:p>-2,3<text:s text:c="3"/></text:p>
          </table:table-cell>
          <table:table-cell table:style-name="ce151"/>
          <table:table-cell table:number-columns-repeated="16371"/>
        </table:table-row>
        <table:table-row table:style-name="ro35">
          <table:table-cell/>
          <table:table-cell office:value-type="string" table:style-name="ce265">
            <text:p>Fab. produtos petrolíferos, químicos, farmacêuticos, borracha e plástico</text:p>
          </table:table-cell>
          <table:table-cell office:value-type="float" office:value="2326" table:style-name="ce136">
            <text:p>2 326</text:p>
          </table:table-cell>
          <table:table-cell office:value-type="float" office:value="0.67479554507291906" table:style-name="ce154">
            <text:p>0,7<text:s text:c="5"/></text:p>
          </table:table-cell>
          <table:table-cell office:value-type="float" office:value="2396" table:style-name="ce155">
            <text:p>2 396</text:p>
          </table:table-cell>
          <table:table-cell office:value-type="float" office:value="0.65603215543252669" table:style-name="ce156">
            <text:p>0,7<text:s text:c="5"/></text:p>
          </table:table-cell>
          <table:table-cell office:value-type="float" office:value="2528" table:style-name="ce138">
            <text:p>2 528</text:p>
          </table:table-cell>
          <table:table-cell office:value-type="float" office:value="0.70442158294229762" table:style-name="ce156">
            <text:p>0,7<text:s text:c="5"/></text:p>
          </table:table-cell>
          <table:table-cell office:value-type="float" office:value="-70" table:style-name="ce140">
            <text:p><text:s/>- 70</text:p>
          </table:table-cell>
          <table:table-cell office:value-type="float" office:value="-2.9215358931552591" table:style-name="ce141">
            <text:p>-2,9<text:s text:c="3"/></text:p>
          </table:table-cell>
          <table:table-cell office:value-type="float" office:value="-202" table:style-name="ce140">
            <text:p><text:s/>- 202</text:p>
          </table:table-cell>
          <table:table-cell office:value-type="float" office:value="-7.9905063291139236" table:style-name="ce141">
            <text:p>-8,0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5">
            <text:p>Fabricação de outros produtos minerais não metálicos</text:p>
          </table:table-cell>
          <table:table-cell office:value-type="float" office:value="1747" table:style-name="ce136">
            <text:p>1 747</text:p>
          </table:table-cell>
          <table:table-cell office:value-type="float" office:value="0.50682193346620363" table:style-name="ce154">
            <text:p>0,5<text:s text:c="5"/></text:p>
          </table:table-cell>
          <table:table-cell office:value-type="float" office:value="1813" table:style-name="ce155">
            <text:p>1 813</text:p>
          </table:table-cell>
          <table:table-cell office:value-type="float" office:value="0.49640496569247533" table:style-name="ce156">
            <text:p>0,5<text:s text:c="5"/></text:p>
          </table:table-cell>
          <table:table-cell office:value-type="float" office:value="1991" table:style-name="ce138">
            <text:p>1 991</text:p>
          </table:table-cell>
          <table:table-cell office:value-type="float" office:value="0.55478772612267191" table:style-name="ce156">
            <text:p>0,6<text:s text:c="5"/></text:p>
          </table:table-cell>
          <table:table-cell office:value-type="float" office:value="-66" table:style-name="ce140">
            <text:p><text:s/>- 66</text:p>
          </table:table-cell>
          <table:table-cell office:value-type="float" office:value="-3.6403750689464975" table:style-name="ce141">
            <text:p>-3,6<text:s text:c="3"/></text:p>
          </table:table-cell>
          <table:table-cell office:value-type="float" office:value="-244" table:style-name="ce140">
            <text:p><text:s/>- 244</text:p>
          </table:table-cell>
          <table:table-cell office:value-type="float" office:value="-12.255148166750377" table:style-name="ce141">
            <text:p>-12,3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5">
            <text:p>Indústria metalúrgica de base e fab. produtos metálicos</text:p>
          </table:table-cell>
          <table:table-cell office:value-type="float" office:value="3775" table:style-name="ce136">
            <text:p>3 775</text:p>
          </table:table-cell>
          <table:table-cell office:value-type="float" office:value="1.0951647388866164" table:style-name="ce154">
            <text:p>1,1<text:s text:c="5"/></text:p>
          </table:table-cell>
          <table:table-cell office:value-type="float" office:value="3930" table:style-name="ce155">
            <text:p>3 930</text:p>
          </table:table-cell>
          <table:table-cell office:value-type="float" office:value="1.0760460646284766" table:style-name="ce156">
            <text:p>1,1<text:s text:c="5"/></text:p>
          </table:table-cell>
          <table:table-cell office:value-type="float" office:value="4765" table:style-name="ce138">
            <text:p>4 765</text:p>
          </table:table-cell>
          <table:table-cell office:value-type="float" office:value="1.3277566624683734" table:style-name="ce156">
            <text:p>1,3<text:s text:c="5"/></text:p>
          </table:table-cell>
          <table:table-cell office:value-type="float" office:value="-155" table:style-name="ce140">
            <text:p><text:s/>- 155</text:p>
          </table:table-cell>
          <table:table-cell office:value-type="float" office:value="-3.9440203562340965" table:style-name="ce141">
            <text:p>-3,9<text:s text:c="3"/></text:p>
          </table:table-cell>
          <table:table-cell office:value-type="float" office:value="-990" table:style-name="ce140">
            <text:p><text:s/>- 990</text:p>
          </table:table-cell>
          <table:table-cell office:value-type="float" office:value="-20.776495278069255" table:style-name="ce141">
            <text:p>-20,8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5">
            <text:p>Fab. equipamento informático, elétrico, máquinas e equipamentos n.e.</text:p>
          </table:table-cell>
          <table:table-cell office:value-type="float" office:value="2486" table:style-name="ce136">
            <text:p>2 486</text:p>
          </table:table-cell>
          <table:table-cell office:value-type="float" office:value="0.72121312340983523" table:style-name="ce154">
            <text:p>0,7<text:s text:c="5"/></text:p>
          </table:table-cell>
          <table:table-cell office:value-type="float" office:value="2582" table:style-name="ce155">
            <text:p>2 582</text:p>
          </table:table-cell>
          <table:table-cell office:value-type="float" office:value="0.70695952643021032" table:style-name="ce156">
            <text:p>0,7<text:s text:c="5"/></text:p>
          </table:table-cell>
          <table:table-cell office:value-type="float" office:value="2948" table:style-name="ce138">
            <text:p>2 948</text:p>
          </table:table-cell>
          <table:table-cell office:value-type="float" office:value="0.82145364972859714" table:style-name="ce156">
            <text:p>0,8<text:s text:c="5"/></text:p>
          </table:table-cell>
          <table:table-cell office:value-type="float" office:value="-96" table:style-name="ce140">
            <text:p><text:s/>- 96</text:p>
          </table:table-cell>
          <table:table-cell office:value-type="float" office:value="-3.7180480247869867" table:style-name="ce141">
            <text:p>-3,7<text:s text:c="3"/></text:p>
          </table:table-cell>
          <table:table-cell office:value-type="float" office:value="-462" table:style-name="ce140">
            <text:p><text:s/>- 462</text:p>
          </table:table-cell>
          <table:table-cell office:value-type="float" office:value="-15.671641791044777" table:style-name="ce141">
            <text:p>-15,7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5">
            <text:p>Fab. veículos automóveis, componentes e outro equipa. de transporte</text:p>
          </table:table-cell>
          <table:table-cell office:value-type="float" office:value="2563" table:style-name="ce136">
            <text:p>2 563</text:p>
          </table:table-cell>
          <table:table-cell office:value-type="float" office:value="0.74355158298447621" table:style-name="ce154">
            <text:p>0,7<text:s text:c="5"/></text:p>
          </table:table-cell>
          <table:table-cell office:value-type="float" office:value="2621" table:style-name="ce155">
            <text:p>2 621</text:p>
          </table:table-cell>
          <table:table-cell office:value-type="float" office:value="0.71763784615553106" table:style-name="ce156">
            <text:p>0,7<text:s text:c="5"/></text:p>
          </table:table-cell>
          <table:table-cell office:value-type="float" office:value="2638" table:style-name="ce138">
            <text:p>2 638</text:p>
          </table:table-cell>
          <table:table-cell office:value-type="float" office:value="0.73507283852918559" table:style-name="ce156">
            <text:p>0,7<text:s text:c="5"/></text:p>
          </table:table-cell>
          <table:table-cell office:value-type="float" office:value="-58" table:style-name="ce140">
            <text:p><text:s/>- 58</text:p>
          </table:table-cell>
          <table:table-cell office:value-type="float" office:value="-2.2128958412819535" table:style-name="ce141">
            <text:p>-2,2<text:s text:c="3"/></text:p>
          </table:table-cell>
          <table:table-cell office:value-type="float" office:value="-75" table:style-name="ce140">
            <text:p><text:s/>- 75</text:p>
          </table:table-cell>
          <table:table-cell office:value-type="float" office:value="-2.8430629264594391" table:style-name="ce141">
            <text:p>-2,8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5">
            <text:p>Fab. mobiliário, repar. instal. máq. e equipa. e outras ind. transformadoras</text:p>
          </table:table-cell>
          <table:table-cell office:value-type="float" office:value="3912" table:style-name="ce136">
            <text:p>3 912</text:p>
          </table:table-cell>
          <table:table-cell office:value-type="float" office:value="1.1349097903376009" table:style-name="ce154">
            <text:p>1,1<text:s text:c="5"/></text:p>
          </table:table-cell>
          <table:table-cell office:value-type="float" office:value="4156" table:style-name="ce155">
            <text:p>4 156</text:p>
          </table:table-cell>
          <table:table-cell office:value-type="float" office:value="1.137925558421361" table:style-name="ce156">
            <text:p>1,1<text:s text:c="5"/></text:p>
          </table:table-cell>
          <table:table-cell office:value-type="float" office:value="4543" table:style-name="ce138">
            <text:p>4 543</text:p>
          </table:table-cell>
          <table:table-cell office:value-type="float" office:value="1.2658968557384722" table:style-name="ce156">
            <text:p>1,3<text:s text:c="5"/></text:p>
          </table:table-cell>
          <table:table-cell office:value-type="float" office:value="-244" table:style-name="ce140">
            <text:p><text:s/>- 244</text:p>
          </table:table-cell>
          <table:table-cell office:value-type="float" office:value="-5.871029836381136" table:style-name="ce141">
            <text:p>-5,9<text:s text:c="3"/></text:p>
          </table:table-cell>
          <table:table-cell office:value-type="float" office:value="-631" table:style-name="ce140">
            <text:p><text:s/>- 631</text:p>
          </table:table-cell>
          <table:table-cell office:value-type="float" office:value="-13.889500330178297" table:style-name="ce141">
            <text:p>-13,9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5">
            <text:p>Eletricidade, gás e água, saneamento, resíduos e despoluição</text:p>
          </table:table-cell>
          <table:table-cell office:value-type="float" office:value="1243" table:style-name="ce136">
            <text:p>1 243</text:p>
          </table:table-cell>
          <table:table-cell office:value-type="float" office:value="0.36060656170491762" table:style-name="ce154">
            <text:p>0,4<text:s text:c="5"/></text:p>
          </table:table-cell>
          <table:table-cell office:value-type="float" office:value="1315" table:style-name="ce155">
            <text:p>1 315</text:p>
          </table:table-cell>
          <table:table-cell office:value-type="float" office:value="0.36005103689222562" table:style-name="ce156">
            <text:p>0,4<text:s text:c="5"/></text:p>
          </table:table-cell>
          <table:table-cell office:value-type="float" office:value="1253" table:style-name="ce138">
            <text:p>1 253</text:p>
          </table:table-cell>
          <table:table-cell office:value-type="float" office:value="0.34914566591245999" table:style-name="ce156">
            <text:p>0,3<text:s text:c="5"/></text:p>
          </table:table-cell>
          <table:table-cell office:value-type="float" office:value="-72" table:style-name="ce140">
            <text:p><text:s/>- 72</text:p>
          </table:table-cell>
          <table:table-cell office:value-type="float" office:value="-5.4752851711026622" table:style-name="ce141">
            <text:p>-5,5<text:s text:c="3"/></text:p>
          </table:table-cell>
          <table:table-cell office:value-type="float" office:value="-10" table:style-name="ce140">
            <text:p><text:s/>- 10</text:p>
          </table:table-cell>
          <table:table-cell office:value-type="float" office:value="-0.79808459696727851" table:style-name="ce141">
            <text:p>-0,8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5">
            <text:p>Construção</text:p>
          </table:table-cell>
          <table:table-cell office:value-type="float" office:value="20820" table:style-name="ce136">
            <text:p>20 820</text:p>
          </table:table-cell>
          <table:table-cell office:value-type="float" office:value="6.0400873810912188" table:style-name="ce154">
            <text:p>6,0<text:s text:c="5"/></text:p>
          </table:table-cell>
          <table:table-cell office:value-type="float" office:value="21865" table:style-name="ce155">
            <text:p>21 865</text:p>
          </table:table-cell>
          <table:table-cell office:value-type="float" office:value="5.9867041229266258" table:style-name="ce156">
            <text:p>6,0<text:s text:c="5"/></text:p>
          </table:table-cell>
          <table:table-cell office:value-type="float" office:value="24140" table:style-name="ce138">
            <text:p>24 140</text:p>
          </table:table-cell>
          <table:table-cell office:value-type="float" office:value="6.7265573624315911" table:style-name="ce156">
            <text:p>6,7<text:s text:c="5"/></text:p>
          </table:table-cell>
          <table:table-cell office:value-type="float" office:value="-1045" table:style-name="ce140">
            <text:p><text:s/>-1 045</text:p>
          </table:table-cell>
          <table:table-cell office:value-type="float" office:value="-4.7793276926595007" table:style-name="ce141">
            <text:p>-4,8<text:s text:c="3"/></text:p>
          </table:table-cell>
          <table:table-cell office:value-type="float" office:value="-3320" table:style-name="ce140">
            <text:p><text:s/>-3 320</text:p>
          </table:table-cell>
          <table:table-cell office:value-type="float" office:value="-13.753106876553439" table:style-name="ce141">
            <text:p>-13,8<text:s text:c="3"/></text:p>
          </table:table-cell>
          <table:table-cell table:number-columns-repeated="16372" table:style-name="ce1"/>
        </table:table-row>
        <table:table-row table:style-name="ro11">
          <table:table-cell table:style-name="ce262"/>
          <table:table-cell office:value-type="string" table:style-name="ce263">
            <text:p>Serviços</text:p>
          </table:table-cell>
          <table:table-cell office:value-type="float" office:value="253999" table:style-name="ce147">
            <text:p>253 999</text:p>
          </table:table-cell>
          <table:table-cell office:value-type="float" office:value="73.687615499989846" table:style-name="ce148">
            <text:p>73,7<text:s text:c="5"/></text:p>
          </table:table-cell>
          <table:table-cell office:value-type="float" office:value="269164" table:style-name="ce149">
            <text:p>269 164</text:p>
          </table:table-cell>
          <table:table-cell office:value-type="float" office:value="73.69792950118557" table:style-name="ce150">
            <text:p>73,7<text:s text:c="5"/></text:p>
          </table:table-cell>
          <table:table-cell office:value-type="float" office:value="259991" table:style-name="ce149">
            <text:p>259 991</text:p>
          </table:table-cell>
          <table:table-cell office:value-type="float" office:value="72.445914466278055" table:style-name="ce150">
            <text:p>72,4<text:s text:c="5"/></text:p>
          </table:table-cell>
          <table:table-cell office:value-type="float" office:value="-15165" table:style-name="ce131">
            <text:p><text:s/>-15 165</text:p>
          </table:table-cell>
          <table:table-cell office:value-type="float" office:value="-5.6341115453775394" table:style-name="ce132">
            <text:p>-5,6<text:s text:c="3"/></text:p>
          </table:table-cell>
          <table:table-cell office:value-type="float" office:value="-5992" table:style-name="ce131">
            <text:p><text:s/>-5 992</text:p>
          </table:table-cell>
          <table:table-cell office:value-type="float" office:value="-2.3046951625248568" table:style-name="ce132">
            <text:p>-2,3<text:s text:c="3"/></text:p>
          </table:table-cell>
          <table:table-cell table:number-columns-repeated="16372" table:style-name="ce262"/>
        </table:table-row>
        <table:table-row table:style-name="ro35">
          <table:table-cell/>
          <table:table-cell office:value-type="string" table:style-name="ce265">
            <text:p>Comércio, manut. repar. de veículos automóveis e motociclos</text:p>
          </table:table-cell>
          <table:table-cell office:value-type="float" office:value="4330" table:style-name="ce136">
            <text:p>4 330</text:p>
          </table:table-cell>
          <table:table-cell office:value-type="float" office:value="1.2561757137427945" table:style-name="ce154">
            <text:p>1,3<text:s text:c="5"/></text:p>
          </table:table-cell>
          <table:table-cell office:value-type="float" office:value="4443" table:style-name="ce155">
            <text:p>4 443</text:p>
          </table:table-cell>
          <table:table-cell office:value-type="float" office:value="1.2165070394769266" table:style-name="ce156">
            <text:p>1,2<text:s text:c="5"/></text:p>
          </table:table-cell>
          <table:table-cell office:value-type="float" office:value="4532" table:style-name="ce155">
            <text:p>4 532</text:p>
          </table:table-cell>
          <table:table-cell office:value-type="float" office:value="1.2628317301797836" table:style-name="ce156">
            <text:p>1,3<text:s text:c="5"/></text:p>
          </table:table-cell>
          <table:table-cell office:value-type="float" office:value="-113" table:style-name="ce140">
            <text:p><text:s/>- 113</text:p>
          </table:table-cell>
          <table:table-cell office:value-type="float" office:value="-2.5433265811388703" table:style-name="ce141">
            <text:p>-2,5<text:s text:c="3"/></text:p>
          </table:table-cell>
          <table:table-cell office:value-type="float" office:value="-202" table:style-name="ce140">
            <text:p><text:s/>- 202</text:p>
          </table:table-cell>
          <table:table-cell office:value-type="float" office:value="-4.4571932921447486" table:style-name="ce141">
            <text:p>-4,5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5">
            <text:p>Comércio por grosso e a retalho</text:p>
          </table:table-cell>
          <table:table-cell office:value-type="float" office:value="37956" table:style-name="ce136">
            <text:p>37 956</text:p>
          </table:table-cell>
          <table:table-cell office:value-type="float" office:value="11.011410020974942" table:style-name="ce154">
            <text:p>11,0<text:s text:c="5"/></text:p>
          </table:table-cell>
          <table:table-cell office:value-type="float" office:value="39906" table:style-name="ce155">
            <text:p>39 906</text:p>
          </table:table-cell>
          <table:table-cell office:value-type="float" office:value="10.926385306632058" table:style-name="ce156">
            <text:p>10,9<text:s text:c="5"/></text:p>
          </table:table-cell>
          <table:table-cell office:value-type="float" office:value="38386" table:style-name="ce155">
            <text:p>38 386</text:p>
          </table:table-cell>
          <table:table-cell office:value-type="float" office:value="10.696173608711645" table:style-name="ce156">
            <text:p>10,7<text:s text:c="5"/></text:p>
          </table:table-cell>
          <table:table-cell office:value-type="float" office:value="-1950" table:style-name="ce140">
            <text:p><text:s/>-1 950</text:p>
          </table:table-cell>
          <table:table-cell office:value-type="float" office:value="-4.8864832356036683" table:style-name="ce141">
            <text:p>-4,9<text:s text:c="3"/></text:p>
          </table:table-cell>
          <table:table-cell office:value-type="float" office:value="-430" table:style-name="ce140">
            <text:p><text:s/>- 430</text:p>
          </table:table-cell>
          <table:table-cell office:value-type="float" office:value="-1.1202000729432606" table:style-name="ce141">
            <text:p>-1,1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5">
            <text:p>Transportes e armazenagem</text:p>
          </table:table-cell>
          <table:table-cell office:value-type="float" office:value="7014" table:style-name="ce136">
            <text:p>7 014</text:p>
          </table:table-cell>
          <table:table-cell office:value-type="float" office:value="2.0348305903445634" table:style-name="ce154">
            <text:p>2,0<text:s text:c="5"/></text:p>
          </table:table-cell>
          <table:table-cell office:value-type="float" office:value="7235" table:style-name="ce155">
            <text:p>7 235</text:p>
          </table:table-cell>
          <table:table-cell office:value-type="float" office:value="1.9809652105819409" table:style-name="ce156">
            <text:p>2,0<text:s text:c="5"/></text:p>
          </table:table-cell>
          <table:table-cell office:value-type="float" office:value="6788" table:style-name="ce155">
            <text:p>6 788</text:p>
          </table:table-cell>
          <table:table-cell office:value-type="float" office:value="1.8914611174890492" table:style-name="ce156">
            <text:p>1,9<text:s text:c="5"/></text:p>
          </table:table-cell>
          <table:table-cell office:value-type="float" office:value="-221" table:style-name="ce140">
            <text:p><text:s/>- 221</text:p>
          </table:table-cell>
          <table:table-cell office:value-type="float" office:value="-3.0545957152729786" table:style-name="ce141">
            <text:p>-3,1<text:s text:c="3"/></text:p>
          </table:table-cell>
          <table:table-cell office:value-type="float" office:value="226" table:style-name="ce140">
            <text:p>+ 226</text:p>
          </table:table-cell>
          <table:table-cell office:value-type="float" office:value="3.3294048320565706" table:style-name="ce141">
            <text:p>+3,3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5">
            <text:p>Alojamento, restauração e similares</text:p>
          </table:table-cell>
          <table:table-cell office:value-type="float" office:value="42646" table:style-name="ce136">
            <text:p>42 646</text:p>
          </table:table-cell>
          <table:table-cell office:value-type="float" office:value="12.372025285975798" table:style-name="ce154">
            <text:p>12,4<text:s text:c="5"/></text:p>
          </table:table-cell>
          <table:table-cell office:value-type="float" office:value="48582" table:style-name="ce155">
            <text:p>48 582</text:p>
          </table:table-cell>
          <table:table-cell office:value-type="float" office:value="13.301900740911107" table:style-name="ce156">
            <text:p>13,3<text:s text:c="5"/></text:p>
          </table:table-cell>
          <table:table-cell office:value-type="float" office:value="42691" table:style-name="ce155">
            <text:p>42 691</text:p>
          </table:table-cell>
          <table:table-cell office:value-type="float" office:value="11.895752293271213" table:style-name="ce156">
            <text:p>11,9<text:s text:c="5"/></text:p>
          </table:table-cell>
          <table:table-cell office:value-type="float" office:value="-5936" table:style-name="ce140">
            <text:p><text:s/>-5 936</text:p>
          </table:table-cell>
          <table:table-cell office:value-type="float" office:value="-12.218517146268166" table:style-name="ce141">
            <text:p>-12,2<text:s text:c="3"/></text:p>
          </table:table-cell>
          <table:table-cell office:value-type="float" office:value="-45" table:style-name="ce140">
            <text:p><text:s/>- 45</text:p>
          </table:table-cell>
          <table:table-cell office:value-type="float" office:value="-0.10540863413834299" table:style-name="ce141">
            <text:p>-0,1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5">
            <text:p>Atividades de informação e de comunicação</text:p>
          </table:table-cell>
          <table:table-cell office:value-type="float" office:value="4201" table:style-name="ce136">
            <text:p>4 201</text:p>
          </table:table-cell>
          <table:table-cell office:value-type="float" office:value="1.2187515412086558" table:style-name="ce154">
            <text:p>1,2<text:s text:c="5"/></text:p>
          </table:table-cell>
          <table:table-cell office:value-type="float" office:value="4409" table:style-name="ce155">
            <text:p>4 409</text:p>
          </table:table-cell>
          <table:table-cell office:value-type="float" office:value="1.2071977351010059" table:style-name="ce156">
            <text:p>1,2<text:s text:c="5"/></text:p>
          </table:table-cell>
          <table:table-cell office:value-type="float" office:value="4448" table:style-name="ce155">
            <text:p>4 448</text:p>
          </table:table-cell>
          <table:table-cell office:value-type="float" office:value="1.2394253168225238" table:style-name="ce156">
            <text:p>1,2<text:s text:c="5"/></text:p>
          </table:table-cell>
          <table:table-cell office:value-type="float" office:value="-208" table:style-name="ce140">
            <text:p><text:s/>- 208</text:p>
          </table:table-cell>
          <table:table-cell office:value-type="float" office:value="-4.7176230437740978" table:style-name="ce141">
            <text:p>-4,7<text:s text:c="3"/></text:p>
          </table:table-cell>
          <table:table-cell office:value-type="float" office:value="-247" table:style-name="ce140">
            <text:p><text:s/>- 247</text:p>
          </table:table-cell>
          <table:table-cell office:value-type="float" office:value="-5.553057553956835" table:style-name="ce141">
            <text:p>-5,6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5">
            <text:p>Atividades financeiras e de seguros</text:p>
          </table:table-cell>
          <table:table-cell office:value-type="float" office:value="2634" table:style-name="ce136">
            <text:p>2 634</text:p>
          </table:table-cell>
          <table:table-cell office:value-type="float" office:value="0.76414938337148286" table:style-name="ce154">
            <text:p>0,8<text:s text:c="5"/></text:p>
          </table:table-cell>
          <table:table-cell office:value-type="float" office:value="2661" table:style-name="ce155">
            <text:p>2 661</text:p>
          </table:table-cell>
          <table:table-cell office:value-type="float" office:value="0.72858996895073191" table:style-name="ce156">
            <text:p>0,7<text:s text:c="5"/></text:p>
          </table:table-cell>
          <table:table-cell office:value-type="float" office:value="2702" table:style-name="ce155">
            <text:p>2 702</text:p>
          </table:table-cell>
          <table:table-cell office:value-type="float" office:value="0.75290629632519313" table:style-name="ce156">
            <text:p>0,8<text:s text:c="5"/></text:p>
          </table:table-cell>
          <table:table-cell office:value-type="float" office:value="-27" table:style-name="ce140">
            <text:p><text:s/>- 27</text:p>
          </table:table-cell>
          <table:table-cell office:value-type="float" office:value="-1.0146561443066515" table:style-name="ce141">
            <text:p>-1,0<text:s text:c="3"/></text:p>
          </table:table-cell>
          <table:table-cell office:value-type="float" office:value="-68" table:style-name="ce140">
            <text:p><text:s/>- 68</text:p>
          </table:table-cell>
          <table:table-cell office:value-type="float" office:value="-2.5166543301258328" table:style-name="ce141">
            <text:p>-2,5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5">
            <text:p>Atividades imobiliárias, administrativas e dos serviços de apoio</text:p>
          </table:table-cell>
          <table:table-cell office:value-type="float" office:value="103051" table:style-name="ce136">
            <text:p>103 051</text:p>
          </table:table-cell>
          <table:table-cell office:value-type="float" office:value="29.896111657484692" table:style-name="ce154">
            <text:p>29,9<text:s text:c="5"/></text:p>
          </table:table-cell>
          <table:table-cell office:value-type="float" office:value="107404" table:style-name="ce155">
            <text:p>107 404</text:p>
          </table:table-cell>
          <table:table-cell office:value-type="float" office:value="29.407544917393615" table:style-name="ce156">
            <text:p>29,4<text:s text:c="5"/></text:p>
          </table:table-cell>
          <table:table-cell office:value-type="float" office:value="107596" table:style-name="ce155">
            <text:p>107 596</text:p>
          </table:table-cell>
          <table:table-cell office:value-type="float" office:value="29.981386328425419" table:style-name="ce156">
            <text:p>30,0<text:s text:c="5"/></text:p>
          </table:table-cell>
          <table:table-cell office:value-type="float" office:value="-4353" table:style-name="ce140">
            <text:p><text:s/>-4 353</text:p>
          </table:table-cell>
          <table:table-cell office:value-type="float" office:value="-4.0529216788946405" table:style-name="ce141">
            <text:p>-4,1<text:s text:c="3"/></text:p>
          </table:table-cell>
          <table:table-cell office:value-type="float" office:value="-4545" table:style-name="ce140">
            <text:p><text:s/>-4 545</text:p>
          </table:table-cell>
          <table:table-cell office:value-type="float" office:value="-4.2241347261979998" table:style-name="ce141">
            <text:p>-4,2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5">
            <text:p>Atividades de consultoria, científicas, técnicas e similares</text:p>
          </table:table-cell>
          <table:table-cell office:value-type="float" office:value="6661" table:style-name="ce136">
            <text:p>6 661</text:p>
          </table:table-cell>
          <table:table-cell office:value-type="float" office:value="1.9324218081387421" table:style-name="ce154">
            <text:p>1,9<text:s text:c="5"/></text:p>
          </table:table-cell>
          <table:table-cell office:value-type="float" office:value="6914" table:style-name="ce155">
            <text:p>6 914</text:p>
          </table:table-cell>
          <table:table-cell office:value-type="float" office:value="1.893074425150455" table:style-name="ce156">
            <text:p>1,9<text:s text:c="5"/></text:p>
          </table:table-cell>
          <table:table-cell office:value-type="float" office:value="6660" table:style-name="ce155">
            <text:p>6 660</text:p>
          </table:table-cell>
          <table:table-cell office:value-type="float" office:value="1.8557942018970339" table:style-name="ce156">
            <text:p>1,9<text:s text:c="5"/></text:p>
          </table:table-cell>
          <table:table-cell office:value-type="float" office:value="-253" table:style-name="ce140">
            <text:p><text:s/>- 253</text:p>
          </table:table-cell>
          <table:table-cell office:value-type="float" office:value="-3.6592421174428695" table:style-name="ce141">
            <text:p>-3,7<text:s text:c="3"/></text:p>
          </table:table-cell>
          <table:table-cell office:value-type="float" office:value="1" table:style-name="ce140">
            <text:p>+ 1</text:p>
          </table:table-cell>
          <table:table-cell office:value-type="float" office:value="1.5015015015015015E-2" table:style-name="ce141">
            <text:p>+0,0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5">
            <text:p>Admin. pública, educação, atividades de saúde e apoio social</text:p>
          </table:table-cell>
          <table:table-cell office:value-type="float" office:value="21717" table:style-name="ce136">
            <text:p>21 717</text:p>
          </table:table-cell>
          <table:table-cell office:value-type="float" office:value="6.3003159296425553" table:style-name="ce154">
            <text:p>6,3<text:s text:c="5"/></text:p>
          </table:table-cell>
          <table:table-cell office:value-type="float" office:value="22601" table:style-name="ce155">
            <text:p>22 601</text:p>
          </table:table-cell>
          <table:table-cell office:value-type="float" office:value="6.1882231823583203" table:style-name="ce156">
            <text:p>6,2<text:s text:c="5"/></text:p>
          </table:table-cell>
          <table:table-cell office:value-type="float" office:value="23012" table:style-name="ce155">
            <text:p>23 012</text:p>
          </table:table-cell>
          <table:table-cell office:value-type="float" office:value="6.4122426687769591" table:style-name="ce156">
            <text:p>6,4<text:s text:c="5"/></text:p>
          </table:table-cell>
          <table:table-cell office:value-type="float" office:value="-884" table:style-name="ce140">
            <text:p><text:s/>- 884</text:p>
          </table:table-cell>
          <table:table-cell office:value-type="float" office:value="-3.9113313570196011" table:style-name="ce141">
            <text:p>-3,9<text:s text:c="3"/></text:p>
          </table:table-cell>
          <table:table-cell office:value-type="float" office:value="-1295" table:style-name="ce140">
            <text:p><text:s/>-1 295</text:p>
          </table:table-cell>
          <table:table-cell office:value-type="float" office:value="-5.6274986963323483" table:style-name="ce141">
            <text:p>-5,6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5">
            <text:p>Outras atividades de serviços</text:p>
          </table:table-cell>
          <table:table-cell office:value-type="float" office:value="23789" table:style-name="ce136">
            <text:p>23 789</text:p>
          </table:table-cell>
          <table:table-cell office:value-type="float" office:value="6.9014235691056207" table:style-name="ce154">
            <text:p>6,9<text:s text:c="5"/></text:p>
          </table:table-cell>
          <table:table-cell office:value-type="float" office:value="25009" table:style-name="ce155">
            <text:p>25 009</text:p>
          </table:table-cell>
          <table:table-cell office:value-type="float" office:value="6.8475409746294069" table:style-name="ce156">
            <text:p>6,8<text:s text:c="5"/></text:p>
          </table:table-cell>
          <table:table-cell office:value-type="float" office:value="23176" table:style-name="ce155">
            <text:p>23 176</text:p>
          </table:table-cell>
          <table:table-cell office:value-type="float" office:value="6.4579409043792282" table:style-name="ce156">
            <text:p>6,5<text:s text:c="5"/></text:p>
          </table:table-cell>
          <table:table-cell office:value-type="float" office:value="-1220" table:style-name="ce140">
            <text:p><text:s/>-1 220</text:p>
          </table:table-cell>
          <table:table-cell office:value-type="float" office:value="-4.8782438322204005" table:style-name="ce141">
            <text:p>-4,9<text:s text:c="3"/></text:p>
          </table:table-cell>
          <table:table-cell office:value-type="float" office:value="613" table:style-name="ce140">
            <text:p>+ 613</text:p>
          </table:table-cell>
          <table:table-cell office:value-type="float" office:value="2.6449775629962029" table:style-name="ce141">
            <text:p>+2,6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5">
            <text:p>Sem classificação</text:p>
          </table:table-cell>
          <table:table-cell office:value-type="float" office:value="9471" table:style-name="ce136">
            <text:p>9 471</text:p>
          </table:table-cell>
          <table:table-cell office:value-type="float" office:value="2.7476305276808324" table:style-name="ce154">
            <text:p>2,7<text:s text:c="5"/></text:p>
          </table:table-cell>
          <table:table-cell office:value-type="float" office:value="10271" table:style-name="ce155">
            <text:p>10 271</text:p>
          </table:table-cell>
          <table:table-cell office:value-type="float" office:value="2.8122313307376805" table:style-name="ce156">
            <text:p>2,8<text:s text:c="5"/></text:p>
          </table:table-cell>
          <table:table-cell office:value-type="float" office:value="7729" table:style-name="ce155">
            <text:p>7 729</text:p>
          </table:table-cell>
          <table:table-cell office:value-type="float" office:value="2.1536686766459723" table:style-name="ce156">
            <text:p>2,2<text:s text:c="5"/></text:p>
          </table:table-cell>
          <table:table-cell office:value-type="float" office:value="-800" table:style-name="ce140">
            <text:p><text:s/>- 800</text:p>
          </table:table-cell>
          <table:table-cell office:value-type="float" office:value="-7.7889202609288288" table:style-name="ce141">
            <text:p>-7,8<text:s text:c="3"/></text:p>
          </table:table-cell>
          <table:table-cell office:value-type="float" office:value="1742" table:style-name="ce140">
            <text:p>+1 742</text:p>
          </table:table-cell>
          <table:table-cell office:value-type="float" office:value="22.538491396040886" table:style-name="ce141">
            <text:p>+22,5<text:s text:c="3"/></text:p>
          </table:table-cell>
          <table:table-cell table:number-columns-repeated="16372"/>
        </table:table-row>
        <table:table-row table:style-name="ro22">
          <table:table-cell/>
          <table:table-cell table:style-name="ce267"/>
          <table:table-cell table:style-name="ce268"/>
          <table:table-cell table:style-name="ce269"/>
          <table:table-cell table:style-name="ce270"/>
          <table:table-cell table:style-name="ce271"/>
          <table:table-cell table:style-name="ce270"/>
          <table:table-cell table:style-name="ce271"/>
          <table:table-cell table:style-name="ce272"/>
          <table:table-cell table:style-name="ce273"/>
          <table:table-cell table:style-name="ce272"/>
          <table:table-cell table:style-name="ce273"/>
          <table:table-cell table:number-columns-repeated="16372"/>
        </table:table-row>
        <table:table-row table:style-name="ro20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7" table:style-name="ce1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number-rows-repeated="2" table:style-name="ro20">
          <table:table-cell table:number-columns-repeated="16384"/>
        </table:table-row>
        <table:table-row table:style-name="ro20">
          <table:table-cell/>
          <table:table-cell table:number-columns-repeated="9" table:style-name="ce1"/>
          <table:table-cell table:style-name="ce274"/>
          <table:table-cell table:number-columns-repeated="16373" table:style-name="ce1"/>
        </table:table-row>
        <table:table-row table:number-rows-repeated="4" table:style-name="ro20">
          <table:table-cell table:number-columns-repeated="16384"/>
        </table:table-row>
        <table:table-row table:style-name="ro36">
          <table:table-cell table:number-columns-repeated="16384"/>
        </table:table-row>
        <table:table-row table:style-name="ro13">
          <table:table-cell table:number-columns-repeated="16384"/>
        </table:table-row>
        <table:table-row table:number-rows-repeated="4" table:style-name="ro20">
          <table:table-cell table:number-columns-repeated="16384"/>
        </table:table-row>
        <table:table-row table:style-name="ro25">
          <table:table-cell table:number-columns-repeated="16384"/>
        </table:table-row>
        <table:table-row table:number-rows-repeated="12" table:style-name="ro35">
          <table:table-cell table:number-columns-repeated="16384"/>
        </table:table-row>
        <table:table-row table:style-name="ro14">
          <table:table-cell table:number-columns-repeated="16384"/>
        </table:table-row>
        <table:table-row table:style-name="ro20">
          <table:table-cell table:number-columns-repeated="16384"/>
        </table:table-row>
        <table:table-row table:style-name="ro24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9">
          <table:table-cell table:number-columns-repeated="16384"/>
        </table:table-row>
        <table:table-row table:number-rows-repeated="1048501" table:style-name="ro20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7">
        <table:table-column table:style-name="co10" table:default-cell-style-name="ce1" table:visibility="collapse"/>
        <table:table-column table:style-name="co49" table:default-cell-style-name="ce1"/>
        <table:table-column table:style-name="co17" table:default-cell-style-name="ce1"/>
        <table:table-column table:style-name="co21" table:default-cell-style-name="ce1"/>
        <table:table-column table:style-name="co36" table:default-cell-style-name="ce184"/>
        <table:table-column table:style-name="co7" table:default-cell-style-name="ce184"/>
        <table:table-column table:style-name="co5" table:default-cell-style-name="ce1"/>
        <table:table-column table:style-name="co7" table:default-cell-style-name="ce1"/>
        <table:table-column table:style-name="co1" table:default-cell-style-name="ce1"/>
        <table:table-column table:style-name="co21" table:default-cell-style-name="ce1"/>
        <table:table-column table:style-name="co50" table:default-cell-style-name="ce1"/>
        <table:table-column table:style-name="co21" table:number-columns-repeated="2" table:default-cell-style-name="ce1"/>
        <table:table-column table:style-name="co47" table:default-cell-style-name="ce1"/>
        <table:table-column table:style-name="co21" table:number-columns-repeated="3" table:default-cell-style-name="ce1"/>
        <table:table-column table:style-name="co48" table:default-cell-style-name="ce1"/>
        <table:table-column table:style-name="co21" table:number-columns-repeated="16366" table:default-cell-style-name="ce1"/>
        <table:table-row table:style-name="ro20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56" draw:name="Picture 184" svg:x="0.08961in" svg:y="0.12321in" svg:width="2.72582in" svg:height="0.6559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0" draw:name="CaixaDeTexto 7" svg:x="0.59685in" svg:y="0.24659in" svg:width="2.07989in" svg:height="0.51727in">
                <draw:text-box>
                  <text:p text:style-name="a59" text:class-names="" text:cond-style-name=""><text:span text:style-name="a57" text:class-names="">MAIO 2021</text:span><text:span text:style-name="a58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0">
          <table:table-cell/>
          <table:table-cell table:style-name="ce1">
            <draw:frame draw:z-index="1" draw:id="id18" draw:style-name="a55" draw:name="Text Box 122" svg:x="0.0336in" svg:y="0in" svg:width="0.94556in" svg:height="0.29148in">
              <draw:text-box>
                <text:p text:style-name="a52" text:class-names="" text:cond-style-name=""><text:span text:style-name="a50" text:class-names="">Página 9</text:span><text:span text:style-name="a51" text:class-names="">/14</text:span></text:p>
                <text:p text:style-name="a54" text:class-names="" text:cond-style-name=""><text:span text:style-name="a5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20">
          <table:table-cell table:number-columns-repeated="16384"/>
        </table:table-row>
        <table:table-row table:style-name="ro21">
          <table:table-cell/>
          <table:table-cell office:value-type="string" table:style-name="ce96">
            <text:p><text:s/>Quadro 6 - OFERTAS DE EMPREGO, POR <text:s/>REGIÕES<text:s text:c="3"/></text:p>
          </table:table-cell>
          <table:table-cell table:number-columns-repeated="8" table:style-name="ce275"/>
          <table:table-cell table:number-columns-repeated="2" table:style-name="ce276"/>
          <table:table-cell table:number-columns-repeated="16372" table:style-name="ce1"/>
        </table:table-row>
        <table:table-row table:style-name="ro21">
          <table:table-cell/>
          <table:table-cell office:value-type="string" table:style-name="ce227">
            <text:p>Situação no fim do mês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number-columns-repeated="16372" table:style-name="ce1"/>
        </table:table-row>
        <table:table-row table:style-name="ro35">
          <table:table-cell/>
          <table:table-cell table:style-name="ce94"/>
          <table:table-cell table:style-name="ce100"/>
          <table:table-cell table:number-columns-repeated="9" table:style-name="ce94"/>
          <table:table-cell table:number-columns-repeated="16372" table:style-name="ce1"/>
        </table:table-row>
        <table:table-row table:style-name="ro12">
          <table:table-cell/>
          <table:table-cell table:style-name="ce101"/>
          <table:table-cell table:style-name="ce185"/>
          <table:table-cell table:style-name="ce186"/>
          <table:table-cell table:style-name="ce187"/>
          <table:table-cell table:style-name="ce188"/>
          <table:table-cell table:style-name="ce187"/>
          <table:table-cell table:style-name="ce188"/>
          <table:table-cell office:value-type="string" table:number-columns-spanned="4" table:number-rows-spanned="1" table:style-name="ce258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35">
          <table:table-cell/>
          <table:table-cell table:style-name="ce107"/>
          <table:table-cell office:value-type="string" table:style-name="ce176">
            <text:p>MAI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ABRIL 2021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MAI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259">
            <text:p>Mês <text:s/>anterior</text:p>
          </table:table-cell>
          <table:covered-table-cell/>
          <table:table-cell office:value-type="string" table:number-columns-spanned="2" table:number-rows-spanned="1" table:style-name="ce260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35">
          <table:table-cell/>
          <table:table-cell table:style-name="ce112"/>
          <table:table-cell table:style-name="ce191"/>
          <table:table-cell table:style-name="ce192"/>
          <table:table-cell table:style-name="ce193"/>
          <table:table-cell table:style-name="ce194"/>
          <table:table-cell table:style-name="ce193"/>
          <table:table-cell table:style-name="ce194"/>
          <table:table-cell office:value-type="string" table:style-name="ce196">
            <text:p>Var. Abs.</text:p>
          </table:table-cell>
          <table:table-cell office:value-type="string" table:style-name="ce197">
            <text:p>Var. %</text:p>
          </table:table-cell>
          <table:table-cell office:value-type="string" table:style-name="ce196">
            <text:p>Var. Abs.</text:p>
          </table:table-cell>
          <table:table-cell office:value-type="string" table:style-name="ce198">
            <text:p>Var. %</text:p>
          </table:table-cell>
          <table:table-cell table:number-columns-repeated="16372" table:style-name="ce1"/>
        </table:table-row>
        <table:table-row table:style-name="ro33">
          <table:table-cell/>
          <table:table-cell table:style-name="ce94"/>
          <table:table-cell table:style-name="ce199"/>
          <table:table-cell table:style-name="ce200"/>
          <table:table-cell table:style-name="ce201"/>
          <table:table-cell table:style-name="ce202"/>
          <table:table-cell table:style-name="ce201"/>
          <table:table-cell table:style-name="ce202"/>
          <table:table-cell table:style-name="ce203"/>
          <table:table-cell table:number-columns-repeated="3" table:style-name="ce204"/>
          <table:table-cell table:style-name="ce120"/>
          <table:table-cell table:number-columns-repeated="16371" table:style-name="ce1"/>
        </table:table-row>
        <table:table-row table:style-name="ro34">
          <table:table-cell/>
          <table:table-cell office:value-type="string" table:style-name="ce205">
            <text:p>PORTUGAL</text:p>
          </table:table-cell>
          <table:table-cell office:value-type="float" office:value="21013" table:style-name="ce206">
            <text:p>21 013</text:p>
          </table:table-cell>
          <table:table-cell office:value-type="float" office:value="100" table:style-name="ce207">
            <text:p>100,0<text:s text:c="5"/></text:p>
          </table:table-cell>
          <table:table-cell office:value-type="float" office:value="16872" table:style-name="ce208">
            <text:p>16 872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11462" table:style-name="ce208">
            <text:p>11 462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4141" table:style-name="ce131">
            <text:p>+4 141</text:p>
          </table:table-cell>
          <table:table-cell office:value-type="float" office:value="24.543622569938357" table:style-name="ce132">
            <text:p>+24,5<text:s text:c="3"/></text:p>
          </table:table-cell>
          <table:table-cell office:value-type="float" office:value="9551" table:style-name="ce131">
            <text:p>+9 551</text:p>
          </table:table-cell>
          <table:table-cell office:value-type="float" office:value="83.327517012737744" table:style-name="ce132">
            <text:p>+83,3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11">
            <text:p>CONTINENTE</text:p>
          </table:table-cell>
          <table:table-cell office:value-type="float" office:value="20609" table:style-name="ce206">
            <text:p>20 609</text:p>
          </table:table-cell>
          <table:table-cell office:value-type="float" office:value="98.077380669109601" table:style-name="ce207">
            <text:p>98,1<text:s text:c="5"/></text:p>
          </table:table-cell>
          <table:table-cell office:value-type="float" office:value="16544" table:style-name="ce208">
            <text:p>16 544</text:p>
          </table:table-cell>
          <table:table-cell office:value-type="float" office:value="98.055950687529631" table:style-name="ce209">
            <text:p>98,1<text:s text:c="5"/></text:p>
          </table:table-cell>
          <table:table-cell office:value-type="float" office:value="11235" table:style-name="ce208">
            <text:p>11 235</text:p>
          </table:table-cell>
          <table:table-cell office:value-type="float" office:value="98.019542837201186" table:style-name="ce210">
            <text:p>98,0<text:s text:c="5"/></text:p>
          </table:table-cell>
          <table:table-cell office:value-type="float" office:value="4065" table:style-name="ce131">
            <text:p>+4 065</text:p>
          </table:table-cell>
          <table:table-cell office:value-type="float" office:value="24.570841392649903" table:style-name="ce132">
            <text:p>+24,6<text:s text:c="3"/></text:p>
          </table:table-cell>
          <table:table-cell office:value-type="float" office:value="9374" table:style-name="ce131">
            <text:p>+9 374</text:p>
          </table:table-cell>
          <table:table-cell office:value-type="float" office:value="83.435692033822875" table:style-name="ce132">
            <text:p>+83,4<text:s text:c="3"/></text:p>
          </table:table-cell>
          <table:table-cell table:style-name="ce1"/>
          <table:table-cell table:style-name="ce183"/>
          <table:table-cell table:number-columns-repeated="16370"/>
        </table:table-row>
        <table:table-row table:style-name="ro12">
          <table:table-cell/>
          <table:table-cell office:value-type="string" table:style-name="ce212">
            <text:p>Norte</text:p>
          </table:table-cell>
          <table:table-cell office:value-type="float" office:value="4604" table:style-name="ce213">
            <text:p>4 604</text:p>
          </table:table-cell>
          <table:table-cell office:value-type="float" office:value="21.91024603816685" table:style-name="ce214">
            <text:p>21,9<text:s text:c="5"/></text:p>
          </table:table-cell>
          <table:table-cell office:value-type="float" office:value="4021" table:style-name="ce215">
            <text:p>4 021</text:p>
          </table:table-cell>
          <table:table-cell office:value-type="float" office:value="23.832385016595541" table:style-name="ce216">
            <text:p>23,8<text:s text:c="5"/></text:p>
          </table:table-cell>
          <table:table-cell office:value-type="float" office:value="2162" table:style-name="ce215">
            <text:p>2 162</text:p>
          </table:table-cell>
          <table:table-cell office:value-type="float" office:value="18.862327691502358" table:style-name="ce217">
            <text:p>18,9<text:s text:c="5"/></text:p>
          </table:table-cell>
          <table:table-cell office:value-type="float" office:value="583" table:style-name="ce140">
            <text:p>+ 583</text:p>
          </table:table-cell>
          <table:table-cell office:value-type="float" office:value="14.498880875404128" table:style-name="ce141">
            <text:p>+14,5<text:s text:c="3"/></text:p>
          </table:table-cell>
          <table:table-cell office:value-type="float" office:value="2442" table:style-name="ce140">
            <text:p>+2 442</text:p>
          </table:table-cell>
          <table:table-cell office:value-type="float" office:value="112.95097132284921" table:style-name="ce141">
            <text:p>+113,0<text:s text:c="3"/></text:p>
          </table:table-cell>
          <table:table-cell table:style-name="ce1"/>
          <table:table-cell table:style-name="ce183"/>
          <table:table-cell table:number-columns-repeated="16370"/>
        </table:table-row>
        <table:table-row table:style-name="ro4">
          <table:table-cell/>
          <table:table-cell office:value-type="string" table:style-name="ce212">
            <text:p>Centro</text:p>
          </table:table-cell>
          <table:table-cell office:value-type="float" office:value="5201" table:style-name="ce213">
            <text:p>5 201</text:p>
          </table:table-cell>
          <table:table-cell office:value-type="float" office:value="24.751344405844002" table:style-name="ce214">
            <text:p>24,8<text:s text:c="5"/></text:p>
          </table:table-cell>
          <table:table-cell office:value-type="float" office:value="4458" table:style-name="ce215">
            <text:p>4 458</text:p>
          </table:table-cell>
          <table:table-cell office:value-type="float" office:value="26.422475106685635" table:style-name="ce216">
            <text:p>26,4<text:s text:c="5"/></text:p>
          </table:table-cell>
          <table:table-cell office:value-type="float" office:value="3008" table:style-name="ce215">
            <text:p>3 008</text:p>
          </table:table-cell>
          <table:table-cell office:value-type="float" office:value="26.243238527307629" table:style-name="ce217">
            <text:p>26,2<text:s text:c="5"/></text:p>
          </table:table-cell>
          <table:table-cell office:value-type="float" office:value="743" table:style-name="ce140">
            <text:p>+ 743</text:p>
          </table:table-cell>
          <table:table-cell office:value-type="float" office:value="16.666666666666664" table:style-name="ce141">
            <text:p>+16,7<text:s text:c="3"/></text:p>
          </table:table-cell>
          <table:table-cell office:value-type="float" office:value="2193" table:style-name="ce140">
            <text:p>+2 193</text:p>
          </table:table-cell>
          <table:table-cell office:value-type="float" office:value="72.905585106382972" table:style-name="ce141">
            <text:p>+72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2">
            <text:p>Lisboa V. Tejo</text:p>
          </table:table-cell>
          <table:table-cell office:value-type="float" office:value="6866" table:style-name="ce213">
            <text:p>6 866</text:p>
          </table:table-cell>
          <table:table-cell office:value-type="float" office:value="32.675010707657165" table:style-name="ce214">
            <text:p>32,7<text:s text:c="5"/></text:p>
          </table:table-cell>
          <table:table-cell office:value-type="float" office:value="5461" table:style-name="ce215">
            <text:p>5 461</text:p>
          </table:table-cell>
          <table:table-cell office:value-type="float" office:value="32.36723565670934" table:style-name="ce216">
            <text:p>32,4<text:s text:c="5"/></text:p>
          </table:table-cell>
          <table:table-cell office:value-type="float" office:value="3985" table:style-name="ce215">
            <text:p>3 985</text:p>
          </table:table-cell>
          <table:table-cell office:value-type="float" office:value="34.767056360146569" table:style-name="ce217">
            <text:p>34,8<text:s text:c="5"/></text:p>
          </table:table-cell>
          <table:table-cell office:value-type="float" office:value="1405" table:style-name="ce140">
            <text:p>+1 405</text:p>
          </table:table-cell>
          <table:table-cell office:value-type="float" office:value="25.727888665079657" table:style-name="ce141">
            <text:p>+25,7<text:s text:c="3"/></text:p>
          </table:table-cell>
          <table:table-cell office:value-type="float" office:value="2881" table:style-name="ce140">
            <text:p>+2 881</text:p>
          </table:table-cell>
          <table:table-cell office:value-type="float" office:value="72.296110414052691" table:style-name="ce141">
            <text:p>+72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2">
            <text:p>Alentejo</text:p>
          </table:table-cell>
          <table:table-cell office:value-type="float" office:value="2883" table:style-name="ce213">
            <text:p>2 883</text:p>
          </table:table-cell>
          <table:table-cell office:value-type="float" office:value="13.720078046923334" table:style-name="ce214">
            <text:p>13,7<text:s text:c="5"/></text:p>
          </table:table-cell>
          <table:table-cell office:value-type="float" office:value="1967" table:style-name="ce215">
            <text:p>1 967</text:p>
          </table:table-cell>
          <table:table-cell office:value-type="float" office:value="11.658368895211" table:style-name="ce216">
            <text:p>11,7<text:s text:c="5"/></text:p>
          </table:table-cell>
          <table:table-cell office:value-type="float" office:value="1801" table:style-name="ce215">
            <text:p>1 801</text:p>
          </table:table-cell>
          <table:table-cell office:value-type="float" office:value="15.712790088989706" table:style-name="ce217">
            <text:p>15,7<text:s text:c="5"/></text:p>
          </table:table-cell>
          <table:table-cell office:value-type="float" office:value="916" table:style-name="ce140">
            <text:p>+ 916</text:p>
          </table:table-cell>
          <table:table-cell office:value-type="float" office:value="46.568378240976102" table:style-name="ce141">
            <text:p>+46,6<text:s text:c="3"/></text:p>
          </table:table-cell>
          <table:table-cell office:value-type="float" office:value="1082" table:style-name="ce140">
            <text:p>+1 082</text:p>
          </table:table-cell>
          <table:table-cell office:value-type="float" office:value="60.077734591893396" table:style-name="ce141">
            <text:p>+60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2">
            <text:p>Algarve</text:p>
          </table:table-cell>
          <table:table-cell office:value-type="float" office:value="1055" table:style-name="ce213">
            <text:p>1 055</text:p>
          </table:table-cell>
          <table:table-cell office:value-type="float" office:value="5.02070147051825" table:style-name="ce214">
            <text:p>5,0<text:s text:c="5"/></text:p>
          </table:table-cell>
          <table:table-cell office:value-type="float" office:value="637" table:style-name="ce215">
            <text:p><text:s/>637</text:p>
          </table:table-cell>
          <table:table-cell office:value-type="float" office:value="3.775486012328118" table:style-name="ce216">
            <text:p>3,8<text:s text:c="5"/></text:p>
          </table:table-cell>
          <table:table-cell office:value-type="float" office:value="279" table:style-name="ce215">
            <text:p><text:s/>279</text:p>
          </table:table-cell>
          <table:table-cell office:value-type="float" office:value="2.4341301692549293" table:style-name="ce217">
            <text:p>2,4<text:s text:c="5"/></text:p>
          </table:table-cell>
          <table:table-cell office:value-type="float" office:value="418" table:style-name="ce140">
            <text:p>+ 418</text:p>
          </table:table-cell>
          <table:table-cell office:value-type="float" office:value="65.620094191522753" table:style-name="ce141">
            <text:p>+65,6<text:s text:c="3"/></text:p>
          </table:table-cell>
          <table:table-cell office:value-type="float" office:value="776" table:style-name="ce140">
            <text:p>+ 776</text:p>
          </table:table-cell>
          <table:table-cell office:value-type="float" office:value="278.13620071684591" table:style-name="ce141">
            <text:p>+278,1<text:s text:c="3"/></text:p>
          </table:table-cell>
          <table:table-cell table:number-columns-repeated="16372"/>
        </table:table-row>
        <table:table-row table:style-name="ro37">
          <table:table-cell/>
          <table:table-cell office:value-type="string" table:style-name="ce211">
            <text:p>REG.AUTÓNOMAS</text:p>
          </table:table-cell>
          <table:table-cell office:value-type="float" office:value="404" table:style-name="ce206">
            <text:p><text:s/>404</text:p>
          </table:table-cell>
          <table:table-cell office:value-type="float" office:value="1.9226193308904012" table:style-name="ce207">
            <text:p>1,9<text:s text:c="5"/></text:p>
          </table:table-cell>
          <table:table-cell office:value-type="float" office:value="328" table:style-name="ce208">
            <text:p><text:s/>328</text:p>
          </table:table-cell>
          <table:table-cell office:value-type="float" office:value="1.9440493124703651" table:style-name="ce209">
            <text:p>1,9<text:s text:c="5"/></text:p>
          </table:table-cell>
          <table:table-cell office:value-type="float" office:value="227" table:style-name="ce208">
            <text:p><text:s/>227</text:p>
          </table:table-cell>
          <table:table-cell office:value-type="float" office:value="1.9804571627988135" table:style-name="ce210">
            <text:p>2,0<text:s text:c="5"/></text:p>
          </table:table-cell>
          <table:table-cell office:value-type="float" office:value="76" table:style-name="ce131">
            <text:p>+ 76</text:p>
          </table:table-cell>
          <table:table-cell office:value-type="float" office:value="23.170731707317074" table:style-name="ce132">
            <text:p>+23,2<text:s text:c="3"/></text:p>
          </table:table-cell>
          <table:table-cell office:value-type="float" office:value="177" table:style-name="ce131">
            <text:p>+ 177</text:p>
          </table:table-cell>
          <table:table-cell office:value-type="float" office:value="77.973568281938327" table:style-name="ce132">
            <text:p>+78,0<text:s text:c="3"/></text:p>
          </table:table-cell>
          <table:table-cell table:number-columns-repeated="16372"/>
        </table:table-row>
        <table:table-row table:style-name="ro12">
          <table:table-cell/>
          <table:table-cell office:value-type="string" table:style-name="ce212">
            <text:p>Açores</text:p>
          </table:table-cell>
          <table:table-cell office:value-type="float" office:value="40" table:style-name="ce213">
            <text:p><text:s/>40</text:p>
          </table:table-cell>
          <table:table-cell office:value-type="float" office:value="0.19035834959310902" table:style-name="ce214">
            <text:p>0,2<text:s text:c="5"/></text:p>
          </table:table-cell>
          <table:table-cell office:value-type="float" office:value="38" table:style-name="ce215">
            <text:p><text:s/>38</text:p>
          </table:table-cell>
          <table:table-cell office:value-type="float" office:value="0.22522522522522523" table:style-name="ce216">
            <text:p>0,2<text:s text:c="5"/></text:p>
          </table:table-cell>
          <table:table-cell office:value-type="float" office:value="12" table:style-name="ce215">
            <text:p><text:s/>12</text:p>
          </table:table-cell>
          <table:table-cell office:value-type="float" office:value="0.10469377072064212" table:style-name="ce217">
            <text:p>0,1<text:s text:c="5"/></text:p>
          </table:table-cell>
          <table:table-cell office:value-type="float" office:value="2" table:style-name="ce140">
            <text:p>+ 2</text:p>
          </table:table-cell>
          <table:table-cell office:value-type="float" office:value="5.2631578947368416" table:style-name="ce141">
            <text:p>+5,3<text:s text:c="3"/></text:p>
          </table:table-cell>
          <table:table-cell office:value-type="float" office:value="28" table:style-name="ce140">
            <text:p>+ 28</text:p>
          </table:table-cell>
          <table:table-cell office:value-type="float" office:value="233.33333333333334" table:style-name="ce141">
            <text:p>+233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2">
            <text:p>Madeira</text:p>
          </table:table-cell>
          <table:table-cell office:value-type="float" office:value="364" table:style-name="ce213">
            <text:p><text:s/>364</text:p>
          </table:table-cell>
          <table:table-cell office:value-type="float" office:value="1.732260981297292" table:style-name="ce214">
            <text:p>1,7<text:s text:c="5"/></text:p>
          </table:table-cell>
          <table:table-cell office:value-type="float" office:value="290" table:style-name="ce215">
            <text:p><text:s/>290</text:p>
          </table:table-cell>
          <table:table-cell office:value-type="float" office:value="1.7188240872451399" table:style-name="ce216">
            <text:p>1,7<text:s text:c="5"/></text:p>
          </table:table-cell>
          <table:table-cell office:value-type="float" office:value="215" table:style-name="ce215">
            <text:p><text:s/>215</text:p>
          </table:table-cell>
          <table:table-cell office:value-type="float" office:value="1.8757633920781713" table:style-name="ce217">
            <text:p>1,9<text:s text:c="5"/></text:p>
          </table:table-cell>
          <table:table-cell office:value-type="float" office:value="74" table:style-name="ce140">
            <text:p>+ 74</text:p>
          </table:table-cell>
          <table:table-cell office:value-type="float" office:value="25.517241379310345" table:style-name="ce141">
            <text:p>+25,5<text:s text:c="3"/></text:p>
          </table:table-cell>
          <table:table-cell office:value-type="float" office:value="149" table:style-name="ce140">
            <text:p>+ 149</text:p>
          </table:table-cell>
          <table:table-cell office:value-type="float" office:value="69.302325581395351" table:style-name="ce141">
            <text:p>+69,3<text:s text:c="3"/></text:p>
          </table:table-cell>
          <table:table-cell table:number-columns-repeated="16372"/>
        </table:table-row>
        <table:table-row table:style-name="ro31">
          <table:table-cell/>
          <table:table-cell table:style-name="ce218"/>
          <table:table-cell table:style-name="ce219"/>
          <table:table-cell table:style-name="ce220"/>
          <table:table-cell table:style-name="ce221"/>
          <table:table-cell table:style-name="ce222"/>
          <table:table-cell table:style-name="ce221"/>
          <table:table-cell table:style-name="ce223"/>
          <table:table-cell table:style-name="ce224"/>
          <table:table-cell table:style-name="ce225"/>
          <table:table-cell table:style-name="ce224"/>
          <table:table-cell table:style-name="ce225"/>
          <table:table-cell table:number-columns-repeated="16372"/>
        </table:table-row>
        <table:table-row table:style-name="ro9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20">
          <table:table-cell table:number-columns-repeated="16384"/>
        </table:table-row>
        <table:table-row table:style-name="ro20">
          <table:table-cell/>
          <table:table-cell table:number-columns-repeated="11" table:style-name="ce94"/>
          <table:table-cell table:number-columns-repeated="16372"/>
        </table:table-row>
        <table:table-row table:style-name="ro21">
          <table:table-cell/>
          <table:table-cell office:value-type="string" table:style-name="ce96">
            <text:p><text:s/>Quadro 7 - DESEMPREGADOS <text:s/>INSCRITOS, <text:s text:c="2"/>POR <text:s/>REGIÕES<text:s text:c="3"/></text:p>
          </table:table-cell>
          <table:table-cell table:number-columns-repeated="10" table:style-name="ce275"/>
          <table:table-cell table:number-columns-repeated="16372"/>
        </table:table-row>
        <table:table-row table:style-name="ro21">
          <table:table-cell/>
          <table:table-cell office:value-type="string" table:style-name="ce98">
            <text:p>Movimento ao longo do mês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number-columns-repeated="16372" table:style-name="ce1"/>
        </table:table-row>
        <table:table-row table:style-name="ro20">
          <table:table-cell/>
          <table:table-cell table:style-name="ce94"/>
          <table:table-cell table:style-name="ce100"/>
          <table:table-cell table:number-columns-repeated="9" table:style-name="ce94"/>
          <table:table-cell table:number-columns-repeated="16372" table:style-name="ce1"/>
        </table:table-row>
        <table:table-row table:style-name="ro20">
          <table:table-cell/>
          <table:table-cell table:style-name="ce101"/>
          <table:table-cell table:style-name="ce185"/>
          <table:table-cell table:style-name="ce186"/>
          <table:table-cell table:style-name="ce187"/>
          <table:table-cell table:style-name="ce188"/>
          <table:table-cell table:style-name="ce187"/>
          <table:table-cell table:style-name="ce188"/>
          <table:table-cell office:value-type="string" table:number-columns-spanned="4" table:number-rows-spanned="1" table:style-name="ce258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13">
          <table:table-cell/>
          <table:table-cell table:style-name="ce107"/>
          <table:table-cell office:value-type="string" table:style-name="ce176">
            <text:p>MAI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ABRIL 2021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MAI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259">
            <text:p>Mês <text:s/>anterior</text:p>
          </table:table-cell>
          <table:covered-table-cell/>
          <table:table-cell office:value-type="string" table:number-columns-spanned="2" table:number-rows-spanned="1" table:style-name="ce260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2">
          <table:table-cell/>
          <table:table-cell table:style-name="ce112"/>
          <table:table-cell table:style-name="ce191"/>
          <table:table-cell table:style-name="ce192"/>
          <table:table-cell table:style-name="ce193"/>
          <table:table-cell table:style-name="ce194"/>
          <table:table-cell table:style-name="ce193"/>
          <table:table-cell table:style-name="ce194"/>
          <table:table-cell office:value-type="string" table:style-name="ce196">
            <text:p>Var. Abs.</text:p>
          </table:table-cell>
          <table:table-cell office:value-type="string" table:style-name="ce197">
            <text:p>Var. %</text:p>
          </table:table-cell>
          <table:table-cell office:value-type="string" table:style-name="ce196">
            <text:p>Var. Abs.</text:p>
          </table:table-cell>
          <table:table-cell office:value-type="string" table:style-name="ce198">
            <text:p>Var. %</text:p>
          </table:table-cell>
          <table:table-cell table:number-columns-repeated="16372" table:style-name="ce1"/>
        </table:table-row>
        <table:table-row table:style-name="ro33">
          <table:table-cell/>
          <table:table-cell table:style-name="ce94"/>
          <table:table-cell table:style-name="ce199"/>
          <table:table-cell table:style-name="ce200"/>
          <table:table-cell table:style-name="ce201"/>
          <table:table-cell table:style-name="ce202"/>
          <table:table-cell table:style-name="ce201"/>
          <table:table-cell table:style-name="ce202"/>
          <table:table-cell table:style-name="ce203"/>
          <table:table-cell table:number-columns-repeated="3" table:style-name="ce204"/>
          <table:table-cell table:style-name="ce120"/>
          <table:table-cell table:number-columns-repeated="16371"/>
        </table:table-row>
        <table:table-row table:style-name="ro13">
          <table:table-cell/>
          <table:table-cell office:value-type="string" table:style-name="ce205">
            <text:p>PORTUGAL</text:p>
          </table:table-cell>
          <table:table-cell office:value-type="float" office:value="34083" table:style-name="ce206">
            <text:p>34 083</text:p>
          </table:table-cell>
          <table:table-cell office:value-type="float" office:value="99.999999999999986" table:style-name="ce207">
            <text:p>100,0<text:s text:c="5"/></text:p>
          </table:table-cell>
          <table:table-cell office:value-type="float" office:value="37249" table:style-name="ce208">
            <text:p>37 249</text:p>
          </table:table-cell>
          <table:table-cell office:value-type="float" office:value="100" table:style-name="ce209">
            <text:p>100,0<text:s text:c="5"/></text:p>
          </table:table-cell>
          <table:table-cell office:value-type="float" office:value="47091" table:style-name="ce208">
            <text:p>47 091</text:p>
          </table:table-cell>
          <table:table-cell office:value-type="float" office:value="100.00000000000001" table:style-name="ce210">
            <text:p>100,0<text:s text:c="5"/></text:p>
          </table:table-cell>
          <table:table-cell office:value-type="float" office:value="-3166" table:style-name="ce131">
            <text:p><text:s/>-3 166</text:p>
          </table:table-cell>
          <table:table-cell office:value-type="float" office:value="-8.4995570350881895" table:style-name="ce132">
            <text:p>-8,5<text:s text:c="3"/></text:p>
          </table:table-cell>
          <table:table-cell office:value-type="float" office:value="-13008" table:style-name="ce131">
            <text:p><text:s/>-13 008</text:p>
          </table:table-cell>
          <table:table-cell office:value-type="float" office:value="-27.623112696693635" table:style-name="ce132">
            <text:p>-27,6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11">
            <text:p>CONTINENTE</text:p>
          </table:table-cell>
          <table:table-cell office:value-type="float" office:value="32410" table:style-name="ce206">
            <text:p>32 410</text:p>
          </table:table-cell>
          <table:table-cell office:value-type="float" office:value="95.091394536865877" table:style-name="ce207">
            <text:p>95,1<text:s text:c="5"/></text:p>
          </table:table-cell>
          <table:table-cell office:value-type="float" office:value="35615" table:style-name="ce208">
            <text:p>35 615</text:p>
          </table:table-cell>
          <table:table-cell office:value-type="float" office:value="95.613305055169263" table:style-name="ce209">
            <text:p>95,6<text:s text:c="5"/></text:p>
          </table:table-cell>
          <table:table-cell office:value-type="float" office:value="44718" table:style-name="ce208">
            <text:p>44 718</text:p>
          </table:table-cell>
          <table:table-cell office:value-type="float" office:value="94.960820538956497" table:style-name="ce210">
            <text:p>95,0<text:s text:c="5"/></text:p>
          </table:table-cell>
          <table:table-cell office:value-type="float" office:value="-3205" table:style-name="ce131">
            <text:p><text:s/>-3 205</text:p>
          </table:table-cell>
          <table:table-cell office:value-type="float" office:value="-8.9990172680050531" table:style-name="ce132">
            <text:p>-9,0<text:s text:c="3"/></text:p>
          </table:table-cell>
          <table:table-cell office:value-type="float" office:value="-12308" table:style-name="ce131">
            <text:p><text:s/>-12 308</text:p>
          </table:table-cell>
          <table:table-cell office:value-type="float" office:value="-27.523592289458382" table:style-name="ce132">
            <text:p>-27,5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office:value-type="string" table:style-name="ce212">
            <text:p>Norte</text:p>
          </table:table-cell>
          <table:table-cell office:value-type="float" office:value="11703" table:style-name="ce213">
            <text:p>11 703</text:p>
          </table:table-cell>
          <table:table-cell office:value-type="float" office:value="34.336766129742102" table:style-name="ce214">
            <text:p>34,3<text:s text:c="5"/></text:p>
          </table:table-cell>
          <table:table-cell office:value-type="float" office:value="12963" table:style-name="ce215">
            <text:p>12 963</text:p>
          </table:table-cell>
          <table:table-cell office:value-type="float" office:value="34.800934253268544" table:style-name="ce216">
            <text:p>34,8<text:s text:c="5"/></text:p>
          </table:table-cell>
          <table:table-cell office:value-type="float" office:value="15730" table:style-name="ce215">
            <text:p>15 730</text:p>
          </table:table-cell>
          <table:table-cell office:value-type="float" office:value="33.403410418126604" table:style-name="ce217">
            <text:p>33,4<text:s text:c="5"/></text:p>
          </table:table-cell>
          <table:table-cell office:value-type="float" office:value="-1260" table:style-name="ce140">
            <text:p><text:s/>-1 260</text:p>
          </table:table-cell>
          <table:table-cell office:value-type="float" office:value="-9.719972228650775" table:style-name="ce141">
            <text:p>-9,7<text:s text:c="3"/></text:p>
          </table:table-cell>
          <table:table-cell office:value-type="float" office:value="-4027" table:style-name="ce140">
            <text:p><text:s/>-4 027</text:p>
          </table:table-cell>
          <table:table-cell office:value-type="float" office:value="-25.600762873490147" table:style-name="ce141">
            <text:p>-25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2">
            <text:p>Centro</text:p>
          </table:table-cell>
          <table:table-cell office:value-type="float" office:value="5061" table:style-name="ce213">
            <text:p>5 061</text:p>
          </table:table-cell>
          <table:table-cell office:value-type="float" office:value="14.849044978434996" table:style-name="ce214">
            <text:p>14,8<text:s text:c="5"/></text:p>
          </table:table-cell>
          <table:table-cell office:value-type="float" office:value="5427" table:style-name="ce215">
            <text:p>5 427</text:p>
          </table:table-cell>
          <table:table-cell office:value-type="float" office:value="14.569518644795835" table:style-name="ce216">
            <text:p>14,6<text:s text:c="5"/></text:p>
          </table:table-cell>
          <table:table-cell office:value-type="float" office:value="6297" table:style-name="ce215">
            <text:p>6 297</text:p>
          </table:table-cell>
          <table:table-cell office:value-type="float" office:value="13.371981907370836" table:style-name="ce217">
            <text:p>13,4<text:s text:c="5"/></text:p>
          </table:table-cell>
          <table:table-cell office:value-type="float" office:value="-366" table:style-name="ce140">
            <text:p><text:s/>- 366</text:p>
          </table:table-cell>
          <table:table-cell office:value-type="float" office:value="-6.7440574903261465" table:style-name="ce141">
            <text:p>-6,7<text:s text:c="3"/></text:p>
          </table:table-cell>
          <table:table-cell office:value-type="float" office:value="-1236" table:style-name="ce140">
            <text:p><text:s/>-1 236</text:p>
          </table:table-cell>
          <table:table-cell office:value-type="float" office:value="-19.628394473558838" table:style-name="ce141">
            <text:p>-19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2">
            <text:p>Lisboa V. Tejo</text:p>
          </table:table-cell>
          <table:table-cell office:value-type="float" office:value="12501" table:style-name="ce213">
            <text:p>12 501</text:p>
          </table:table-cell>
          <table:table-cell office:value-type="float" office:value="36.678109321362555" table:style-name="ce214">
            <text:p>36,7<text:s text:c="5"/></text:p>
          </table:table-cell>
          <table:table-cell office:value-type="float" office:value="13723" table:style-name="ce215">
            <text:p>13 723</text:p>
          </table:table-cell>
          <table:table-cell office:value-type="float" office:value="36.841257483422375" table:style-name="ce216">
            <text:p>36,8<text:s text:c="5"/></text:p>
          </table:table-cell>
          <table:table-cell office:value-type="float" office:value="17983" table:style-name="ce215">
            <text:p>17 983</text:p>
          </table:table-cell>
          <table:table-cell office:value-type="float" office:value="38.187764116285486" table:style-name="ce217">
            <text:p>38,2<text:s text:c="5"/></text:p>
          </table:table-cell>
          <table:table-cell office:value-type="float" office:value="-1222" table:style-name="ce140">
            <text:p><text:s/>-1 222</text:p>
          </table:table-cell>
          <table:table-cell office:value-type="float" office:value="-8.9047584347445898" table:style-name="ce141">
            <text:p>-8,9<text:s text:c="3"/></text:p>
          </table:table-cell>
          <table:table-cell office:value-type="float" office:value="-5482" table:style-name="ce140">
            <text:p><text:s/>-5 482</text:p>
          </table:table-cell>
          <table:table-cell office:value-type="float" office:value="-30.484346327086691" table:style-name="ce141">
            <text:p>-30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2">
            <text:p>Alentejo</text:p>
          </table:table-cell>
          <table:table-cell office:value-type="float" office:value="1517" table:style-name="ce213">
            <text:p>1 517</text:p>
          </table:table-cell>
          <table:table-cell office:value-type="float" office:value="4.4508992752985357" table:style-name="ce214">
            <text:p>4,5<text:s text:c="5"/></text:p>
          </table:table-cell>
          <table:table-cell office:value-type="float" office:value="1589" table:style-name="ce215">
            <text:p>1 589</text:p>
          </table:table-cell>
          <table:table-cell office:value-type="float" office:value="4.2658863325189937" table:style-name="ce216">
            <text:p>4,3<text:s text:c="5"/></text:p>
          </table:table-cell>
          <table:table-cell office:value-type="float" office:value="1854" table:style-name="ce215">
            <text:p>1 854</text:p>
          </table:table-cell>
          <table:table-cell office:value-type="float" office:value="3.937058036567497" table:style-name="ce217">
            <text:p>3,9<text:s text:c="5"/></text:p>
          </table:table-cell>
          <table:table-cell office:value-type="float" office:value="-72" table:style-name="ce140">
            <text:p><text:s/>- 72</text:p>
          </table:table-cell>
          <table:table-cell office:value-type="float" office:value="-4.5311516677155446" table:style-name="ce141">
            <text:p>-4,5<text:s text:c="3"/></text:p>
          </table:table-cell>
          <table:table-cell office:value-type="float" office:value="-337" table:style-name="ce140">
            <text:p><text:s/>- 337</text:p>
          </table:table-cell>
          <table:table-cell office:value-type="float" office:value="-18.176914778856528" table:style-name="ce141">
            <text:p>-18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2">
            <text:p>Algarve</text:p>
          </table:table-cell>
          <table:table-cell office:value-type="float" office:value="1628" table:style-name="ce213">
            <text:p>1 628</text:p>
          </table:table-cell>
          <table:table-cell office:value-type="float" office:value="4.7765748320276966" table:style-name="ce214">
            <text:p>4,8<text:s text:c="5"/></text:p>
          </table:table-cell>
          <table:table-cell office:value-type="float" office:value="1913" table:style-name="ce215">
            <text:p>1 913</text:p>
          </table:table-cell>
          <table:table-cell office:value-type="float" office:value="5.1357083411635207" table:style-name="ce216">
            <text:p>5,1<text:s text:c="5"/></text:p>
          </table:table-cell>
          <table:table-cell office:value-type="float" office:value="2854" table:style-name="ce215">
            <text:p>2 854</text:p>
          </table:table-cell>
          <table:table-cell office:value-type="float" office:value="6.0606060606060606" table:style-name="ce217">
            <text:p>6,1<text:s text:c="5"/></text:p>
          </table:table-cell>
          <table:table-cell office:value-type="float" office:value="-285" table:style-name="ce140">
            <text:p><text:s/>- 285</text:p>
          </table:table-cell>
          <table:table-cell office:value-type="float" office:value="-14.898065865133297" table:style-name="ce141">
            <text:p>-14,9<text:s text:c="3"/></text:p>
          </table:table-cell>
          <table:table-cell office:value-type="float" office:value="-1226" table:style-name="ce140">
            <text:p><text:s/>-1 226</text:p>
          </table:table-cell>
          <table:table-cell office:value-type="float" office:value="-42.957252978276102" table:style-name="ce141">
            <text:p>-43,0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211">
            <text:p>REG.AUTÓNOMAS</text:p>
          </table:table-cell>
          <table:table-cell office:value-type="float" office:value="1673" table:style-name="ce206">
            <text:p>1 673</text:p>
          </table:table-cell>
          <table:table-cell office:value-type="float" office:value="4.9086054631341138" table:style-name="ce207">
            <text:p>4,9<text:s text:c="5"/></text:p>
          </table:table-cell>
          <table:table-cell office:value-type="float" office:value="1634" table:style-name="ce208">
            <text:p>1 634</text:p>
          </table:table-cell>
          <table:table-cell office:value-type="float" office:value="4.386694944830734" table:style-name="ce209">
            <text:p>4,4<text:s text:c="5"/></text:p>
          </table:table-cell>
          <table:table-cell office:value-type="float" office:value="2373" table:style-name="ce208">
            <text:p>2 373</text:p>
          </table:table-cell>
          <table:table-cell office:value-type="float" office:value="5.0391794610435117" table:style-name="ce210">
            <text:p>5,0<text:s text:c="5"/></text:p>
          </table:table-cell>
          <table:table-cell office:value-type="float" office:value="39" table:style-name="ce131">
            <text:p>+ 39</text:p>
          </table:table-cell>
          <table:table-cell office:value-type="float" office:value="2.386780905752754" table:style-name="ce132">
            <text:p>+2,4<text:s text:c="3"/></text:p>
          </table:table-cell>
          <table:table-cell office:value-type="float" office:value="-700" table:style-name="ce131">
            <text:p><text:s/>- 700</text:p>
          </table:table-cell>
          <table:table-cell office:value-type="float" office:value="-29.498525073746311" table:style-name="ce132">
            <text:p>-29,5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office:value-type="string" table:style-name="ce212">
            <text:p>Açores</text:p>
          </table:table-cell>
          <table:table-cell office:value-type="float" office:value="783" table:style-name="ce213">
            <text:p><text:s/>783</text:p>
          </table:table-cell>
          <table:table-cell office:value-type="float" office:value="2.2973329812516501" table:style-name="ce214">
            <text:p>2,3<text:s text:c="5"/></text:p>
          </table:table-cell>
          <table:table-cell office:value-type="float" office:value="783" table:style-name="ce215">
            <text:p><text:s/>783</text:p>
          </table:table-cell>
          <table:table-cell office:value-type="float" office:value="2.1020698542242746" table:style-name="ce216">
            <text:p>2,1<text:s text:c="5"/></text:p>
          </table:table-cell>
          <table:table-cell office:value-type="float" office:value="853" table:style-name="ce215">
            <text:p><text:s/>853</text:p>
          </table:table-cell>
          <table:table-cell office:value-type="float" office:value="1.8113864645048949" table:style-name="ce217">
            <text:p>1,8<text:s text:c="5"/></text:p>
          </table:table-cell>
          <table:table-cell office:value-type="float" office:value="0" table:style-name="ce140">
            <text:p>+ 0</text:p>
          </table:table-cell>
          <table:table-cell office:value-type="float" office:value="0" table:style-name="ce141">
            <text:p>+0,0<text:s text:c="3"/></text:p>
          </table:table-cell>
          <table:table-cell office:value-type="float" office:value="-70" table:style-name="ce140">
            <text:p><text:s/>- 70</text:p>
          </table:table-cell>
          <table:table-cell office:value-type="float" office:value="-8.2063305978898011" table:style-name="ce141">
            <text:p>-8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2">
            <text:p>Madeira</text:p>
          </table:table-cell>
          <table:table-cell office:value-type="float" office:value="890" table:style-name="ce213">
            <text:p><text:s/>890</text:p>
          </table:table-cell>
          <table:table-cell office:value-type="float" office:value="2.6112724818824633" table:style-name="ce214">
            <text:p>2,6<text:s text:c="5"/></text:p>
          </table:table-cell>
          <table:table-cell office:value-type="float" office:value="851" table:style-name="ce215">
            <text:p><text:s/>851</text:p>
          </table:table-cell>
          <table:table-cell office:value-type="float" office:value="2.2846250906064594" table:style-name="ce216">
            <text:p>2,3<text:s text:c="5"/></text:p>
          </table:table-cell>
          <table:table-cell office:value-type="float" office:value="1520" table:style-name="ce215">
            <text:p>1 520</text:p>
          </table:table-cell>
          <table:table-cell office:value-type="float" office:value="3.227792996538617" table:style-name="ce217">
            <text:p>3,2<text:s text:c="5"/></text:p>
          </table:table-cell>
          <table:table-cell office:value-type="float" office:value="39" table:style-name="ce140">
            <text:p>+ 39</text:p>
          </table:table-cell>
          <table:table-cell office:value-type="float" office:value="4.5828437132784954" table:style-name="ce141">
            <text:p>+4,6<text:s text:c="3"/></text:p>
          </table:table-cell>
          <table:table-cell office:value-type="float" office:value="-630" table:style-name="ce140">
            <text:p><text:s/>- 630</text:p>
          </table:table-cell>
          <table:table-cell office:value-type="float" office:value="-41.44736842105263" table:style-name="ce141">
            <text:p>-41,4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table:style-name="ce218"/>
          <table:table-cell table:style-name="ce219"/>
          <table:table-cell table:style-name="ce220"/>
          <table:table-cell table:style-name="ce221"/>
          <table:table-cell table:style-name="ce222"/>
          <table:table-cell table:style-name="ce221"/>
          <table:table-cell table:style-name="ce223"/>
          <table:table-cell table:style-name="ce224"/>
          <table:table-cell table:style-name="ce225"/>
          <table:table-cell table:style-name="ce224"/>
          <table:table-cell table:style-name="ce225"/>
          <table:table-cell table:number-columns-repeated="16372" table:style-name="ce1"/>
        </table:table-row>
        <table:table-row table:style-name="ro35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2" table:style-name="ce95"/>
          <table:table-cell table:number-columns-repeated="4" table:style-name="ce169"/>
          <table:table-cell table:style-name="ce95"/>
          <table:table-cell table:style-name="ce170"/>
          <table:table-cell table:number-columns-repeated="2" table:style-name="ce95"/>
          <table:table-cell table:number-columns-repeated="16372" table:style-name="ce1"/>
        </table:table-row>
        <table:table-row table:number-rows-repeated="3" table:style-name="ro35">
          <table:table-cell/>
          <table:table-cell table:number-columns-repeated="3" table:style-name="ce1"/>
          <table:table-cell table:number-columns-repeated="2" table:style-name="ce184"/>
          <table:table-cell table:number-columns-repeated="16378" table:style-name="ce1"/>
        </table:table-row>
        <table:table-row table:number-rows-repeated="2" table:style-name="ro9">
          <table:table-cell/>
          <table:table-cell table:number-columns-repeated="3" table:style-name="ce1"/>
          <table:table-cell table:number-columns-repeated="2" table:style-name="ce184"/>
          <table:table-cell table:number-columns-repeated="16378" table:style-name="ce1"/>
        </table:table-row>
        <table:table-row table:style-name="ro26">
          <table:table-cell/>
          <table:table-cell table:number-columns-repeated="3" table:style-name="ce1"/>
          <table:table-cell table:number-columns-repeated="2" table:style-name="ce184"/>
          <table:table-cell table:number-columns-repeated="16378" table:style-name="ce1"/>
        </table:table-row>
        <table:table-row table:style-name="ro28">
          <table:table-cell/>
          <table:table-cell table:number-columns-repeated="11" table:style-name="ce1"/>
          <table:table-cell table:number-columns-repeated="6" table:style-name="ce95"/>
          <table:table-cell table:number-columns-repeated="16366"/>
        </table:table-row>
        <table:table-row table:style-name="ro13">
          <table:table-cell/>
          <table:table-cell table:number-columns-repeated="11" table:style-name="ce1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table:style-name="ce169"/>
          <table:table-cell table:style-name="ce277"/>
          <table:table-cell table:style-name="ce278"/>
          <table:table-cell table:number-columns-repeated="4" table:style-name="ce253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table:number-columns-repeated="11" table:style-name="ce1"/>
          <table:table-cell table:number-columns-repeated="6" table:style-name="ce106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6" table:style-name="ce106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6" table:style-name="ce120"/>
          <table:table-cell table:number-columns-repeated="16366"/>
        </table:table-row>
        <table:table-row table:style-name="ro25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6" table:style-name="ce120"/>
          <table:table-cell table:number-columns-repeated="16366"/>
        </table:table-row>
        <table:table-row table:style-name="ro35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33"/>
          <table:table-cell table:style-name="ce95"/>
          <table:table-cell table:number-columns-repeated="4" table:style-name="ce134"/>
          <table:table-cell table:number-columns-repeated="16366"/>
        </table:table-row>
        <table:table-row table:style-name="ro35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7"/>
          <table:table-cell table:style-name="ce279"/>
          <table:table-cell table:style-name="ce280"/>
          <table:table-cell table:style-name="ce281"/>
          <table:table-cell table:number-columns-repeated="2" table:style-name="ce279"/>
          <table:table-cell table:style-name="ce282"/>
          <table:table-cell table:number-columns-repeated="16365"/>
        </table:table-row>
        <table:table-row table:style-name="ro35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1"/>
          <table:table-cell table:style-name="ce279"/>
          <table:table-cell table:style-name="ce280"/>
          <table:table-cell table:style-name="ce281"/>
          <table:table-cell table:number-columns-repeated="2" table:style-name="ce279"/>
          <table:table-cell table:style-name="ce282"/>
          <table:table-cell table:number-columns-repeated="16365"/>
        </table:table-row>
        <table:table-row table:number-rows-repeated="5" table:style-name="ro35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7"/>
          <table:table-cell table:style-name="ce279"/>
          <table:table-cell table:style-name="ce280"/>
          <table:table-cell table:style-name="ce281"/>
          <table:table-cell table:number-columns-repeated="2" table:style-name="ce279"/>
          <table:table-cell table:style-name="ce282"/>
          <table:table-cell table:number-columns-repeated="16365"/>
        </table:table-row>
        <table:table-row table:style-name="ro35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1"/>
          <table:table-cell table:style-name="ce279"/>
          <table:table-cell table:style-name="ce280"/>
          <table:table-cell table:style-name="ce281"/>
          <table:table-cell table:number-columns-repeated="2" table:style-name="ce279"/>
          <table:table-cell table:style-name="ce282"/>
          <table:table-cell table:number-columns-repeated="16365"/>
        </table:table-row>
        <table:table-row table:style-name="ro35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7"/>
          <table:table-cell table:style-name="ce279"/>
          <table:table-cell table:style-name="ce280"/>
          <table:table-cell table:style-name="ce281"/>
          <table:table-cell table:number-columns-repeated="2" table:style-name="ce279"/>
          <table:table-cell table:style-name="ce282"/>
          <table:table-cell table:number-columns-repeated="16365"/>
        </table:table-row>
        <table:table-row table:number-rows-repeated="2" table:style-name="ro35">
          <table:table-cell/>
          <table:table-cell table:number-columns-repeated="3" table:style-name="ce1"/>
          <table:table-cell table:number-columns-repeated="2" table:style-name="ce184"/>
          <table:table-cell table:number-columns-repeated="7" table:style-name="ce1"/>
          <table:table-cell table:style-name="ce279"/>
          <table:table-cell table:style-name="ce280"/>
          <table:table-cell table:style-name="ce281"/>
          <table:table-cell table:style-name="ce283"/>
          <table:table-cell table:style-name="ce284"/>
          <table:table-cell table:style-name="ce282"/>
          <table:table-cell table:number-columns-repeated="16365"/>
        </table:table-row>
        <table:table-row table:style-name="ro14">
          <table:table-cell/>
          <table:table-cell table:number-columns-repeated="3" table:style-name="ce171"/>
          <table:table-cell table:number-columns-repeated="2" table:style-name="ce256"/>
          <table:table-cell table:number-columns-repeated="6" table:style-name="ce171"/>
          <table:table-cell table:style-name="ce1"/>
          <table:table-cell table:style-name="ce152"/>
          <table:table-cell table:number-columns-repeated="16370" table:style-name="ce1"/>
        </table:table-row>
        <table:table-row table:style-name="ro20">
          <table:table-cell table:number-columns-repeated="16384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184"/>
          <table:table-cell table:number-columns-repeated="16378" table:style-name="ce1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3" table:style-name="ce285"/>
          <table:table-cell table:number-columns-repeated="16369" table:style-name="ce1"/>
        </table:table-row>
        <table:table-row table:style-name="ro9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3" table:style-name="ce285"/>
          <table:table-cell table:number-columns-repeated="16369" table:style-name="ce1"/>
        </table:table-row>
        <table:table-row table:number-rows-repeated="1048496" table:style-name="ro20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comentario-graf.$A$1"/>
        </table:named-expressions>
      </table:table>
      <table:table table:name="q8-9" table:style-name="ta8">
        <table:table-column table:style-name="co10" table:default-cell-style-name="ce1" table:visibility="collapse"/>
        <table:table-column table:style-name="co42" table:default-cell-style-name="ce1"/>
        <table:table-column table:style-name="co16" table:default-cell-style-name="ce1"/>
        <table:table-column table:style-name="co43" table:default-cell-style-name="ce1"/>
        <table:table-column table:style-name="co35" table:default-cell-style-name="ce184"/>
        <table:table-column table:style-name="co43" table:default-cell-style-name="ce184"/>
        <table:table-column table:style-name="co44" table:default-cell-style-name="ce1"/>
        <table:table-column table:style-name="co43" table:default-cell-style-name="ce1"/>
        <table:table-column table:style-name="co37" table:default-cell-style-name="ce1"/>
        <table:table-column table:style-name="co43" table:default-cell-style-name="ce1"/>
        <table:table-column table:style-name="co37" table:default-cell-style-name="ce1"/>
        <table:table-column table:style-name="co43" table:default-cell-style-name="ce1"/>
        <table:table-column table:style-name="co21" table:number-columns-repeated="16372" table:default-cell-style-name="ce1"/>
        <table:table-row table:style-name="ro20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67" draw:name="Picture 184" svg:x="0.07631in" svg:y="0.10768in" svg:width="2.80018in" svg:height="0.650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1" draw:name="CaixaDeTexto 10" svg:x="0.5974in" svg:y="0.23004in" svg:width="2.13664in" svg:height="0.51297in">
                <draw:text-box>
                  <text:p text:style-name="a70" text:class-names="" text:cond-style-name=""><text:span text:style-name="a68" text:class-names="">MAIO 2021</text:span><text:span text:style-name="a6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0">
          <table:table-cell table:style-name="ce1">
            <draw:frame draw:z-index="1" draw:id="id22" draw:style-name="a66" draw:name="Text Box 122" svg:x="0in" svg:y="0in" svg:width="0.97917in" svg:height="0.31414in">
              <draw:text-box>
                <text:p text:style-name="a63" text:class-names="" text:cond-style-name=""><text:span text:style-name="a61" text:class-names="">Página 10</text:span><text:span text:style-name="a62" text:class-names="">/14</text:span></text:p>
                <text:p text:style-name="a65" text:class-names="" text:cond-style-name=""><text:span text:style-name="a64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0">
          <table:table-cell/>
          <table:table-cell table:number-columns-repeated="11" table:style-name="ce94"/>
          <table:table-cell table:number-columns-repeated="6" table:style-name="ce95"/>
          <table:table-cell table:number-columns-repeated="16366"/>
        </table:table-row>
        <table:table-row table:style-name="ro21">
          <table:table-cell/>
          <table:table-cell office:value-type="string" table:style-name="ce96">
            <text:p><text:s/>Quadro 8 - OFERTAS DE EMPREGO RECEBIDAS, <text:s text:c="2"/>POR <text:s/>REGIÕES<text:s text:c="3"/></text:p>
          </table:table-cell>
          <table:table-cell table:number-columns-repeated="10" table:style-name="ce96"/>
          <table:table-cell table:number-columns-repeated="6" table:style-name="ce95"/>
          <table:table-cell table:number-columns-repeated="16366"/>
        </table:table-row>
        <table:table-row table:style-name="ro21">
          <table:table-cell/>
          <table:table-cell office:value-type="string" table:style-name="ce98">
            <text:p>Movimento ao longo do mês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number-columns-repeated="6" table:style-name="ce95"/>
          <table:table-cell table:number-columns-repeated="16366"/>
        </table:table-row>
        <table:table-row table:style-name="ro25">
          <table:table-cell/>
          <table:table-cell table:style-name="ce94"/>
          <table:table-cell table:style-name="ce100"/>
          <table:table-cell table:number-columns-repeated="9" table:style-name="ce94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table:style-name="ce101"/>
          <table:table-cell table:style-name="ce185"/>
          <table:table-cell table:style-name="ce186"/>
          <table:table-cell table:style-name="ce187"/>
          <table:table-cell table:style-name="ce188"/>
          <table:table-cell table:style-name="ce187"/>
          <table:table-cell table:style-name="ce188"/>
          <table:table-cell office:value-type="string" table:number-columns-spanned="4" table:number-rows-spanned="1" table:style-name="ce258">
            <text:p>Variação</text:p>
          </table:table-cell>
          <table:covered-table-cell table:number-columns-repeated="3"/>
          <table:table-cell table:number-columns-repeated="6" table:style-name="ce106"/>
          <table:table-cell table:number-columns-repeated="16366"/>
        </table:table-row>
        <table:table-row table:style-name="ro20">
          <table:table-cell/>
          <table:table-cell table:style-name="ce107"/>
          <table:table-cell office:value-type="string" table:style-name="ce176">
            <text:p>MAIO 2021</text:p>
          </table:table-cell>
          <table:table-cell office:value-type="string" table:style-name="ce189">
            <text:p>%</text:p>
          </table:table-cell>
          <table:table-cell office:value-type="string" table:style-name="ce110">
            <text:p>ABRIL 2021</text:p>
          </table:table-cell>
          <table:table-cell office:value-type="string" table:style-name="ce190">
            <text:p>%</text:p>
          </table:table-cell>
          <table:table-cell office:value-type="string" table:style-name="ce110">
            <text:p>MAIO 2020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259">
            <text:p>Mês <text:s/>anterior</text:p>
          </table:table-cell>
          <table:covered-table-cell/>
          <table:table-cell office:value-type="string" table:number-columns-spanned="2" table:number-rows-spanned="1" table:style-name="ce260">
            <text:p>Mês <text:s/>homólogo<text:span text:style-name="T2">(1)<text:s/></text:span></text:p>
          </table:table-cell>
          <table:covered-table-cell/>
          <table:table-cell table:number-columns-repeated="6" table:style-name="ce106"/>
          <table:table-cell table:number-columns-repeated="16366"/>
        </table:table-row>
        <table:table-row table:style-name="ro20">
          <table:table-cell/>
          <table:table-cell table:style-name="ce112"/>
          <table:table-cell table:style-name="ce191"/>
          <table:table-cell table:style-name="ce192"/>
          <table:table-cell table:style-name="ce193"/>
          <table:table-cell table:style-name="ce194"/>
          <table:table-cell table:style-name="ce193"/>
          <table:table-cell table:style-name="ce195"/>
          <table:table-cell office:value-type="string" table:style-name="ce196">
            <text:p>Var. Abs.</text:p>
          </table:table-cell>
          <table:table-cell office:value-type="string" table:style-name="ce197">
            <text:p>Var. %</text:p>
          </table:table-cell>
          <table:table-cell office:value-type="string" table:style-name="ce196">
            <text:p>Var. Abs.</text:p>
          </table:table-cell>
          <table:table-cell office:value-type="string" table:style-name="ce198">
            <text:p>Var. %</text:p>
          </table:table-cell>
          <table:table-cell table:number-columns-repeated="6" table:style-name="ce120"/>
          <table:table-cell table:number-columns-repeated="16366"/>
        </table:table-row>
        <table:table-row table:style-name="ro25">
          <table:table-cell/>
          <table:table-cell table:style-name="ce94"/>
          <table:table-cell table:style-name="ce199"/>
          <table:table-cell table:style-name="ce200"/>
          <table:table-cell table:style-name="ce201"/>
          <table:table-cell table:style-name="ce202"/>
          <table:table-cell table:style-name="ce201"/>
          <table:table-cell table:style-name="ce202"/>
          <table:table-cell table:style-name="ce203"/>
          <table:table-cell table:number-columns-repeated="3" table:style-name="ce204"/>
          <table:table-cell table:style-name="ce120"/>
          <table:table-cell table:number-columns-repeated="16371" table:style-name="ce1"/>
        </table:table-row>
        <table:table-row table:style-name="ro4">
          <table:table-cell/>
          <table:table-cell office:value-type="string" table:style-name="ce205">
            <text:p>PORTUGAL</text:p>
          </table:table-cell>
          <table:table-cell office:value-type="float" office:value="17563" table:style-name="ce206">
            <text:p>17 563</text:p>
          </table:table-cell>
          <table:table-cell office:value-type="float" office:value="99.999999999999986" table:style-name="ce207">
            <text:p>100,0<text:s text:c="5"/></text:p>
          </table:table-cell>
          <table:table-cell office:value-type="float" office:value="12906" table:style-name="ce208">
            <text:p>12 906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6971" table:style-name="ce208">
            <text:p>6 971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4657" table:style-name="ce131">
            <text:p>+4 657</text:p>
          </table:table-cell>
          <table:table-cell office:value-type="float" office:value="36.083991941732528" table:style-name="ce132">
            <text:p>+36,1<text:s text:c="3"/></text:p>
          </table:table-cell>
          <table:table-cell office:value-type="float" office:value="10592" table:style-name="ce131">
            <text:p>+10 592</text:p>
          </table:table-cell>
          <table:table-cell office:value-type="float" office:value="151.94376703485869" table:style-name="ce132">
            <text:p>+151,9<text:s text:c="3"/></text:p>
          </table:table-cell>
          <table:table-cell table:style-name="ce133"/>
          <table:table-cell table:style-name="ce95"/>
          <table:table-cell table:number-columns-repeated="2" table:style-name="ce286"/>
          <table:table-cell table:number-columns-repeated="2" table:style-name="ce134"/>
          <table:table-cell table:number-columns-repeated="16366"/>
        </table:table-row>
        <table:table-row table:style-name="ro37">
          <table:table-cell/>
          <table:table-cell office:value-type="string" table:style-name="ce211">
            <text:p>CONTINENTE</text:p>
          </table:table-cell>
          <table:table-cell office:value-type="float" office:value="17101" table:style-name="ce206">
            <text:p>17 101</text:p>
          </table:table-cell>
          <table:table-cell office:value-type="float" office:value="97.369469908330004" table:style-name="ce207">
            <text:p>97,4<text:s text:c="5"/></text:p>
          </table:table-cell>
          <table:table-cell office:value-type="float" office:value="12578" table:style-name="ce208">
            <text:p>12 578</text:p>
          </table:table-cell>
          <table:table-cell office:value-type="float" office:value="97.458546412521301" table:style-name="ce209">
            <text:p>97,5<text:s text:c="5"/></text:p>
          </table:table-cell>
          <table:table-cell office:value-type="float" office:value="6761" table:style-name="ce208">
            <text:p>6 761</text:p>
          </table:table-cell>
          <table:table-cell office:value-type="float" office:value="96.987519724573232" table:style-name="ce210">
            <text:p>97,0<text:s text:c="5"/></text:p>
          </table:table-cell>
          <table:table-cell office:value-type="float" office:value="4523" table:style-name="ce131">
            <text:p>+4 523</text:p>
          </table:table-cell>
          <table:table-cell office:value-type="float" office:value="35.959612020989027" table:style-name="ce132">
            <text:p>+36,0<text:s text:c="3"/></text:p>
          </table:table-cell>
          <table:table-cell office:value-type="float" office:value="10340" table:style-name="ce131">
            <text:p>+10 340</text:p>
          </table:table-cell>
          <table:table-cell office:value-type="float" office:value="152.93595621949416" table:style-name="ce132">
            <text:p>+152,9<text:s text:c="3"/></text:p>
          </table:table-cell>
          <table:table-cell table:style-name="ce151"/>
          <table:table-cell table:style-name="ce182"/>
          <table:table-cell table:number-columns-repeated="2" table:style-name="ce287"/>
          <table:table-cell table:number-columns-repeated="2" table:style-name="ce152"/>
          <table:table-cell table:number-columns-repeated="16366"/>
        </table:table-row>
        <table:table-row table:style-name="ro12">
          <table:table-cell/>
          <table:table-cell office:value-type="string" table:style-name="ce212">
            <text:p>Norte</text:p>
          </table:table-cell>
          <table:table-cell office:value-type="float" office:value="5006" table:style-name="ce213">
            <text:p>5 006</text:p>
          </table:table-cell>
          <table:table-cell office:value-type="float" office:value="28.503103114502075" table:style-name="ce214">
            <text:p>28,5<text:s text:c="5"/></text:p>
          </table:table-cell>
          <table:table-cell office:value-type="float" office:value="4385" table:style-name="ce215">
            <text:p>4 385</text:p>
          </table:table-cell>
          <table:table-cell office:value-type="float" office:value="33.976445064311172" table:style-name="ce216">
            <text:p>34,0<text:s text:c="5"/></text:p>
          </table:table-cell>
          <table:table-cell office:value-type="float" office:value="2026" table:style-name="ce215">
            <text:p>2 026</text:p>
          </table:table-cell>
          <table:table-cell office:value-type="float" office:value="29.063262085783965" table:style-name="ce217">
            <text:p>29,1<text:s text:c="5"/></text:p>
          </table:table-cell>
          <table:table-cell office:value-type="float" office:value="621" table:style-name="ce140">
            <text:p>+ 621</text:p>
          </table:table-cell>
          <table:table-cell office:value-type="float" office:value="14.161915621436716" table:style-name="ce141">
            <text:p>+14,2<text:s text:c="3"/></text:p>
          </table:table-cell>
          <table:table-cell office:value-type="float" office:value="2980" table:style-name="ce140">
            <text:p>+2 980</text:p>
          </table:table-cell>
          <table:table-cell office:value-type="float" office:value="147.08785784797632" table:style-name="ce141">
            <text:p>+147,1<text:s text:c="3"/></text:p>
          </table:table-cell>
          <table:table-cell table:style-name="ce157"/>
          <table:table-cell table:style-name="ce151"/>
          <table:table-cell table:number-columns-repeated="2" table:style-name="ce288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12">
            <text:p>Centro</text:p>
          </table:table-cell>
          <table:table-cell office:value-type="float" office:value="3406" table:style-name="ce213">
            <text:p>3 406</text:p>
          </table:table-cell>
          <table:table-cell office:value-type="float" office:value="19.393042190969652" table:style-name="ce214">
            <text:p>19,4<text:s text:c="5"/></text:p>
          </table:table-cell>
          <table:table-cell office:value-type="float" office:value="2999" table:style-name="ce215">
            <text:p>2 999</text:p>
          </table:table-cell>
          <table:table-cell office:value-type="float" office:value="23.237253990392066" table:style-name="ce216">
            <text:p>23,2<text:s text:c="5"/></text:p>
          </table:table-cell>
          <table:table-cell office:value-type="float" office:value="1966" table:style-name="ce215">
            <text:p>1 966</text:p>
          </table:table-cell>
          <table:table-cell office:value-type="float" office:value="28.202553435662033" table:style-name="ce217">
            <text:p>28,2<text:s text:c="5"/></text:p>
          </table:table-cell>
          <table:table-cell office:value-type="float" office:value="407" table:style-name="ce140">
            <text:p>+ 407</text:p>
          </table:table-cell>
          <table:table-cell office:value-type="float" office:value="13.571190396798933" table:style-name="ce141">
            <text:p>+13,6<text:s text:c="3"/></text:p>
          </table:table-cell>
          <table:table-cell office:value-type="float" office:value="1440" table:style-name="ce140">
            <text:p>+1 440</text:p>
          </table:table-cell>
          <table:table-cell office:value-type="float" office:value="73.245167853509656" table:style-name="ce141">
            <text:p>+73,2<text:s text:c="3"/></text:p>
          </table:table-cell>
          <table:table-cell table:number-columns-repeated="2" table:style-name="ce151"/>
          <table:table-cell table:number-columns-repeated="2" table:style-name="ce288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12">
            <text:p>Lisboa V. Tejo</text:p>
          </table:table-cell>
          <table:table-cell office:value-type="float" office:value="4794" table:style-name="ce213">
            <text:p>4 794</text:p>
          </table:table-cell>
          <table:table-cell office:value-type="float" office:value="27.296020042134035" table:style-name="ce214">
            <text:p>27,3<text:s text:c="5"/></text:p>
          </table:table-cell>
          <table:table-cell office:value-type="float" office:value="3618" table:style-name="ce215">
            <text:p>3 618</text:p>
          </table:table-cell>
          <table:table-cell office:value-type="float" office:value="28.03347280334728" table:style-name="ce216">
            <text:p>28,0<text:s text:c="5"/></text:p>
          </table:table-cell>
          <table:table-cell office:value-type="float" office:value="1945" table:style-name="ce215">
            <text:p>1 945</text:p>
          </table:table-cell>
          <table:table-cell office:value-type="float" office:value="27.901305408119352" table:style-name="ce217">
            <text:p>27,9<text:s text:c="5"/></text:p>
          </table:table-cell>
          <table:table-cell office:value-type="float" office:value="1176" table:style-name="ce140">
            <text:p>+1 176</text:p>
          </table:table-cell>
          <table:table-cell office:value-type="float" office:value="32.504145936981757" table:style-name="ce141">
            <text:p>+32,5<text:s text:c="3"/></text:p>
          </table:table-cell>
          <table:table-cell office:value-type="float" office:value="2849" table:style-name="ce140">
            <text:p>+2 849</text:p>
          </table:table-cell>
          <table:table-cell office:value-type="float" office:value="146.47814910025707" table:style-name="ce141">
            <text:p>+146,5<text:s text:c="3"/></text:p>
          </table:table-cell>
          <table:table-cell table:style-name="ce157"/>
          <table:table-cell table:style-name="ce151"/>
          <table:table-cell table:number-columns-repeated="2" table:style-name="ce288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12">
            <text:p>Alentejo</text:p>
          </table:table-cell>
          <table:table-cell office:value-type="float" office:value="1846" table:style-name="ce213">
            <text:p>1 846</text:p>
          </table:table-cell>
          <table:table-cell office:value-type="float" office:value="10.510732790525537" table:style-name="ce214">
            <text:p>10,5<text:s text:c="5"/></text:p>
          </table:table-cell>
          <table:table-cell office:value-type="float" office:value="858" table:style-name="ce215">
            <text:p><text:s/>858</text:p>
          </table:table-cell>
          <table:table-cell office:value-type="float" office:value="6.6480706648070669" table:style-name="ce216">
            <text:p>6,6<text:s text:c="5"/></text:p>
          </table:table-cell>
          <table:table-cell office:value-type="float" office:value="702" table:style-name="ce215">
            <text:p><text:s/>702</text:p>
          </table:table-cell>
          <table:table-cell office:value-type="float" office:value="10.070291206426624" table:style-name="ce217">
            <text:p>10,1<text:s text:c="5"/></text:p>
          </table:table-cell>
          <table:table-cell office:value-type="float" office:value="988" table:style-name="ce140">
            <text:p>+ 988</text:p>
          </table:table-cell>
          <table:table-cell office:value-type="float" office:value="115.15151515151516" table:style-name="ce141">
            <text:p>+115,2<text:s text:c="3"/></text:p>
          </table:table-cell>
          <table:table-cell office:value-type="float" office:value="1144" table:style-name="ce140">
            <text:p>+1 144</text:p>
          </table:table-cell>
          <table:table-cell office:value-type="float" office:value="162.96296296296296" table:style-name="ce141">
            <text:p>+163,0<text:s text:c="3"/></text:p>
          </table:table-cell>
          <table:table-cell table:number-columns-repeated="2" table:style-name="ce151"/>
          <table:table-cell table:number-columns-repeated="2" table:style-name="ce288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12">
            <text:p>Algarve</text:p>
          </table:table-cell>
          <table:table-cell office:value-type="float" office:value="2049" table:style-name="ce213">
            <text:p>2 049</text:p>
          </table:table-cell>
          <table:table-cell office:value-type="float" office:value="11.666571770198713" table:style-name="ce214">
            <text:p>11,7<text:s text:c="5"/></text:p>
          </table:table-cell>
          <table:table-cell office:value-type="float" office:value="718" table:style-name="ce215">
            <text:p><text:s/>718</text:p>
          </table:table-cell>
          <table:table-cell office:value-type="float" office:value="5.5633038896637226" table:style-name="ce216">
            <text:p>5,6<text:s text:c="5"/></text:p>
          </table:table-cell>
          <table:table-cell office:value-type="float" office:value="122" table:style-name="ce215">
            <text:p><text:s/>122</text:p>
          </table:table-cell>
          <table:table-cell office:value-type="float" office:value="1.7501075885812654" table:style-name="ce217">
            <text:p>1,8<text:s text:c="5"/></text:p>
          </table:table-cell>
          <table:table-cell office:value-type="float" office:value="1331" table:style-name="ce140">
            <text:p>+1 331</text:p>
          </table:table-cell>
          <table:table-cell office:value-type="float" office:value="185.37604456824513" table:style-name="ce141">
            <text:p>+185,4<text:s text:c="3"/></text:p>
          </table:table-cell>
          <table:table-cell office:value-type="float" office:value="1927" table:style-name="ce140">
            <text:p>+1 927</text:p>
          </table:table-cell>
          <table:table-cell office:value-type="float" office:value="1579.5081967213114" table:style-name="ce141">
            <text:p>+1579,5<text:s text:c="3"/></text:p>
          </table:table-cell>
          <table:table-cell table:style-name="ce157"/>
          <table:table-cell table:style-name="ce151"/>
          <table:table-cell table:number-columns-repeated="2" table:style-name="ce288"/>
          <table:table-cell table:number-columns-repeated="2" table:style-name="ce152"/>
          <table:table-cell table:number-columns-repeated="16366"/>
        </table:table-row>
        <table:table-row table:style-name="ro38">
          <table:table-cell/>
          <table:table-cell office:value-type="string" table:style-name="ce211">
            <text:p>REG.AUTÓNOMAS</text:p>
          </table:table-cell>
          <table:table-cell office:value-type="float" office:value="462" table:style-name="ce206">
            <text:p><text:s/>462</text:p>
          </table:table-cell>
          <table:table-cell office:value-type="float" office:value="2.6305300916699879" table:style-name="ce207">
            <text:p>2,6<text:s text:c="5"/></text:p>
          </table:table-cell>
          <table:table-cell office:value-type="float" office:value="328" table:style-name="ce208">
            <text:p><text:s/>328</text:p>
          </table:table-cell>
          <table:table-cell office:value-type="float" office:value="2.5414535874786921" table:style-name="ce209">
            <text:p>2,5<text:s text:c="5"/></text:p>
          </table:table-cell>
          <table:table-cell office:value-type="float" office:value="210" table:style-name="ce208">
            <text:p><text:s/>210</text:p>
          </table:table-cell>
          <table:table-cell office:value-type="float" office:value="3.0124802754267677" table:style-name="ce210">
            <text:p>3,0<text:s text:c="5"/></text:p>
          </table:table-cell>
          <table:table-cell office:value-type="float" office:value="134" table:style-name="ce131">
            <text:p>+ 134</text:p>
          </table:table-cell>
          <table:table-cell office:value-type="float" office:value="40.853658536585364" table:style-name="ce132">
            <text:p>+40,9<text:s text:c="3"/></text:p>
          </table:table-cell>
          <table:table-cell office:value-type="float" office:value="252" table:style-name="ce131">
            <text:p>+ 252</text:p>
          </table:table-cell>
          <table:table-cell office:value-type="float" office:value="120" table:style-name="ce132">
            <text:p>+120,0<text:s text:c="3"/></text:p>
          </table:table-cell>
          <table:table-cell table:number-columns-repeated="2" table:style-name="ce151"/>
          <table:table-cell table:number-columns-repeated="2" table:style-name="ce288"/>
          <table:table-cell table:number-columns-repeated="2" table:style-name="ce151"/>
          <table:table-cell table:number-columns-repeated="16366"/>
        </table:table-row>
        <table:table-row table:style-name="ro12">
          <table:table-cell/>
          <table:table-cell office:value-type="string" table:style-name="ce212">
            <text:p>Açores</text:p>
          </table:table-cell>
          <table:table-cell office:value-type="float" office:value="202" table:style-name="ce213">
            <text:p><text:s/>202</text:p>
          </table:table-cell>
          <table:table-cell office:value-type="float" office:value="1.1501451915959688" table:style-name="ce214">
            <text:p>1,2<text:s text:c="5"/></text:p>
          </table:table-cell>
          <table:table-cell office:value-type="float" office:value="204" table:style-name="ce215">
            <text:p><text:s/>204</text:p>
          </table:table-cell>
          <table:table-cell office:value-type="float" office:value="1.5806601580660158" table:style-name="ce216">
            <text:p>1,6<text:s text:c="5"/></text:p>
          </table:table-cell>
          <table:table-cell office:value-type="float" office:value="114" table:style-name="ce215">
            <text:p><text:s/>114</text:p>
          </table:table-cell>
          <table:table-cell office:value-type="float" office:value="1.635346435231674" table:style-name="ce217">
            <text:p>1,6<text:s text:c="5"/></text:p>
          </table:table-cell>
          <table:table-cell office:value-type="float" office:value="-2" table:style-name="ce140">
            <text:p><text:s/>- 2</text:p>
          </table:table-cell>
          <table:table-cell office:value-type="float" office:value="-0.98039215686274506" table:style-name="ce141">
            <text:p>-1,0<text:s text:c="3"/></text:p>
          </table:table-cell>
          <table:table-cell office:value-type="float" office:value="88" table:style-name="ce140">
            <text:p>+ 88</text:p>
          </table:table-cell>
          <table:table-cell office:value-type="float" office:value="77.192982456140342" table:style-name="ce141">
            <text:p>+77,2<text:s text:c="3"/></text:p>
          </table:table-cell>
          <table:table-cell table:number-columns-repeated="2" table:style-name="ce151"/>
          <table:table-cell table:number-columns-repeated="2" table:style-name="ce288"/>
          <table:table-cell table:number-columns-repeated="2" table:style-name="ce151"/>
          <table:table-cell table:number-columns-repeated="16366"/>
        </table:table-row>
        <table:table-row table:style-name="ro4">
          <table:table-cell/>
          <table:table-cell office:value-type="string" table:style-name="ce212">
            <text:p>Madeira</text:p>
          </table:table-cell>
          <table:table-cell office:value-type="float" office:value="260" table:style-name="ce213">
            <text:p><text:s/>260</text:p>
          </table:table-cell>
          <table:table-cell office:value-type="float" office:value="1.4803849000740192" table:style-name="ce214">
            <text:p>1,5<text:s text:c="5"/></text:p>
          </table:table-cell>
          <table:table-cell office:value-type="float" office:value="124" table:style-name="ce215">
            <text:p><text:s/>124</text:p>
          </table:table-cell>
          <table:table-cell office:value-type="float" office:value="0.96079342941267631" table:style-name="ce216">
            <text:p>1,0<text:s text:c="5"/></text:p>
          </table:table-cell>
          <table:table-cell office:value-type="float" office:value="96" table:style-name="ce215">
            <text:p><text:s/>96</text:p>
          </table:table-cell>
          <table:table-cell office:value-type="float" office:value="1.3771338401950939" table:style-name="ce217">
            <text:p>1,4<text:s text:c="5"/></text:p>
          </table:table-cell>
          <table:table-cell office:value-type="float" office:value="136" table:style-name="ce140">
            <text:p>+ 136</text:p>
          </table:table-cell>
          <table:table-cell office:value-type="float" office:value="109.6774193548387" table:style-name="ce141">
            <text:p>+109,7<text:s text:c="3"/></text:p>
          </table:table-cell>
          <table:table-cell office:value-type="float" office:value="164" table:style-name="ce140">
            <text:p>+ 164</text:p>
          </table:table-cell>
          <table:table-cell office:value-type="float" office:value="170.83333333333331" table:style-name="ce141">
            <text:p>+170,8<text:s text:c="3"/></text:p>
          </table:table-cell>
          <table:table-cell table:style-name="ce151"/>
          <table:table-cell table:number-columns-repeated="3" table:style-name="ce1"/>
          <table:table-cell table:number-columns-repeated="2" table:style-name="ce151"/>
          <table:table-cell table:number-columns-repeated="16366"/>
        </table:table-row>
        <table:table-row table:style-name="ro14">
          <table:table-cell/>
          <table:table-cell table:style-name="ce218"/>
          <table:table-cell table:style-name="ce219"/>
          <table:table-cell table:style-name="ce220"/>
          <table:table-cell table:style-name="ce221"/>
          <table:table-cell table:style-name="ce222"/>
          <table:table-cell table:style-name="ce221"/>
          <table:table-cell table:style-name="ce223"/>
          <table:table-cell table:style-name="ce224"/>
          <table:table-cell table:style-name="ce225"/>
          <table:table-cell table:style-name="ce224"/>
          <table:table-cell table:style-name="ce225"/>
          <table:table-cell table:number-columns-repeated="3" table:style-name="ce151"/>
          <table:table-cell table:style-name="ce288"/>
          <table:table-cell table:number-columns-repeated="2" table:style-name="ce151"/>
          <table:table-cell table:number-columns-repeated="16366"/>
        </table:table-row>
        <table:table-row table:style-name="ro20">
          <table:table-cell/>
          <table:table-cell office:value-type="string" table:style-name="ce226">
            <text:p><text:s text:c="4"/>(1) - Mês homólogo do ano anterior</text:p>
          </table:table-cell>
          <table:table-cell table:number-columns-repeated="2" table:style-name="ce95"/>
          <table:table-cell table:number-columns-repeated="4" table:style-name="ce169"/>
          <table:table-cell table:style-name="ce95"/>
          <table:table-cell table:style-name="ce170"/>
          <table:table-cell table:number-columns-repeated="2" table:style-name="ce95"/>
          <table:table-cell table:number-columns-repeated="16372" table:style-name="ce1"/>
        </table:table-row>
        <table:table-row table:number-rows-repeated="7" table:style-name="ro20">
          <table:table-cell table:number-columns-repeated="16384"/>
        </table:table-row>
        <table:table-row table:style-name="ro21">
          <table:table-cell/>
          <table:table-cell office:value-type="string" table:style-name="ce96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96"/>
          <table:table-cell office:value-type="string" table:style-name="ce289">
            <text:p>CONTINENTE</text:p>
          </table:table-cell>
          <table:table-cell table:style-name="ce289"/>
          <table:table-cell table:number-columns-repeated="16372" table:style-name="ce1"/>
        </table:table-row>
        <table:table-row table:style-name="ro21">
          <table:table-cell/>
          <table:table-cell office:value-type="string" table:style-name="ce227">
            <text:p>Movimento ao longo do mês<text:s text:c="2"/>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number-columns-repeated="6" table:style-name="ce95"/>
          <table:table-cell table:number-columns-repeated="16366"/>
        </table:table-row>
        <table:table-row table:style-name="ro25">
          <table:table-cell/>
          <table:table-cell table:style-name="ce94"/>
          <table:table-cell table:style-name="ce100"/>
          <table:table-cell table:number-columns-repeated="9" table:style-name="ce94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table:style-name="ce101"/>
          <table:table-cell table:style-name="ce102"/>
          <table:table-cell table:style-name="ce103"/>
          <table:table-cell table:style-name="ce104"/>
          <table:table-cell table:style-name="ce105"/>
          <table:table-cell table:style-name="ce104"/>
          <table:table-cell table:style-name="ce105"/>
          <table:table-cell office:value-type="string" table:number-columns-spanned="4" table:number-rows-spanned="1" table:style-name="ce173">
            <text:p>Variação</text:p>
          </table:table-cell>
          <table:covered-table-cell table:number-columns-repeated="3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office:value-type="string" table:style-name="ce107">
            <text:p>CPP-<text:span text:style-name="T2">2010</text:span></text:p>
          </table:table-cell>
          <table:table-cell office:value-type="string" table:style-name="ce176">
            <text:p>MAI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ABRIL 2021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MAI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174">
            <text:p>Mês <text:s/>anterior</text:p>
          </table:table-cell>
          <table:covered-table-cell/>
          <table:table-cell office:value-type="string" table:number-columns-spanned="2" table:number-rows-spanned="1" table:style-name="ce175">
            <text:p>Mês <text:s/>homólogo<text:span text:style-name="T2">(1)<text:s/></text:span></text:p>
          </table:table-cell>
          <table:covered-table-cell/>
          <table:table-cell table:number-columns-repeated="6" table:style-name="ce106"/>
          <table:table-cell table:number-columns-repeated="16366"/>
        </table:table-row>
        <table:table-row table:style-name="ro20">
          <table:table-cell/>
          <table:table-cell table:style-name="ce112"/>
          <table:table-cell table:style-name="ce113"/>
          <table:table-cell table:style-name="ce114"/>
          <table:table-cell table:style-name="ce115"/>
          <table:table-cell table:style-name="ce116"/>
          <table:table-cell table:style-name="ce115"/>
          <table:table-cell table:style-name="ce116"/>
          <table:table-cell office:value-type="string" table:style-name="ce117">
            <text:p>Var. Abs.</text:p>
          </table:table-cell>
          <table:table-cell office:value-type="string" table:style-name="ce118">
            <text:p>Var. %</text:p>
          </table:table-cell>
          <table:table-cell office:value-type="string" table:style-name="ce117">
            <text:p>Var. Abs.</text:p>
          </table:table-cell>
          <table:table-cell office:value-type="string" table:style-name="ce119">
            <text:p>Var. %</text:p>
          </table:table-cell>
          <table:table-cell table:number-columns-repeated="6" table:style-name="ce106"/>
          <table:table-cell table:number-columns-repeated="16366"/>
        </table:table-row>
        <table:table-row table:style-name="ro31">
          <table:table-cell/>
          <table:table-cell table:style-name="ce107"/>
          <table:table-cell table:style-name="ce228"/>
          <table:table-cell table:style-name="ce229"/>
          <table:table-cell table:style-name="ce230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4"/>
          <table:table-cell table:style-name="ce235"/>
          <table:table-cell table:style-name="ce95"/>
          <table:table-cell table:number-columns-repeated="16371" table:style-name="ce1"/>
        </table:table-row>
        <table:table-row table:style-name="ro13">
          <table:table-cell/>
          <table:table-cell office:value-type="string" table:style-name="ce290">
            <text:p>Total</text:p>
          </table:table-cell>
          <table:table-cell office:value-type="float" office:value="17101" table:style-name="ce127">
            <text:p>17 101</text:p>
          </table:table-cell>
          <table:table-cell office:value-type="float" office:value="100" table:style-name="ce237">
            <text:p>100,0<text:s text:c="5"/></text:p>
          </table:table-cell>
          <table:table-cell office:value-type="float" office:value="12578" table:style-name="ce238">
            <text:p>12 578</text:p>
          </table:table-cell>
          <table:table-cell office:value-type="float" office:value="100" table:style-name="ce239">
            <text:p>100,0<text:s text:c="5"/></text:p>
          </table:table-cell>
          <table:table-cell office:value-type="float" office:value="6761" table:style-name="ce129">
            <text:p>6 761</text:p>
          </table:table-cell>
          <table:table-cell office:value-type="float" office:value="100" table:style-name="ce240">
            <text:p>100,0<text:s text:c="5"/></text:p>
          </table:table-cell>
          <table:table-cell office:value-type="float" office:value="4523" table:style-name="ce131">
            <text:p>+4 523</text:p>
          </table:table-cell>
          <table:table-cell office:value-type="float" office:value="35.959612020989027" table:style-name="ce132">
            <text:p>+36,0<text:s text:c="3"/></text:p>
          </table:table-cell>
          <table:table-cell office:value-type="float" office:value="10340" table:style-name="ce131">
            <text:p>+10 340</text:p>
          </table:table-cell>
          <table:table-cell office:value-type="float" office:value="152.93595621949416" table:style-name="ce132">
            <text:p>+152,9<text:s text:c="3"/></text:p>
          </table:table-cell>
          <table:table-cell table:number-columns-repeated="6" table:style-name="ce120"/>
          <table:table-cell table:number-columns-repeated="16366"/>
        </table:table-row>
        <table:table-row table:style-name="ro4">
          <table:table-cell/>
          <table:table-cell office:value-type="string" table:style-name="ce291">
            <text:p>1- Repres. do poder legislativo e de órgãos exec., dirigentes, dire. e gestores execu.</text:p>
          </table:table-cell>
          <table:table-cell office:value-type="float" office:value="109" table:style-name="ce136">
            <text:p><text:s/>109</text:p>
          </table:table-cell>
          <table:table-cell office:value-type="float" office:value="0.63738962633764107" table:style-name="ce242">
            <text:p>0,6<text:s text:c="5"/></text:p>
          </table:table-cell>
          <table:table-cell office:value-type="float" office:value="104" table:style-name="ce243">
            <text:p><text:s/>104</text:p>
          </table:table-cell>
          <table:table-cell office:value-type="float" office:value="0.82684051518524415" table:style-name="ce244">
            <text:p>0,8<text:s text:c="5"/></text:p>
          </table:table-cell>
          <table:table-cell office:value-type="float" office:value="20" table:style-name="ce138">
            <text:p><text:s/>20</text:p>
          </table:table-cell>
          <table:table-cell office:value-type="float" office:value="0.29581422866439877" table:style-name="ce245">
            <text:p>0,3<text:s text:c="5"/></text:p>
          </table:table-cell>
          <table:table-cell office:value-type="float" office:value="5" table:style-name="ce140">
            <text:p>+ 5</text:p>
          </table:table-cell>
          <table:table-cell office:value-type="float" office:value="4.8076923076923084" table:style-name="ce141">
            <text:p>+4,8<text:s text:c="3"/></text:p>
          </table:table-cell>
          <table:table-cell office:value-type="float" office:value="89" table:style-name="ce140">
            <text:p>+ 89</text:p>
          </table:table-cell>
          <table:table-cell office:value-type="float" office:value="445" table:style-name="ce141">
            <text:p>+445,0<text:s text:c="3"/></text:p>
          </table:table-cell>
          <table:table-cell table:style-name="ce133"/>
          <table:table-cell table:style-name="ce95"/>
          <table:table-cell table:number-columns-repeated="2" table:style-name="ce286"/>
          <table:table-cell table:number-columns-repeated="2" table:style-name="ce134"/>
          <table:table-cell table:number-columns-repeated="16366"/>
        </table:table-row>
        <table:table-row table:style-name="ro4">
          <table:table-cell/>
          <table:table-cell office:value-type="string" table:style-name="ce291">
            <text:p>2- Especialistas das atividades intelectuais e científicas</text:p>
          </table:table-cell>
          <table:table-cell office:value-type="float" office:value="999" table:style-name="ce136">
            <text:p><text:s/>999</text:p>
          </table:table-cell>
          <table:table-cell office:value-type="float" office:value="5.8417636395532426" table:style-name="ce242">
            <text:p>5,8<text:s text:c="5"/></text:p>
          </table:table-cell>
          <table:table-cell office:value-type="float" office:value="832" table:style-name="ce243">
            <text:p><text:s/>832</text:p>
          </table:table-cell>
          <table:table-cell office:value-type="float" office:value="6.6147241214819532" table:style-name="ce244">
            <text:p>6,6<text:s text:c="5"/></text:p>
          </table:table-cell>
          <table:table-cell office:value-type="float" office:value="397" table:style-name="ce138">
            <text:p><text:s/>397</text:p>
          </table:table-cell>
          <table:table-cell office:value-type="float" office:value="5.8719124389883151" table:style-name="ce245">
            <text:p>5,9<text:s text:c="5"/></text:p>
          </table:table-cell>
          <table:table-cell office:value-type="float" office:value="167" table:style-name="ce140">
            <text:p>+ 167</text:p>
          </table:table-cell>
          <table:table-cell office:value-type="float" office:value="20.072115384615387" table:style-name="ce141">
            <text:p>+20,1<text:s text:c="3"/></text:p>
          </table:table-cell>
          <table:table-cell office:value-type="float" office:value="602" table:style-name="ce140">
            <text:p>+ 602</text:p>
          </table:table-cell>
          <table:table-cell office:value-type="float" office:value="151.63727959697732" table:style-name="ce141">
            <text:p>+151,6<text:s text:c="3"/></text:p>
          </table:table-cell>
          <table:table-cell table:style-name="ce151"/>
          <table:table-cell table:style-name="ce182"/>
          <table:table-cell table:number-columns-repeated="2" table:style-name="ce287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91">
            <text:p>3- Técnicos e profissões de nível intermédio</text:p>
          </table:table-cell>
          <table:table-cell office:value-type="float" office:value="1003" table:style-name="ce136">
            <text:p>1 003</text:p>
          </table:table-cell>
          <table:table-cell office:value-type="float" office:value="5.8651540845564583" table:style-name="ce242">
            <text:p>5,9<text:s text:c="5"/></text:p>
          </table:table-cell>
          <table:table-cell office:value-type="float" office:value="819" table:style-name="ce243">
            <text:p><text:s/>819</text:p>
          </table:table-cell>
          <table:table-cell office:value-type="float" office:value="6.5113690570837974" table:style-name="ce244">
            <text:p>6,5<text:s text:c="5"/></text:p>
          </table:table-cell>
          <table:table-cell office:value-type="float" office:value="389" table:style-name="ce138">
            <text:p><text:s/>389</text:p>
          </table:table-cell>
          <table:table-cell office:value-type="float" office:value="5.7535867475225562" table:style-name="ce245">
            <text:p>5,8<text:s text:c="5"/></text:p>
          </table:table-cell>
          <table:table-cell office:value-type="float" office:value="184" table:style-name="ce140">
            <text:p>+ 184</text:p>
          </table:table-cell>
          <table:table-cell office:value-type="float" office:value="22.466422466422468" table:style-name="ce141">
            <text:p>+22,5<text:s text:c="3"/></text:p>
          </table:table-cell>
          <table:table-cell office:value-type="float" office:value="614" table:style-name="ce140">
            <text:p>+ 614</text:p>
          </table:table-cell>
          <table:table-cell office:value-type="float" office:value="157.840616966581" table:style-name="ce141">
            <text:p>+157,8<text:s text:c="3"/></text:p>
          </table:table-cell>
          <table:table-cell table:style-name="ce157"/>
          <table:table-cell table:style-name="ce151"/>
          <table:table-cell table:number-columns-repeated="2" table:style-name="ce288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91">
            <text:p>4- Pessoal administrativo</text:p>
          </table:table-cell>
          <table:table-cell office:value-type="float" office:value="1388" table:style-name="ce136">
            <text:p>1 388</text:p>
          </table:table-cell>
          <table:table-cell office:value-type="float" office:value="8.1164844161160161" table:style-name="ce242">
            <text:p>8,1<text:s text:c="5"/></text:p>
          </table:table-cell>
          <table:table-cell office:value-type="float" office:value="1156" table:style-name="ce243">
            <text:p>1 156</text:p>
          </table:table-cell>
          <table:table-cell office:value-type="float" office:value="9.1906503418667516" table:style-name="ce244">
            <text:p>9,2<text:s text:c="5"/></text:p>
          </table:table-cell>
          <table:table-cell office:value-type="float" office:value="557" table:style-name="ce138">
            <text:p><text:s/>557</text:p>
          </table:table-cell>
          <table:table-cell office:value-type="float" office:value="8.2384262683035061" table:style-name="ce245">
            <text:p>8,2<text:s text:c="5"/></text:p>
          </table:table-cell>
          <table:table-cell office:value-type="float" office:value="232" table:style-name="ce140">
            <text:p>+ 232</text:p>
          </table:table-cell>
          <table:table-cell office:value-type="float" office:value="20.069204152249135" table:style-name="ce141">
            <text:p>+20,1<text:s text:c="3"/></text:p>
          </table:table-cell>
          <table:table-cell office:value-type="float" office:value="831" table:style-name="ce140">
            <text:p>+ 831</text:p>
          </table:table-cell>
          <table:table-cell office:value-type="float" office:value="149.19210053859965" table:style-name="ce141">
            <text:p>+149,2<text:s text:c="3"/></text:p>
          </table:table-cell>
          <table:table-cell table:number-columns-repeated="2" table:style-name="ce151"/>
          <table:table-cell table:number-columns-repeated="2" table:style-name="ce288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91">
            <text:p>5- Trabalhadores dos serviços pessoais, de proteção e segurança e vendedores</text:p>
          </table:table-cell>
          <table:table-cell office:value-type="float" office:value="3912" table:style-name="ce136">
            <text:p>3 912</text:p>
          </table:table-cell>
          <table:table-cell office:value-type="float" office:value="22.875855213145428" table:style-name="ce242">
            <text:p>22,9<text:s text:c="5"/></text:p>
          </table:table-cell>
          <table:table-cell office:value-type="float" office:value="2590" table:style-name="ce243">
            <text:p>2 590</text:p>
          </table:table-cell>
          <table:table-cell office:value-type="float" office:value="20.591508983940212" table:style-name="ce244">
            <text:p>20,6<text:s text:c="5"/></text:p>
          </table:table-cell>
          <table:table-cell office:value-type="float" office:value="855" table:style-name="ce138">
            <text:p><text:s/>855</text:p>
          </table:table-cell>
          <table:table-cell office:value-type="float" office:value="12.646058275403046" table:style-name="ce245">
            <text:p>12,6<text:s text:c="5"/></text:p>
          </table:table-cell>
          <table:table-cell office:value-type="float" office:value="1322" table:style-name="ce140">
            <text:p>+1 322</text:p>
          </table:table-cell>
          <table:table-cell office:value-type="float" office:value="51.042471042471036" table:style-name="ce141">
            <text:p>+51,0<text:s text:c="3"/></text:p>
          </table:table-cell>
          <table:table-cell office:value-type="float" office:value="3057" table:style-name="ce140">
            <text:p>+3 057</text:p>
          </table:table-cell>
          <table:table-cell office:value-type="float" office:value="357.54385964912279" table:style-name="ce141">
            <text:p>+357,5<text:s text:c="3"/></text:p>
          </table:table-cell>
          <table:table-cell table:style-name="ce157"/>
          <table:table-cell table:style-name="ce151"/>
          <table:table-cell table:number-columns-repeated="2" table:style-name="ce288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91">
            <text:p>6- Agricultores e trabalhadores qualificados da agricultura, da pesca e da floresta</text:p>
          </table:table-cell>
          <table:table-cell office:value-type="float" office:value="638" table:style-name="ce136">
            <text:p><text:s/>638</text:p>
          </table:table-cell>
          <table:table-cell office:value-type="float" office:value="3.7307759780129817" table:style-name="ce242">
            <text:p>3,7<text:s text:c="5"/></text:p>
          </table:table-cell>
          <table:table-cell office:value-type="float" office:value="334" table:style-name="ce243">
            <text:p><text:s/>334</text:p>
          </table:table-cell>
          <table:table-cell office:value-type="float" office:value="2.6554301160756877" table:style-name="ce244">
            <text:p>2,7<text:s text:c="5"/></text:p>
          </table:table-cell>
          <table:table-cell office:value-type="float" office:value="357" table:style-name="ce138">
            <text:p><text:s/>357</text:p>
          </table:table-cell>
          <table:table-cell office:value-type="float" office:value="5.280283981659518" table:style-name="ce245">
            <text:p>5,3<text:s text:c="5"/></text:p>
          </table:table-cell>
          <table:table-cell office:value-type="float" office:value="304" table:style-name="ce140">
            <text:p>+ 304</text:p>
          </table:table-cell>
          <table:table-cell office:value-type="float" office:value="91.017964071856284" table:style-name="ce141">
            <text:p>+91,0<text:s text:c="3"/></text:p>
          </table:table-cell>
          <table:table-cell office:value-type="float" office:value="281" table:style-name="ce140">
            <text:p>+ 281</text:p>
          </table:table-cell>
          <table:table-cell office:value-type="float" office:value="78.71148459383754" table:style-name="ce141">
            <text:p>+78,7<text:s text:c="3"/></text:p>
          </table:table-cell>
          <table:table-cell table:number-columns-repeated="2" table:style-name="ce151"/>
          <table:table-cell table:number-columns-repeated="2" table:style-name="ce288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91">
            <text:p>7- Trabalhadores qualificados da indústria, construção e artífices</text:p>
          </table:table-cell>
          <table:table-cell office:value-type="float" office:value="2623" table:style-name="ce136">
            <text:p>2 623</text:p>
          </table:table-cell>
          <table:table-cell office:value-type="float" office:value="15.338284310859013" table:style-name="ce242">
            <text:p>15,3<text:s text:c="5"/></text:p>
          </table:table-cell>
          <table:table-cell office:value-type="float" office:value="2306" table:style-name="ce243">
            <text:p>2 306</text:p>
          </table:table-cell>
          <table:table-cell office:value-type="float" office:value="18.333598346318968" table:style-name="ce244">
            <text:p>18,3<text:s text:c="5"/></text:p>
          </table:table-cell>
          <table:table-cell office:value-type="float" office:value="1308" table:style-name="ce138">
            <text:p>1 308</text:p>
          </table:table-cell>
          <table:table-cell office:value-type="float" office:value="19.346250554651679" table:style-name="ce245">
            <text:p>19,3<text:s text:c="5"/></text:p>
          </table:table-cell>
          <table:table-cell office:value-type="float" office:value="317" table:style-name="ce140">
            <text:p>+ 317</text:p>
          </table:table-cell>
          <table:table-cell office:value-type="float" office:value="13.746747614917606" table:style-name="ce141">
            <text:p>+13,7<text:s text:c="3"/></text:p>
          </table:table-cell>
          <table:table-cell office:value-type="float" office:value="1315" table:style-name="ce140">
            <text:p>+1 315</text:p>
          </table:table-cell>
          <table:table-cell office:value-type="float" office:value="100.53516819571865" table:style-name="ce141">
            <text:p>+100,5<text:s text:c="3"/></text:p>
          </table:table-cell>
          <table:table-cell table:style-name="ce157"/>
          <table:table-cell table:style-name="ce151"/>
          <table:table-cell table:number-columns-repeated="2" table:style-name="ce288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91">
            <text:p>8- Operadores de instalações e máquinas e trabalhadores da montagem</text:p>
          </table:table-cell>
          <table:table-cell office:value-type="float" office:value="1617" table:style-name="ce136">
            <text:p>1 617</text:p>
          </table:table-cell>
          <table:table-cell office:value-type="float" office:value="9.455587392550143" table:style-name="ce242">
            <text:p>9,5<text:s text:c="5"/></text:p>
          </table:table-cell>
          <table:table-cell office:value-type="float" office:value="1186" table:style-name="ce243">
            <text:p>1 186</text:p>
          </table:table-cell>
          <table:table-cell office:value-type="float" office:value="9.4291620289394178" table:style-name="ce244">
            <text:p>9,4<text:s text:c="5"/></text:p>
          </table:table-cell>
          <table:table-cell office:value-type="float" office:value="700" table:style-name="ce138">
            <text:p><text:s/>700</text:p>
          </table:table-cell>
          <table:table-cell office:value-type="float" office:value="10.353498003253957" table:style-name="ce245">
            <text:p>10,4<text:s text:c="5"/></text:p>
          </table:table-cell>
          <table:table-cell office:value-type="float" office:value="431" table:style-name="ce140">
            <text:p>+ 431</text:p>
          </table:table-cell>
          <table:table-cell office:value-type="float" office:value="36.340640809443506" table:style-name="ce141">
            <text:p>+36,3<text:s text:c="3"/></text:p>
          </table:table-cell>
          <table:table-cell office:value-type="float" office:value="917" table:style-name="ce140">
            <text:p>+ 917</text:p>
          </table:table-cell>
          <table:table-cell office:value-type="float" office:value="131" table:style-name="ce141">
            <text:p>+131,0<text:s text:c="3"/></text:p>
          </table:table-cell>
          <table:table-cell table:number-columns-repeated="2" table:style-name="ce151"/>
          <table:table-cell table:number-columns-repeated="2" table:style-name="ce288"/>
          <table:table-cell table:number-columns-repeated="2" table:style-name="ce151"/>
          <table:table-cell table:number-columns-repeated="16366"/>
        </table:table-row>
        <table:table-row table:style-name="ro4">
          <table:table-cell/>
          <table:table-cell office:value-type="string" table:style-name="ce291">
            <text:p>9- Trabalhadores não qualificados</text:p>
          </table:table-cell>
          <table:table-cell office:value-type="float" office:value="4805" table:style-name="ce136">
            <text:p>4 805</text:p>
          </table:table-cell>
          <table:table-cell office:value-type="float" office:value="28.097772060113446" table:style-name="ce242">
            <text:p>28,1<text:s text:c="5"/></text:p>
          </table:table-cell>
          <table:table-cell office:value-type="float" office:value="3248" table:style-name="ce243">
            <text:p>3 248</text:p>
          </table:table-cell>
          <table:table-cell office:value-type="float" office:value="25.822865320400702" table:style-name="ce244">
            <text:p>25,8<text:s text:c="5"/></text:p>
          </table:table-cell>
          <table:table-cell office:value-type="float" office:value="2178" table:style-name="ce138">
            <text:p>2 178</text:p>
          </table:table-cell>
          <table:table-cell office:value-type="float" office:value="32.214169501553023" table:style-name="ce245">
            <text:p>32,2<text:s text:c="5"/></text:p>
          </table:table-cell>
          <table:table-cell office:value-type="float" office:value="1557" table:style-name="ce140">
            <text:p>+1 557</text:p>
          </table:table-cell>
          <table:table-cell office:value-type="float" office:value="47.937192118226605" table:style-name="ce141">
            <text:p>+47,9<text:s text:c="3"/></text:p>
          </table:table-cell>
          <table:table-cell office:value-type="float" office:value="2627" table:style-name="ce140">
            <text:p>+2 627</text:p>
          </table:table-cell>
          <table:table-cell office:value-type="float" office:value="120.61524334251608" table:style-name="ce141">
            <text:p>+120,6<text:s text:c="3"/></text:p>
          </table:table-cell>
          <table:table-cell table:number-columns-repeated="2" table:style-name="ce151"/>
          <table:table-cell table:number-columns-repeated="2" table:style-name="ce288"/>
          <table:table-cell table:number-columns-repeated="2" table:style-name="ce151"/>
          <table:table-cell table:number-columns-repeated="16366"/>
        </table:table-row>
        <table:table-row table:style-name="ro4">
          <table:table-cell/>
          <table:table-cell office:value-type="string" table:style-name="ce291">
            <text:p>0- Profissões das Forças Armadas</text:p>
          </table:table-cell>
          <table:table-cell office:value-type="float" office:value="7" table:style-name="ce136">
            <text:p><text:s/>7</text:p>
          </table:table-cell>
          <table:table-cell office:value-type="float" office:value="4.0933278755628327E-2" table:style-name="ce242">
            <text:p>0,0<text:s text:c="5"/></text:p>
          </table:table-cell>
          <table:table-cell office:value-type="float" office:value="3" table:style-name="ce243">
            <text:p><text:s/>3</text:p>
          </table:table-cell>
          <table:table-cell office:value-type="float" office:value="2.3851168707266657E-2" table:style-name="ce244">
            <text:p>0,0<text:s text:c="5"/></text:p>
          </table:table-cell>
          <table:table-cell office:value-type="float" office:value="0" table:style-name="ce138">
            <text:p><text:s/>0</text:p>
          </table:table-cell>
          <table:table-cell office:value-type="float" office:value="0" table:style-name="ce245">
            <text:p>0,0<text:s text:c="5"/></text:p>
          </table:table-cell>
          <table:table-cell office:value-type="float" office:value="4" table:style-name="ce140">
            <text:p>+ 4</text:p>
          </table:table-cell>
          <table:table-cell office:value-type="float" office:value="133.33333333333331" table:style-name="ce141">
            <text:p>+133,3<text:s text:c="3"/></text:p>
          </table:table-cell>
          <table:table-cell office:value-type="float" office:value="7" table:style-name="ce140">
            <text:p>+ 7</text:p>
          </table:table-cell>
          <table:table-cell office:value-type="string" table:style-name="ce292">
            <text:p>-</text:p>
          </table:table-cell>
          <table:table-cell table:number-columns-repeated="6" table:style-name="ce151"/>
          <table:table-cell table:number-columns-repeated="16366"/>
        </table:table-row>
        <table:table-row table:style-name="ro4">
          <table:table-cell/>
          <table:table-cell office:value-type="string" table:style-name="ce291">
            <text:p><text:s text:c="5"/>Outros</text:p>
          </table:table-cell>
          <table:table-cell office:value-type="float" office:value="0" table:style-name="ce136">
            <text:p><text:s/>0</text:p>
          </table:table-cell>
          <table:table-cell office:value-type="float" office:value="0" table:style-name="ce242">
            <text:p>0,0<text:s text:c="5"/></text:p>
          </table:table-cell>
          <table:table-cell office:value-type="float" office:value="0" table:style-name="ce243">
            <text:p><text:s/>0</text:p>
          </table:table-cell>
          <table:table-cell office:value-type="float" office:value="0" table:style-name="ce244">
            <text:p>0,0<text:s text:c="5"/></text:p>
          </table:table-cell>
          <table:table-cell office:value-type="float" office:value="0" table:style-name="ce138">
            <text:p><text:s/>0</text:p>
          </table:table-cell>
          <table:table-cell office:value-type="float" office:value="0" table:style-name="ce245">
            <text:p>0,0<text:s text:c="5"/></text:p>
          </table:table-cell>
          <table:table-cell office:value-type="float" office:value="0" table:style-name="ce140">
            <text:p>+ 0</text:p>
          </table:table-cell>
          <table:table-cell office:value-type="string" table:style-name="ce293">
            <text:p>-</text:p>
          </table:table-cell>
          <table:table-cell office:value-type="float" office:value="0" table:style-name="ce140">
            <text:p>+ 0</text:p>
          </table:table-cell>
          <table:table-cell office:value-type="string" table:style-name="ce292">
            <text:p>-</text:p>
          </table:table-cell>
          <table:table-cell table:number-columns-repeated="6" table:style-name="ce151"/>
          <table:table-cell table:number-columns-repeated="16366"/>
        </table:table-row>
        <table:table-row table:style-name="ro20">
          <table:table-cell/>
          <table:table-cell table:style-name="ce246"/>
          <table:table-cell table:style-name="ce247"/>
          <table:table-cell table:style-name="ce248"/>
          <table:table-cell table:style-name="ce249"/>
          <table:table-cell table:style-name="ce250"/>
          <table:table-cell table:style-name="ce251"/>
          <table:table-cell table:style-name="ce252"/>
          <table:table-cell table:style-name="ce166"/>
          <table:table-cell table:style-name="ce167"/>
          <table:table-cell table:style-name="ce166"/>
          <table:table-cell table:style-name="ce167"/>
          <table:table-cell table:number-columns-repeated="16372" table:style-name="ce1"/>
        </table:table-row>
        <table:table-row table:style-name="ro20">
          <table:table-cell/>
          <table:table-cell office:value-type="string" table:style-name="ce226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20">
          <table:table-cell table:number-columns-repeated="16384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style-name="ce184"/>
          <table:table-cell table:number-columns-repeated="3" table:style-name="ce253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style-name="ce184"/>
          <table:table-cell table:number-columns-repeated="7" table:style-name="ce1"/>
          <table:table-cell table:number-columns-repeated="6" table:style-name="ce106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6" table:style-name="ce106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6" table:style-name="ce120"/>
          <table:table-cell table:number-columns-repeated="16366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6" table:style-name="ce120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33"/>
          <table:table-cell table:style-name="ce95"/>
          <table:table-cell table:number-columns-repeated="4" table:style-name="ce134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1"/>
          <table:table-cell table:style-name="ce182"/>
          <table:table-cell table:number-columns-repeated="4" table:style-name="ce152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7"/>
          <table:table-cell table:style-name="ce151"/>
          <table:table-cell table:number-columns-repeated="4" table:style-name="ce152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1"/>
          <table:table-cell table:style-name="ce182"/>
          <table:table-cell table:number-columns-repeated="4" table:style-name="ce152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2" table:style-name="ce157"/>
          <table:table-cell table:number-columns-repeated="4" table:style-name="ce152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7"/>
          <table:table-cell table:style-name="ce151"/>
          <table:table-cell table:number-columns-repeated="4" table:style-name="ce152"/>
          <table:table-cell table:number-columns-repeated="16366"/>
        </table:table-row>
        <table:table-row table:number-rows-repeated="3"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6" table:style-name="ce151"/>
          <table:table-cell table:number-columns-repeated="16366"/>
        </table:table-row>
        <table:table-row table:style-name="ro32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6" table:style-name="ce151"/>
          <table:table-cell table:number-columns-repeated="16366"/>
        </table:table-row>
        <table:table-row table:style-name="ro20">
          <table:table-cell table:number-columns-repeated="16384"/>
        </table:table-row>
        <table:table-row table:style-name="ro20">
          <table:table-cell/>
          <table:table-cell table:number-columns-repeated="3" table:style-name="ce171"/>
          <table:table-cell table:number-columns-repeated="2" table:style-name="ce256"/>
          <table:table-cell table:number-columns-repeated="6" table:style-name="ce171"/>
          <table:table-cell table:number-columns-repeated="16372" table:style-name="ce1"/>
        </table:table-row>
        <table:table-row table:number-rows-repeated="1048501" table:style-name="ro20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7">
        <table:table-column table:style-name="co10" table:default-cell-style-name="ce1" table:visibility="collapse"/>
        <table:table-column table:style-name="co45" table:default-cell-style-name="ce1"/>
        <table:table-column table:style-name="co3" table:default-cell-style-name="ce1"/>
        <table:table-column table:style-name="co46" table:default-cell-style-name="ce1"/>
        <table:table-column table:style-name="co16" table:default-cell-style-name="ce1"/>
        <table:table-column table:style-name="co39" table:default-cell-style-name="ce1"/>
        <table:table-column table:style-name="co5" table:default-cell-style-name="ce1"/>
        <table:table-column table:style-name="co39" table:default-cell-style-name="ce1"/>
        <table:table-column table:style-name="co1" table:default-cell-style-name="ce1"/>
        <table:table-column table:style-name="co38" table:default-cell-style-name="ce1"/>
        <table:table-column table:style-name="co39" table:default-cell-style-name="ce1"/>
        <table:table-column table:style-name="co7" table:default-cell-style-name="ce1"/>
        <table:table-column table:style-name="co21" table:default-cell-style-name="ce1"/>
        <table:table-column table:style-name="co47" table:default-cell-style-name="ce1"/>
        <table:table-column table:style-name="co21" table:number-columns-repeated="3" table:default-cell-style-name="ce1"/>
        <table:table-column table:style-name="co48" table:default-cell-style-name="ce1"/>
        <table:table-column table:style-name="co21" table:number-columns-repeated="16366" table:default-cell-style-name="ce1"/>
        <table:table-row table:style-name="ro20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87" draw:name="Picture 184" svg:x="0.22917in" svg:y="0.16667in" svg:width="2.43473in" svg:height="0.6492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1" draw:name="CaixaDeTexto 21" svg:x="0.68225in" svg:y="0.28879in" svg:width="1.85779in" svg:height="0.51196in">
                <draw:text-box>
                  <text:p text:style-name="a90" text:class-names="" text:cond-style-name=""><text:span text:style-name="a88" text:class-names="">MAIO 2021</text:span><text:span text:style-name="a8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0">
          <table:table-cell table:style-name="ce1">
            <draw:frame draw:z-index="1" draw:id="id26" draw:style-name="a77" draw:name="Text Box 122" svg:x="0in" svg:y="0in" svg:width="0.97917in" svg:height="0.31646in">
              <draw:text-box>
                <text:p text:style-name="a74" text:class-names="" text:cond-style-name=""><text:span text:style-name="a72" text:class-names="">Página 11</text:span><text:span text:style-name="a73" text:class-names="">/14</text:span></text:p>
                <text:p text:style-name="a76" text:class-names="" text:cond-style-name=""><text:span text:style-name="a7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0">
          <table:table-cell table:style-name="ce1"/>
          <table:table-cell table:number-columns-repeated="11" table:style-name="ce94"/>
          <table:table-cell table:number-columns-repeated="6" table:style-name="ce95"/>
          <table:table-cell table:number-columns-repeated="16366" table:style-name="ce1"/>
        </table:table-row>
        <table:table-row table:style-name="ro20">
          <table:table-cell table:style-name="ce1"/>
          <table:table-cell table:number-columns-repeated="11" table:style-name="ce94"/>
          <table:table-cell table:number-columns-repeated="16372" table:style-name="ce1"/>
        </table:table-row>
        <table:table-row table:style-name="ro21">
          <table:table-cell table:style-name="ce294"/>
          <table:table-cell office:value-type="string" table:style-name="ce96">
            <text:p>Quadro 10 - OFERTAS DE EMPREGO <text:s/>RECEBIDAS, <text:s text:c="3"/>POR ATIVIDADE ECONÓMICA</text:p>
          </table:table-cell>
          <table:table-cell table:number-columns-repeated="8" table:style-name="ce96"/>
          <table:table-cell office:value-type="string" table:number-columns-spanned="2" table:number-rows-spanned="1" table:style-name="ce172">
            <text:p>CONTINENTE</text:p>
          </table:table-cell>
          <table:covered-table-cell/>
          <table:table-cell table:style-name="ce1"/>
          <table:table-cell table:number-columns-repeated="5" table:style-name="ce95"/>
          <table:table-cell table:number-columns-repeated="16366" table:style-name="ce1"/>
        </table:table-row>
        <table:table-row table:style-name="ro21">
          <table:table-cell table:style-name="ce294"/>
          <table:table-cell office:value-type="string" table:style-name="ce98">
            <text:p>Movimento ao longo do mês<text:s text:c="2"/>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style-name="ce1"/>
          <table:table-cell table:number-columns-repeated="5" table:style-name="ce95"/>
          <table:table-cell table:number-columns-repeated="16366" table:style-name="ce1"/>
        </table:table-row>
        <table:table-row table:style-name="ro4">
          <table:table-cell table:style-name="ce294"/>
          <table:table-cell table:style-name="ce94"/>
          <table:table-cell table:style-name="ce100"/>
          <table:table-cell table:number-columns-repeated="9" table:style-name="ce94"/>
          <table:table-cell table:style-name="ce1"/>
          <table:table-cell table:number-columns-repeated="5" table:style-name="ce95"/>
          <table:table-cell table:number-columns-repeated="16366" table:style-name="ce1"/>
        </table:table-row>
        <table:table-row table:style-name="ro20">
          <table:table-cell table:style-name="ce1"/>
          <table:table-cell table:style-name="ce101"/>
          <table:table-cell table:style-name="ce102"/>
          <table:table-cell table:style-name="ce103"/>
          <table:table-cell table:style-name="ce104"/>
          <table:table-cell table:style-name="ce105"/>
          <table:table-cell table:style-name="ce104"/>
          <table:table-cell table:style-name="ce105"/>
          <table:table-cell office:value-type="string" table:number-columns-spanned="4" table:number-rows-spanned="1" table:style-name="ce173">
            <text:p>Variação</text:p>
          </table:table-cell>
          <table:covered-table-cell table:number-columns-repeated="3"/>
          <table:table-cell table:number-columns-repeated="6" table:style-name="ce106"/>
          <table:table-cell table:number-columns-repeated="16366" table:style-name="ce1"/>
        </table:table-row>
        <table:table-row table:style-name="ro20">
          <table:table-cell table:style-name="ce1"/>
          <table:table-cell office:value-type="string" table:style-name="ce107">
            <text:p>CAE <text:s/>Rev.3</text:p>
          </table:table-cell>
          <table:table-cell office:value-type="string" table:style-name="ce176">
            <text:p>MAI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ABRIL 2021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MAI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174">
            <text:p>Mês <text:s/>anterior</text:p>
          </table:table-cell>
          <table:covered-table-cell/>
          <table:table-cell office:value-type="string" table:number-columns-spanned="2" table:number-rows-spanned="1" table:style-name="ce175">
            <text:p>Mês <text:s/>homólogo<text:span text:style-name="T2">(1)<text:s/></text:span></text:p>
          </table:table-cell>
          <table:covered-table-cell/>
          <table:table-cell table:number-columns-repeated="6" table:style-name="ce106"/>
          <table:table-cell table:number-columns-repeated="16366" table:style-name="ce1"/>
        </table:table-row>
        <table:table-row table:style-name="ro20">
          <table:table-cell table:style-name="ce1"/>
          <table:table-cell table:style-name="ce112"/>
          <table:table-cell table:style-name="ce113"/>
          <table:table-cell table:style-name="ce114"/>
          <table:table-cell table:style-name="ce115"/>
          <table:table-cell table:style-name="ce116"/>
          <table:table-cell table:style-name="ce115"/>
          <table:table-cell table:style-name="ce116"/>
          <table:table-cell office:value-type="string" table:style-name="ce117">
            <text:p>Var. Abs.</text:p>
          </table:table-cell>
          <table:table-cell office:value-type="string" table:style-name="ce118">
            <text:p>Var. %</text:p>
          </table:table-cell>
          <table:table-cell office:value-type="string" table:style-name="ce117">
            <text:p>Var. Abs.</text:p>
          </table:table-cell>
          <table:table-cell office:value-type="string" table:style-name="ce119">
            <text:p>Var. %</text:p>
          </table:table-cell>
          <table:table-cell table:number-columns-repeated="6" table:style-name="ce120"/>
          <table:table-cell table:number-columns-repeated="16366" table:style-name="ce1"/>
        </table:table-row>
        <table:table-row table:style-name="ro33">
          <table:table-cell table:style-name="ce1"/>
          <table:table-cell table:style-name="ce107"/>
          <table:table-cell table:style-name="ce177"/>
          <table:table-cell table:style-name="ce178"/>
          <table:table-cell table:style-name="ce179"/>
          <table:table-cell table:style-name="ce180"/>
          <table:table-cell table:style-name="ce179"/>
          <table:table-cell table:style-name="ce180"/>
          <table:table-cell table:number-columns-repeated="4" table:style-name="ce181"/>
          <table:table-cell table:number-columns-repeated="6" table:style-name="ce120"/>
          <table:table-cell table:number-columns-repeated="16366" table:style-name="ce1"/>
        </table:table-row>
        <table:table-row table:style-name="ro39">
          <table:table-cell table:style-name="ce1"/>
          <table:table-cell office:value-type="string" table:style-name="ce261">
            <text:p><text:s text:c="2"/>Total</text:p>
          </table:table-cell>
          <table:table-cell office:value-type="float" office:value="17101" table:style-name="ce127">
            <text:p>17 101</text:p>
          </table:table-cell>
          <table:table-cell office:value-type="float" office:value="100.00000000000001" table:style-name="ce128">
            <text:p>100,0<text:s text:c="5"/></text:p>
          </table:table-cell>
          <table:table-cell office:value-type="float" office:value="12578" table:style-name="ce129">
            <text:p>12 578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6761" table:style-name="ce129">
            <text:p>6 761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4523" table:style-name="ce131">
            <text:p>+4 523</text:p>
          </table:table-cell>
          <table:table-cell office:value-type="float" office:value="35.959612020989027" table:style-name="ce132">
            <text:p>+36,0<text:s text:c="3"/></text:p>
          </table:table-cell>
          <table:table-cell office:value-type="float" office:value="10340" table:style-name="ce131">
            <text:p>+10 340</text:p>
          </table:table-cell>
          <table:table-cell office:value-type="float" office:value="152.93595621949416" table:style-name="ce132">
            <text:p>+152,9<text:s text:c="3"/></text:p>
          </table:table-cell>
          <table:table-cell table:style-name="ce133"/>
          <table:table-cell table:style-name="ce1"/>
          <table:table-cell table:number-columns-repeated="4" table:style-name="ce134"/>
          <table:table-cell table:number-columns-repeated="16366" table:style-name="ce1"/>
        </table:table-row>
        <table:table-row table:style-name="ro39">
          <table:table-cell table:style-name="ce1"/>
          <table:table-cell office:value-type="string" table:style-name="ce263">
            <text:p>Agricultura, produção animal, caça, floresta e pesca</text:p>
          </table:table-cell>
          <table:table-cell office:value-type="float" office:value="631" table:style-name="ce127">
            <text:p><text:s/>631</text:p>
          </table:table-cell>
          <table:table-cell office:value-type="float" office:value="3.6898426992573534" table:style-name="ce128">
            <text:p>3,7<text:s text:c="5"/></text:p>
          </table:table-cell>
          <table:table-cell office:value-type="float" office:value="460" table:style-name="ce129">
            <text:p><text:s/>460</text:p>
          </table:table-cell>
          <table:table-cell office:value-type="float" office:value="3.6571792017808873" table:style-name="ce130">
            <text:p>3,7<text:s text:c="5"/></text:p>
          </table:table-cell>
          <table:table-cell office:value-type="float" office:value="354" table:style-name="ce129">
            <text:p><text:s/>354</text:p>
          </table:table-cell>
          <table:table-cell office:value-type="float" office:value="5.2359118473598576" table:style-name="ce130">
            <text:p>5,2<text:s text:c="5"/></text:p>
          </table:table-cell>
          <table:table-cell office:value-type="float" office:value="171" table:style-name="ce131">
            <text:p>+ 171</text:p>
          </table:table-cell>
          <table:table-cell office:value-type="float" office:value="37.173913043478265" table:style-name="ce132">
            <text:p>+37,2<text:s text:c="3"/></text:p>
          </table:table-cell>
          <table:table-cell office:value-type="float" office:value="277" table:style-name="ce131">
            <text:p>+ 277</text:p>
          </table:table-cell>
          <table:table-cell office:value-type="float" office:value="78.248587570621467" table:style-name="ce132">
            <text:p>+78,2<text:s text:c="3"/></text:p>
          </table:table-cell>
          <table:table-cell table:style-name="ce151"/>
          <table:table-cell table:style-name="ce295"/>
          <table:table-cell table:style-name="ce296"/>
          <table:table-cell table:style-name="ce281"/>
          <table:table-cell table:style-name="ce152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4">
          <table:table-cell table:style-name="ce1"/>
          <table:table-cell office:value-type="string" table:style-name="ce263">
            <text:p>Indústria, energia e água e construção</text:p>
          </table:table-cell>
          <table:table-cell office:value-type="float" office:value="4114" table:style-name="ce147">
            <text:p>4 114</text:p>
          </table:table-cell>
          <table:table-cell office:value-type="float" office:value="24.057072685807849" table:style-name="ce148">
            <text:p>24,1<text:s text:c="5"/></text:p>
          </table:table-cell>
          <table:table-cell office:value-type="float" office:value="3527" table:style-name="ce129">
            <text:p>3 527</text:p>
          </table:table-cell>
          <table:table-cell office:value-type="float" office:value="28.041024010176496" table:style-name="ce130">
            <text:p>28,0<text:s text:c="5"/></text:p>
          </table:table-cell>
          <table:table-cell office:value-type="float" office:value="2154" table:style-name="ce129">
            <text:p>2 154</text:p>
          </table:table-cell>
          <table:table-cell office:value-type="float" office:value="31.859192427155747" table:style-name="ce130">
            <text:p>31,9<text:s text:c="5"/></text:p>
          </table:table-cell>
          <table:table-cell office:value-type="float" office:value="587" table:style-name="ce131">
            <text:p>+ 587</text:p>
          </table:table-cell>
          <table:table-cell office:value-type="float" office:value="16.643039410263679" table:style-name="ce132">
            <text:p>+16,6<text:s text:c="3"/></text:p>
          </table:table-cell>
          <table:table-cell office:value-type="float" office:value="1960" table:style-name="ce131">
            <text:p>+1 960</text:p>
          </table:table-cell>
          <table:table-cell office:value-type="float" office:value="90.993500464252548" table:style-name="ce132">
            <text:p>+91,0<text:s text:c="3"/></text:p>
          </table:table-cell>
          <table:table-cell table:style-name="ce151"/>
          <table:table-cell table:style-name="ce295"/>
          <table:table-cell table:style-name="ce296"/>
          <table:table-cell table:style-name="ce281"/>
          <table:table-cell table:style-name="ce152"/>
          <table:table-cell table:style-name="ce279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 table:style-name="ce1"/>
          <table:table-cell office:value-type="string" table:style-name="ce265">
            <text:p>Indústrias extrativas</text:p>
          </table:table-cell>
          <table:table-cell office:value-type="float" office:value="29" table:style-name="ce136">
            <text:p><text:s/>29</text:p>
          </table:table-cell>
          <table:table-cell office:value-type="float" office:value="0.16958072627331736" table:style-name="ce137">
            <text:p>0,2<text:s text:c="5"/></text:p>
          </table:table-cell>
          <table:table-cell office:value-type="float" office:value="19" table:style-name="ce138">
            <text:p><text:s/>19</text:p>
          </table:table-cell>
          <table:table-cell office:value-type="float" office:value="0.15105740181268881" table:style-name="ce139">
            <text:p>0,2<text:s text:c="5"/></text:p>
          </table:table-cell>
          <table:table-cell office:value-type="float" office:value="9" table:style-name="ce138">
            <text:p><text:s/>9</text:p>
          </table:table-cell>
          <table:table-cell office:value-type="float" office:value="0.13311640289897944" table:style-name="ce139">
            <text:p>0,1<text:s text:c="5"/></text:p>
          </table:table-cell>
          <table:table-cell office:value-type="float" office:value="10" table:style-name="ce140">
            <text:p>+ 10</text:p>
          </table:table-cell>
          <table:table-cell office:value-type="float" office:value="52.631578947368418" table:style-name="ce141">
            <text:p>+52,6<text:s text:c="3"/></text:p>
          </table:table-cell>
          <table:table-cell office:value-type="float" office:value="20" table:style-name="ce140">
            <text:p>+ 20</text:p>
          </table:table-cell>
          <table:table-cell office:value-type="float" office:value="222.22222222222223" table:style-name="ce141">
            <text:p>+222,2<text:s text:c="3"/></text:p>
          </table:table-cell>
          <table:table-cell table:style-name="ce157"/>
          <table:table-cell table:style-name="ce295"/>
          <table:table-cell table:style-name="ce296"/>
          <table:table-cell table:style-name="ce281"/>
          <table:table-cell table:style-name="ce152"/>
          <table:table-cell table:style-name="ce279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Indústrias alimentares das bebidas e do tabaco</text:p>
          </table:table-cell>
          <table:table-cell office:value-type="float" office:value="451" table:style-name="ce136">
            <text:p><text:s/>451</text:p>
          </table:table-cell>
          <table:table-cell office:value-type="float" office:value="2.6372726741126251" table:style-name="ce137">
            <text:p>2,6<text:s text:c="5"/></text:p>
          </table:table-cell>
          <table:table-cell office:value-type="float" office:value="376" table:style-name="ce138">
            <text:p><text:s/>376</text:p>
          </table:table-cell>
          <table:table-cell office:value-type="float" office:value="2.989346477977421" table:style-name="ce139">
            <text:p>3,0<text:s text:c="5"/></text:p>
          </table:table-cell>
          <table:table-cell office:value-type="float" office:value="465" table:style-name="ce138">
            <text:p><text:s/>465</text:p>
          </table:table-cell>
          <table:table-cell office:value-type="float" office:value="6.8776808164472705" table:style-name="ce139">
            <text:p>6,9<text:s text:c="5"/></text:p>
          </table:table-cell>
          <table:table-cell office:value-type="float" office:value="75" table:style-name="ce140">
            <text:p>+ 75</text:p>
          </table:table-cell>
          <table:table-cell office:value-type="float" office:value="19.946808510638299" table:style-name="ce141">
            <text:p>+19,9<text:s text:c="3"/></text:p>
          </table:table-cell>
          <table:table-cell office:value-type="float" office:value="-14" table:style-name="ce140">
            <text:p><text:s/>- 14</text:p>
          </table:table-cell>
          <table:table-cell office:value-type="float" office:value="-3.010752688172043" table:style-name="ce141">
            <text:p>-3,0<text:s text:c="3"/></text:p>
          </table:table-cell>
          <table:table-cell table:style-name="ce151"/>
          <table:table-cell table:style-name="ce295"/>
          <table:table-cell table:style-name="ce296"/>
          <table:table-cell table:style-name="ce281"/>
          <table:table-cell table:style-name="ce152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Fabricação de têxteis</text:p>
          </table:table-cell>
          <table:table-cell office:value-type="float" office:value="131" table:style-name="ce136">
            <text:p><text:s/>131</text:p>
          </table:table-cell>
          <table:table-cell office:value-type="float" office:value="0.76603707385533004" table:style-name="ce154">
            <text:p>0,8<text:s text:c="5"/></text:p>
          </table:table-cell>
          <table:table-cell office:value-type="float" office:value="159" table:style-name="ce155">
            <text:p><text:s/>159</text:p>
          </table:table-cell>
          <table:table-cell office:value-type="float" office:value="1.2641119414851327" table:style-name="ce156">
            <text:p>1,3<text:s text:c="5"/></text:p>
          </table:table-cell>
          <table:table-cell office:value-type="float" office:value="35" table:style-name="ce138">
            <text:p><text:s/>35</text:p>
          </table:table-cell>
          <table:table-cell office:value-type="float" office:value="0.5176749001626979" table:style-name="ce156">
            <text:p>0,5<text:s text:c="5"/></text:p>
          </table:table-cell>
          <table:table-cell office:value-type="float" office:value="-28" table:style-name="ce140">
            <text:p><text:s/>- 28</text:p>
          </table:table-cell>
          <table:table-cell office:value-type="float" office:value="-17.610062893081761" table:style-name="ce141">
            <text:p>-17,6<text:s text:c="3"/></text:p>
          </table:table-cell>
          <table:table-cell office:value-type="float" office:value="96" table:style-name="ce140">
            <text:p>+ 96</text:p>
          </table:table-cell>
          <table:table-cell office:value-type="float" office:value="274.28571428571428" table:style-name="ce141">
            <text:p>+274,3<text:s text:c="3"/></text:p>
          </table:table-cell>
          <table:table-cell table:style-name="ce157"/>
          <table:table-cell table:style-name="ce295"/>
          <table:table-cell table:style-name="ce296"/>
          <table:table-cell table:style-name="ce281"/>
          <table:table-cell table:style-name="ce152"/>
          <table:table-cell table:style-name="ce279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6">
            <text:p>Indústria do vestuário</text:p>
          </table:table-cell>
          <table:table-cell office:value-type="float" office:value="413" table:style-name="ce136">
            <text:p><text:s/>413</text:p>
          </table:table-cell>
          <table:table-cell office:value-type="float" office:value="2.4150634465820713" table:style-name="ce154">
            <text:p>2,4<text:s text:c="5"/></text:p>
          </table:table-cell>
          <table:table-cell office:value-type="float" office:value="294" table:style-name="ce155">
            <text:p><text:s/>294</text:p>
          </table:table-cell>
          <table:table-cell office:value-type="float" office:value="2.3374145333121326" table:style-name="ce156">
            <text:p>2,3<text:s text:c="5"/></text:p>
          </table:table-cell>
          <table:table-cell office:value-type="float" office:value="226" table:style-name="ce138">
            <text:p><text:s/>226</text:p>
          </table:table-cell>
          <table:table-cell office:value-type="float" office:value="3.3427007839077061" table:style-name="ce156">
            <text:p>3,3<text:s text:c="5"/></text:p>
          </table:table-cell>
          <table:table-cell office:value-type="float" office:value="119" table:style-name="ce140">
            <text:p>+ 119</text:p>
          </table:table-cell>
          <table:table-cell office:value-type="float" office:value="40.476190476190474" table:style-name="ce141">
            <text:p>+40,5<text:s text:c="3"/></text:p>
          </table:table-cell>
          <table:table-cell office:value-type="float" office:value="187" table:style-name="ce140">
            <text:p>+ 187</text:p>
          </table:table-cell>
          <table:table-cell office:value-type="float" office:value="82.743362831858406" table:style-name="ce141">
            <text:p>+82,7<text:s text:c="3"/></text:p>
          </table:table-cell>
          <table:table-cell table:style-name="ce151"/>
          <table:table-cell table:style-name="ce295"/>
          <table:table-cell table:style-name="ce296"/>
          <table:table-cell table:style-name="ce281"/>
          <table:table-cell table:style-name="ce151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Indústria do couro e dos produtos do couro</text:p>
          </table:table-cell>
          <table:table-cell office:value-type="float" office:value="306" table:style-name="ce136">
            <text:p><text:s/>306</text:p>
          </table:table-cell>
          <table:table-cell office:value-type="float" office:value="1.7893690427460383" table:style-name="ce154">
            <text:p>1,8<text:s text:c="5"/></text:p>
          </table:table-cell>
          <table:table-cell office:value-type="float" office:value="196" table:style-name="ce155">
            <text:p><text:s/>196</text:p>
          </table:table-cell>
          <table:table-cell office:value-type="float" office:value="1.5582763555414216" table:style-name="ce156">
            <text:p>1,6<text:s text:c="5"/></text:p>
          </table:table-cell>
          <table:table-cell office:value-type="float" office:value="142" table:style-name="ce138">
            <text:p><text:s/>142</text:p>
          </table:table-cell>
          <table:table-cell office:value-type="float" office:value="2.1002810235172311" table:style-name="ce156">
            <text:p>2,1<text:s text:c="5"/></text:p>
          </table:table-cell>
          <table:table-cell office:value-type="float" office:value="110" table:style-name="ce140">
            <text:p>+ 110</text:p>
          </table:table-cell>
          <table:table-cell office:value-type="float" office:value="56.12244897959183" table:style-name="ce141">
            <text:p>+56,1<text:s text:c="3"/></text:p>
          </table:table-cell>
          <table:table-cell office:value-type="float" office:value="164" table:style-name="ce140">
            <text:p>+ 164</text:p>
          </table:table-cell>
          <table:table-cell office:value-type="float" office:value="115.49295774647888" table:style-name="ce141">
            <text:p>+115,5<text:s text:c="3"/></text:p>
          </table:table-cell>
          <table:table-cell table:style-name="ce151"/>
          <table:table-cell table:style-name="ce295"/>
          <table:table-cell table:style-name="ce296"/>
          <table:table-cell table:style-name="ce281"/>
          <table:table-cell table:style-name="ce151"/>
          <table:table-cell table:style-name="ce279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Indústria da madeira e da cortiça</text:p>
          </table:table-cell>
          <table:table-cell office:value-type="float" office:value="129" table:style-name="ce136">
            <text:p><text:s/>129</text:p>
          </table:table-cell>
          <table:table-cell office:value-type="float" office:value="0.754341851353722" table:style-name="ce154">
            <text:p>0,8<text:s text:c="5"/></text:p>
          </table:table-cell>
          <table:table-cell office:value-type="float" office:value="70" table:style-name="ce155">
            <text:p><text:s/>70</text:p>
          </table:table-cell>
          <table:table-cell office:value-type="float" office:value="0.55652726983622203" table:style-name="ce156">
            <text:p>0,6<text:s text:c="5"/></text:p>
          </table:table-cell>
          <table:table-cell office:value-type="float" office:value="43" table:style-name="ce138">
            <text:p><text:s/>43</text:p>
          </table:table-cell>
          <table:table-cell office:value-type="float" office:value="0.63600059162845735" table:style-name="ce156">
            <text:p>0,6<text:s text:c="5"/></text:p>
          </table:table-cell>
          <table:table-cell office:value-type="float" office:value="59" table:style-name="ce140">
            <text:p>+ 59</text:p>
          </table:table-cell>
          <table:table-cell office:value-type="float" office:value="84.285714285714292" table:style-name="ce141">
            <text:p>+84,3<text:s text:c="3"/></text:p>
          </table:table-cell>
          <table:table-cell office:value-type="float" office:value="86" table:style-name="ce140">
            <text:p>+ 86</text:p>
          </table:table-cell>
          <table:table-cell office:value-type="float" office:value="200" table:style-name="ce141">
            <text:p>+200,0<text:s text:c="3"/></text:p>
          </table:table-cell>
          <table:table-cell table:style-name="ce151"/>
          <table:table-cell table:style-name="ce295"/>
          <table:table-cell table:style-name="ce296"/>
          <table:table-cell table:style-name="ce281"/>
          <table:table-cell table:style-name="ce151"/>
          <table:table-cell table:style-name="ce279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Indústrias do papel, impressão e reprodução</text:p>
          </table:table-cell>
          <table:table-cell office:value-type="float" office:value="50" table:style-name="ce136">
            <text:p><text:s/>50</text:p>
          </table:table-cell>
          <table:table-cell office:value-type="float" office:value="0.29238056254020234" table:style-name="ce154">
            <text:p>0,3<text:s text:c="5"/></text:p>
          </table:table-cell>
          <table:table-cell office:value-type="float" office:value="51" table:style-name="ce155">
            <text:p><text:s/>51</text:p>
          </table:table-cell>
          <table:table-cell office:value-type="float" office:value="0.40546986802353313" table:style-name="ce156">
            <text:p>0,4<text:s text:c="5"/></text:p>
          </table:table-cell>
          <table:table-cell office:value-type="float" office:value="27" table:style-name="ce138">
            <text:p><text:s/>27</text:p>
          </table:table-cell>
          <table:table-cell office:value-type="float" office:value="0.39934920869693835" table:style-name="ce156">
            <text:p>0,4<text:s text:c="5"/></text:p>
          </table:table-cell>
          <table:table-cell office:value-type="float" office:value="-1" table:style-name="ce140">
            <text:p><text:s/>- 1</text:p>
          </table:table-cell>
          <table:table-cell office:value-type="float" office:value="-1.9607843137254901" table:style-name="ce141">
            <text:p>-2,0<text:s text:c="3"/></text:p>
          </table:table-cell>
          <table:table-cell office:value-type="float" office:value="23" table:style-name="ce140">
            <text:p>+ 23</text:p>
          </table:table-cell>
          <table:table-cell office:value-type="float" office:value="85.18518518518519" table:style-name="ce141">
            <text:p>+85,2<text:s text:c="3"/></text:p>
          </table:table-cell>
          <table:table-cell table:style-name="ce151"/>
          <table:table-cell table:style-name="ce295"/>
          <table:table-cell table:style-name="ce296"/>
          <table:table-cell table:style-name="ce281"/>
          <table:table-cell table:style-name="ce15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Fab. produtos petrolíferos, químicos, farmacêuticos, borracha e plástico</text:p>
          </table:table-cell>
          <table:table-cell office:value-type="float" office:value="119" table:style-name="ce136">
            <text:p><text:s/>119</text:p>
          </table:table-cell>
          <table:table-cell office:value-type="float" office:value="0.69586573884568148" table:style-name="ce154">
            <text:p>0,7<text:s text:c="5"/></text:p>
          </table:table-cell>
          <table:table-cell office:value-type="float" office:value="97" table:style-name="ce155">
            <text:p><text:s/>97</text:p>
          </table:table-cell>
          <table:table-cell office:value-type="float" office:value="0.77118778820162182" table:style-name="ce156">
            <text:p>0,8<text:s text:c="5"/></text:p>
          </table:table-cell>
          <table:table-cell office:value-type="float" office:value="40" table:style-name="ce138">
            <text:p><text:s/>40</text:p>
          </table:table-cell>
          <table:table-cell office:value-type="float" office:value="0.59162845732879754" table:style-name="ce156">
            <text:p>0,6<text:s text:c="5"/></text:p>
          </table:table-cell>
          <table:table-cell office:value-type="float" office:value="22" table:style-name="ce140">
            <text:p>+ 22</text:p>
          </table:table-cell>
          <table:table-cell office:value-type="float" office:value="22.680412371134022" table:style-name="ce141">
            <text:p>+22,7<text:s text:c="3"/></text:p>
          </table:table-cell>
          <table:table-cell office:value-type="float" office:value="79" table:style-name="ce140">
            <text:p>+ 79</text:p>
          </table:table-cell>
          <table:table-cell office:value-type="float" office:value="197.5" table:style-name="ce141">
            <text:p>+197,5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Fabricação de outros produtos minerais não metálicos</text:p>
          </table:table-cell>
          <table:table-cell office:value-type="float" office:value="130" table:style-name="ce136">
            <text:p><text:s/>130</text:p>
          </table:table-cell>
          <table:table-cell office:value-type="float" office:value="0.76018946260452602" table:style-name="ce154">
            <text:p>0,8<text:s text:c="5"/></text:p>
          </table:table-cell>
          <table:table-cell office:value-type="float" office:value="131" table:style-name="ce155">
            <text:p><text:s/>131</text:p>
          </table:table-cell>
          <table:table-cell office:value-type="float" office:value="1.0415010335506438" table:style-name="ce156">
            <text:p>1,0<text:s text:c="5"/></text:p>
          </table:table-cell>
          <table:table-cell office:value-type="float" office:value="52" table:style-name="ce138">
            <text:p><text:s/>52</text:p>
          </table:table-cell>
          <table:table-cell office:value-type="float" office:value="0.76911699452743676" table:style-name="ce156">
            <text:p>0,8<text:s text:c="5"/></text:p>
          </table:table-cell>
          <table:table-cell office:value-type="float" office:value="-1" table:style-name="ce140">
            <text:p><text:s/>- 1</text:p>
          </table:table-cell>
          <table:table-cell office:value-type="float" office:value="-0.76335877862595414" table:style-name="ce141">
            <text:p>-0,8<text:s text:c="3"/></text:p>
          </table:table-cell>
          <table:table-cell office:value-type="float" office:value="78" table:style-name="ce140">
            <text:p>+ 78</text:p>
          </table:table-cell>
          <table:table-cell office:value-type="float" office:value="150" table:style-name="ce141">
            <text:p>+150,0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Indústria metalúrgica de base e fab. produtos metálicos</text:p>
          </table:table-cell>
          <table:table-cell office:value-type="float" office:value="248" table:style-name="ce136">
            <text:p><text:s/>248</text:p>
          </table:table-cell>
          <table:table-cell office:value-type="float" office:value="1.4502075901994034" table:style-name="ce154">
            <text:p>1,5<text:s text:c="5"/></text:p>
          </table:table-cell>
          <table:table-cell office:value-type="float" office:value="340" table:style-name="ce155">
            <text:p><text:s/>340</text:p>
          </table:table-cell>
          <table:table-cell office:value-type="float" office:value="2.703132453490221" table:style-name="ce156">
            <text:p>2,7<text:s text:c="5"/></text:p>
          </table:table-cell>
          <table:table-cell office:value-type="float" office:value="211" table:style-name="ce138">
            <text:p><text:s/>211</text:p>
          </table:table-cell>
          <table:table-cell office:value-type="float" office:value="3.120840112409407" table:style-name="ce156">
            <text:p>3,1<text:s text:c="5"/></text:p>
          </table:table-cell>
          <table:table-cell office:value-type="float" office:value="-92" table:style-name="ce140">
            <text:p><text:s/>- 92</text:p>
          </table:table-cell>
          <table:table-cell office:value-type="float" office:value="-27.058823529411764" table:style-name="ce141">
            <text:p>-27,1<text:s text:c="3"/></text:p>
          </table:table-cell>
          <table:table-cell office:value-type="float" office:value="37" table:style-name="ce140">
            <text:p>+ 37</text:p>
          </table:table-cell>
          <table:table-cell office:value-type="float" office:value="17.535545023696685" table:style-name="ce141">
            <text:p>+17,5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Fab. equipamento informático, elétrico, máquinas e equipamentos n.e.</text:p>
          </table:table-cell>
          <table:table-cell office:value-type="float" office:value="95" table:style-name="ce136">
            <text:p><text:s/>95</text:p>
          </table:table-cell>
          <table:table-cell office:value-type="float" office:value="0.55552306882638436" table:style-name="ce154">
            <text:p>0,6<text:s text:c="5"/></text:p>
          </table:table-cell>
          <table:table-cell office:value-type="float" office:value="112" table:style-name="ce155">
            <text:p><text:s/>112</text:p>
          </table:table-cell>
          <table:table-cell office:value-type="float" office:value="0.89044363173795515" table:style-name="ce156">
            <text:p>0,9<text:s text:c="5"/></text:p>
          </table:table-cell>
          <table:table-cell office:value-type="float" office:value="40" table:style-name="ce138">
            <text:p><text:s/>40</text:p>
          </table:table-cell>
          <table:table-cell office:value-type="float" office:value="0.59162845732879754" table:style-name="ce156">
            <text:p>0,6<text:s text:c="5"/></text:p>
          </table:table-cell>
          <table:table-cell office:value-type="float" office:value="-17" table:style-name="ce140">
            <text:p><text:s/>- 17</text:p>
          </table:table-cell>
          <table:table-cell office:value-type="float" office:value="-15.178571428571427" table:style-name="ce141">
            <text:p>-15,2<text:s text:c="3"/></text:p>
          </table:table-cell>
          <table:table-cell office:value-type="float" office:value="55" table:style-name="ce140">
            <text:p>+ 55</text:p>
          </table:table-cell>
          <table:table-cell office:value-type="float" office:value="137.5" table:style-name="ce141">
            <text:p>+137,5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Fab. veículos automóveis, componentes e outro equipa. de transporte</text:p>
          </table:table-cell>
          <table:table-cell office:value-type="float" office:value="61" table:style-name="ce136">
            <text:p><text:s/>61</text:p>
          </table:table-cell>
          <table:table-cell office:value-type="float" office:value="0.35670428629904682" table:style-name="ce154">
            <text:p>0,4<text:s text:c="5"/></text:p>
          </table:table-cell>
          <table:table-cell office:value-type="float" office:value="60" table:style-name="ce155">
            <text:p><text:s/>60</text:p>
          </table:table-cell>
          <table:table-cell office:value-type="float" office:value="0.47702337414533313" table:style-name="ce156">
            <text:p>0,5<text:s text:c="5"/></text:p>
          </table:table-cell>
          <table:table-cell office:value-type="float" office:value="22" table:style-name="ce138">
            <text:p><text:s/>22</text:p>
          </table:table-cell>
          <table:table-cell office:value-type="float" office:value="0.32539565153083866" table:style-name="ce156">
            <text:p>0,3<text:s text:c="5"/></text:p>
          </table:table-cell>
          <table:table-cell office:value-type="float" office:value="1" table:style-name="ce140">
            <text:p>+ 1</text:p>
          </table:table-cell>
          <table:table-cell office:value-type="float" office:value="1.6666666666666667" table:style-name="ce141">
            <text:p>+1,7<text:s text:c="3"/></text:p>
          </table:table-cell>
          <table:table-cell office:value-type="float" office:value="39" table:style-name="ce140">
            <text:p>+ 39</text:p>
          </table:table-cell>
          <table:table-cell office:value-type="float" office:value="177.27272727272728" table:style-name="ce141">
            <text:p>+177,3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Fab. mobiliário, repar. instal. máq. e equipa. e outras ind. transformadoras</text:p>
          </table:table-cell>
          <table:table-cell office:value-type="float" office:value="312" table:style-name="ce136">
            <text:p><text:s/>312</text:p>
          </table:table-cell>
          <table:table-cell office:value-type="float" office:value="1.8244547102508626" table:style-name="ce154">
            <text:p>1,8<text:s text:c="5"/></text:p>
          </table:table-cell>
          <table:table-cell office:value-type="float" office:value="261" table:style-name="ce155">
            <text:p><text:s/>261</text:p>
          </table:table-cell>
          <table:table-cell office:value-type="float" office:value="2.075051677532199" table:style-name="ce156">
            <text:p>2,1<text:s text:c="5"/></text:p>
          </table:table-cell>
          <table:table-cell office:value-type="float" office:value="94" table:style-name="ce138">
            <text:p><text:s/>94</text:p>
          </table:table-cell>
          <table:table-cell office:value-type="float" office:value="1.3903268747226742" table:style-name="ce156">
            <text:p>1,4<text:s text:c="5"/></text:p>
          </table:table-cell>
          <table:table-cell office:value-type="float" office:value="51" table:style-name="ce140">
            <text:p>+ 51</text:p>
          </table:table-cell>
          <table:table-cell office:value-type="float" office:value="19.540229885057471" table:style-name="ce141">
            <text:p>+19,5<text:s text:c="3"/></text:p>
          </table:table-cell>
          <table:table-cell office:value-type="float" office:value="218" table:style-name="ce140">
            <text:p>+ 218</text:p>
          </table:table-cell>
          <table:table-cell office:value-type="float" office:value="231.91489361702128" table:style-name="ce141">
            <text:p>+231,9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Eletricidade, gás e água, saneamento, resíduos e despoluição</text:p>
          </table:table-cell>
          <table:table-cell office:value-type="float" office:value="93" table:style-name="ce136">
            <text:p><text:s/>93</text:p>
          </table:table-cell>
          <table:table-cell office:value-type="float" office:value="0.54382784632477632" table:style-name="ce154">
            <text:p>0,5<text:s text:c="5"/></text:p>
          </table:table-cell>
          <table:table-cell office:value-type="float" office:value="86" table:style-name="ce155">
            <text:p><text:s/>86</text:p>
          </table:table-cell>
          <table:table-cell office:value-type="float" office:value="0.68373350294164414" table:style-name="ce156">
            <text:p>0,7<text:s text:c="5"/></text:p>
          </table:table-cell>
          <table:table-cell office:value-type="float" office:value="28" table:style-name="ce138">
            <text:p><text:s/>28</text:p>
          </table:table-cell>
          <table:table-cell office:value-type="float" office:value="0.41413992013015827" table:style-name="ce156">
            <text:p>0,4<text:s text:c="5"/></text:p>
          </table:table-cell>
          <table:table-cell office:value-type="float" office:value="7" table:style-name="ce140">
            <text:p>+ 7</text:p>
          </table:table-cell>
          <table:table-cell office:value-type="float" office:value="8.1395348837209305" table:style-name="ce141">
            <text:p>+8,1<text:s text:c="3"/></text:p>
          </table:table-cell>
          <table:table-cell office:value-type="float" office:value="65" table:style-name="ce140">
            <text:p>+ 65</text:p>
          </table:table-cell>
          <table:table-cell office:value-type="float" office:value="232.14285714285717" table:style-name="ce141">
            <text:p>+232,1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Construção</text:p>
          </table:table-cell>
          <table:table-cell office:value-type="float" office:value="1547" table:style-name="ce136">
            <text:p>1 547</text:p>
          </table:table-cell>
          <table:table-cell office:value-type="float" office:value="9.0462546049938606" table:style-name="ce154">
            <text:p>9,0<text:s text:c="5"/></text:p>
          </table:table-cell>
          <table:table-cell office:value-type="float" office:value="1275" table:style-name="ce155">
            <text:p>1 275</text:p>
          </table:table-cell>
          <table:table-cell office:value-type="float" office:value="10.136746700588329" table:style-name="ce156">
            <text:p>10,1<text:s text:c="5"/></text:p>
          </table:table-cell>
          <table:table-cell office:value-type="float" office:value="720" table:style-name="ce138">
            <text:p><text:s/>720</text:p>
          </table:table-cell>
          <table:table-cell office:value-type="float" office:value="10.649312231918355" table:style-name="ce156">
            <text:p>10,6<text:s text:c="5"/></text:p>
          </table:table-cell>
          <table:table-cell office:value-type="float" office:value="272" table:style-name="ce140">
            <text:p>+ 272</text:p>
          </table:table-cell>
          <table:table-cell office:value-type="float" office:value="21.333333333333336" table:style-name="ce141">
            <text:p>+21,3<text:s text:c="3"/></text:p>
          </table:table-cell>
          <table:table-cell office:value-type="float" office:value="827" table:style-name="ce140">
            <text:p>+ 827</text:p>
          </table:table-cell>
          <table:table-cell office:value-type="float" office:value="114.8611111111111" table:style-name="ce141">
            <text:p>+114,9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4">
          <table:table-cell/>
          <table:table-cell office:value-type="string" table:style-name="ce263">
            <text:p>Serviços</text:p>
          </table:table-cell>
          <table:table-cell office:value-type="float" office:value="12356" table:style-name="ce147">
            <text:p>12 356</text:p>
          </table:table-cell>
          <table:table-cell office:value-type="float" office:value="72.253084614934806" table:style-name="ce148">
            <text:p>72,3<text:s text:c="5"/></text:p>
          </table:table-cell>
          <table:table-cell office:value-type="float" office:value="8591" table:style-name="ce149">
            <text:p>8 591</text:p>
          </table:table-cell>
          <table:table-cell office:value-type="float" office:value="68.301796788042608" table:style-name="ce150">
            <text:p>68,3<text:s text:c="5"/></text:p>
          </table:table-cell>
          <table:table-cell office:value-type="float" office:value="4253" table:style-name="ce149">
            <text:p>4 253</text:p>
          </table:table-cell>
          <table:table-cell office:value-type="float" office:value="62.904895725484401" table:style-name="ce150">
            <text:p>62,9<text:s text:c="5"/></text:p>
          </table:table-cell>
          <table:table-cell office:value-type="float" office:value="3765" table:style-name="ce131">
            <text:p>+3 765</text:p>
          </table:table-cell>
          <table:table-cell office:value-type="float" office:value="43.82493306949133" table:style-name="ce132">
            <text:p>+43,8<text:s text:c="3"/></text:p>
          </table:table-cell>
          <table:table-cell office:value-type="float" office:value="8103" table:style-name="ce131">
            <text:p>+8 103</text:p>
          </table:table-cell>
          <table:table-cell office:value-type="float" office:value="190.52433576299083" table:style-name="ce132">
            <text:p>+190,5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Comércio, manut. repar. de veículos automóveis e motociclos</text:p>
          </table:table-cell>
          <table:table-cell office:value-type="float" office:value="249" table:style-name="ce136">
            <text:p><text:s/>249</text:p>
          </table:table-cell>
          <table:table-cell office:value-type="float" office:value="1.4560552014502075" table:style-name="ce154">
            <text:p>1,5<text:s text:c="5"/></text:p>
          </table:table-cell>
          <table:table-cell office:value-type="float" office:value="231" table:style-name="ce155">
            <text:p><text:s/>231</text:p>
          </table:table-cell>
          <table:table-cell office:value-type="float" office:value="1.8365399904595328" table:style-name="ce156">
            <text:p>1,8<text:s text:c="5"/></text:p>
          </table:table-cell>
          <table:table-cell office:value-type="float" office:value="68" table:style-name="ce155">
            <text:p><text:s/>68</text:p>
          </table:table-cell>
          <table:table-cell office:value-type="float" office:value="1.0057683774589556" table:style-name="ce156">
            <text:p>1,0<text:s text:c="5"/></text:p>
          </table:table-cell>
          <table:table-cell office:value-type="float" office:value="18" table:style-name="ce140">
            <text:p>+ 18</text:p>
          </table:table-cell>
          <table:table-cell office:value-type="float" office:value="7.7922077922077921" table:style-name="ce141">
            <text:p>+7,8<text:s text:c="3"/></text:p>
          </table:table-cell>
          <table:table-cell office:value-type="float" office:value="181" table:style-name="ce140">
            <text:p>+ 181</text:p>
          </table:table-cell>
          <table:table-cell office:value-type="float" office:value="266.1764705882353" table:style-name="ce141">
            <text:p>+266,2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79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Comércio por grosso e a retalho</text:p>
          </table:table-cell>
          <table:table-cell office:value-type="float" office:value="1820" table:style-name="ce136">
            <text:p>1 820</text:p>
          </table:table-cell>
          <table:table-cell office:value-type="float" office:value="10.642652476463365" table:style-name="ce154">
            <text:p>10,6<text:s text:c="5"/></text:p>
          </table:table-cell>
          <table:table-cell office:value-type="float" office:value="1612" table:style-name="ce155">
            <text:p>1 612</text:p>
          </table:table-cell>
          <table:table-cell office:value-type="float" office:value="12.816027985371283" table:style-name="ce156">
            <text:p>12,8<text:s text:c="5"/></text:p>
          </table:table-cell>
          <table:table-cell office:value-type="float" office:value="746" table:style-name="ce155">
            <text:p><text:s/>746</text:p>
          </table:table-cell>
          <table:table-cell office:value-type="float" office:value="11.033870729182075" table:style-name="ce156">
            <text:p>11,0<text:s text:c="5"/></text:p>
          </table:table-cell>
          <table:table-cell office:value-type="float" office:value="208" table:style-name="ce140">
            <text:p>+ 208</text:p>
          </table:table-cell>
          <table:table-cell office:value-type="float" office:value="12.903225806451612" table:style-name="ce141">
            <text:p>+12,9<text:s text:c="3"/></text:p>
          </table:table-cell>
          <table:table-cell office:value-type="float" office:value="1074" table:style-name="ce140">
            <text:p>+1 074</text:p>
          </table:table-cell>
          <table:table-cell office:value-type="float" office:value="143.96782841823057" table:style-name="ce141">
            <text:p>+144,0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79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Transportes e armazenagem</text:p>
          </table:table-cell>
          <table:table-cell office:value-type="float" office:value="465" table:style-name="ce136">
            <text:p><text:s/>465</text:p>
          </table:table-cell>
          <table:table-cell office:value-type="float" office:value="2.7191392316238816" table:style-name="ce154">
            <text:p>2,7<text:s text:c="5"/></text:p>
          </table:table-cell>
          <table:table-cell office:value-type="float" office:value="273" table:style-name="ce155">
            <text:p><text:s/>273</text:p>
          </table:table-cell>
          <table:table-cell office:value-type="float" office:value="2.1704563523612657" table:style-name="ce156">
            <text:p>2,2<text:s text:c="5"/></text:p>
          </table:table-cell>
          <table:table-cell office:value-type="float" office:value="91" table:style-name="ce155">
            <text:p><text:s/>91</text:p>
          </table:table-cell>
          <table:table-cell office:value-type="float" office:value="1.3459547404230143" table:style-name="ce156">
            <text:p>1,3<text:s text:c="5"/></text:p>
          </table:table-cell>
          <table:table-cell office:value-type="float" office:value="192" table:style-name="ce140">
            <text:p>+ 192</text:p>
          </table:table-cell>
          <table:table-cell office:value-type="float" office:value="70.329670329670336" table:style-name="ce141">
            <text:p>+70,3<text:s text:c="3"/></text:p>
          </table:table-cell>
          <table:table-cell office:value-type="float" office:value="374" table:style-name="ce140">
            <text:p>+ 374</text:p>
          </table:table-cell>
          <table:table-cell office:value-type="float" office:value="410.98901098901092" table:style-name="ce141">
            <text:p>+411,0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Alojamento, restauração e similares</text:p>
          </table:table-cell>
          <table:table-cell office:value-type="float" office:value="3704" table:style-name="ce136">
            <text:p>3 704</text:p>
          </table:table-cell>
          <table:table-cell office:value-type="float" office:value="21.65955207297819" table:style-name="ce154">
            <text:p>21,7<text:s text:c="5"/></text:p>
          </table:table-cell>
          <table:table-cell office:value-type="float" office:value="2104" table:style-name="ce155">
            <text:p>2 104</text:p>
          </table:table-cell>
          <table:table-cell office:value-type="float" office:value="16.727619653363014" table:style-name="ce156">
            <text:p>16,7<text:s text:c="5"/></text:p>
          </table:table-cell>
          <table:table-cell office:value-type="float" office:value="224" table:style-name="ce155">
            <text:p><text:s/>224</text:p>
          </table:table-cell>
          <table:table-cell office:value-type="float" office:value="3.3131193610412661" table:style-name="ce156">
            <text:p>3,3<text:s text:c="5"/></text:p>
          </table:table-cell>
          <table:table-cell office:value-type="float" office:value="1600" table:style-name="ce140">
            <text:p>+1 600</text:p>
          </table:table-cell>
          <table:table-cell office:value-type="float" office:value="76.045627376425855" table:style-name="ce141">
            <text:p>+76,0<text:s text:c="3"/></text:p>
          </table:table-cell>
          <table:table-cell office:value-type="float" office:value="3480" table:style-name="ce140">
            <text:p>+3 480</text:p>
          </table:table-cell>
          <table:table-cell office:value-type="float" office:value="1553.5714285714287" table:style-name="ce141">
            <text:p>+1553,6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Atividades de informação e de comunicação</text:p>
          </table:table-cell>
          <table:table-cell office:value-type="float" office:value="212" table:style-name="ce136">
            <text:p><text:s/>212</text:p>
          </table:table-cell>
          <table:table-cell office:value-type="float" office:value="1.2396935851704578" table:style-name="ce154">
            <text:p>1,2<text:s text:c="5"/></text:p>
          </table:table-cell>
          <table:table-cell office:value-type="float" office:value="203" table:style-name="ce155">
            <text:p><text:s/>203</text:p>
          </table:table-cell>
          <table:table-cell office:value-type="float" office:value="1.6139290825250439" table:style-name="ce156">
            <text:p>1,6<text:s text:c="5"/></text:p>
          </table:table-cell>
          <table:table-cell office:value-type="float" office:value="112" table:style-name="ce155">
            <text:p><text:s/>112</text:p>
          </table:table-cell>
          <table:table-cell office:value-type="float" office:value="1.6565596805206331" table:style-name="ce156">
            <text:p>1,7<text:s text:c="5"/></text:p>
          </table:table-cell>
          <table:table-cell office:value-type="float" office:value="9" table:style-name="ce140">
            <text:p>+ 9</text:p>
          </table:table-cell>
          <table:table-cell office:value-type="float" office:value="4.4334975369458132" table:style-name="ce141">
            <text:p>+4,4<text:s text:c="3"/></text:p>
          </table:table-cell>
          <table:table-cell office:value-type="float" office:value="100" table:style-name="ce140">
            <text:p>+ 100</text:p>
          </table:table-cell>
          <table:table-cell office:value-type="float" office:value="89.285714285714292" table:style-name="ce141">
            <text:p>+89,3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Atividades financeiras e de seguros</text:p>
          </table:table-cell>
          <table:table-cell office:value-type="float" office:value="48" table:style-name="ce136">
            <text:p><text:s/>48</text:p>
          </table:table-cell>
          <table:table-cell office:value-type="float" office:value="0.28068534003859424" table:style-name="ce154">
            <text:p>0,3<text:s text:c="5"/></text:p>
          </table:table-cell>
          <table:table-cell office:value-type="float" office:value="59" table:style-name="ce155">
            <text:p><text:s/>59</text:p>
          </table:table-cell>
          <table:table-cell office:value-type="float" office:value="0.46907298457624419" table:style-name="ce156">
            <text:p>0,5<text:s text:c="5"/></text:p>
          </table:table-cell>
          <table:table-cell office:value-type="float" office:value="32" table:style-name="ce155">
            <text:p><text:s/>32</text:p>
          </table:table-cell>
          <table:table-cell office:value-type="float" office:value="0.47330276586303799" table:style-name="ce156">
            <text:p>0,5<text:s text:c="5"/></text:p>
          </table:table-cell>
          <table:table-cell office:value-type="float" office:value="-11" table:style-name="ce140">
            <text:p><text:s/>- 11</text:p>
          </table:table-cell>
          <table:table-cell office:value-type="float" office:value="-18.64406779661017" table:style-name="ce141">
            <text:p>-18,6<text:s text:c="3"/></text:p>
          </table:table-cell>
          <table:table-cell office:value-type="float" office:value="16" table:style-name="ce140">
            <text:p>+ 16</text:p>
          </table:table-cell>
          <table:table-cell office:value-type="float" office:value="50" table:style-name="ce141">
            <text:p>+50,0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79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Atividades imobiliárias, administrativas e dos serviços de apoio</text:p>
          </table:table-cell>
          <table:table-cell office:value-type="float" office:value="3583" table:style-name="ce136">
            <text:p>3 583</text:p>
          </table:table-cell>
          <table:table-cell office:value-type="float" office:value="20.9519911116309" table:style-name="ce154">
            <text:p>21,0<text:s text:c="5"/></text:p>
          </table:table-cell>
          <table:table-cell office:value-type="float" office:value="2363" table:style-name="ce155">
            <text:p>2 363</text:p>
          </table:table-cell>
          <table:table-cell office:value-type="float" office:value="18.786770551757037" table:style-name="ce156">
            <text:p>18,8<text:s text:c="5"/></text:p>
          </table:table-cell>
          <table:table-cell office:value-type="float" office:value="1968" table:style-name="ce155">
            <text:p>1 968</text:p>
          </table:table-cell>
          <table:table-cell office:value-type="float" office:value="29.108120100576841" table:style-name="ce156">
            <text:p>29,1<text:s text:c="5"/></text:p>
          </table:table-cell>
          <table:table-cell office:value-type="float" office:value="1220" table:style-name="ce140">
            <text:p>+1 220</text:p>
          </table:table-cell>
          <table:table-cell office:value-type="float" office:value="51.629284807448158" table:style-name="ce141">
            <text:p>+51,6<text:s text:c="3"/></text:p>
          </table:table-cell>
          <table:table-cell office:value-type="float" office:value="1615" table:style-name="ce140">
            <text:p>+1 615</text:p>
          </table:table-cell>
          <table:table-cell office:value-type="float" office:value="82.0630081300813" table:style-name="ce141">
            <text:p>+82,1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Atividades de consultoria, científicas, técnicas e similares</text:p>
          </table:table-cell>
          <table:table-cell office:value-type="float" office:value="791" table:style-name="ce136">
            <text:p><text:s/>791</text:p>
          </table:table-cell>
          <table:table-cell office:value-type="float" office:value="4.6254604993860005" table:style-name="ce154">
            <text:p>4,6<text:s text:c="5"/></text:p>
          </table:table-cell>
          <table:table-cell office:value-type="float" office:value="640" table:style-name="ce155">
            <text:p><text:s/>640</text:p>
          </table:table-cell>
          <table:table-cell office:value-type="float" office:value="5.0882493242168874" table:style-name="ce156">
            <text:p>5,1<text:s text:c="5"/></text:p>
          </table:table-cell>
          <table:table-cell office:value-type="float" office:value="278" table:style-name="ce155">
            <text:p><text:s/>278</text:p>
          </table:table-cell>
          <table:table-cell office:value-type="float" office:value="4.1118177784351433" table:style-name="ce156">
            <text:p>4,1<text:s text:c="5"/></text:p>
          </table:table-cell>
          <table:table-cell office:value-type="float" office:value="151" table:style-name="ce140">
            <text:p>+ 151</text:p>
          </table:table-cell>
          <table:table-cell office:value-type="float" office:value="23.59375" table:style-name="ce141">
            <text:p>+23,6<text:s text:c="3"/></text:p>
          </table:table-cell>
          <table:table-cell office:value-type="float" office:value="513" table:style-name="ce140">
            <text:p>+ 513</text:p>
          </table:table-cell>
          <table:table-cell office:value-type="float" office:value="184.53237410071944" table:style-name="ce141">
            <text:p>+184,5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79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Admin. pública, educação, atividades de saúde e apoio social</text:p>
          </table:table-cell>
          <table:table-cell office:value-type="float" office:value="1074" table:style-name="ce136">
            <text:p>1 074</text:p>
          </table:table-cell>
          <table:table-cell office:value-type="float" office:value="6.2803344833635464" table:style-name="ce154">
            <text:p>6,3<text:s text:c="5"/></text:p>
          </table:table-cell>
          <table:table-cell office:value-type="float" office:value="713" table:style-name="ce155">
            <text:p><text:s/>713</text:p>
          </table:table-cell>
          <table:table-cell office:value-type="float" office:value="5.6686277627603756" table:style-name="ce156">
            <text:p>5,7<text:s text:c="5"/></text:p>
          </table:table-cell>
          <table:table-cell office:value-type="float" office:value="570" table:style-name="ce155">
            <text:p><text:s/>570</text:p>
          </table:table-cell>
          <table:table-cell office:value-type="float" office:value="8.4307055169353653" table:style-name="ce156">
            <text:p>8,4<text:s text:c="5"/></text:p>
          </table:table-cell>
          <table:table-cell office:value-type="float" office:value="361" table:style-name="ce140">
            <text:p>+ 361</text:p>
          </table:table-cell>
          <table:table-cell office:value-type="float" office:value="50.63113604488079" table:style-name="ce141">
            <text:p>+50,6<text:s text:c="3"/></text:p>
          </table:table-cell>
          <table:table-cell office:value-type="float" office:value="504" table:style-name="ce140">
            <text:p>+ 504</text:p>
          </table:table-cell>
          <table:table-cell office:value-type="float" office:value="88.421052631578945" table:style-name="ce141">
            <text:p>+88,4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Outras atividades de serviços</text:p>
          </table:table-cell>
          <table:table-cell office:value-type="float" office:value="410" table:style-name="ce136">
            <text:p><text:s/>410</text:p>
          </table:table-cell>
          <table:table-cell office:value-type="float" office:value="2.3975206128296591" table:style-name="ce154">
            <text:p>2,4<text:s text:c="5"/></text:p>
          </table:table-cell>
          <table:table-cell office:value-type="float" office:value="393" table:style-name="ce155">
            <text:p><text:s/>393</text:p>
          </table:table-cell>
          <table:table-cell office:value-type="float" office:value="3.1245031006519319" table:style-name="ce156">
            <text:p>3,1<text:s text:c="5"/></text:p>
          </table:table-cell>
          <table:table-cell office:value-type="float" office:value="164" table:style-name="ce155">
            <text:p><text:s/>164</text:p>
          </table:table-cell>
          <table:table-cell office:value-type="float" office:value="2.4256766750480696" table:style-name="ce156">
            <text:p>2,4<text:s text:c="5"/></text:p>
          </table:table-cell>
          <table:table-cell office:value-type="float" office:value="17" table:style-name="ce140">
            <text:p>+ 17</text:p>
          </table:table-cell>
          <table:table-cell office:value-type="float" office:value="4.3256997455470731" table:style-name="ce141">
            <text:p>+4,3<text:s text:c="3"/></text:p>
          </table:table-cell>
          <table:table-cell office:value-type="float" office:value="246" table:style-name="ce140">
            <text:p>+ 246</text:p>
          </table:table-cell>
          <table:table-cell office:value-type="float" office:value="150" table:style-name="ce141">
            <text:p>+150,0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Sem classificação</text:p>
          </table:table-cell>
          <table:table-cell office:value-type="float" office:value="0" table:style-name="ce136">
            <text:p><text:s/>0</text:p>
          </table:table-cell>
          <table:table-cell office:value-type="float" office:value="0" table:style-name="ce154">
            <text:p>0,0<text:s text:c="5"/></text:p>
          </table:table-cell>
          <table:table-cell office:value-type="float" office:value="0" table:style-name="ce155">
            <text:p><text:s/>0</text:p>
          </table:table-cell>
          <table:table-cell office:value-type="float" office:value="0" table:style-name="ce156">
            <text:p>0,0<text:s text:c="5"/></text:p>
          </table:table-cell>
          <table:table-cell office:value-type="float" office:value="0" table:style-name="ce155">
            <text:p><text:s/>0</text:p>
          </table:table-cell>
          <table:table-cell office:value-type="float" office:value="0" table:style-name="ce156">
            <text:p>0,0<text:s text:c="5"/></text:p>
          </table:table-cell>
          <table:table-cell office:value-type="float" office:value="0" table:style-name="ce140">
            <text:p>+ 0</text:p>
          </table:table-cell>
          <table:table-cell office:value-type="string" table:style-name="ce292">
            <text:p>-</text:p>
          </table:table-cell>
          <table:table-cell office:value-type="float" office:value="0" table:style-name="ce140">
            <text:p>+ 0</text:p>
          </table:table-cell>
          <table:table-cell office:value-type="string" table:style-name="ce292">
            <text:p>-</text:p>
          </table:table-cell>
          <table:table-cell table:style-name="ce1"/>
          <table:table-cell table:style-name="ce157"/>
          <table:table-cell table:style-name="ce299"/>
          <table:table-cell table:number-columns-repeated="16369" table:style-name="ce1"/>
        </table:table-row>
        <table:table-row table:style-name="ro25">
          <table:table-cell/>
          <table:table-cell table:style-name="ce267"/>
          <table:table-cell table:style-name="ce268"/>
          <table:table-cell table:style-name="ce269"/>
          <table:table-cell table:style-name="ce270"/>
          <table:table-cell table:style-name="ce271"/>
          <table:table-cell table:style-name="ce270"/>
          <table:table-cell table:style-name="ce271"/>
          <table:table-cell table:style-name="ce272"/>
          <table:table-cell table:style-name="ce273"/>
          <table:table-cell table:style-name="ce272"/>
          <table:table-cell table:style-name="ce273"/>
          <table:table-cell table:number-columns-repeated="2" table:style-name="ce1"/>
          <table:table-cell table:style-name="ce299"/>
          <table:table-cell table:number-columns-repeated="16369" table:style-name="ce1"/>
        </table:table-row>
        <table:table-row table:style-name="ro20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7" table:style-name="ce1"/>
          <table:table-cell table:style-name="ce255"/>
          <table:table-cell table:style-name="ce254"/>
          <table:table-cell table:style-name="ce255"/>
          <table:table-cell table:number-columns-repeated="16372" table:style-name="ce1"/>
        </table:table-row>
        <table:table-row table:style-name="ro20">
          <table:table-cell/>
          <table:table-cell table:style-name="ce1"/>
          <table:table-cell table:style-name="ce1">
            <draw:g draw:z-index="2" draw:name="Chart 108" draw:id="id30">
              <svg:title/>
              <svg:desc/>
              <draw:frame draw:id="id27" draw:style-name="a80" draw:name="Text Box 1" svg:x="0.00288in" svg:y="0in" svg:width="0in" svg:height="0in">
                <draw:text-box>
                  <text:p text:style-name="a79" text:class-names="" text:cond-style-name=""><text:span text:style-name="a78" text:class-names=""/></text:p>
                </draw:text-box>
                <svg:title/>
                <svg:desc/>
              </draw:frame>
              <draw:frame draw:id="id28" draw:style-name="a83" draw:name="Text Box 2" svg:x="5.65147in" svg:y="5.93752in" svg:width="0in" svg:height="0in">
                <draw:text-box>
                  <text:p text:style-name="a82" text:class-names="" text:cond-style-name=""><text:span text:style-name="a81" text:class-names=""/></text:p>
                </draw:text-box>
                <svg:title/>
                <svg:desc/>
              </draw:frame>
              <draw:custom-shape svg:x="5.66674in" svg:y="4.80619in" svg:width="0.06856in" svg:height="0.20952in" draw:id="id29" draw:style-name="a86" draw:name="Text Box 3">
                <svg:title/>
                <svg:desc/>
                <text:p text:style-name="a85" text:class-names="" text:cond-style-name=""><text:span text:style-name="a8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81" table:style-name="ce1"/>
        </table:table-row>
        <table:table-row table:style-name="ro20">
          <table:table-cell table:number-columns-repeated="16384"/>
        </table:table-row>
        <table:table-row table:style-name="ro20">
          <table:table-cell/>
          <table:table-cell table:number-columns-repeated="9" table:style-name="ce1"/>
          <table:table-cell table:style-name="ce274"/>
          <table:table-cell table:number-columns-repeated="16373" table:style-name="ce1"/>
        </table:table-row>
        <table:table-row table:number-rows-repeated="4" table:style-name="ro20">
          <table:table-cell table:number-columns-repeated="16384"/>
        </table:table-row>
        <table:table-row table:style-name="ro36">
          <table:table-cell table:number-columns-repeated="12" table:style-name="ce1"/>
          <table:table-cell table:number-columns-repeated="6" table:style-name="ce95"/>
          <table:table-cell table:number-columns-repeated="16366" table:style-name="ce1"/>
        </table:table-row>
        <table:table-row table:style-name="ro11">
          <table:table-cell table:style-name="ce294"/>
          <table:table-cell table:number-columns-repeated="12" table:style-name="ce1"/>
          <table:table-cell table:number-columns-repeated="5" table:style-name="ce95"/>
          <table:table-cell table:number-columns-repeated="16366" table:style-name="ce1"/>
        </table:table-row>
        <table:table-row table:style-name="ro20">
          <table:table-cell table:number-columns-repeated="12" table:style-name="ce1"/>
          <table:table-cell table:number-columns-repeated="6" table:style-name="ce95"/>
          <table:table-cell table:number-columns-repeated="16366" table:style-name="ce1"/>
        </table:table-row>
        <table:table-row table:number-rows-repeated="2" table:style-name="ro29">
          <table:table-cell table:number-columns-repeated="12" table:style-name="ce1"/>
          <table:table-cell table:number-columns-repeated="6" table:style-name="ce106"/>
          <table:table-cell table:number-columns-repeated="16366" table:style-name="ce1"/>
        </table:table-row>
        <table:table-row table:style-name="ro29">
          <table:table-cell table:number-columns-repeated="12" table:style-name="ce1"/>
          <table:table-cell table:number-columns-repeated="6" table:style-name="ce120"/>
          <table:table-cell table:number-columns-repeated="16366" table:style-name="ce1"/>
        </table:table-row>
        <table:table-row table:style-name="ro14">
          <table:table-cell table:number-columns-repeated="12" table:style-name="ce1"/>
          <table:table-cell table:number-columns-repeated="6" table:style-name="ce120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151"/>
          <table:table-cell table:style-name="ce95"/>
          <table:table-cell table:number-columns-repeated="4" table:style-name="ce134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151"/>
          <table:table-cell table:style-name="ce279"/>
          <table:table-cell table:style-name="ce280"/>
          <table:table-cell table:style-name="ce281"/>
          <table:table-cell table:number-columns-repeated="2" table:style-name="ce279"/>
          <table:table-cell table:style-name="ce282"/>
          <table:table-cell table:style-name="ce284"/>
          <table:table-cell table:number-columns-repeated="16364"/>
        </table:table-row>
        <table:table-row table:style-name="ro4">
          <table:table-cell table:number-columns-repeated="12" table:style-name="ce1"/>
          <table:table-cell table:style-name="ce157"/>
          <table:table-cell table:style-name="ce279"/>
          <table:table-cell table:style-name="ce280"/>
          <table:table-cell table:style-name="ce281"/>
          <table:table-cell table:number-columns-repeated="2" table:style-name="ce279"/>
          <table:table-cell table:style-name="ce282"/>
          <table:table-cell table:style-name="ce284"/>
          <table:table-cell table:number-columns-repeated="16364"/>
        </table:table-row>
        <table:table-row table:number-rows-repeated="3" table:style-name="ro4">
          <table:table-cell table:number-columns-repeated="12" table:style-name="ce1"/>
          <table:table-cell table:style-name="ce151"/>
          <table:table-cell table:style-name="ce279"/>
          <table:table-cell table:style-name="ce280"/>
          <table:table-cell table:style-name="ce281"/>
          <table:table-cell table:number-columns-repeated="2" table:style-name="ce279"/>
          <table:table-cell table:style-name="ce282"/>
          <table:table-cell table:style-name="ce284"/>
          <table:table-cell table:number-columns-repeated="16364"/>
        </table:table-row>
        <table:table-row table:number-rows-repeated="3" table:style-name="ro4">
          <table:table-cell table:number-columns-repeated="12"/>
          <table:table-cell table:style-name="ce151"/>
          <table:table-cell table:style-name="ce279"/>
          <table:table-cell table:style-name="ce280"/>
          <table:table-cell table:style-name="ce281"/>
          <table:table-cell table:number-columns-repeated="2" table:style-name="ce279"/>
          <table:table-cell table:style-name="ce282"/>
          <table:table-cell table:style-name="ce284"/>
          <table:table-cell table:number-columns-repeated="16364"/>
        </table:table-row>
        <table:table-row table:style-name="ro4">
          <table:table-cell table:number-columns-repeated="12"/>
          <table:table-cell table:style-name="ce1"/>
          <table:table-cell table:style-name="ce279"/>
          <table:table-cell table:style-name="ce280"/>
          <table:table-cell table:style-name="ce281"/>
          <table:table-cell table:number-columns-repeated="2" table:style-name="ce279"/>
          <table:table-cell table:style-name="ce282"/>
          <table:table-cell table:style-name="ce284"/>
          <table:table-cell table:number-columns-repeated="16364"/>
        </table:table-row>
        <table:table-row table:number-rows-repeated="2" table:style-name="ro4">
          <table:table-cell table:number-columns-repeated="12"/>
          <table:table-cell table:style-name="ce1"/>
          <table:table-cell table:style-name="ce279"/>
          <table:table-cell table:style-name="ce280"/>
          <table:table-cell table:style-name="ce281"/>
          <table:table-cell table:style-name="ce283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2">
          <table:table-cell table:number-columns-repeated="12"/>
          <table:table-cell table:style-name="ce1"/>
          <table:table-cell table:style-name="ce152"/>
          <table:table-cell table:number-columns-repeated="16370" table:style-name="ce1"/>
        </table:table-row>
        <table:table-row table:style-name="ro20">
          <table:table-cell table:number-columns-repeated="16384"/>
        </table:table-row>
        <table:table-row table:style-name="ro24">
          <table:table-cell table:number-columns-repeated="12"/>
          <table:table-cell table:number-columns-repeated="16372" table:style-name="ce1"/>
        </table:table-row>
        <table:table-row table:style-name="ro4">
          <table:table-cell table:number-columns-repeated="12"/>
          <table:table-cell table:style-name="ce1"/>
          <table:table-cell table:number-columns-repeated="2" table:style-name="ce285"/>
          <table:table-cell table:number-columns-repeated="16369" table:style-name="ce1"/>
        </table:table-row>
        <table:table-row table:style-name="ro20">
          <table:table-cell table:number-columns-repeated="12"/>
          <table:table-cell table:style-name="ce1"/>
          <table:table-cell table:number-columns-repeated="2" table:style-name="ce285"/>
          <table:table-cell table:number-columns-repeated="16369" table:style-name="ce1"/>
        </table:table-row>
        <table:table-row table:number-rows-repeated="1048501" table:style-name="ro20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9">
        <table:table-column table:style-name="co41" table:default-cell-style-name="ce1" table:visibility="collapse"/>
        <table:table-column table:style-name="co51" table:default-cell-style-name="ce1"/>
        <table:table-column table:style-name="co17" table:default-cell-style-name="ce1"/>
        <table:table-column table:style-name="co6" table:default-cell-style-name="ce1"/>
        <table:table-column table:style-name="co17" table:default-cell-style-name="ce184"/>
        <table:table-column table:style-name="co39" table:default-cell-style-name="ce184"/>
        <table:table-column table:style-name="co5" table:default-cell-style-name="ce1"/>
        <table:table-column table:style-name="co39" table:default-cell-style-name="ce1"/>
        <table:table-column table:style-name="co1" table:default-cell-style-name="ce1"/>
        <table:table-column table:style-name="co7" table:default-cell-style-name="ce1"/>
        <table:table-column table:style-name="co39" table:default-cell-style-name="ce1"/>
        <table:table-column table:style-name="co7" table:default-cell-style-name="ce1"/>
        <table:table-column table:style-name="co21" table:number-columns-repeated="16372" table:default-cell-style-name="ce1"/>
        <table:table-row table:style-name="ro20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98" draw:name="Picture 184" svg:x="0.03511in" svg:y="0.17556in" svg:width="2.73903in" svg:height="0.6488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2" draw:name="CaixaDeTexto 11" svg:x="0.54482in" svg:y="0.29761in" svg:width="2.08998in" svg:height="0.51168in">
                <draw:text-box>
                  <text:p text:style-name="a101" text:class-names="" text:cond-style-name=""><text:span text:style-name="a99" text:class-names="">MAIO 2021</text:span><text:span text:style-name="a100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0">
          <table:table-cell table:style-name="ce1">
            <draw:frame draw:z-index="1" draw:id="id34" draw:style-name="a97" draw:name="Text Box 122" svg:x="0in" svg:y="0in" svg:width="0.97917in" svg:height="0.313in">
              <draw:text-box>
                <text:p text:style-name="a94" text:class-names="" text:cond-style-name=""><text:span text:style-name="a92" text:class-names="">Página 12</text:span><text:span text:style-name="a93" text:class-names="">/14</text:span></text:p>
                <text:p text:style-name="a96" text:class-names="" text:cond-style-name=""><text:span text:style-name="a9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0">
          <table:table-cell table:style-name="ce1"/>
          <table:table-cell table:number-columns-repeated="11" table:style-name="ce94"/>
          <table:table-cell table:number-columns-repeated="5" table:style-name="ce95"/>
          <table:table-cell table:number-columns-repeated="16367"/>
        </table:table-row>
        <table:table-row table:style-name="ro20">
          <table:table-cell table:style-name="ce1"/>
          <table:table-cell table:number-columns-repeated="11" table:style-name="ce94"/>
          <table:table-cell table:number-columns-repeated="16372" table:style-name="ce1"/>
        </table:table-row>
        <table:table-row table:style-name="ro21">
          <table:table-cell table:style-name="ce294"/>
          <table:table-cell office:value-type="string" table:style-name="ce96">
            <text:p><text:s/>Quadro 11 - <text:s/>COLOCAÇÕES EFETUADAS, <text:s text:c="2"/>POR <text:s/>REGIÕES<text:s text:c="3"/></text:p>
          </table:table-cell>
          <table:table-cell table:number-columns-repeated="10" table:style-name="ce275"/>
          <table:table-cell table:number-columns-repeated="16372" table:style-name="ce1"/>
        </table:table-row>
        <table:table-row table:style-name="ro21">
          <table:table-cell table:style-name="ce294"/>
          <table:table-cell office:value-type="string" table:style-name="ce98">
            <text:p>movimento ao longo do mês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number-columns-repeated="16372" table:style-name="ce1"/>
        </table:table-row>
        <table:table-row table:style-name="ro4">
          <table:table-cell table:style-name="ce294"/>
          <table:table-cell table:style-name="ce94"/>
          <table:table-cell table:style-name="ce100"/>
          <table:table-cell table:number-columns-repeated="9" table:style-name="ce94"/>
          <table:table-cell table:number-columns-repeated="16372" table:style-name="ce1"/>
        </table:table-row>
        <table:table-row table:style-name="ro20">
          <table:table-cell table:style-name="ce1"/>
          <table:table-cell table:style-name="ce101"/>
          <table:table-cell table:style-name="ce185"/>
          <table:table-cell table:style-name="ce186"/>
          <table:table-cell table:style-name="ce187"/>
          <table:table-cell table:style-name="ce188"/>
          <table:table-cell table:style-name="ce187"/>
          <table:table-cell table:style-name="ce188"/>
          <table:table-cell office:value-type="string" table:number-columns-spanned="4" table:number-rows-spanned="1" table:style-name="ce258">
            <text:p>Variação</text:p>
          </table:table-cell>
          <table:covered-table-cell table:number-columns-repeated="3"/>
          <table:table-cell table:number-columns-repeated="3" table:style-name="ce106"/>
          <table:table-cell table:number-columns-repeated="16369" table:style-name="ce1"/>
        </table:table-row>
        <table:table-row table:style-name="ro20">
          <table:table-cell table:style-name="ce1"/>
          <table:table-cell table:style-name="ce107"/>
          <table:table-cell office:value-type="string" table:style-name="ce176">
            <text:p>MAI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ABRIL 2021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MAI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259">
            <text:p>Mês <text:s/>anterior</text:p>
          </table:table-cell>
          <table:covered-table-cell/>
          <table:table-cell office:value-type="string" table:number-columns-spanned="2" table:number-rows-spanned="1" table:style-name="ce260">
            <text:p>Mês <text:s/>homólogo<text:span text:style-name="T2">(1)<text:s/></text:span></text:p>
          </table:table-cell>
          <table:covered-table-cell/>
          <table:table-cell table:number-columns-repeated="3" table:style-name="ce106"/>
          <table:table-cell table:number-columns-repeated="16369" table:style-name="ce1"/>
        </table:table-row>
        <table:table-row table:style-name="ro20">
          <table:table-cell table:style-name="ce1"/>
          <table:table-cell table:style-name="ce112"/>
          <table:table-cell table:style-name="ce191"/>
          <table:table-cell table:style-name="ce192"/>
          <table:table-cell table:style-name="ce193"/>
          <table:table-cell table:style-name="ce194"/>
          <table:table-cell table:style-name="ce193"/>
          <table:table-cell table:style-name="ce194"/>
          <table:table-cell office:value-type="string" table:style-name="ce196">
            <text:p>Var. Abs.</text:p>
          </table:table-cell>
          <table:table-cell office:value-type="string" table:style-name="ce197">
            <text:p>Var. %</text:p>
          </table:table-cell>
          <table:table-cell office:value-type="string" table:style-name="ce196">
            <text:p>Var. Abs.</text:p>
          </table:table-cell>
          <table:table-cell office:value-type="string" table:style-name="ce198">
            <text:p>Var. %</text:p>
          </table:table-cell>
          <table:table-cell table:number-columns-repeated="3" table:style-name="ce120"/>
          <table:table-cell table:number-columns-repeated="16369" table:style-name="ce1"/>
        </table:table-row>
        <table:table-row table:style-name="ro25">
          <table:table-cell table:style-name="ce1"/>
          <table:table-cell table:style-name="ce94"/>
          <table:table-cell table:style-name="ce199"/>
          <table:table-cell table:style-name="ce200"/>
          <table:table-cell table:style-name="ce201"/>
          <table:table-cell table:style-name="ce202"/>
          <table:table-cell table:style-name="ce201"/>
          <table:table-cell table:style-name="ce202"/>
          <table:table-cell table:style-name="ce203"/>
          <table:table-cell table:number-columns-repeated="3" table:style-name="ce204"/>
          <table:table-cell table:style-name="ce120"/>
          <table:table-cell table:number-columns-repeated="16371" table:style-name="ce1"/>
        </table:table-row>
        <table:table-row table:style-name="ro4">
          <table:table-cell table:style-name="ce1"/>
          <table:table-cell office:value-type="string" table:style-name="ce205">
            <text:p>PORTUGAL</text:p>
          </table:table-cell>
          <table:table-cell office:value-type="float" office:value="10123" table:style-name="ce206">
            <text:p>10 123</text:p>
          </table:table-cell>
          <table:table-cell office:value-type="float" office:value="100" table:style-name="ce207">
            <text:p>100,0<text:s text:c="5"/></text:p>
          </table:table-cell>
          <table:table-cell office:value-type="float" office:value="7848" table:style-name="ce208">
            <text:p>7 848</text:p>
          </table:table-cell>
          <table:table-cell office:value-type="float" office:value="99.999999999999986" table:style-name="ce209">
            <text:p>100,0<text:s text:c="5"/></text:p>
          </table:table-cell>
          <table:table-cell office:value-type="float" office:value="4467" table:style-name="ce208">
            <text:p>4 467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2275" table:style-name="ce131">
            <text:p>+2 275</text:p>
          </table:table-cell>
          <table:table-cell office:value-type="float" office:value="28.988277268093782" table:style-name="ce132">
            <text:p>+29,0<text:s text:c="3"/></text:p>
          </table:table-cell>
          <table:table-cell office:value-type="float" office:value="5656" table:style-name="ce131">
            <text:p>+5 656</text:p>
          </table:table-cell>
          <table:table-cell office:value-type="float" office:value="126.6174166107007" table:style-name="ce132">
            <text:p>+126,6<text:s text:c="3"/></text:p>
          </table:table-cell>
          <table:table-cell table:style-name="ce95"/>
          <table:table-cell table:number-columns-repeated="2" table:style-name="ce134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11">
            <text:p>CONTINENTE</text:p>
          </table:table-cell>
          <table:table-cell office:value-type="float" office:value="9840" table:style-name="ce206">
            <text:p>9 840</text:p>
          </table:table-cell>
          <table:table-cell office:value-type="float" office:value="97.204386051565734" table:style-name="ce207">
            <text:p>97,2<text:s text:c="5"/></text:p>
          </table:table-cell>
          <table:table-cell office:value-type="float" office:value="7589" table:style-name="ce208">
            <text:p>7 589</text:p>
          </table:table-cell>
          <table:table-cell office:value-type="float" office:value="96.699796126401623" table:style-name="ce209">
            <text:p>96,7<text:s text:c="5"/></text:p>
          </table:table-cell>
          <table:table-cell office:value-type="float" office:value="4287" table:style-name="ce208">
            <text:p>4 287</text:p>
          </table:table-cell>
          <table:table-cell office:value-type="float" office:value="95.970449966420418" table:style-name="ce210">
            <text:p>96,0<text:s text:c="5"/></text:p>
          </table:table-cell>
          <table:table-cell office:value-type="float" office:value="2251" table:style-name="ce131">
            <text:p>+2 251</text:p>
          </table:table-cell>
          <table:table-cell office:value-type="float" office:value="29.661351956779548" table:style-name="ce132">
            <text:p>+29,7<text:s text:c="3"/></text:p>
          </table:table-cell>
          <table:table-cell office:value-type="float" office:value="5553" table:style-name="ce131">
            <text:p>+5 553</text:p>
          </table:table-cell>
          <table:table-cell office:value-type="float" office:value="129.53114065780267" table:style-name="ce132">
            <text:p>+129,5<text:s text:c="3"/></text:p>
          </table:table-cell>
          <table:table-cell table:style-name="ce182"/>
          <table:table-cell table:number-columns-repeated="2" table:style-name="ce152"/>
          <table:table-cell table:number-columns-repeated="16369" table:style-name="ce1"/>
        </table:table-row>
        <table:table-row table:style-name="ro40">
          <table:table-cell table:style-name="ce1"/>
          <table:table-cell office:value-type="string" table:style-name="ce212">
            <text:p>Norte</text:p>
          </table:table-cell>
          <table:table-cell office:value-type="float" office:value="3516" table:style-name="ce213">
            <text:p>3 516</text:p>
          </table:table-cell>
          <table:table-cell office:value-type="float" office:value="34.732786723303363" table:style-name="ce214">
            <text:p>34,7<text:s text:c="5"/></text:p>
          </table:table-cell>
          <table:table-cell office:value-type="float" office:value="2915" table:style-name="ce215">
            <text:p>2 915</text:p>
          </table:table-cell>
          <table:table-cell office:value-type="float" office:value="37.143221202854235" table:style-name="ce216">
            <text:p>37,1<text:s text:c="5"/></text:p>
          </table:table-cell>
          <table:table-cell office:value-type="float" office:value="1316" table:style-name="ce215">
            <text:p>1 316</text:p>
          </table:table-cell>
          <table:table-cell office:value-type="float" office:value="29.460488023281844" table:style-name="ce217">
            <text:p>29,5<text:s text:c="5"/></text:p>
          </table:table-cell>
          <table:table-cell office:value-type="float" office:value="601" table:style-name="ce140">
            <text:p>+ 601</text:p>
          </table:table-cell>
          <table:table-cell office:value-type="float" office:value="20.617495711835335" table:style-name="ce141">
            <text:p>+20,6<text:s text:c="3"/></text:p>
          </table:table-cell>
          <table:table-cell office:value-type="float" office:value="2200" table:style-name="ce140">
            <text:p>+2 200</text:p>
          </table:table-cell>
          <table:table-cell office:value-type="float" office:value="167.17325227963528" table:style-name="ce141">
            <text:p>+167,2<text:s text:c="3"/></text:p>
          </table:table-cell>
          <table:table-cell table:style-name="ce182"/>
          <table:table-cell table:number-columns-repeated="2" table:style-name="ce152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212">
            <text:p>Centro</text:p>
          </table:table-cell>
          <table:table-cell office:value-type="float" office:value="1996" table:style-name="ce213">
            <text:p>1 996</text:p>
          </table:table-cell>
          <table:table-cell office:value-type="float" office:value="19.717475056801341" table:style-name="ce214">
            <text:p>19,7<text:s text:c="5"/></text:p>
          </table:table-cell>
          <table:table-cell office:value-type="float" office:value="1871" table:style-name="ce215">
            <text:p>1 871</text:p>
          </table:table-cell>
          <table:table-cell office:value-type="float" office:value="23.84046890927625" table:style-name="ce216">
            <text:p>23,8<text:s text:c="5"/></text:p>
          </table:table-cell>
          <table:table-cell office:value-type="float" office:value="1355" table:style-name="ce215">
            <text:p>1 355</text:p>
          </table:table-cell>
          <table:table-cell office:value-type="float" office:value="30.333557197224088" table:style-name="ce217">
            <text:p>30,3<text:s text:c="5"/></text:p>
          </table:table-cell>
          <table:table-cell office:value-type="float" office:value="125" table:style-name="ce140">
            <text:p>+ 125</text:p>
          </table:table-cell>
          <table:table-cell office:value-type="float" office:value="6.6809192944949221" table:style-name="ce141">
            <text:p>+6,7<text:s text:c="3"/></text:p>
          </table:table-cell>
          <table:table-cell office:value-type="float" office:value="641" table:style-name="ce140">
            <text:p>+ 641</text:p>
          </table:table-cell>
          <table:table-cell office:value-type="float" office:value="47.306273062730625" table:style-name="ce141">
            <text:p>+47,3<text:s text:c="3"/></text:p>
          </table:table-cell>
          <table:table-cell table:style-name="ce157"/>
          <table:table-cell table:number-columns-repeated="2" table:style-name="ce152"/>
          <table:table-cell table:number-columns-repeated="16369" table:style-name="ce1"/>
        </table:table-row>
        <table:table-row table:style-name="ro4">
          <table:table-cell/>
          <table:table-cell office:value-type="string" table:style-name="ce212">
            <text:p>Lisboa V. Tejo</text:p>
          </table:table-cell>
          <table:table-cell office:value-type="float" office:value="2376" table:style-name="ce213">
            <text:p>2 376</text:p>
          </table:table-cell>
          <table:table-cell office:value-type="float" office:value="23.471302973426848" table:style-name="ce214">
            <text:p>23,5<text:s text:c="5"/></text:p>
          </table:table-cell>
          <table:table-cell office:value-type="float" office:value="1947" table:style-name="ce215">
            <text:p>1 947</text:p>
          </table:table-cell>
          <table:table-cell office:value-type="float" office:value="24.808868501529052" table:style-name="ce216">
            <text:p>24,8<text:s text:c="5"/></text:p>
          </table:table-cell>
          <table:table-cell office:value-type="float" office:value="1282" table:style-name="ce215">
            <text:p>1 282</text:p>
          </table:table-cell>
          <table:table-cell office:value-type="float" office:value="28.69935079471681" table:style-name="ce217">
            <text:p>28,7<text:s text:c="5"/></text:p>
          </table:table-cell>
          <table:table-cell office:value-type="float" office:value="429" table:style-name="ce140">
            <text:p>+ 429</text:p>
          </table:table-cell>
          <table:table-cell office:value-type="float" office:value="22.033898305084744" table:style-name="ce141">
            <text:p>+22,0<text:s text:c="3"/></text:p>
          </table:table-cell>
          <table:table-cell office:value-type="float" office:value="1094" table:style-name="ce140">
            <text:p>+1 094</text:p>
          </table:table-cell>
          <table:table-cell office:value-type="float" office:value="85.335413416536667" table:style-name="ce141">
            <text:p>+85,3<text:s text:c="3"/></text:p>
          </table:table-cell>
          <table:table-cell table:style-name="ce151"/>
          <table:table-cell table:number-columns-repeated="2" table:style-name="ce152"/>
          <table:table-cell table:number-columns-repeated="16369"/>
        </table:table-row>
        <table:table-row table:style-name="ro4">
          <table:table-cell/>
          <table:table-cell office:value-type="string" table:style-name="ce212">
            <text:p>Alentejo</text:p>
          </table:table-cell>
          <table:table-cell office:value-type="float" office:value="448" table:style-name="ce213">
            <text:p><text:s/>448</text:p>
          </table:table-cell>
          <table:table-cell office:value-type="float" office:value="4.425565543811123" table:style-name="ce214">
            <text:p>4,4<text:s text:c="5"/></text:p>
          </table:table-cell>
          <table:table-cell office:value-type="float" office:value="456" table:style-name="ce215">
            <text:p><text:s/>456</text:p>
          </table:table-cell>
          <table:table-cell office:value-type="float" office:value="5.81039755351682" table:style-name="ce216">
            <text:p>5,8<text:s text:c="5"/></text:p>
          </table:table-cell>
          <table:table-cell office:value-type="float" office:value="266" table:style-name="ce215">
            <text:p><text:s/>266</text:p>
          </table:table-cell>
          <table:table-cell office:value-type="float" office:value="5.9547794940676066" table:style-name="ce217">
            <text:p>6,0<text:s text:c="5"/></text:p>
          </table:table-cell>
          <table:table-cell office:value-type="float" office:value="-8" table:style-name="ce140">
            <text:p><text:s/>- 8</text:p>
          </table:table-cell>
          <table:table-cell office:value-type="float" office:value="-1.7543859649122806" table:style-name="ce141">
            <text:p>-1,8<text:s text:c="3"/></text:p>
          </table:table-cell>
          <table:table-cell office:value-type="float" office:value="182" table:style-name="ce140">
            <text:p>+ 182</text:p>
          </table:table-cell>
          <table:table-cell office:value-type="float" office:value="68.421052631578945" table:style-name="ce141">
            <text:p>+68,4<text:s text:c="3"/></text:p>
          </table:table-cell>
          <table:table-cell table:style-name="ce151"/>
          <table:table-cell table:number-columns-repeated="2" table:style-name="ce152"/>
          <table:table-cell table:number-columns-repeated="16369"/>
        </table:table-row>
        <table:table-row table:style-name="ro4">
          <table:table-cell/>
          <table:table-cell office:value-type="string" table:style-name="ce212">
            <text:p>Algarve</text:p>
          </table:table-cell>
          <table:table-cell office:value-type="float" office:value="1504" table:style-name="ce213">
            <text:p>1 504</text:p>
          </table:table-cell>
          <table:table-cell office:value-type="float" office:value="14.857255754223056" table:style-name="ce214">
            <text:p>14,9<text:s text:c="5"/></text:p>
          </table:table-cell>
          <table:table-cell office:value-type="float" office:value="400" table:style-name="ce215">
            <text:p><text:s/>400</text:p>
          </table:table-cell>
          <table:table-cell office:value-type="float" office:value="5.0968399592252798" table:style-name="ce216">
            <text:p>5,1<text:s text:c="5"/></text:p>
          </table:table-cell>
          <table:table-cell office:value-type="float" office:value="68" table:style-name="ce215">
            <text:p><text:s/>68</text:p>
          </table:table-cell>
          <table:table-cell office:value-type="float" office:value="1.5222744571300648" table:style-name="ce217">
            <text:p>1,5<text:s text:c="5"/></text:p>
          </table:table-cell>
          <table:table-cell office:value-type="float" office:value="1104" table:style-name="ce140">
            <text:p>+1 104</text:p>
          </table:table-cell>
          <table:table-cell office:value-type="float" office:value="276" table:style-name="ce141">
            <text:p>+276,0<text:s text:c="3"/></text:p>
          </table:table-cell>
          <table:table-cell office:value-type="float" office:value="1436" table:style-name="ce140">
            <text:p>+1 436</text:p>
          </table:table-cell>
          <table:table-cell office:value-type="float" office:value="2111.7647058823527" table:style-name="ce141">
            <text:p>+2111,8<text:s text:c="3"/></text:p>
          </table:table-cell>
          <table:table-cell table:number-columns-repeated="3" table:style-name="ce151"/>
          <table:table-cell table:number-columns-repeated="16369"/>
        </table:table-row>
        <table:table-row table:style-name="ro41">
          <table:table-cell/>
          <table:table-cell office:value-type="string" table:style-name="ce211">
            <text:p>REG.AUTÓNOMAS</text:p>
          </table:table-cell>
          <table:table-cell office:value-type="float" office:value="283" table:style-name="ce206">
            <text:p><text:s/>283</text:p>
          </table:table-cell>
          <table:table-cell office:value-type="float" office:value="2.7956139484342586" table:style-name="ce207">
            <text:p>2,8<text:s text:c="5"/></text:p>
          </table:table-cell>
          <table:table-cell office:value-type="float" office:value="259" table:style-name="ce208">
            <text:p><text:s/>259</text:p>
          </table:table-cell>
          <table:table-cell office:value-type="float" office:value="3.300203873598369" table:style-name="ce209">
            <text:p>3,3<text:s text:c="5"/></text:p>
          </table:table-cell>
          <table:table-cell office:value-type="float" office:value="180" table:style-name="ce208">
            <text:p><text:s/>180</text:p>
          </table:table-cell>
          <table:table-cell office:value-type="float" office:value="4.0295500335795831" table:style-name="ce210">
            <text:p>4,0<text:s text:c="5"/></text:p>
          </table:table-cell>
          <table:table-cell office:value-type="float" office:value="24" table:style-name="ce131">
            <text:p>+ 24</text:p>
          </table:table-cell>
          <table:table-cell office:value-type="float" office:value="9.2664092664092657" table:style-name="ce132">
            <text:p>+9,3<text:s text:c="3"/></text:p>
          </table:table-cell>
          <table:table-cell office:value-type="float" office:value="103" table:style-name="ce131">
            <text:p>+ 103</text:p>
          </table:table-cell>
          <table:table-cell office:value-type="float" office:value="57.222222222222221" table:style-name="ce132">
            <text:p>+57,2<text:s text:c="3"/></text:p>
          </table:table-cell>
          <table:table-cell table:number-columns-repeated="3" table:style-name="ce151"/>
          <table:table-cell table:number-columns-repeated="16369"/>
        </table:table-row>
        <table:table-row table:style-name="ro12">
          <table:table-cell/>
          <table:table-cell office:value-type="string" table:style-name="ce212">
            <text:p>Açores</text:p>
          </table:table-cell>
          <table:table-cell office:value-type="float" office:value="169" table:style-name="ce213">
            <text:p><text:s/>169</text:p>
          </table:table-cell>
          <table:table-cell office:value-type="float" office:value="1.6694655734466066" table:style-name="ce214">
            <text:p>1,7<text:s text:c="5"/></text:p>
          </table:table-cell>
          <table:table-cell office:value-type="float" office:value="170" table:style-name="ce215">
            <text:p><text:s/>170</text:p>
          </table:table-cell>
          <table:table-cell office:value-type="float" office:value="2.1661569826707439" table:style-name="ce216">
            <text:p>2,2<text:s text:c="5"/></text:p>
          </table:table-cell>
          <table:table-cell office:value-type="float" office:value="105" table:style-name="ce215">
            <text:p><text:s/>105</text:p>
          </table:table-cell>
          <table:table-cell office:value-type="float" office:value="2.350570852921424" table:style-name="ce217">
            <text:p>2,4<text:s text:c="5"/></text:p>
          </table:table-cell>
          <table:table-cell office:value-type="float" office:value="-1" table:style-name="ce140">
            <text:p><text:s/>- 1</text:p>
          </table:table-cell>
          <table:table-cell office:value-type="float" office:value="-0.58823529411764708" table:style-name="ce141">
            <text:p>-0,6<text:s text:c="3"/></text:p>
          </table:table-cell>
          <table:table-cell office:value-type="float" office:value="64" table:style-name="ce140">
            <text:p>+ 64</text:p>
          </table:table-cell>
          <table:table-cell office:value-type="float" office:value="60.952380952380956" table:style-name="ce141">
            <text:p>+61,0<text:s text:c="3"/></text:p>
          </table:table-cell>
          <table:table-cell table:number-columns-repeated="3" table:style-name="ce151"/>
          <table:table-cell table:number-columns-repeated="16369"/>
        </table:table-row>
        <table:table-row table:style-name="ro4">
          <table:table-cell/>
          <table:table-cell office:value-type="string" table:style-name="ce212">
            <text:p>Madeira</text:p>
          </table:table-cell>
          <table:table-cell office:value-type="float" office:value="114" table:style-name="ce213">
            <text:p><text:s/>114</text:p>
          </table:table-cell>
          <table:table-cell office:value-type="float" office:value="1.126148374987652" table:style-name="ce214">
            <text:p>1,1<text:s text:c="5"/></text:p>
          </table:table-cell>
          <table:table-cell office:value-type="float" office:value="89" table:style-name="ce215">
            <text:p><text:s/>89</text:p>
          </table:table-cell>
          <table:table-cell office:value-type="float" office:value="1.1340468909276249" table:style-name="ce216">
            <text:p>1,1<text:s text:c="5"/></text:p>
          </table:table-cell>
          <table:table-cell office:value-type="float" office:value="75" table:style-name="ce215">
            <text:p><text:s/>75</text:p>
          </table:table-cell>
          <table:table-cell office:value-type="float" office:value="1.6789791806581598" table:style-name="ce217">
            <text:p>1,7<text:s text:c="5"/></text:p>
          </table:table-cell>
          <table:table-cell office:value-type="float" office:value="25" table:style-name="ce140">
            <text:p>+ 25</text:p>
          </table:table-cell>
          <table:table-cell office:value-type="float" office:value="28.08988764044944" table:style-name="ce141">
            <text:p>+28,1<text:s text:c="3"/></text:p>
          </table:table-cell>
          <table:table-cell office:value-type="float" office:value="39" table:style-name="ce140">
            <text:p>+ 39</text:p>
          </table:table-cell>
          <table:table-cell office:value-type="float" office:value="52" table:style-name="ce141">
            <text:p>+52,0<text:s text:c="3"/></text:p>
          </table:table-cell>
          <table:table-cell table:style-name="ce157"/>
          <table:table-cell table:number-columns-repeated="2" table:style-name="ce151"/>
          <table:table-cell table:number-columns-repeated="16369"/>
        </table:table-row>
        <table:table-row table:style-name="ro39">
          <table:table-cell/>
          <table:table-cell table:style-name="ce218"/>
          <table:table-cell table:style-name="ce219"/>
          <table:table-cell table:style-name="ce220"/>
          <table:table-cell table:style-name="ce221"/>
          <table:table-cell table:style-name="ce222"/>
          <table:table-cell table:style-name="ce221"/>
          <table:table-cell table:style-name="ce223"/>
          <table:table-cell table:style-name="ce224"/>
          <table:table-cell table:style-name="ce225"/>
          <table:table-cell table:style-name="ce224"/>
          <table:table-cell table:style-name="ce225"/>
          <table:table-cell table:number-columns-repeated="16372" table:style-name="ce1"/>
        </table:table-row>
        <table:table-row table:style-name="ro39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2" table:style-name="ce95"/>
          <table:table-cell table:number-columns-repeated="4" table:style-name="ce169"/>
          <table:table-cell table:style-name="ce95"/>
          <table:table-cell table:style-name="ce170"/>
          <table:table-cell table:number-columns-repeated="2" table:style-name="ce95"/>
          <table:table-cell table:number-columns-repeated="16372" table:style-name="ce1"/>
        </table:table-row>
        <table:table-row table:number-rows-repeated="7" table:style-name="ro39">
          <table:table-cell/>
          <table:table-cell table:number-columns-repeated="3" table:style-name="ce1"/>
          <table:table-cell table:number-columns-repeated="2" table:style-name="ce184"/>
          <table:table-cell table:number-columns-repeated="16378" table:style-name="ce1"/>
        </table:table-row>
        <table:table-row table:style-name="ro21">
          <table:table-cell/>
          <table:table-cell office:value-type="string" table:style-name="ce96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275"/>
          <table:table-cell office:value-type="string" table:style-name="ce276">
            <text:p>CONTINENTE</text:p>
          </table:table-cell>
          <table:table-cell table:style-name="ce276"/>
          <table:table-cell table:number-columns-repeated="16372" table:style-name="ce1"/>
        </table:table-row>
        <table:table-row table:style-name="ro21">
          <table:table-cell/>
          <table:table-cell office:value-type="string" table:style-name="ce300">
            <text:p>Movimento ao longo do mês<text:s text:c="2"/>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number-columns-repeated="16372"/>
        </table:table-row>
        <table:table-row table:style-name="ro4">
          <table:table-cell/>
          <table:table-cell table:style-name="ce94"/>
          <table:table-cell table:style-name="ce100"/>
          <table:table-cell table:number-columns-repeated="9" table:style-name="ce94"/>
          <table:table-cell table:number-columns-repeated="16372"/>
        </table:table-row>
        <table:table-row table:style-name="ro39">
          <table:table-cell/>
          <table:table-cell table:style-name="ce101"/>
          <table:table-cell table:style-name="ce185"/>
          <table:table-cell table:style-name="ce186"/>
          <table:table-cell table:style-name="ce187"/>
          <table:table-cell table:style-name="ce188"/>
          <table:table-cell table:style-name="ce187"/>
          <table:table-cell table:style-name="ce188"/>
          <table:table-cell office:value-type="string" table:number-columns-spanned="4" table:number-rows-spanned="1" table:style-name="ce258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39">
          <table:table-cell/>
          <table:table-cell office:value-type="string" table:style-name="ce107">
            <text:p>CPP-<text:span text:style-name="T2">2010</text:span></text:p>
          </table:table-cell>
          <table:table-cell office:value-type="string" table:style-name="ce176">
            <text:p>MAI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ABRIL 2021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MAI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259">
            <text:p>Mês <text:s/>anterior</text:p>
          </table:table-cell>
          <table:covered-table-cell/>
          <table:table-cell office:value-type="string" table:number-columns-spanned="2" table:number-rows-spanned="1" table:style-name="ce260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39">
          <table:table-cell/>
          <table:table-cell table:style-name="ce112"/>
          <table:table-cell table:style-name="ce191"/>
          <table:table-cell table:style-name="ce192"/>
          <table:table-cell table:style-name="ce193"/>
          <table:table-cell table:style-name="ce194"/>
          <table:table-cell table:style-name="ce193"/>
          <table:table-cell table:style-name="ce194"/>
          <table:table-cell office:value-type="string" table:style-name="ce196">
            <text:p>Var. Abs.</text:p>
          </table:table-cell>
          <table:table-cell office:value-type="string" table:style-name="ce197">
            <text:p>Var. %</text:p>
          </table:table-cell>
          <table:table-cell office:value-type="string" table:style-name="ce196">
            <text:p>Var. Abs.</text:p>
          </table:table-cell>
          <table:table-cell office:value-type="string" table:style-name="ce198">
            <text:p>Var. %</text:p>
          </table:table-cell>
          <table:table-cell table:number-columns-repeated="16372"/>
        </table:table-row>
        <table:table-row table:style-name="ro14">
          <table:table-cell/>
          <table:table-cell table:style-name="ce107"/>
          <table:table-cell table:style-name="ce228"/>
          <table:table-cell table:style-name="ce301"/>
          <table:table-cell table:style-name="ce230"/>
          <table:table-cell table:style-name="ce302"/>
          <table:table-cell table:style-name="ce232"/>
          <table:table-cell table:style-name="ce303"/>
          <table:table-cell table:style-name="ce304"/>
          <table:table-cell table:style-name="ce305"/>
          <table:table-cell table:style-name="ce304"/>
          <table:table-cell table:style-name="ce235"/>
          <table:table-cell table:number-columns-repeated="16372"/>
        </table:table-row>
        <table:table-row table:style-name="ro35">
          <table:table-cell/>
          <table:table-cell office:value-type="string" table:style-name="ce306">
            <text:p>Total</text:p>
          </table:table-cell>
          <table:table-cell office:value-type="float" office:value="9840" table:style-name="ce127">
            <text:p>9 840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7589" table:style-name="ce238">
            <text:p>7 589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4287" table:style-name="ce129">
            <text:p>4 287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2251" table:style-name="ce307">
            <text:p>+2 251</text:p>
          </table:table-cell>
          <table:table-cell office:value-type="float" office:value="29.661351956779548" table:style-name="ce132">
            <text:p>+29,7<text:s text:c="3"/></text:p>
          </table:table-cell>
          <table:table-cell office:value-type="float" office:value="5553" table:style-name="ce307">
            <text:p>+5 553</text:p>
          </table:table-cell>
          <table:table-cell office:value-type="float" office:value="129.53114065780267" table:style-name="ce132">
            <text:p>+129,5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08">
            <text:p>1- Repres. do poder legislativo e de órgãos exec., dirigentes, dire. e gestores execu.</text:p>
          </table:table-cell>
          <table:table-cell office:value-type="float" office:value="62" table:style-name="ce136">
            <text:p><text:s/>62</text:p>
          </table:table-cell>
          <table:table-cell office:value-type="float" office:value="0.63008130081300817" table:style-name="ce137">
            <text:p>0,6<text:s text:c="5"/></text:p>
          </table:table-cell>
          <table:table-cell office:value-type="float" office:value="42" table:style-name="ce243">
            <text:p><text:s/>42</text:p>
          </table:table-cell>
          <table:table-cell office:value-type="float" office:value="0.55343259981552251" table:style-name="ce309">
            <text:p>0,6<text:s text:c="5"/></text:p>
          </table:table-cell>
          <table:table-cell office:value-type="float" office:value="15" table:style-name="ce138">
            <text:p><text:s/>15</text:p>
          </table:table-cell>
          <table:table-cell office:value-type="float" office:value="0.34989503149055284" table:style-name="ce139">
            <text:p>0,3<text:s text:c="5"/></text:p>
          </table:table-cell>
          <table:table-cell office:value-type="float" office:value="20" table:style-name="ce310">
            <text:p>+ 20</text:p>
          </table:table-cell>
          <table:table-cell office:value-type="float" office:value="47.619047619047613" table:style-name="ce141">
            <text:p>+47,6<text:s text:c="3"/></text:p>
          </table:table-cell>
          <table:table-cell office:value-type="float" office:value="47" table:style-name="ce310">
            <text:p>+ 47</text:p>
          </table:table-cell>
          <table:table-cell office:value-type="float" office:value="313.33333333333331" table:style-name="ce141">
            <text:p>+313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2- Especialistas das atividades intelectuais e científicas</text:p>
          </table:table-cell>
          <table:table-cell office:value-type="float" office:value="545" table:style-name="ce136">
            <text:p><text:s/>545</text:p>
          </table:table-cell>
          <table:table-cell office:value-type="float" office:value="5.5386178861788622" table:style-name="ce137">
            <text:p>5,5<text:s text:c="5"/></text:p>
          </table:table-cell>
          <table:table-cell office:value-type="float" office:value="545" table:style-name="ce243">
            <text:p><text:s/>545</text:p>
          </table:table-cell>
          <table:table-cell office:value-type="float" office:value="7.1814468309395183" table:style-name="ce309">
            <text:p>7,2<text:s text:c="5"/></text:p>
          </table:table-cell>
          <table:table-cell office:value-type="float" office:value="269" table:style-name="ce138">
            <text:p><text:s/>269</text:p>
          </table:table-cell>
          <table:table-cell office:value-type="float" office:value="6.2747842313972475" table:style-name="ce139">
            <text:p>6,3<text:s text:c="5"/></text:p>
          </table:table-cell>
          <table:table-cell office:value-type="float" office:value="0" table:style-name="ce310">
            <text:p>+ 0</text:p>
          </table:table-cell>
          <table:table-cell office:value-type="float" office:value="0" table:style-name="ce141">
            <text:p>+0,0<text:s text:c="3"/></text:p>
          </table:table-cell>
          <table:table-cell office:value-type="float" office:value="276" table:style-name="ce310">
            <text:p>+ 276</text:p>
          </table:table-cell>
          <table:table-cell office:value-type="float" office:value="102.60223048327137" table:style-name="ce141">
            <text:p>+102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3- Técnicos e profissões de nível intermédio</text:p>
          </table:table-cell>
          <table:table-cell office:value-type="float" office:value="594" table:style-name="ce136">
            <text:p><text:s/>594</text:p>
          </table:table-cell>
          <table:table-cell office:value-type="float" office:value="6.0365853658536581" table:style-name="ce137">
            <text:p>6,0<text:s text:c="5"/></text:p>
          </table:table-cell>
          <table:table-cell office:value-type="float" office:value="536" table:style-name="ce243">
            <text:p><text:s/>536</text:p>
          </table:table-cell>
          <table:table-cell office:value-type="float" office:value="7.0628541309790487" table:style-name="ce309">
            <text:p>7,1<text:s text:c="5"/></text:p>
          </table:table-cell>
          <table:table-cell office:value-type="float" office:value="210" table:style-name="ce138">
            <text:p><text:s/>210</text:p>
          </table:table-cell>
          <table:table-cell office:value-type="float" office:value="4.8985304408677397" table:style-name="ce139">
            <text:p>4,9<text:s text:c="5"/></text:p>
          </table:table-cell>
          <table:table-cell office:value-type="float" office:value="58" table:style-name="ce310">
            <text:p>+ 58</text:p>
          </table:table-cell>
          <table:table-cell office:value-type="float" office:value="10.820895522388058" table:style-name="ce141">
            <text:p>+10,8<text:s text:c="3"/></text:p>
          </table:table-cell>
          <table:table-cell office:value-type="float" office:value="384" table:style-name="ce310">
            <text:p>+ 384</text:p>
          </table:table-cell>
          <table:table-cell office:value-type="float" office:value="182.85714285714286" table:style-name="ce141">
            <text:p>+182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4- Pessoal administrativo</text:p>
          </table:table-cell>
          <table:table-cell office:value-type="float" office:value="959" table:style-name="ce136">
            <text:p><text:s/>959</text:p>
          </table:table-cell>
          <table:table-cell office:value-type="float" office:value="9.7459349593495936" table:style-name="ce137">
            <text:p>9,7<text:s text:c="5"/></text:p>
          </table:table-cell>
          <table:table-cell office:value-type="float" office:value="811" table:style-name="ce243">
            <text:p><text:s/>811</text:p>
          </table:table-cell>
          <table:table-cell office:value-type="float" office:value="10.686519963104493" table:style-name="ce309">
            <text:p>10,7<text:s text:c="5"/></text:p>
          </table:table-cell>
          <table:table-cell office:value-type="float" office:value="359" table:style-name="ce138">
            <text:p><text:s/>359</text:p>
          </table:table-cell>
          <table:table-cell office:value-type="float" office:value="8.3741544203405649" table:style-name="ce139">
            <text:p>8,4<text:s text:c="5"/></text:p>
          </table:table-cell>
          <table:table-cell office:value-type="float" office:value="148" table:style-name="ce310">
            <text:p>+ 148</text:p>
          </table:table-cell>
          <table:table-cell office:value-type="float" office:value="18.249075215782984" table:style-name="ce141">
            <text:p>+18,2<text:s text:c="3"/></text:p>
          </table:table-cell>
          <table:table-cell office:value-type="float" office:value="600" table:style-name="ce310">
            <text:p>+ 600</text:p>
          </table:table-cell>
          <table:table-cell office:value-type="float" office:value="167.13091922005572" table:style-name="ce141">
            <text:p>+167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5- Trabalhadores dos serviços pessoais, de proteção e segurança e vendedores</text:p>
          </table:table-cell>
          <table:table-cell office:value-type="float" office:value="2300" table:style-name="ce136">
            <text:p>2 300</text:p>
          </table:table-cell>
          <table:table-cell office:value-type="float" office:value="23.373983739837399" table:style-name="ce137">
            <text:p>23,4<text:s text:c="5"/></text:p>
          </table:table-cell>
          <table:table-cell office:value-type="float" office:value="1316" table:style-name="ce243">
            <text:p>1 316</text:p>
          </table:table-cell>
          <table:table-cell office:value-type="float" office:value="17.340888127553036" table:style-name="ce309">
            <text:p>17,3<text:s text:c="5"/></text:p>
          </table:table-cell>
          <table:table-cell office:value-type="float" office:value="519" table:style-name="ce138">
            <text:p><text:s/>519</text:p>
          </table:table-cell>
          <table:table-cell office:value-type="float" office:value="12.106368089573127" table:style-name="ce139">
            <text:p>12,1<text:s text:c="5"/></text:p>
          </table:table-cell>
          <table:table-cell office:value-type="float" office:value="984" table:style-name="ce310">
            <text:p>+ 984</text:p>
          </table:table-cell>
          <table:table-cell office:value-type="float" office:value="74.772036474164139" table:style-name="ce141">
            <text:p>+74,8<text:s text:c="3"/></text:p>
          </table:table-cell>
          <table:table-cell office:value-type="float" office:value="1781" table:style-name="ce310">
            <text:p>+1 781</text:p>
          </table:table-cell>
          <table:table-cell office:value-type="float" office:value="343.15992292870902" table:style-name="ce141">
            <text:p>+343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6- Agricultores e trabalhadores qualificados da agricultura, da pesca e da floresta</text:p>
          </table:table-cell>
          <table:table-cell office:value-type="float" office:value="412" table:style-name="ce136">
            <text:p><text:s/>412</text:p>
          </table:table-cell>
          <table:table-cell office:value-type="float" office:value="4.1869918699186996" table:style-name="ce137">
            <text:p>4,2<text:s text:c="5"/></text:p>
          </table:table-cell>
          <table:table-cell office:value-type="float" office:value="302" table:style-name="ce243">
            <text:p><text:s/>302</text:p>
          </table:table-cell>
          <table:table-cell office:value-type="float" office:value="3.979443932006852" table:style-name="ce309">
            <text:p>4,0<text:s text:c="5"/></text:p>
          </table:table-cell>
          <table:table-cell office:value-type="float" office:value="251" table:style-name="ce138">
            <text:p><text:s/>251</text:p>
          </table:table-cell>
          <table:table-cell office:value-type="float" office:value="5.8549101936085837" table:style-name="ce139">
            <text:p>5,9<text:s text:c="5"/></text:p>
          </table:table-cell>
          <table:table-cell office:value-type="float" office:value="110" table:style-name="ce310">
            <text:p>+ 110</text:p>
          </table:table-cell>
          <table:table-cell office:value-type="float" office:value="36.423841059602644" table:style-name="ce141">
            <text:p>+36,4<text:s text:c="3"/></text:p>
          </table:table-cell>
          <table:table-cell office:value-type="float" office:value="161" table:style-name="ce310">
            <text:p>+ 161</text:p>
          </table:table-cell>
          <table:table-cell office:value-type="float" office:value="64.143426294820713" table:style-name="ce141">
            <text:p>+64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7- Trabalhadores qualificados da indústria, construção e artífices</text:p>
          </table:table-cell>
          <table:table-cell office:value-type="float" office:value="1170" table:style-name="ce136">
            <text:p>1 170</text:p>
          </table:table-cell>
          <table:table-cell office:value-type="float" office:value="11.890243902439025" table:style-name="ce137">
            <text:p>11,9<text:s text:c="5"/></text:p>
          </table:table-cell>
          <table:table-cell office:value-type="float" office:value="992" table:style-name="ce243">
            <text:p><text:s/>992</text:p>
          </table:table-cell>
          <table:table-cell office:value-type="float" office:value="13.07155092897615" table:style-name="ce309">
            <text:p>13,1<text:s text:c="5"/></text:p>
          </table:table-cell>
          <table:table-cell office:value-type="float" office:value="745" table:style-name="ce138">
            <text:p><text:s/>745</text:p>
          </table:table-cell>
          <table:table-cell office:value-type="float" office:value="17.378119897364126" table:style-name="ce139">
            <text:p>17,4<text:s text:c="5"/></text:p>
          </table:table-cell>
          <table:table-cell office:value-type="float" office:value="178" table:style-name="ce310">
            <text:p>+ 178</text:p>
          </table:table-cell>
          <table:table-cell office:value-type="float" office:value="17.943548387096776" table:style-name="ce141">
            <text:p>+17,9<text:s text:c="3"/></text:p>
          </table:table-cell>
          <table:table-cell office:value-type="float" office:value="425" table:style-name="ce310">
            <text:p>+ 425</text:p>
          </table:table-cell>
          <table:table-cell office:value-type="float" office:value="57.04697986577181" table:style-name="ce141">
            <text:p>+57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8- Operadores de instalações e máquinas e trabalhadores da montagem</text:p>
          </table:table-cell>
          <table:table-cell office:value-type="float" office:value="1000" table:style-name="ce136">
            <text:p>1 000</text:p>
          </table:table-cell>
          <table:table-cell office:value-type="float" office:value="10.16260162601626" table:style-name="ce137">
            <text:p>10,2<text:s text:c="5"/></text:p>
          </table:table-cell>
          <table:table-cell office:value-type="float" office:value="617" table:style-name="ce243">
            <text:p><text:s/>617</text:p>
          </table:table-cell>
          <table:table-cell office:value-type="float" office:value="8.1301884306232708" table:style-name="ce309">
            <text:p>8,1<text:s text:c="5"/></text:p>
          </table:table-cell>
          <table:table-cell office:value-type="float" office:value="495" table:style-name="ce138">
            <text:p><text:s/>495</text:p>
          </table:table-cell>
          <table:table-cell office:value-type="float" office:value="11.546536039188243" table:style-name="ce139">
            <text:p>11,5<text:s text:c="5"/></text:p>
          </table:table-cell>
          <table:table-cell office:value-type="float" office:value="383" table:style-name="ce310">
            <text:p>+ 383</text:p>
          </table:table-cell>
          <table:table-cell office:value-type="float" office:value="62.074554294975691" table:style-name="ce141">
            <text:p>+62,1<text:s text:c="3"/></text:p>
          </table:table-cell>
          <table:table-cell office:value-type="float" office:value="505" table:style-name="ce310">
            <text:p>+ 505</text:p>
          </table:table-cell>
          <table:table-cell office:value-type="float" office:value="102.02020202020201" table:style-name="ce141">
            <text:p>+102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9- Trabalhadores não qualificados</text:p>
          </table:table-cell>
          <table:table-cell office:value-type="float" office:value="2792" table:style-name="ce136">
            <text:p>2 792</text:p>
          </table:table-cell>
          <table:table-cell office:value-type="float" office:value="28.373983739837399" table:style-name="ce137">
            <text:p>28,4<text:s text:c="5"/></text:p>
          </table:table-cell>
          <table:table-cell office:value-type="float" office:value="2427" table:style-name="ce243">
            <text:p>2 427</text:p>
          </table:table-cell>
          <table:table-cell office:value-type="float" office:value="31.980498089339832" table:style-name="ce309">
            <text:p>32,0<text:s text:c="5"/></text:p>
          </table:table-cell>
          <table:table-cell office:value-type="float" office:value="1424" table:style-name="ce138">
            <text:p>1 424</text:p>
          </table:table-cell>
          <table:table-cell office:value-type="float" office:value="33.216701656169818" table:style-name="ce139">
            <text:p>33,2<text:s text:c="5"/></text:p>
          </table:table-cell>
          <table:table-cell office:value-type="float" office:value="365" table:style-name="ce310">
            <text:p>+ 365</text:p>
          </table:table-cell>
          <table:table-cell office:value-type="float" office:value="15.03914297486609" table:style-name="ce141">
            <text:p>+15,0<text:s text:c="3"/></text:p>
          </table:table-cell>
          <table:table-cell office:value-type="float" office:value="1368" table:style-name="ce310">
            <text:p>+1 368</text:p>
          </table:table-cell>
          <table:table-cell office:value-type="float" office:value="96.067415730337075" table:style-name="ce141">
            <text:p>+96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0- Profissões das Forças Armadas</text:p>
          </table:table-cell>
          <table:table-cell office:value-type="float" office:value="6" table:style-name="ce136">
            <text:p><text:s/>6</text:p>
          </table:table-cell>
          <table:table-cell office:value-type="float" office:value="6.097560975609756E-2" table:style-name="ce137">
            <text:p>0,1<text:s text:c="5"/></text:p>
          </table:table-cell>
          <table:table-cell office:value-type="float" office:value="1" table:style-name="ce243">
            <text:p><text:s/>1</text:p>
          </table:table-cell>
          <table:table-cell office:value-type="float" office:value="1.3176966662274345E-2" table:style-name="ce309">
            <text:p>0,0<text:s text:c="5"/></text:p>
          </table:table-cell>
          <table:table-cell office:value-type="float" office:value="0" table:style-name="ce138">
            <text:p><text:s/>0</text:p>
          </table:table-cell>
          <table:table-cell office:value-type="float" office:value="0" table:style-name="ce139">
            <text:p>0,0<text:s text:c="5"/></text:p>
          </table:table-cell>
          <table:table-cell office:value-type="float" office:value="5" table:style-name="ce310">
            <text:p>+ 5</text:p>
          </table:table-cell>
          <table:table-cell office:value-type="float" office:value="500" table:style-name="ce141">
            <text:p>+500,0<text:s text:c="3"/></text:p>
          </table:table-cell>
          <table:table-cell office:value-type="float" office:value="6" table:style-name="ce310">
            <text:p>+ 6</text:p>
          </table:table-cell>
          <table:table-cell office:value-type="string" table:style-name="ce141">
            <text:p>-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08">
            <text:p><text:s text:c="5"/>Outros</text:p>
          </table:table-cell>
          <table:table-cell office:value-type="float" office:value="0" table:style-name="ce136">
            <text:p><text:s/>0</text:p>
          </table:table-cell>
          <table:table-cell office:value-type="float" office:value="0" table:style-name="ce137">
            <text:p>0,0<text:s text:c="5"/></text:p>
          </table:table-cell>
          <table:table-cell office:value-type="float" office:value="0" table:style-name="ce243">
            <text:p><text:s/>0</text:p>
          </table:table-cell>
          <table:table-cell office:value-type="float" office:value="0" table:style-name="ce309">
            <text:p>0,0<text:s text:c="5"/></text:p>
          </table:table-cell>
          <table:table-cell office:value-type="float" office:value="0" table:style-name="ce138">
            <text:p><text:s/>0</text:p>
          </table:table-cell>
          <table:table-cell office:value-type="float" office:value="0" table:style-name="ce139">
            <text:p>0,0<text:s text:c="5"/></text:p>
          </table:table-cell>
          <table:table-cell office:value-type="float" office:value="0" table:style-name="ce310">
            <text:p>+ 0</text:p>
          </table:table-cell>
          <table:table-cell office:value-type="string" table:style-name="ce141">
            <text:p>-</text:p>
          </table:table-cell>
          <table:table-cell office:value-type="float" office:value="0" table:style-name="ce310">
            <text:p>+ 0</text:p>
          </table:table-cell>
          <table:table-cell office:value-type="string" table:style-name="ce141">
            <text:p>-</text:p>
          </table:table-cell>
          <table:table-cell table:number-columns-repeated="16372" table:style-name="ce1"/>
        </table:table-row>
        <table:table-row table:style-name="ro26">
          <table:table-cell/>
          <table:table-cell table:style-name="ce311"/>
          <table:table-cell table:style-name="ce312"/>
          <table:table-cell table:style-name="ce313"/>
          <table:table-cell table:style-name="ce314"/>
          <table:table-cell table:style-name="ce315"/>
          <table:table-cell table:style-name="ce316"/>
          <table:table-cell table:style-name="ce317"/>
          <table:table-cell table:style-name="ce318"/>
          <table:table-cell table:style-name="ce319"/>
          <table:table-cell table:style-name="ce318"/>
          <table:table-cell table:style-name="ce320"/>
          <table:table-cell table:number-columns-repeated="16372" table:style-name="ce1"/>
        </table:table-row>
        <table:table-row table:style-name="ro20">
          <table:table-cell/>
          <table:table-cell office:value-type="string" table:style-name="ce169">
            <text:p><text:s text:c="4"/>(1) - Mês homólogo do ano anterior</text:p>
          </table:table-cell>
          <table:table-cell table:style-name="ce277"/>
          <table:table-cell table:style-name="ce278"/>
          <table:table-cell table:number-columns-repeated="4" table:style-name="ce253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 table:style-name="ce1"/>
        </table:table-row>
        <table:table-row table:number-rows-repeated="3" table:style-name="ro20">
          <table:table-cell table:number-columns-repeated="16384"/>
        </table:table-row>
        <table:table-row table:style-name="ro39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5" table:style-name="ce95"/>
          <table:table-cell table:number-columns-repeated="16367"/>
        </table:table-row>
        <table:table-row table:style-name="ro32">
          <table:table-cell/>
          <table:table-cell table:number-columns-repeated="3" table:style-name="ce1"/>
          <table:table-cell table:number-columns-repeated="2" table:style-name="ce184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5" table:style-name="ce95"/>
          <table:table-cell table:number-columns-repeated="16367"/>
        </table:table-row>
        <table:table-row table:style-name="ro29">
          <table:table-cell/>
          <table:table-cell table:number-columns-repeated="11" table:style-name="ce1"/>
          <table:table-cell table:number-columns-repeated="5" table:style-name="ce106"/>
          <table:table-cell table:number-columns-repeated="16367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5" table:style-name="ce106"/>
          <table:table-cell table:number-columns-repeated="16367"/>
        </table:table-row>
        <table:table-row table:number-rows-repeated="2" table:style-name="ro29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5" table:style-name="ce120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82"/>
          <table:table-cell table:number-columns-repeated="4" table:style-name="ce152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7"/>
          <table:table-cell table:number-columns-repeated="4" table:style-name="ce152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1"/>
          <table:table-cell table:number-columns-repeated="4" table:style-name="ce152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5" table:style-name="ce151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7"/>
          <table:table-cell table:number-columns-repeated="4" table:style-name="ce151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184"/>
          <table:table-cell table:number-columns-repeated="16378" table:style-name="ce1"/>
        </table:table-row>
        <table:table-row table:style-name="ro32">
          <table:table-cell/>
          <table:table-cell table:number-columns-repeated="3" table:style-name="ce171"/>
          <table:table-cell table:number-columns-repeated="2" table:style-name="ce256"/>
          <table:table-cell table:number-columns-repeated="6" table:style-name="ce171"/>
          <table:table-cell table:number-columns-repeated="16372" table:style-name="ce1"/>
        </table:table-row>
        <table:table-row table:number-rows-repeated="2" table:style-name="ro20">
          <table:table-cell table:number-columns-repeated="16384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4"/>
          <table:table-cell table:number-columns-repeated="16378" table:style-name="ce1"/>
        </table:table-row>
        <table:table-row table:number-rows-repeated="1048498" table:style-name="ro20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10">
        <table:table-column table:style-name="co10" table:default-cell-style-name="ce1" table:visibility="collapse"/>
        <table:table-column table:style-name="co45" table:default-cell-style-name="ce1"/>
        <table:table-column table:style-name="co3" table:default-cell-style-name="ce1"/>
        <table:table-column table:style-name="co46" table:default-cell-style-name="ce1"/>
        <table:table-column table:style-name="co16" table:default-cell-style-name="ce1"/>
        <table:table-column table:style-name="co39" table:default-cell-style-name="ce1"/>
        <table:table-column table:style-name="co5" table:default-cell-style-name="ce1"/>
        <table:table-column table:style-name="co39" table:default-cell-style-name="ce1"/>
        <table:table-column table:style-name="co1" table:default-cell-style-name="ce1"/>
        <table:table-column table:style-name="co52" table:default-cell-style-name="ce1"/>
        <table:table-column table:style-name="co39" table:default-cell-style-name="ce1"/>
        <table:table-column table:style-name="co7" table:default-cell-style-name="ce1"/>
        <table:table-column table:style-name="co21" table:number-columns-repeated="16372" table:default-cell-style-name="ce1"/>
        <table:table-row table:style-name="ro20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2" draw:name="Picture 184" svg:x="0.24572in" svg:y="0.10901in" svg:width="2.63068in" svg:height="0.6378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16" draw:name="CaixaDeTexto 15" svg:x="0.73527in" svg:y="0.22899in" svg:width="2.0073in" svg:height="0.503in">
                <draw:text-box>
                  <text:p text:style-name="a115" text:class-names="" text:cond-style-name=""><text:span text:style-name="a113" text:class-names="">MAIO 2021</text:span><text:span text:style-name="a114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1" draw:name="CaixaDeTexto 7" svg:x="0.53658in" svg:y="0.12989in" svg:width="1.58834in" svg:height="0.2974in">
              <draw:text-box>
                <text:p text:style-name="a110" text:class-names="" text:cond-style-name=""><text:span text:style-name="a109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20">
          <table:table-cell table:style-name="ce1">
            <draw:frame draw:z-index="1" draw:id="id38" draw:style-name="a108" draw:name="Text Box 122" svg:x="0in" svg:y="0in" svg:width="0.97917in" svg:height="0.31424in">
              <draw:text-box>
                <text:p text:style-name="a105" text:class-names="" text:cond-style-name=""><text:span text:style-name="a103" text:class-names="">Página 13</text:span><text:span text:style-name="a104" text:class-names="">/14</text:span></text:p>
                <text:p text:style-name="a107" text:class-names="" text:cond-style-name=""><text:span text:style-name="a10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0">
          <table:table-cell table:style-name="ce1"/>
          <table:table-cell table:number-columns-repeated="11" table:style-name="ce94"/>
          <table:table-cell table:number-columns-repeated="3" table:style-name="ce95"/>
          <table:table-cell table:number-columns-repeated="16369"/>
        </table:table-row>
        <table:table-row table:style-name="ro20">
          <table:table-cell table:style-name="ce1"/>
          <table:table-cell table:number-columns-repeated="11" table:style-name="ce94"/>
          <table:table-cell table:number-columns-repeated="16372" table:style-name="ce1"/>
        </table:table-row>
        <table:table-row table:style-name="ro21">
          <table:table-cell table:style-name="ce294"/>
          <table:table-cell office:value-type="string" table:style-name="ce96">
            <text:p>Quadro 13 <text:s/>- <text:s/>COLOCAÇÕES EFETUADAS, <text:s text:c="2"/>POR <text:s/>ATIVIDADE <text:s/>ECONÓMICA</text:p>
          </table:table-cell>
          <table:table-cell table:number-columns-repeated="8" table:style-name="ce96"/>
          <table:table-cell office:value-type="string" table:number-columns-spanned="2" table:number-rows-spanned="1" table:style-name="ce172">
            <text:p>CONTINENTE</text:p>
          </table:table-cell>
          <table:covered-table-cell/>
          <table:table-cell table:number-columns-repeated="16372" table:style-name="ce1"/>
        </table:table-row>
        <table:table-row table:style-name="ro21">
          <table:table-cell table:style-name="ce294"/>
          <table:table-cell office:value-type="string" table:style-name="ce98">
            <text:p>Movimento ao longo do mês<text:s text:c="2"/>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number-columns-repeated="16372" table:style-name="ce1"/>
        </table:table-row>
        <table:table-row table:style-name="ro4">
          <table:table-cell table:style-name="ce294"/>
          <table:table-cell table:style-name="ce94"/>
          <table:table-cell table:style-name="ce100"/>
          <table:table-cell table:number-columns-repeated="9" table:style-name="ce94"/>
          <table:table-cell table:number-columns-repeated="16372" table:style-name="ce1"/>
        </table:table-row>
        <table:table-row table:style-name="ro4">
          <table:table-cell table:style-name="ce1"/>
          <table:table-cell table:style-name="ce101"/>
          <table:table-cell table:style-name="ce102"/>
          <table:table-cell table:style-name="ce103"/>
          <table:table-cell table:style-name="ce104"/>
          <table:table-cell table:style-name="ce105"/>
          <table:table-cell table:style-name="ce104"/>
          <table:table-cell table:style-name="ce105"/>
          <table:table-cell office:value-type="string" table:number-columns-spanned="4" table:number-rows-spanned="1" table:style-name="ce173">
            <text:p>Variação</text:p>
          </table:table-cell>
          <table:covered-table-cell table:number-columns-repeated="3"/>
          <table:table-cell table:number-columns-repeated="3" table:style-name="ce106"/>
          <table:table-cell table:number-columns-repeated="16369"/>
        </table:table-row>
        <table:table-row table:style-name="ro20">
          <table:table-cell table:style-name="ce1"/>
          <table:table-cell office:value-type="string" table:style-name="ce107">
            <text:p>CAE <text:s/>Rev.3</text:p>
          </table:table-cell>
          <table:table-cell office:value-type="string" table:style-name="ce176">
            <text:p>MAI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ABRIL 2021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MAI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174">
            <text:p>Mês <text:s/>anterior</text:p>
          </table:table-cell>
          <table:covered-table-cell/>
          <table:table-cell office:value-type="string" table:number-columns-spanned="2" table:number-rows-spanned="1" table:style-name="ce175">
            <text:p>Mês <text:s/>homólogo<text:span text:style-name="T2">(1)<text:s/></text:span></text:p>
          </table:table-cell>
          <table:covered-table-cell/>
          <table:table-cell table:number-columns-repeated="3" table:style-name="ce106"/>
          <table:table-cell table:number-columns-repeated="16369"/>
        </table:table-row>
        <table:table-row table:style-name="ro20">
          <table:table-cell table:style-name="ce1"/>
          <table:table-cell table:style-name="ce112"/>
          <table:table-cell table:style-name="ce113"/>
          <table:table-cell table:style-name="ce114"/>
          <table:table-cell table:style-name="ce115"/>
          <table:table-cell table:style-name="ce116"/>
          <table:table-cell table:style-name="ce115"/>
          <table:table-cell table:style-name="ce116"/>
          <table:table-cell office:value-type="string" table:style-name="ce117">
            <text:p>Var. Abs.</text:p>
          </table:table-cell>
          <table:table-cell office:value-type="string" table:style-name="ce118">
            <text:p>Var. %</text:p>
          </table:table-cell>
          <table:table-cell office:value-type="string" table:style-name="ce117">
            <text:p>Var. Abs.</text:p>
          </table:table-cell>
          <table:table-cell office:value-type="string" table:style-name="ce119">
            <text:p>Var. %</text:p>
          </table:table-cell>
          <table:table-cell table:number-columns-repeated="3" table:style-name="ce120"/>
          <table:table-cell table:number-columns-repeated="16369"/>
        </table:table-row>
        <table:table-row table:style-name="ro33">
          <table:table-cell table:style-name="ce1"/>
          <table:table-cell table:style-name="ce107"/>
          <table:table-cell table:style-name="ce177"/>
          <table:table-cell table:style-name="ce178"/>
          <table:table-cell table:style-name="ce179"/>
          <table:table-cell table:style-name="ce180"/>
          <table:table-cell table:style-name="ce179"/>
          <table:table-cell table:style-name="ce180"/>
          <table:table-cell table:number-columns-repeated="4" table:style-name="ce181"/>
          <table:table-cell table:number-columns-repeated="3" table:style-name="ce120"/>
          <table:table-cell table:number-columns-repeated="16369"/>
        </table:table-row>
        <table:table-row table:style-name="ro39">
          <table:table-cell table:style-name="ce1"/>
          <table:table-cell office:value-type="string" table:style-name="ce261">
            <text:p><text:s text:c="2"/>Total</text:p>
          </table:table-cell>
          <table:table-cell office:value-type="float" office:value="9840" table:style-name="ce127">
            <text:p>9 840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7589" table:style-name="ce129">
            <text:p>7 589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4287" table:style-name="ce129">
            <text:p>4 287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2251" table:style-name="ce131">
            <text:p>+2 251</text:p>
          </table:table-cell>
          <table:table-cell office:value-type="float" office:value="29.661351956779548" table:style-name="ce132">
            <text:p>+29,7<text:s text:c="3"/></text:p>
          </table:table-cell>
          <table:table-cell office:value-type="float" office:value="5553" table:style-name="ce131">
            <text:p>+5 553</text:p>
          </table:table-cell>
          <table:table-cell office:value-type="float" office:value="129.53114065780267" table:style-name="ce132">
            <text:p>+129,5<text:s text:c="3"/></text:p>
          </table:table-cell>
          <table:table-cell table:style-name="ce95"/>
          <table:table-cell table:number-columns-repeated="2" table:style-name="ce134"/>
          <table:table-cell table:number-columns-repeated="16369"/>
        </table:table-row>
        <table:table-row table:style-name="ro9">
          <table:table-cell table:style-name="ce1"/>
          <table:table-cell office:value-type="string" table:style-name="ce263">
            <text:p>Agricultura, produção animal, caça, floresta e pesca</text:p>
          </table:table-cell>
          <table:table-cell office:value-type="float" office:value="459" table:style-name="ce127">
            <text:p><text:s/>459</text:p>
          </table:table-cell>
          <table:table-cell office:value-type="float" office:value="4.6646341463414638" table:style-name="ce128">
            <text:p>4,7<text:s text:c="5"/></text:p>
          </table:table-cell>
          <table:table-cell office:value-type="float" office:value="401" table:style-name="ce129">
            <text:p><text:s/>401</text:p>
          </table:table-cell>
          <table:table-cell office:value-type="float" office:value="5.2839636315720115" table:style-name="ce130">
            <text:p>5,3<text:s text:c="5"/></text:p>
          </table:table-cell>
          <table:table-cell office:value-type="float" office:value="239" table:style-name="ce129">
            <text:p><text:s/>239</text:p>
          </table:table-cell>
          <table:table-cell office:value-type="float" office:value="5.5749941684161417" table:style-name="ce130">
            <text:p>5,6<text:s text:c="5"/></text:p>
          </table:table-cell>
          <table:table-cell office:value-type="float" office:value="58" table:style-name="ce131">
            <text:p>+ 58</text:p>
          </table:table-cell>
          <table:table-cell office:value-type="float" office:value="14.463840399002494" table:style-name="ce132">
            <text:p>+14,5<text:s text:c="3"/></text:p>
          </table:table-cell>
          <table:table-cell office:value-type="float" office:value="220" table:style-name="ce131">
            <text:p>+ 220</text:p>
          </table:table-cell>
          <table:table-cell office:value-type="float" office:value="92.05020920502092" table:style-name="ce132">
            <text:p>+92,1<text:s text:c="3"/></text:p>
          </table:table-cell>
          <table:table-cell table:style-name="ce182"/>
          <table:table-cell table:number-columns-repeated="2" table:style-name="ce152"/>
          <table:table-cell table:number-columns-repeated="16369"/>
        </table:table-row>
        <table:table-row table:style-name="ro38">
          <table:table-cell table:style-name="ce1"/>
          <table:table-cell office:value-type="string" table:style-name="ce263">
            <text:p>Indústria, energia e água e construção</text:p>
          </table:table-cell>
          <table:table-cell office:value-type="float" office:value="2163" table:style-name="ce147">
            <text:p>2 163</text:p>
          </table:table-cell>
          <table:table-cell office:value-type="float" office:value="21.98170731707317" table:style-name="ce148">
            <text:p>22,0<text:s text:c="5"/></text:p>
          </table:table-cell>
          <table:table-cell office:value-type="float" office:value="1851" table:style-name="ce129">
            <text:p>1 851</text:p>
          </table:table-cell>
          <table:table-cell office:value-type="float" office:value="24.390565291869812" table:style-name="ce130">
            <text:p>24,4<text:s text:c="5"/></text:p>
          </table:table-cell>
          <table:table-cell office:value-type="float" office:value="1102" table:style-name="ce129">
            <text:p>1 102</text:p>
          </table:table-cell>
          <table:table-cell office:value-type="float" office:value="25.705621646839283" table:style-name="ce130">
            <text:p>25,7<text:s text:c="5"/></text:p>
          </table:table-cell>
          <table:table-cell office:value-type="float" office:value="312" table:style-name="ce131">
            <text:p>+ 312</text:p>
          </table:table-cell>
          <table:table-cell office:value-type="float" office:value="16.855753646677471" table:style-name="ce132">
            <text:p>+16,9<text:s text:c="3"/></text:p>
          </table:table-cell>
          <table:table-cell office:value-type="float" office:value="1061" table:style-name="ce131">
            <text:p>+1 061</text:p>
          </table:table-cell>
          <table:table-cell office:value-type="float" office:value="96.279491833030846" table:style-name="ce132">
            <text:p>+96,3<text:s text:c="3"/></text:p>
          </table:table-cell>
          <table:table-cell table:style-name="ce182"/>
          <table:table-cell table:number-columns-repeated="2" table:style-name="ce152"/>
          <table:table-cell table:number-columns-repeated="16369"/>
        </table:table-row>
        <table:table-row table:style-name="ro39">
          <table:table-cell table:style-name="ce1"/>
          <table:table-cell office:value-type="string" table:style-name="ce265">
            <text:p>Indústrias extrativas</text:p>
          </table:table-cell>
          <table:table-cell office:value-type="float" office:value="19" table:style-name="ce136">
            <text:p><text:s/>19</text:p>
          </table:table-cell>
          <table:table-cell office:value-type="float" office:value="0.19308943089430894" table:style-name="ce137">
            <text:p>0,2<text:s text:c="5"/></text:p>
          </table:table-cell>
          <table:table-cell office:value-type="float" office:value="7" table:style-name="ce138">
            <text:p><text:s/>7</text:p>
          </table:table-cell>
          <table:table-cell office:value-type="float" office:value="9.2238766635920413E-2" table:style-name="ce139">
            <text:p>0,1<text:s text:c="5"/></text:p>
          </table:table-cell>
          <table:table-cell office:value-type="float" office:value="8" table:style-name="ce138">
            <text:p><text:s/>8</text:p>
          </table:table-cell>
          <table:table-cell office:value-type="float" office:value="0.18661068346162818" table:style-name="ce139">
            <text:p>0,2<text:s text:c="5"/></text:p>
          </table:table-cell>
          <table:table-cell office:value-type="float" office:value="12" table:style-name="ce140">
            <text:p>+ 12</text:p>
          </table:table-cell>
          <table:table-cell office:value-type="float" office:value="171.42857142857142" table:style-name="ce141">
            <text:p>+171,4<text:s text:c="3"/></text:p>
          </table:table-cell>
          <table:table-cell office:value-type="float" office:value="11" table:style-name="ce140">
            <text:p>+ 11</text:p>
          </table:table-cell>
          <table:table-cell office:value-type="float" office:value="137.5" table:style-name="ce141">
            <text:p>+137,5<text:s text:c="3"/></text:p>
          </table:table-cell>
          <table:table-cell table:style-name="ce157"/>
          <table:table-cell table:number-columns-repeated="2" table:style-name="ce152"/>
          <table:table-cell table:number-columns-repeated="16369"/>
        </table:table-row>
        <table:table-row table:style-name="ro39">
          <table:table-cell/>
          <table:table-cell office:value-type="string" table:style-name="ce265">
            <text:p>Indústrias alimentares das bebidas e do tabaco</text:p>
          </table:table-cell>
          <table:table-cell office:value-type="float" office:value="309" table:style-name="ce136">
            <text:p><text:s/>309</text:p>
          </table:table-cell>
          <table:table-cell office:value-type="float" office:value="3.1402439024390243" table:style-name="ce137">
            <text:p>3,1<text:s text:c="5"/></text:p>
          </table:table-cell>
          <table:table-cell office:value-type="float" office:value="264" table:style-name="ce138">
            <text:p><text:s/>264</text:p>
          </table:table-cell>
          <table:table-cell office:value-type="float" office:value="3.4787191988404271" table:style-name="ce139">
            <text:p>3,5<text:s text:c="5"/></text:p>
          </table:table-cell>
          <table:table-cell office:value-type="float" office:value="178" table:style-name="ce138">
            <text:p><text:s/>178</text:p>
          </table:table-cell>
          <table:table-cell office:value-type="float" office:value="4.1520877070212272" table:style-name="ce139">
            <text:p>4,2<text:s text:c="5"/></text:p>
          </table:table-cell>
          <table:table-cell office:value-type="float" office:value="45" table:style-name="ce140">
            <text:p>+ 45</text:p>
          </table:table-cell>
          <table:table-cell office:value-type="float" office:value="17.045454545454543" table:style-name="ce141">
            <text:p>+17,0<text:s text:c="3"/></text:p>
          </table:table-cell>
          <table:table-cell office:value-type="float" office:value="131" table:style-name="ce140">
            <text:p>+ 131</text:p>
          </table:table-cell>
          <table:table-cell office:value-type="float" office:value="73.595505617977537" table:style-name="ce141">
            <text:p>+73,6<text:s text:c="3"/></text:p>
          </table:table-cell>
          <table:table-cell table:style-name="ce151"/>
          <table:table-cell table:number-columns-repeated="2" table:style-name="ce152"/>
          <table:table-cell table:number-columns-repeated="16369"/>
        </table:table-row>
        <table:table-row table:style-name="ro39">
          <table:table-cell/>
          <table:table-cell office:value-type="string" table:style-name="ce265">
            <text:p>Fabricação de têxteis</text:p>
          </table:table-cell>
          <table:table-cell office:value-type="float" office:value="83" table:style-name="ce136">
            <text:p><text:s/>83</text:p>
          </table:table-cell>
          <table:table-cell office:value-type="float" office:value="0.84349593495934949" table:style-name="ce154">
            <text:p>0,8<text:s text:c="5"/></text:p>
          </table:table-cell>
          <table:table-cell office:value-type="float" office:value="82" table:style-name="ce155">
            <text:p><text:s/>82</text:p>
          </table:table-cell>
          <table:table-cell office:value-type="float" office:value="1.0805112663064962" table:style-name="ce156">
            <text:p>1,1<text:s text:c="5"/></text:p>
          </table:table-cell>
          <table:table-cell office:value-type="float" office:value="21" table:style-name="ce138">
            <text:p><text:s/>21</text:p>
          </table:table-cell>
          <table:table-cell office:value-type="float" office:value="0.48985304408677399" table:style-name="ce156">
            <text:p>0,5<text:s text:c="5"/></text:p>
          </table:table-cell>
          <table:table-cell office:value-type="float" office:value="1" table:style-name="ce140">
            <text:p>+ 1</text:p>
          </table:table-cell>
          <table:table-cell office:value-type="float" office:value="1.2195121951219512" table:style-name="ce141">
            <text:p>+1,2<text:s text:c="3"/></text:p>
          </table:table-cell>
          <table:table-cell office:value-type="float" office:value="62" table:style-name="ce140">
            <text:p>+ 62</text:p>
          </table:table-cell>
          <table:table-cell office:value-type="float" office:value="295.23809523809524" table:style-name="ce141">
            <text:p>+295,2<text:s text:c="3"/></text:p>
          </table:table-cell>
          <table:table-cell table:style-name="ce151"/>
          <table:table-cell table:number-columns-repeated="2" table:style-name="ce152"/>
          <table:table-cell table:number-columns-repeated="16369"/>
        </table:table-row>
        <table:table-row table:style-name="ro39">
          <table:table-cell/>
          <table:table-cell office:value-type="string" table:style-name="ce266">
            <text:p>Indústria do vestuário</text:p>
          </table:table-cell>
          <table:table-cell office:value-type="float" office:value="280" table:style-name="ce136">
            <text:p><text:s/>280</text:p>
          </table:table-cell>
          <table:table-cell office:value-type="float" office:value="2.8455284552845526" table:style-name="ce154">
            <text:p>2,8<text:s text:c="5"/></text:p>
          </table:table-cell>
          <table:table-cell office:value-type="float" office:value="183" table:style-name="ce155">
            <text:p><text:s/>183</text:p>
          </table:table-cell>
          <table:table-cell office:value-type="float" office:value="2.411384899196205" table:style-name="ce156">
            <text:p>2,4<text:s text:c="5"/></text:p>
          </table:table-cell>
          <table:table-cell office:value-type="float" office:value="101" table:style-name="ce138">
            <text:p><text:s/>101</text:p>
          </table:table-cell>
          <table:table-cell office:value-type="float" office:value="2.3559598787030556" table:style-name="ce156">
            <text:p>2,4<text:s text:c="5"/></text:p>
          </table:table-cell>
          <table:table-cell office:value-type="float" office:value="97" table:style-name="ce140">
            <text:p>+ 97</text:p>
          </table:table-cell>
          <table:table-cell office:value-type="float" office:value="53.005464480874323" table:style-name="ce141">
            <text:p>+53,0<text:s text:c="3"/></text:p>
          </table:table-cell>
          <table:table-cell office:value-type="float" office:value="179" table:style-name="ce140">
            <text:p>+ 179</text:p>
          </table:table-cell>
          <table:table-cell office:value-type="float" office:value="177.22772277227722" table:style-name="ce141">
            <text:p>+177,2<text:s text:c="3"/></text:p>
          </table:table-cell>
          <table:table-cell table:number-columns-repeated="3" table:style-name="ce151"/>
          <table:table-cell table:number-columns-repeated="16369"/>
        </table:table-row>
        <table:table-row table:style-name="ro39">
          <table:table-cell/>
          <table:table-cell office:value-type="string" table:style-name="ce265">
            <text:p>Indústria do couro e dos produtos do couro</text:p>
          </table:table-cell>
          <table:table-cell office:value-type="float" office:value="191" table:style-name="ce136">
            <text:p><text:s/>191</text:p>
          </table:table-cell>
          <table:table-cell office:value-type="float" office:value="1.9410569105691056" table:style-name="ce154">
            <text:p>1,9<text:s text:c="5"/></text:p>
          </table:table-cell>
          <table:table-cell office:value-type="float" office:value="135" table:style-name="ce155">
            <text:p><text:s/>135</text:p>
          </table:table-cell>
          <table:table-cell office:value-type="float" office:value="1.7788904994070365" table:style-name="ce156">
            <text:p>1,8<text:s text:c="5"/></text:p>
          </table:table-cell>
          <table:table-cell office:value-type="float" office:value="103" table:style-name="ce138">
            <text:p><text:s/>103</text:p>
          </table:table-cell>
          <table:table-cell office:value-type="float" office:value="2.4026125495684627" table:style-name="ce156">
            <text:p>2,4<text:s text:c="5"/></text:p>
          </table:table-cell>
          <table:table-cell office:value-type="float" office:value="56" table:style-name="ce140">
            <text:p>+ 56</text:p>
          </table:table-cell>
          <table:table-cell office:value-type="float" office:value="41.481481481481481" table:style-name="ce141">
            <text:p>+41,5<text:s text:c="3"/></text:p>
          </table:table-cell>
          <table:table-cell office:value-type="float" office:value="88" table:style-name="ce140">
            <text:p>+ 88</text:p>
          </table:table-cell>
          <table:table-cell office:value-type="float" office:value="85.436893203883486" table:style-name="ce141">
            <text:p>+85,4<text:s text:c="3"/></text:p>
          </table:table-cell>
          <table:table-cell table:number-columns-repeated="3" table:style-name="ce151"/>
          <table:table-cell table:number-columns-repeated="16369"/>
        </table:table-row>
        <table:table-row table:style-name="ro39">
          <table:table-cell/>
          <table:table-cell office:value-type="string" table:style-name="ce265">
            <text:p>Indústria da madeira e da cortiça</text:p>
          </table:table-cell>
          <table:table-cell office:value-type="float" office:value="36" table:style-name="ce136">
            <text:p><text:s/>36</text:p>
          </table:table-cell>
          <table:table-cell office:value-type="float" office:value="0.36585365853658541" table:style-name="ce154">
            <text:p>0,4<text:s text:c="5"/></text:p>
          </table:table-cell>
          <table:table-cell office:value-type="float" office:value="35" table:style-name="ce155">
            <text:p><text:s/>35</text:p>
          </table:table-cell>
          <table:table-cell office:value-type="float" office:value="0.46119383317960205" table:style-name="ce156">
            <text:p>0,5<text:s text:c="5"/></text:p>
          </table:table-cell>
          <table:table-cell office:value-type="float" office:value="14" table:style-name="ce138">
            <text:p><text:s/>14</text:p>
          </table:table-cell>
          <table:table-cell office:value-type="float" office:value="0.32656869605784933" table:style-name="ce156">
            <text:p>0,3<text:s text:c="5"/></text:p>
          </table:table-cell>
          <table:table-cell office:value-type="float" office:value="1" table:style-name="ce140">
            <text:p>+ 1</text:p>
          </table:table-cell>
          <table:table-cell office:value-type="float" office:value="2.8571428571428572" table:style-name="ce141">
            <text:p>+2,9<text:s text:c="3"/></text:p>
          </table:table-cell>
          <table:table-cell office:value-type="float" office:value="22" table:style-name="ce140">
            <text:p>+ 22</text:p>
          </table:table-cell>
          <table:table-cell office:value-type="float" office:value="157.14285714285714" table:style-name="ce141">
            <text:p>+157,1<text:s text:c="3"/></text:p>
          </table:table-cell>
          <table:table-cell table:number-columns-repeated="3" table:style-name="ce151"/>
          <table:table-cell table:number-columns-repeated="16369"/>
        </table:table-row>
        <table:table-row table:style-name="ro39">
          <table:table-cell/>
          <table:table-cell office:value-type="string" table:style-name="ce265">
            <text:p>Indústrias do papel, impressão e reprodução</text:p>
          </table:table-cell>
          <table:table-cell office:value-type="float" office:value="37" table:style-name="ce136">
            <text:p><text:s/>37</text:p>
          </table:table-cell>
          <table:table-cell office:value-type="float" office:value="0.37601626016260165" table:style-name="ce154">
            <text:p>0,4<text:s text:c="5"/></text:p>
          </table:table-cell>
          <table:table-cell office:value-type="float" office:value="33" table:style-name="ce155">
            <text:p><text:s/>33</text:p>
          </table:table-cell>
          <table:table-cell office:value-type="float" office:value="0.43483989985505339" table:style-name="ce156">
            <text:p>0,4<text:s text:c="5"/></text:p>
          </table:table-cell>
          <table:table-cell office:value-type="float" office:value="15" table:style-name="ce138">
            <text:p><text:s/>15</text:p>
          </table:table-cell>
          <table:table-cell office:value-type="float" office:value="0.34989503149055284" table:style-name="ce156">
            <text:p>0,3<text:s text:c="5"/></text:p>
          </table:table-cell>
          <table:table-cell office:value-type="float" office:value="4" table:style-name="ce140">
            <text:p>+ 4</text:p>
          </table:table-cell>
          <table:table-cell office:value-type="float" office:value="12.121212121212121" table:style-name="ce141">
            <text:p>+12,1<text:s text:c="3"/></text:p>
          </table:table-cell>
          <table:table-cell office:value-type="float" office:value="22" table:style-name="ce140">
            <text:p>+ 22</text:p>
          </table:table-cell>
          <table:table-cell office:value-type="float" office:value="146.66666666666666" table:style-name="ce141">
            <text:p>+146,7<text:s text:c="3"/></text:p>
          </table:table-cell>
          <table:table-cell table:style-name="ce157"/>
          <table:table-cell table:number-columns-repeated="2" table:style-name="ce151"/>
          <table:table-cell table:number-columns-repeated="16369"/>
        </table:table-row>
        <table:table-row table:style-name="ro39">
          <table:table-cell/>
          <table:table-cell office:value-type="string" table:style-name="ce265">
            <text:p>Fab. produtos petrolíferos, químicos, farmacêuticos, borracha e plástico</text:p>
          </table:table-cell>
          <table:table-cell office:value-type="float" office:value="80" table:style-name="ce136">
            <text:p><text:s/>80</text:p>
          </table:table-cell>
          <table:table-cell office:value-type="float" office:value="0.81300813008130091" table:style-name="ce154">
            <text:p>0,8<text:s text:c="5"/></text:p>
          </table:table-cell>
          <table:table-cell office:value-type="float" office:value="59" table:style-name="ce155">
            <text:p><text:s/>59</text:p>
          </table:table-cell>
          <table:table-cell office:value-type="float" office:value="0.77744103307418633" table:style-name="ce156">
            <text:p>0,8<text:s text:c="5"/></text:p>
          </table:table-cell>
          <table:table-cell office:value-type="float" office:value="44" table:style-name="ce138">
            <text:p><text:s/>44</text:p>
          </table:table-cell>
          <table:table-cell office:value-type="float" office:value="1.0263587590389549" table:style-name="ce156">
            <text:p>1,0<text:s text:c="5"/></text:p>
          </table:table-cell>
          <table:table-cell office:value-type="float" office:value="21" table:style-name="ce140">
            <text:p>+ 21</text:p>
          </table:table-cell>
          <table:table-cell office:value-type="float" office:value="35.593220338983052" table:style-name="ce141">
            <text:p>+35,6<text:s text:c="3"/></text:p>
          </table:table-cell>
          <table:table-cell office:value-type="float" office:value="36" table:style-name="ce140">
            <text:p>+ 36</text:p>
          </table:table-cell>
          <table:table-cell office:value-type="float" office:value="81.818181818181827" table:style-name="ce141">
            <text:p>+81,8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Fabricação de outros produtos minerais não metálicos</text:p>
          </table:table-cell>
          <table:table-cell office:value-type="float" office:value="85" table:style-name="ce136">
            <text:p><text:s/>85</text:p>
          </table:table-cell>
          <table:table-cell office:value-type="float" office:value="0.86382113821138218" table:style-name="ce154">
            <text:p>0,9<text:s text:c="5"/></text:p>
          </table:table-cell>
          <table:table-cell office:value-type="float" office:value="59" table:style-name="ce155">
            <text:p><text:s/>59</text:p>
          </table:table-cell>
          <table:table-cell office:value-type="float" office:value="0.77744103307418633" table:style-name="ce156">
            <text:p>0,8<text:s text:c="5"/></text:p>
          </table:table-cell>
          <table:table-cell office:value-type="float" office:value="31" table:style-name="ce138">
            <text:p><text:s/>31</text:p>
          </table:table-cell>
          <table:table-cell office:value-type="float" office:value="0.72311639841380915" table:style-name="ce156">
            <text:p>0,7<text:s text:c="5"/></text:p>
          </table:table-cell>
          <table:table-cell office:value-type="float" office:value="26" table:style-name="ce140">
            <text:p>+ 26</text:p>
          </table:table-cell>
          <table:table-cell office:value-type="float" office:value="44.067796610169488" table:style-name="ce141">
            <text:p>+44,1<text:s text:c="3"/></text:p>
          </table:table-cell>
          <table:table-cell office:value-type="float" office:value="54" table:style-name="ce140">
            <text:p>+ 54</text:p>
          </table:table-cell>
          <table:table-cell office:value-type="float" office:value="174.19354838709677" table:style-name="ce141">
            <text:p>+174,2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Indústria metalúrgica de base e fab. produtos metálicos</text:p>
          </table:table-cell>
          <table:table-cell office:value-type="float" office:value="186" table:style-name="ce136">
            <text:p><text:s/>186</text:p>
          </table:table-cell>
          <table:table-cell office:value-type="float" office:value="1.8902439024390243" table:style-name="ce154">
            <text:p>1,9<text:s text:c="5"/></text:p>
          </table:table-cell>
          <table:table-cell office:value-type="float" office:value="168" table:style-name="ce155">
            <text:p><text:s/>168</text:p>
          </table:table-cell>
          <table:table-cell office:value-type="float" office:value="2.21373039926209" table:style-name="ce156">
            <text:p>2,2<text:s text:c="5"/></text:p>
          </table:table-cell>
          <table:table-cell office:value-type="float" office:value="141" table:style-name="ce138">
            <text:p><text:s/>141</text:p>
          </table:table-cell>
          <table:table-cell office:value-type="float" office:value="3.2890132960111966" table:style-name="ce156">
            <text:p>3,3<text:s text:c="5"/></text:p>
          </table:table-cell>
          <table:table-cell office:value-type="float" office:value="18" table:style-name="ce140">
            <text:p>+ 18</text:p>
          </table:table-cell>
          <table:table-cell office:value-type="float" office:value="10.714285714285714" table:style-name="ce141">
            <text:p>+10,7<text:s text:c="3"/></text:p>
          </table:table-cell>
          <table:table-cell office:value-type="float" office:value="45" table:style-name="ce140">
            <text:p>+ 45</text:p>
          </table:table-cell>
          <table:table-cell office:value-type="float" office:value="31.914893617021278" table:style-name="ce141">
            <text:p>+31,9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Fab. equipamento informático, elétrico, máquinas e equipamentos n.e.</text:p>
          </table:table-cell>
          <table:table-cell office:value-type="float" office:value="59" table:style-name="ce136">
            <text:p><text:s/>59</text:p>
          </table:table-cell>
          <table:table-cell office:value-type="float" office:value="0.59959349593495936" table:style-name="ce154">
            <text:p>0,6<text:s text:c="5"/></text:p>
          </table:table-cell>
          <table:table-cell office:value-type="float" office:value="58" table:style-name="ce155">
            <text:p><text:s/>58</text:p>
          </table:table-cell>
          <table:table-cell office:value-type="float" office:value="0.76426406641191202" table:style-name="ce156">
            <text:p>0,8<text:s text:c="5"/></text:p>
          </table:table-cell>
          <table:table-cell office:value-type="float" office:value="24" table:style-name="ce138">
            <text:p><text:s/>24</text:p>
          </table:table-cell>
          <table:table-cell office:value-type="float" office:value="0.55983205038488448" table:style-name="ce156">
            <text:p>0,6<text:s text:c="5"/></text:p>
          </table:table-cell>
          <table:table-cell office:value-type="float" office:value="1" table:style-name="ce140">
            <text:p>+ 1</text:p>
          </table:table-cell>
          <table:table-cell office:value-type="float" office:value="1.7241379310344827" table:style-name="ce141">
            <text:p>+1,7<text:s text:c="3"/></text:p>
          </table:table-cell>
          <table:table-cell office:value-type="float" office:value="35" table:style-name="ce140">
            <text:p>+ 35</text:p>
          </table:table-cell>
          <table:table-cell office:value-type="float" office:value="145.83333333333331" table:style-name="ce141">
            <text:p>+145,8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Fab. veículos automóveis, componentes e outro equipa. de transporte</text:p>
          </table:table-cell>
          <table:table-cell office:value-type="float" office:value="49" table:style-name="ce136">
            <text:p><text:s/>49</text:p>
          </table:table-cell>
          <table:table-cell office:value-type="float" office:value="0.49796747967479676" table:style-name="ce154">
            <text:p>0,5<text:s text:c="5"/></text:p>
          </table:table-cell>
          <table:table-cell office:value-type="float" office:value="52" table:style-name="ce155">
            <text:p><text:s/>52</text:p>
          </table:table-cell>
          <table:table-cell office:value-type="float" office:value="0.68520226643826598" table:style-name="ce156">
            <text:p>0,7<text:s text:c="5"/></text:p>
          </table:table-cell>
          <table:table-cell office:value-type="float" office:value="18" table:style-name="ce138">
            <text:p><text:s/>18</text:p>
          </table:table-cell>
          <table:table-cell office:value-type="float" office:value="0.41987403778866339" table:style-name="ce156">
            <text:p>0,4<text:s text:c="5"/></text:p>
          </table:table-cell>
          <table:table-cell office:value-type="float" office:value="-3" table:style-name="ce140">
            <text:p><text:s/>- 3</text:p>
          </table:table-cell>
          <table:table-cell office:value-type="float" office:value="-5.7692307692307692" table:style-name="ce141">
            <text:p>-5,8<text:s text:c="3"/></text:p>
          </table:table-cell>
          <table:table-cell office:value-type="float" office:value="31" table:style-name="ce140">
            <text:p>+ 31</text:p>
          </table:table-cell>
          <table:table-cell office:value-type="float" office:value="172.22222222222223" table:style-name="ce141">
            <text:p>+172,2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Fab. mobiliário, repar. instal. máq. e equipa. e outras ind. transformadoras</text:p>
          </table:table-cell>
          <table:table-cell office:value-type="float" office:value="172" table:style-name="ce136">
            <text:p><text:s/>172</text:p>
          </table:table-cell>
          <table:table-cell office:value-type="float" office:value="1.7479674796747966" table:style-name="ce154">
            <text:p>1,7<text:s text:c="5"/></text:p>
          </table:table-cell>
          <table:table-cell office:value-type="float" office:value="181" table:style-name="ce155">
            <text:p><text:s/>181</text:p>
          </table:table-cell>
          <table:table-cell office:value-type="float" office:value="2.3850309658716564" table:style-name="ce156">
            <text:p>2,4<text:s text:c="5"/></text:p>
          </table:table-cell>
          <table:table-cell office:value-type="float" office:value="65" table:style-name="ce138">
            <text:p><text:s/>65</text:p>
          </table:table-cell>
          <table:table-cell office:value-type="float" office:value="1.5162118031257288" table:style-name="ce156">
            <text:p>1,5<text:s text:c="5"/></text:p>
          </table:table-cell>
          <table:table-cell office:value-type="float" office:value="-9" table:style-name="ce140">
            <text:p><text:s/>- 9</text:p>
          </table:table-cell>
          <table:table-cell office:value-type="float" office:value="-4.972375690607735" table:style-name="ce141">
            <text:p>-5,0<text:s text:c="3"/></text:p>
          </table:table-cell>
          <table:table-cell office:value-type="float" office:value="107" table:style-name="ce140">
            <text:p>+ 107</text:p>
          </table:table-cell>
          <table:table-cell office:value-type="float" office:value="164.61538461538461" table:style-name="ce141">
            <text:p>+164,6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Eletricidade, gás e água, saneamento, resíduos e despoluição</text:p>
          </table:table-cell>
          <table:table-cell office:value-type="float" office:value="44" table:style-name="ce136">
            <text:p><text:s/>44</text:p>
          </table:table-cell>
          <table:table-cell office:value-type="float" office:value="0.44715447154471549" table:style-name="ce154">
            <text:p>0,4<text:s text:c="5"/></text:p>
          </table:table-cell>
          <table:table-cell office:value-type="float" office:value="44" table:style-name="ce155">
            <text:p><text:s/>44</text:p>
          </table:table-cell>
          <table:table-cell office:value-type="float" office:value="0.57978653314007111" table:style-name="ce156">
            <text:p>0,6<text:s text:c="5"/></text:p>
          </table:table-cell>
          <table:table-cell office:value-type="float" office:value="15" table:style-name="ce138">
            <text:p><text:s/>15</text:p>
          </table:table-cell>
          <table:table-cell office:value-type="float" office:value="0.34989503149055284" table:style-name="ce156">
            <text:p>0,3<text:s text:c="5"/></text:p>
          </table:table-cell>
          <table:table-cell office:value-type="float" office:value="0" table:style-name="ce140">
            <text:p>+ 0</text:p>
          </table:table-cell>
          <table:table-cell office:value-type="float" office:value="0" table:style-name="ce141">
            <text:p>+0,0<text:s text:c="3"/></text:p>
          </table:table-cell>
          <table:table-cell office:value-type="float" office:value="29" table:style-name="ce140">
            <text:p>+ 29</text:p>
          </table:table-cell>
          <table:table-cell office:value-type="float" office:value="193.33333333333334" table:style-name="ce141">
            <text:p>+193,3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Construção</text:p>
          </table:table-cell>
          <table:table-cell office:value-type="float" office:value="533" table:style-name="ce136">
            <text:p><text:s/>533</text:p>
          </table:table-cell>
          <table:table-cell office:value-type="float" office:value="5.416666666666667" table:style-name="ce154">
            <text:p>5,4<text:s text:c="5"/></text:p>
          </table:table-cell>
          <table:table-cell office:value-type="float" office:value="491" table:style-name="ce155">
            <text:p><text:s/>491</text:p>
          </table:table-cell>
          <table:table-cell office:value-type="float" office:value="6.4698906311767033" table:style-name="ce156">
            <text:p>6,5<text:s text:c="5"/></text:p>
          </table:table-cell>
          <table:table-cell office:value-type="float" office:value="324" table:style-name="ce138">
            <text:p><text:s/>324</text:p>
          </table:table-cell>
          <table:table-cell office:value-type="float" office:value="7.5577326801959419" table:style-name="ce156">
            <text:p>7,6<text:s text:c="5"/></text:p>
          </table:table-cell>
          <table:table-cell office:value-type="float" office:value="42" table:style-name="ce140">
            <text:p>+ 42</text:p>
          </table:table-cell>
          <table:table-cell office:value-type="float" office:value="8.5539714867617107" table:style-name="ce141">
            <text:p>+8,6<text:s text:c="3"/></text:p>
          </table:table-cell>
          <table:table-cell office:value-type="float" office:value="209" table:style-name="ce140">
            <text:p>+ 209</text:p>
          </table:table-cell>
          <table:table-cell office:value-type="float" office:value="64.506172839506178" table:style-name="ce141">
            <text:p>+64,5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263">
            <text:p>Serviços</text:p>
          </table:table-cell>
          <table:table-cell office:value-type="float" office:value="7218" table:style-name="ce147">
            <text:p>7 218</text:p>
          </table:table-cell>
          <table:table-cell office:value-type="float" office:value="73.353658536585371" table:style-name="ce148">
            <text:p>73,4<text:s text:c="5"/></text:p>
          </table:table-cell>
          <table:table-cell office:value-type="float" office:value="5337" table:style-name="ce149">
            <text:p>5 337</text:p>
          </table:table-cell>
          <table:table-cell office:value-type="float" office:value="70.325471076558173" table:style-name="ce150">
            <text:p>70,3<text:s text:c="5"/></text:p>
          </table:table-cell>
          <table:table-cell office:value-type="float" office:value="2946" table:style-name="ce149">
            <text:p>2 946</text:p>
          </table:table-cell>
          <table:table-cell office:value-type="float" office:value="68.719384184744584" table:style-name="ce150">
            <text:p>68,7<text:s text:c="5"/></text:p>
          </table:table-cell>
          <table:table-cell office:value-type="float" office:value="1881" table:style-name="ce131">
            <text:p>+1 881</text:p>
          </table:table-cell>
          <table:table-cell office:value-type="float" office:value="35.244519392917368" table:style-name="ce132">
            <text:p>+35,2<text:s text:c="3"/></text:p>
          </table:table-cell>
          <table:table-cell office:value-type="float" office:value="4272" table:style-name="ce131">
            <text:p>+4 272</text:p>
          </table:table-cell>
          <table:table-cell office:value-type="float" office:value="145.01018329938898" table:style-name="ce132">
            <text:p>+145,0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Comércio, manut. repar. de veículos automóveis e motociclos</text:p>
          </table:table-cell>
          <table:table-cell office:value-type="float" office:value="134" table:style-name="ce136">
            <text:p><text:s/>134</text:p>
          </table:table-cell>
          <table:table-cell office:value-type="float" office:value="1.3617886178861789" table:style-name="ce154">
            <text:p>1,4<text:s text:c="5"/></text:p>
          </table:table-cell>
          <table:table-cell office:value-type="float" office:value="145" table:style-name="ce155">
            <text:p><text:s/>145</text:p>
          </table:table-cell>
          <table:table-cell office:value-type="float" office:value="1.9106601660297799" table:style-name="ce156">
            <text:p>1,9<text:s text:c="5"/></text:p>
          </table:table-cell>
          <table:table-cell office:value-type="float" office:value="35" table:style-name="ce155">
            <text:p><text:s/>35</text:p>
          </table:table-cell>
          <table:table-cell office:value-type="float" office:value="0.81642174014462332" table:style-name="ce156">
            <text:p>0,8<text:s text:c="5"/></text:p>
          </table:table-cell>
          <table:table-cell office:value-type="float" office:value="-11" table:style-name="ce140">
            <text:p><text:s/>- 11</text:p>
          </table:table-cell>
          <table:table-cell office:value-type="float" office:value="-7.5862068965517242" table:style-name="ce141">
            <text:p>-7,6<text:s text:c="3"/></text:p>
          </table:table-cell>
          <table:table-cell office:value-type="float" office:value="99" table:style-name="ce140">
            <text:p>+ 99</text:p>
          </table:table-cell>
          <table:table-cell office:value-type="float" office:value="282.85714285714289" table:style-name="ce141">
            <text:p>+282,9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Comércio por grosso e a retalho</text:p>
          </table:table-cell>
          <table:table-cell office:value-type="float" office:value="1202" table:style-name="ce136">
            <text:p>1 202</text:p>
          </table:table-cell>
          <table:table-cell office:value-type="float" office:value="12.215447154471546" table:style-name="ce154">
            <text:p>12,2<text:s text:c="5"/></text:p>
          </table:table-cell>
          <table:table-cell office:value-type="float" office:value="1048" table:style-name="ce155">
            <text:p>1 048</text:p>
          </table:table-cell>
          <table:table-cell office:value-type="float" office:value="13.809461062063514" table:style-name="ce156">
            <text:p>13,8<text:s text:c="5"/></text:p>
          </table:table-cell>
          <table:table-cell office:value-type="float" office:value="475" table:style-name="ce155">
            <text:p><text:s/>475</text:p>
          </table:table-cell>
          <table:table-cell office:value-type="float" office:value="11.080009330534173" table:style-name="ce156">
            <text:p>11,1<text:s text:c="5"/></text:p>
          </table:table-cell>
          <table:table-cell office:value-type="float" office:value="154" table:style-name="ce140">
            <text:p>+ 154</text:p>
          </table:table-cell>
          <table:table-cell office:value-type="float" office:value="14.694656488549619" table:style-name="ce141">
            <text:p>+14,7<text:s text:c="3"/></text:p>
          </table:table-cell>
          <table:table-cell office:value-type="float" office:value="727" table:style-name="ce140">
            <text:p>+ 727</text:p>
          </table:table-cell>
          <table:table-cell office:value-type="float" office:value="153.05263157894737" table:style-name="ce141">
            <text:p>+153,1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5">
            <text:p>Transportes e armazenagem</text:p>
          </table:table-cell>
          <table:table-cell office:value-type="float" office:value="248" table:style-name="ce136">
            <text:p><text:s/>248</text:p>
          </table:table-cell>
          <table:table-cell office:value-type="float" office:value="2.5203252032520327" table:style-name="ce154">
            <text:p>2,5<text:s text:c="5"/></text:p>
          </table:table-cell>
          <table:table-cell office:value-type="float" office:value="153" table:style-name="ce155">
            <text:p><text:s/>153</text:p>
          </table:table-cell>
          <table:table-cell office:value-type="float" office:value="2.0160758993279746" table:style-name="ce156">
            <text:p>2,0<text:s text:c="5"/></text:p>
          </table:table-cell>
          <table:table-cell office:value-type="float" office:value="45" table:style-name="ce155">
            <text:p><text:s/>45</text:p>
          </table:table-cell>
          <table:table-cell office:value-type="float" office:value="1.0496850944716585" table:style-name="ce156">
            <text:p>1,0<text:s text:c="5"/></text:p>
          </table:table-cell>
          <table:table-cell office:value-type="float" office:value="95" table:style-name="ce140">
            <text:p>+ 95</text:p>
          </table:table-cell>
          <table:table-cell office:value-type="float" office:value="62.091503267973856" table:style-name="ce141">
            <text:p>+62,1<text:s text:c="3"/></text:p>
          </table:table-cell>
          <table:table-cell office:value-type="float" office:value="203" table:style-name="ce140">
            <text:p>+ 203</text:p>
          </table:table-cell>
          <table:table-cell office:value-type="float" office:value="451.11111111111109" table:style-name="ce141">
            <text:p>+451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65">
            <text:p>Alojamento, restauração e similares</text:p>
          </table:table-cell>
          <table:table-cell office:value-type="float" office:value="2004" table:style-name="ce136">
            <text:p>2 004</text:p>
          </table:table-cell>
          <table:table-cell office:value-type="float" office:value="20.365853658536583" table:style-name="ce154">
            <text:p>20,4<text:s text:c="5"/></text:p>
          </table:table-cell>
          <table:table-cell office:value-type="float" office:value="962" table:style-name="ce155">
            <text:p><text:s/>962</text:p>
          </table:table-cell>
          <table:table-cell office:value-type="float" office:value="12.67624192910792" table:style-name="ce156">
            <text:p>12,7<text:s text:c="5"/></text:p>
          </table:table-cell>
          <table:table-cell office:value-type="float" office:value="101" table:style-name="ce155">
            <text:p><text:s/>101</text:p>
          </table:table-cell>
          <table:table-cell office:value-type="float" office:value="2.3559598787030556" table:style-name="ce156">
            <text:p>2,4<text:s text:c="5"/></text:p>
          </table:table-cell>
          <table:table-cell office:value-type="float" office:value="1042" table:style-name="ce140">
            <text:p>+1 042</text:p>
          </table:table-cell>
          <table:table-cell office:value-type="float" office:value="108.31600831600832" table:style-name="ce141">
            <text:p>+108,3<text:s text:c="3"/></text:p>
          </table:table-cell>
          <table:table-cell office:value-type="float" office:value="1903" table:style-name="ce140">
            <text:p>+1 903</text:p>
          </table:table-cell>
          <table:table-cell office:value-type="float" office:value="1884.1584158415842" table:style-name="ce141">
            <text:p>+1884,2<text:s text:c="3"/></text:p>
          </table:table-cell>
          <table:table-cell table:number-columns-repeated="16372"/>
        </table:table-row>
        <table:table-row table:style-name="ro39">
          <table:table-cell/>
          <table:table-cell office:value-type="string" table:style-name="ce265">
            <text:p>Atividades de informação e de comunicação</text:p>
          </table:table-cell>
          <table:table-cell office:value-type="float" office:value="123" table:style-name="ce136">
            <text:p><text:s/>123</text:p>
          </table:table-cell>
          <table:table-cell office:value-type="float" office:value="1.25" table:style-name="ce154">
            <text:p>1,3<text:s text:c="5"/></text:p>
          </table:table-cell>
          <table:table-cell office:value-type="float" office:value="124" table:style-name="ce155">
            <text:p><text:s/>124</text:p>
          </table:table-cell>
          <table:table-cell office:value-type="float" office:value="1.6339438661220187" table:style-name="ce156">
            <text:p>1,6<text:s text:c="5"/></text:p>
          </table:table-cell>
          <table:table-cell office:value-type="float" office:value="94" table:style-name="ce155">
            <text:p><text:s/>94</text:p>
          </table:table-cell>
          <table:table-cell office:value-type="float" office:value="2.1926755306741312" table:style-name="ce156">
            <text:p>2,2<text:s text:c="5"/></text:p>
          </table:table-cell>
          <table:table-cell office:value-type="float" office:value="-1" table:style-name="ce140">
            <text:p><text:s/>- 1</text:p>
          </table:table-cell>
          <table:table-cell office:value-type="float" office:value="-0.80645161290322576" table:style-name="ce141">
            <text:p>-0,8<text:s text:c="3"/></text:p>
          </table:table-cell>
          <table:table-cell office:value-type="float" office:value="29" table:style-name="ce140">
            <text:p>+ 29</text:p>
          </table:table-cell>
          <table:table-cell office:value-type="float" office:value="30.851063829787233" table:style-name="ce141">
            <text:p>+30,9<text:s text:c="3"/></text:p>
          </table:table-cell>
          <table:table-cell table:number-columns-repeated="16372"/>
        </table:table-row>
        <table:table-row table:style-name="ro39">
          <table:table-cell/>
          <table:table-cell office:value-type="string" table:style-name="ce265">
            <text:p>Atividades financeiras e de seguros</text:p>
          </table:table-cell>
          <table:table-cell office:value-type="float" office:value="38" table:style-name="ce136">
            <text:p><text:s/>38</text:p>
          </table:table-cell>
          <table:table-cell office:value-type="float" office:value="0.38617886178861788" table:style-name="ce154">
            <text:p>0,4<text:s text:c="5"/></text:p>
          </table:table-cell>
          <table:table-cell office:value-type="float" office:value="49" table:style-name="ce155">
            <text:p><text:s/>49</text:p>
          </table:table-cell>
          <table:table-cell office:value-type="float" office:value="0.64567136645144285" table:style-name="ce156">
            <text:p>0,6<text:s text:c="5"/></text:p>
          </table:table-cell>
          <table:table-cell office:value-type="float" office:value="16" table:style-name="ce155">
            <text:p><text:s/>16</text:p>
          </table:table-cell>
          <table:table-cell office:value-type="float" office:value="0.37322136692325636" table:style-name="ce156">
            <text:p>0,4<text:s text:c="5"/></text:p>
          </table:table-cell>
          <table:table-cell office:value-type="float" office:value="-11" table:style-name="ce140">
            <text:p><text:s/>- 11</text:p>
          </table:table-cell>
          <table:table-cell office:value-type="float" office:value="-22.448979591836736" table:style-name="ce141">
            <text:p>-22,4<text:s text:c="3"/></text:p>
          </table:table-cell>
          <table:table-cell office:value-type="float" office:value="22" table:style-name="ce140">
            <text:p>+ 22</text:p>
          </table:table-cell>
          <table:table-cell office:value-type="float" office:value="137.5" table:style-name="ce141">
            <text:p>+137,5<text:s text:c="3"/></text:p>
          </table:table-cell>
          <table:table-cell table:number-columns-repeated="16372"/>
        </table:table-row>
        <table:table-row table:style-name="ro39">
          <table:table-cell/>
          <table:table-cell office:value-type="string" table:style-name="ce265">
            <text:p>Atividades imobiliárias, administrativas e dos serviços de apoio</text:p>
          </table:table-cell>
          <table:table-cell office:value-type="float" office:value="2129" table:style-name="ce136">
            <text:p>2 129</text:p>
          </table:table-cell>
          <table:table-cell office:value-type="float" office:value="21.636178861788618" table:style-name="ce154">
            <text:p>21,6<text:s text:c="5"/></text:p>
          </table:table-cell>
          <table:table-cell office:value-type="float" office:value="1726" table:style-name="ce155">
            <text:p>1 726</text:p>
          </table:table-cell>
          <table:table-cell office:value-type="float" office:value="22.74344445908552" table:style-name="ce156">
            <text:p>22,7<text:s text:c="5"/></text:p>
          </table:table-cell>
          <table:table-cell office:value-type="float" office:value="1550" table:style-name="ce155">
            <text:p>1 550</text:p>
          </table:table-cell>
          <table:table-cell office:value-type="float" office:value="36.155819920690455" table:style-name="ce156">
            <text:p>36,2<text:s text:c="5"/></text:p>
          </table:table-cell>
          <table:table-cell office:value-type="float" office:value="403" table:style-name="ce140">
            <text:p>+ 403</text:p>
          </table:table-cell>
          <table:table-cell office:value-type="float" office:value="23.348783314020856" table:style-name="ce141">
            <text:p>+23,3<text:s text:c="3"/></text:p>
          </table:table-cell>
          <table:table-cell office:value-type="float" office:value="579" table:style-name="ce140">
            <text:p>+ 579</text:p>
          </table:table-cell>
          <table:table-cell office:value-type="float" office:value="37.354838709677416" table:style-name="ce141">
            <text:p>+37,4<text:s text:c="3"/></text:p>
          </table:table-cell>
          <table:table-cell table:number-columns-repeated="16372"/>
        </table:table-row>
        <table:table-row table:style-name="ro39">
          <table:table-cell/>
          <table:table-cell office:value-type="string" table:style-name="ce265">
            <text:p>Atividades de consultoria, científicas, técnicas e similares</text:p>
          </table:table-cell>
          <table:table-cell office:value-type="float" office:value="407" table:style-name="ce136">
            <text:p><text:s/>407</text:p>
          </table:table-cell>
          <table:table-cell office:value-type="float" office:value="4.1361788617886175" table:style-name="ce154">
            <text:p>4,1<text:s text:c="5"/></text:p>
          </table:table-cell>
          <table:table-cell office:value-type="float" office:value="397" table:style-name="ce155">
            <text:p><text:s/>397</text:p>
          </table:table-cell>
          <table:table-cell office:value-type="float" office:value="5.2312557649229143" table:style-name="ce156">
            <text:p>5,2<text:s text:c="5"/></text:p>
          </table:table-cell>
          <table:table-cell office:value-type="float" office:value="190" table:style-name="ce155">
            <text:p><text:s/>190</text:p>
          </table:table-cell>
          <table:table-cell office:value-type="float" office:value="4.4320037322136692" table:style-name="ce156">
            <text:p>4,4<text:s text:c="5"/></text:p>
          </table:table-cell>
          <table:table-cell office:value-type="float" office:value="10" table:style-name="ce140">
            <text:p>+ 10</text:p>
          </table:table-cell>
          <table:table-cell office:value-type="float" office:value="2.518891687657431" table:style-name="ce141">
            <text:p>+2,5<text:s text:c="3"/></text:p>
          </table:table-cell>
          <table:table-cell office:value-type="float" office:value="217" table:style-name="ce140">
            <text:p>+ 217</text:p>
          </table:table-cell>
          <table:table-cell office:value-type="float" office:value="114.21052631578948" table:style-name="ce141">
            <text:p>+114,2<text:s text:c="3"/></text:p>
          </table:table-cell>
          <table:table-cell table:number-columns-repeated="16372"/>
        </table:table-row>
        <table:table-row table:style-name="ro39">
          <table:table-cell/>
          <table:table-cell office:value-type="string" table:style-name="ce265">
            <text:p>Admin. pública, educação, atividades de saúde e apoio social</text:p>
          </table:table-cell>
          <table:table-cell office:value-type="float" office:value="691" table:style-name="ce136">
            <text:p><text:s/>691</text:p>
          </table:table-cell>
          <table:table-cell office:value-type="float" office:value="7.0223577235772359" table:style-name="ce154">
            <text:p>7,0<text:s text:c="5"/></text:p>
          </table:table-cell>
          <table:table-cell office:value-type="float" office:value="515" table:style-name="ce155">
            <text:p><text:s/>515</text:p>
          </table:table-cell>
          <table:table-cell office:value-type="float" office:value="6.7861378310712874" table:style-name="ce156">
            <text:p>6,8<text:s text:c="5"/></text:p>
          </table:table-cell>
          <table:table-cell office:value-type="float" office:value="349" table:style-name="ce155">
            <text:p><text:s/>349</text:p>
          </table:table-cell>
          <table:table-cell office:value-type="float" office:value="8.1408910660135287" table:style-name="ce156">
            <text:p>8,1<text:s text:c="5"/></text:p>
          </table:table-cell>
          <table:table-cell office:value-type="float" office:value="176" table:style-name="ce140">
            <text:p>+ 176</text:p>
          </table:table-cell>
          <table:table-cell office:value-type="float" office:value="34.174757281553397" table:style-name="ce141">
            <text:p>+34,2<text:s text:c="3"/></text:p>
          </table:table-cell>
          <table:table-cell office:value-type="float" office:value="342" table:style-name="ce140">
            <text:p>+ 342</text:p>
          </table:table-cell>
          <table:table-cell office:value-type="float" office:value="97.994269340974213" table:style-name="ce141">
            <text:p>+98,0<text:s text:c="3"/></text:p>
          </table:table-cell>
          <table:table-cell table:number-columns-repeated="16372"/>
        </table:table-row>
        <table:table-row table:style-name="ro39">
          <table:table-cell/>
          <table:table-cell office:value-type="string" table:style-name="ce265">
            <text:p>Outras atividades de serviços</text:p>
          </table:table-cell>
          <table:table-cell office:value-type="float" office:value="242" table:style-name="ce136">
            <text:p><text:s/>242</text:p>
          </table:table-cell>
          <table:table-cell office:value-type="float" office:value="2.4593495934959351" table:style-name="ce154">
            <text:p>2,5<text:s text:c="5"/></text:p>
          </table:table-cell>
          <table:table-cell office:value-type="float" office:value="218" table:style-name="ce155">
            <text:p><text:s/>218</text:p>
          </table:table-cell>
          <table:table-cell office:value-type="float" office:value="2.872578732375807" table:style-name="ce156">
            <text:p>2,9<text:s text:c="5"/></text:p>
          </table:table-cell>
          <table:table-cell office:value-type="float" office:value="91" table:style-name="ce155">
            <text:p><text:s/>91</text:p>
          </table:table-cell>
          <table:table-cell office:value-type="float" office:value="2.1226965243760207" table:style-name="ce156">
            <text:p>2,1<text:s text:c="5"/></text:p>
          </table:table-cell>
          <table:table-cell office:value-type="float" office:value="24" table:style-name="ce140">
            <text:p>+ 24</text:p>
          </table:table-cell>
          <table:table-cell office:value-type="float" office:value="11.009174311926607" table:style-name="ce141">
            <text:p>+11,0<text:s text:c="3"/></text:p>
          </table:table-cell>
          <table:table-cell office:value-type="float" office:value="151" table:style-name="ce140">
            <text:p>+ 151</text:p>
          </table:table-cell>
          <table:table-cell office:value-type="float" office:value="165.93406593406596" table:style-name="ce141">
            <text:p>+165,9<text:s text:c="3"/></text:p>
          </table:table-cell>
          <table:table-cell table:number-columns-repeated="16372"/>
        </table:table-row>
        <table:table-row table:style-name="ro39">
          <table:table-cell/>
          <table:table-cell office:value-type="string" table:style-name="ce265">
            <text:p>Sem classificação</text:p>
          </table:table-cell>
          <table:table-cell office:value-type="float" office:value="0" table:style-name="ce136">
            <text:p><text:s/>0</text:p>
          </table:table-cell>
          <table:table-cell office:value-type="float" office:value="0" table:style-name="ce154">
            <text:p>0,0<text:s text:c="5"/></text:p>
          </table:table-cell>
          <table:table-cell office:value-type="float" office:value="0" table:style-name="ce155">
            <text:p><text:s/>0</text:p>
          </table:table-cell>
          <table:table-cell office:value-type="float" office:value="0" table:style-name="ce156">
            <text:p>0,0<text:s text:c="5"/></text:p>
          </table:table-cell>
          <table:table-cell office:value-type="float" office:value="0" table:style-name="ce155">
            <text:p><text:s/>0</text:p>
          </table:table-cell>
          <table:table-cell office:value-type="float" office:value="0" table:style-name="ce156">
            <text:p>0,0<text:s text:c="5"/></text:p>
          </table:table-cell>
          <table:table-cell office:value-type="float" office:value="0" table:style-name="ce140">
            <text:p>+ 0</text:p>
          </table:table-cell>
          <table:table-cell office:value-type="string" table:style-name="ce292">
            <text:p>-</text:p>
          </table:table-cell>
          <table:table-cell office:value-type="float" office:value="0" table:style-name="ce140">
            <text:p>+ 0</text:p>
          </table:table-cell>
          <table:table-cell office:value-type="string" table:style-name="ce292">
            <text:p>-</text:p>
          </table:table-cell>
          <table:table-cell table:number-columns-repeated="16372"/>
        </table:table-row>
        <table:table-row table:style-name="ro25">
          <table:table-cell/>
          <table:table-cell table:style-name="ce267"/>
          <table:table-cell table:style-name="ce268"/>
          <table:table-cell table:style-name="ce269"/>
          <table:table-cell table:style-name="ce270"/>
          <table:table-cell table:style-name="ce271"/>
          <table:table-cell table:style-name="ce270"/>
          <table:table-cell table:style-name="ce271"/>
          <table:table-cell table:style-name="ce272"/>
          <table:table-cell table:style-name="ce273"/>
          <table:table-cell table:style-name="ce272"/>
          <table:table-cell table:style-name="ce167"/>
          <table:table-cell table:number-columns-repeated="16372"/>
        </table:table-row>
        <table:table-row table:style-name="ro20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7" table:style-name="ce1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number-rows-repeated="2" table:style-name="ro20">
          <table:table-cell table:number-columns-repeated="16384"/>
        </table:table-row>
        <table:table-row table:style-name="ro20">
          <table:table-cell/>
          <table:table-cell table:number-columns-repeated="9" table:style-name="ce1"/>
          <table:table-cell table:style-name="ce274"/>
          <table:table-cell table:number-columns-repeated="16373" table:style-name="ce1"/>
        </table:table-row>
        <table:table-row table:style-name="ro20">
          <table:table-cell/>
          <table:table-cell table:number-columns-repeated="3" table:style-name="ce1"/>
          <table:table-cell table:style-name="ce160"/>
          <table:table-cell table:number-columns-repeated="16379" table:style-name="ce1"/>
        </table:table-row>
        <table:table-row table:number-rows-repeated="3" table:style-name="ro20">
          <table:table-cell table:number-columns-repeated="16384"/>
        </table:table-row>
        <table:table-row table:style-name="ro36">
          <table:table-cell table:number-columns-repeated="12" table:style-name="ce1"/>
          <table:table-cell table:number-columns-repeated="3" table:style-name="ce95"/>
          <table:table-cell table:number-columns-repeated="16369"/>
        </table:table-row>
        <table:table-row table:style-name="ro13">
          <table:table-cell table:style-name="ce294"/>
          <table:table-cell table:number-columns-repeated="16383" table:style-name="ce1"/>
        </table:table-row>
        <table:table-row table:style-name="ro20">
          <table:table-cell table:number-columns-repeated="12" table:style-name="ce1"/>
          <table:table-cell table:number-columns-repeated="3" table:style-name="ce95"/>
          <table:table-cell table:number-columns-repeated="16369"/>
        </table:table-row>
        <table:table-row table:number-rows-repeated="2" table:style-name="ro29">
          <table:table-cell table:number-columns-repeated="12" table:style-name="ce1"/>
          <table:table-cell table:number-columns-repeated="3" table:style-name="ce106"/>
          <table:table-cell table:number-columns-repeated="16369"/>
        </table:table-row>
        <table:table-row table:number-rows-repeated="2" table:style-name="ro29">
          <table:table-cell table:number-columns-repeated="12" table:style-name="ce1"/>
          <table:table-cell table:number-columns-repeated="3" table:style-name="ce120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182"/>
          <table:table-cell table:number-columns-repeated="2" table:style-name="ce152"/>
          <table:table-cell table:number-columns-repeated="16369"/>
        </table:table-row>
        <table:table-row table:style-name="ro4">
          <table:table-cell table:number-columns-repeated="12" table:style-name="ce1"/>
          <table:table-cell table:style-name="ce157"/>
          <table:table-cell table:number-columns-repeated="2" table:style-name="ce152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151"/>
          <table:table-cell table:number-columns-repeated="2" table:style-name="ce152"/>
          <table:table-cell table:number-columns-repeated="16369"/>
        </table:table-row>
        <table:table-row table:style-name="ro4">
          <table:table-cell table:number-columns-repeated="12" table:style-name="ce1"/>
          <table:table-cell table:number-columns-repeated="3" table:style-name="ce151"/>
          <table:table-cell table:number-columns-repeated="16369"/>
        </table:table-row>
        <table:table-row table:number-rows-repeated="2" table:style-name="ro4">
          <table:table-cell table:number-columns-repeated="12"/>
          <table:table-cell table:number-columns-repeated="3" table:style-name="ce151"/>
          <table:table-cell table:number-columns-repeated="16369"/>
        </table:table-row>
        <table:table-row table:style-name="ro4">
          <table:table-cell table:number-columns-repeated="12"/>
          <table:table-cell table:style-name="ce157"/>
          <table:table-cell table:number-columns-repeated="2" table:style-name="ce151"/>
          <table:table-cell table:number-columns-repeated="16369"/>
        </table:table-row>
        <table:table-row table:number-rows-repeated="3" table:style-name="ro4">
          <table:table-cell table:number-columns-repeated="12"/>
          <table:table-cell table:number-columns-repeated="16372" table:style-name="ce1"/>
        </table:table-row>
        <table:table-row table:style-name="ro32">
          <table:table-cell table:number-columns-repeated="12"/>
          <table:table-cell table:number-columns-repeated="16372" table:style-name="ce1"/>
        </table:table-row>
        <table:table-row table:number-rows-repeated="2" table:style-name="ro20">
          <table:table-cell table:number-columns-repeated="16384"/>
        </table:table-row>
        <table:table-row table:style-name="ro4">
          <table:table-cell table:number-columns-repeated="12"/>
          <table:table-cell table:number-columns-repeated="16372" table:style-name="ce1"/>
        </table:table-row>
        <table:table-row table:number-rows-repeated="1048502" table:style-name="ro20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comentario-graf.$A$1"/>
        </table:named-expressions>
      </table:table>
      <table:named-expressions>
        <table:named-expression table:name="Desemprego_registado" table:expression="of:=[.#REF!]" table:base-cell-address="comentario-graf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3"> </number:embedded-text>
      </number:number>
    </number:number-style>
    <number:number-style style:name="N37">
      <number:number number:decimal-places="1" number:min-integer-digits="1"/>
      <number:text>     </number:text>
    </number:number-style>
    <number:number-style style:name="N38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9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39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39P0"/>
    </number:number-style>
    <number:number-style style:name="N40P0">
      <number:text>+</number:text>
      <number:number number:decimal-places="1" number:min-integer-digits="1"/>
      <number:text>   </number:text>
    </number:number-style>
    <number:number-style style:name="N40">
      <number:text>-</number:text>
      <number:number number:decimal-places="1" number:min-integer-digits="1"/>
      <number:text>   </number:text>
      <style:map style:condition="value()&gt;=0" style:apply-style-name="N40P0"/>
    </number:number-style>
    <number:date-style style:name="N41">
      <number:month number:textual="true"/>
      <number:text>-</number:text>
      <number:year/>
    </number:date-style>
    <number:number-style style:name="N42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43P0">
      <number:text>+</number:text>
      <number:number number:decimal-places="1" number:min-integer-digits="1"/>
      <number:text>             </number:text>
    </number:number-style>
    <number:number-style style:name="N43">
      <number:text>-</number:text>
      <number:number number:decimal-places="1" number:min-integer-digits="1"/>
      <number:text>             </number:text>
      <style:map style:condition="value()&gt;=0" style:apply-style-name="N43P0"/>
    </number:number-style>
    <number:number-style style:name="N44">
      <number:number number:decimal-places="1" number:min-integer-digits="1"/>
    </number:number-style>
    <number:number-style style:name="N45P0">
      <number:number number:decimal-places="0" number:min-integer-digits="1"/>
    </number:number-style>
    <number:number-style style:name="N45P1">
      <number:text>-</number:text>
      <number:number number:decimal-places="0" number:min-integer-digits="1"/>
    </number:number-style>
    <number:text-style style:name="N45">
      <number:text>/</number:text>
      <style:map style:condition="value()&gt;0" style:apply-style-name="N45P0"/>
      <style:map style:condition="value()&lt;0" style:apply-style-name="N45P1"/>
    </number:text-style>
    <number:number-style style:name="N46">
      <number:number number:decimal-places="1" number:min-integer-digits="1" number:grouping="true"/>
    </number:number-style>
    <number:number-style style:name="N47">
      <number:number number:decimal-places="1" number:min-integer-digits="1"/>
      <number:text>    </number:text>
    </number:number-style>
    <number:currency-style style:name="N48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Euro" style:family="table-cell" style:data-style-name="N48"/>
    <style:style style:name="Euro_32_2" style:display-name="Euro 2" style:family="table-cell" style:data-style-name="N48"/>
    <style:style style:name="Euro_32_2_32_2" style:display-name="Euro 2 2" style:family="table-cell" style:data-style-name="N48"/>
    <style:style style:name="Euro_32_3" style:display-name="Euro 3" style:family="table-cell" style:data-style-name="N4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9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8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7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8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1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9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10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Emília Josué;Ana Paula Brito</meta:initial-creator>
    <dc:creator>Ana Paula Brito</dc:creator>
    <meta:creation-date>2014-01-15T09:56:08Z</meta:creation-date>
    <dc:date>2021-06-09T13:09:35Z</dc:date>
    <meta:print-date>2021-05-08T13:11:56Z</meta:print-date>
  </office:meta>
</office:document-meta>
</file>